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2" svg:font-family="&quot;Liberation Sans2&quot;"/>
    <style:font-face style:name="Arial" svg:font-family="Arial"/>
    <style:font-face style:name="Liberation Sans" svg:font-family="&quot;Liberation Sans&quot;"/>
    <style:font-face style:name="Calibri1" svg:font-family="Calibri1"/>
    <style:font-face style:name="Calibri" svg:font-family="Calibri"/>
    <style:font-face style:name="Calibri Light" svg:font-family="&quot;Calibri Light&quot;"/>
    <style:font-face style:name="Liberation Sans3" svg:font-family="&quot;Liberation Sans3&quot;"/>
    <style:font-face style:name="Calibri Light1" svg:font-family="&quot;Calibri Light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200"/>
      <style:text-properties fo:font-size="15pt" style:font-size-asian="15pt" style:font-size-complex="15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200"/>
      <style:text-properties fo:font-size="15pt" style:font-size-asian="15pt" style:font-size-complex="15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  <style:text-properties fo:font-size="15pt" style:font-size-asian="15pt" style:font-size-complex="15pt"/>
    </style:style>
    <style:style style:name="ce5" style:family="table-cell" style:parent-style-name="Default" style:data-style-name="N0">
      <style:table-cell-properties fo:border="thin solid #000000" fo:background-color="#00B274"/>
      <style:text-properties fo:font-size="15pt" style:font-size-asian="15pt" style:font-size-complex="15pt"/>
    </style:style>
    <style:style style:name="ce6" style:family="table-cell" style:parent-style-name="Default" style:data-style-name="N0">
      <style:table-cell-properties fo:border="thin solid #000000" fo:background-color="#00B274"/>
    </style:style>
    <style:style style:name="ce7" style:family="table-cell" style:parent-style-name="Default" style:data-style-name="N0">
      <style:table-cell-properties fo:border="thin solid #000000" style:vertical-align="automatic" fo:background-color="#F7A19A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00B274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8AA97"/>
    </style:style>
    <style:style style:name="ce11" style:family="table-cell" style:parent-style-name="Default" style:data-style-name="N0">
      <style:table-cell-properties fo:border="thin solid #000000" fo:background-color="#FFFFFF"/>
    </style:style>
    <style:style style:name="ce12" style:family="table-cell" style:parent-style-name="Default" style:data-style-name="N0">
      <style:table-cell-properties fo:border="thin solid #000000" fo:background-color="#F8AA97"/>
    </style:style>
    <style:style style:name="ce13" style:family="table-cell" style:parent-style-name="Default" style:data-style-name="N0">
      <style:table-cell-properties fo:border="thin solid #000000" fo:background-color="#EEEEEE"/>
    </style:style>
    <style:style style:name="ce14" style:family="table-cell" style:parent-style-name="Default" style:data-style-name="N0">
      <style:table-cell-properties fo:border="thin solid #000000" style:vertical-align="automatic" fo:wrap-option="wrap"/>
      <style:text-properties fo:font-size="15pt" style:font-size-asian="15pt" style:font-size-complex="15pt"/>
    </style:style>
    <style:style style:name="ce15" style:family="table-cell" style:parent-style-name="Default" style:data-style-name="N0">
      <style:table-cell-properties fo:border="thin solid #000000" style:vertical-align="automatic" fo:wrap-option="wrap" fo:background-color="#DDDDDD"/>
    </style:style>
    <style:style style:name="ce16" style:family="table-cell" style:parent-style-name="Default" style:data-style-name="N0">
      <style:table-cell-properties fo:border="thin solid #000000" style:vertical-align="automatic" fo:wrap-option="wrap"/>
    </style:style>
    <style:style style:name="ce17" style:family="table-cell" style:parent-style-name="Default" style:data-style-name="N0">
      <style:table-cell-properties fo:border="thin solid #000000" style:vertical-align="automatic" fo:wrap-option="wrap" fo:background-color="#FFFBCC"/>
    </style:style>
    <style:style style:name="ce18" style:family="table-cell" style:parent-style-name="Default" style:data-style-name="N0">
      <style:table-cell-properties fo:border="thin solid #000000" style:vertical-align="automatic" fo:wrap-option="wrap" fo:background-color="#00B274"/>
    </style:style>
    <style:style style:name="ce19" style:family="table-cell" style:parent-style-name="Default" style:data-style-name="N0">
      <style:table-cell-properties fo:border="thin solid #000000" fo:background-color="#FFFBCC"/>
    </style:style>
    <style:style style:name="ce20" style:family="table-cell" style:parent-style-name="Default" style:data-style-name="N0">
      <style:table-cell-properties fo:border="thin solid #000000" fo:background-color="#F8AA97"/>
      <style:text-properties fo:font-size="15pt" style:font-size-asian="15pt" style:font-size-complex="15pt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22" style:family="table-cell" style:parent-style-name="Default" style:data-style-name="N0">
      <style:table-cell-properties fo:border="thin solid #000000" style:vertical-align="automatic" fo:wrap-option="wrap" fo:background-color="#00B274"/>
      <style:text-properties fo:font-size="15pt" style:font-size-asian="15pt" style:font-size-complex="15pt"/>
    </style:style>
    <style:style style:name="ce23" style:family="table-cell" style:parent-style-name="Default" style:data-style-name="N0">
      <style:table-cell-properties fo:border="thin solid #000000" fo:background-color="#F7A19A"/>
    </style:style>
    <style:style style:name="ce24" style:family="table-cell" style:parent-style-name="Default" style:data-style-name="N0">
      <style:table-cell-properties fo:border="thin solid #000000" style:vertical-align="automatic" fo:background-color="#00B274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fo:border="thin solid #000000" style:vertical-align="automatic" fo:wrap-option="wrap" fo:background-color="#65C295"/>
    </style:style>
    <style:style style:name="ce26" style:family="table-cell" style:parent-style-name="Default" style:data-style-name="N0">
      <style:table-cell-properties fo:background-color="#00B274"/>
    </style:style>
    <style:style style:name="ce27" style:family="table-cell" style:parent-style-name="Default" style:data-style-name="N0">
      <style:table-cell-properties fo:border="thin solid #000000" fo:background-color="#FFF200"/>
      <style:text-properties fo:font-size="13pt" style:font-size-asian="13pt" style:font-size-complex="13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size="8pt" style:font-size-asian="8pt" style:font-size-complex="8pt"/>
    </style:style>
    <style:style style:name="ce29" style:family="table-cell" style:parent-style-name="Default" style:data-style-name="N0">
      <style:table-cell-properties fo:border="thin solid #000000" style:vertical-align="automatic" fo:background-color="#FFF200" style:repeat-content="false"/>
      <style:paragraph-properties fo:text-align="center"/>
      <style:text-properties fo:font-size="18pt" style:font-size-asian="18pt" style:font-size-complex="18pt"/>
    </style:style>
    <style:style style:name="ce30" style:family="table-cell" style:parent-style-name="Default" style:data-style-name="N0">
      <style:table-cell-properties fo:border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/>
    </style:style>
    <style:style style:name="ce31" style:family="table-cell" style:parent-style-name="Default" style:data-style-name="N0">
      <style:table-cell-properties fo:border="thin solid #000000" style:vertical-align="automatic" fo:background-color="#FFF200" style:repeat-content="false"/>
      <style:paragraph-properties fo:text-align="center"/>
      <style:text-properties fo:font-size="15pt" style:font-size-asian="15pt" style:font-size-complex="15pt"/>
    </style:style>
    <style:style style:name="ce32" style:family="table-cell" style:parent-style-name="Default" style:data-style-name="N0">
      <style:table-cell-properties fo:border="thin solid #000000"/>
      <style:text-properties style:font-name="Calibri1" style:font-name-asian="Calibri1" style:font-name-complex="Calibri1" fo:font-size="18pt" style:font-size-asian="18pt" style:font-size-complex="18pt"/>
    </style:style>
    <style:style style:name="ce33" style:family="table-cell" style:parent-style-name="Default" style:data-style-name="N0">
      <style:table-cell-properties fo:border="thin solid #000000"/>
      <style:text-properties fo:font-size="18pt" style:font-size-asian="18pt" style:font-size-complex="18pt"/>
    </style:style>
    <style:style style:name="ce34" style:family="table-cell" style:parent-style-name="Default" style:data-style-name="N0">
      <style:table-cell-properties fo:border="thin solid #000000" style:vertical-align="automatic" fo:wrap-option="wrap" fo:background-color="#F3715A"/>
    </style:style>
    <style:style style:name="ce35" style:family="table-cell" style:parent-style-name="Default" style:data-style-name="N0">
      <style:text-properties fo:font-size="18pt" style:font-size-asian="18pt" style:font-size-complex="18pt"/>
    </style:style>
    <style:style style:name="ce36" style:family="table-cell" style:parent-style-name="Normal_32_2" style:data-style-name="N0">
      <style:table-cell-properties fo:border="thin solid #000000" style:vertical-align="top" fo:wrap-option="wrap" fo:background-color="#FFCC00" style:cell-protect="protected" style:repeat-content="false"/>
      <style:paragraph-properties fo:text-align="start" fo:margin-left="0cm"/>
      <style:text-properties fo:color="#FFFFFF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37" style:family="table-cell" style:parent-style-name="Normal_32_2" style:data-style-name="N0">
      <style:table-cell-properties style:vertical-align="top" fo:wrap-option="wrap" fo:background-color="#CCFFCC" style:cell-protect="protected" style:repeat-content="false"/>
      <style:paragraph-properties fo:text-align="start" fo:margin-left="0cm"/>
      <style:text-properties fo:color="#99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38" style:family="table-cell" style:parent-style-name="Normal_32_2" style:data-style-name="N0">
      <style:table-cell-properties style:vertical-align="top" fo:wrap-option="wrap" fo:background-color="#FFFF00" style:cell-protect="protected" style:repeat-content="false"/>
      <style:paragraph-properties fo:text-align="start" fo:margin-left="0cm"/>
      <style:text-properties fo:color="#99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ce3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style:font-name="Calibri Light" style:font-name-asian="Calibri Light" style:font-name-complex="Calibri Light" fo:font-size="15pt" style:font-size-asian="15pt" style:font-size-complex="15pt" fo:font-weight="bold" style:font-weight-asian="bold" style:font-weight-complex="bold" style:font-family-generic="swiss"/>
    </style:style>
    <style:style style:name="ce40" style:family="table-cell" style:parent-style-name="Normal_32_2" style:data-style-name="N0">
      <style:table-cell-properties fo:border="thin solid #000000" style:vertical-align="top" fo:wrap-option="wrap" fo:background-color="transparent" style:cell-protect="protected" style:repeat-content="false"/>
      <style:paragraph-properties fo:text-align="start" fo:margin-left="0cm"/>
      <style:text-properties style:font-name="Calibri Light" style:font-name-asian="Calibri Light" style:font-name-complex="Calibri Light" fo:font-size="15pt" style:font-size-asian="15pt" style:font-size-complex="15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style:vertical-align="automatic" fo:wrap-option="wrap"/>
      <style:text-properties style:font-name="Calibri Light" style:font-name-asian="Calibri Light" style:font-name-complex="Calibri Light" fo:font-size="15pt" style:font-size-asian="15pt" style:font-size-complex="15pt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fo:border="thin solid #000000" style:vertical-align="automatic" fo:wrap-option="wrap"/>
      <style:text-properties style:font-name="Calibri Light" style:font-name-asian="Calibri Light" style:font-name-complex="Calibri Light" fo:font-size="15pt" style:font-size-asian="15pt" style:font-size-complex="15pt" fo:font-weight="bold" style:font-weight-asian="bold" style:font-weight-complex="bold" style:font-family-generic="swiss"/>
    </style:style>
    <style:style style:name="ce43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start" fo:margin-left="0cm"/>
      <style:text-properties style:font-name="Calibri Light" style:font-name-asian="Calibri Light" style:font-name-complex="Calibri Light" fo:font-size="15pt" style:font-size-asian="15pt" style:font-size-complex="15pt" fo:font-weight="bold" style:font-weight-asian="bold" style:font-weight-complex="bold" style:font-family-generic="swiss"/>
    </style:style>
    <style:style style:name="ce44" style:family="table-cell" style:parent-style-name="Normal_32_2" style:data-style-name="N0">
      <style:table-cell-properties style:vertical-align="top" fo:wrap-option="wrap" fo:background-color="transparent" style:cell-protect="protected" style:repeat-content="false"/>
      <style:paragraph-properties fo:text-align="start" fo:margin-left="0cm"/>
      <style:text-properties style:font-name="Calibri Light" style:font-name-asian="Calibri Light" style:font-name-complex="Calibri Light" fo:font-size="15pt" style:font-size-asian="15pt" style:font-size-complex="15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Calibri Light" style:font-name-asian="Calibri Light" style:font-name-complex="Calibri Light" fo:font-size="15pt" style:font-size-asian="15pt" style:font-size-complex="15pt" fo:font-weight="bold" style:font-weight-asian="bold" style:font-weight-complex="bold" style:font-family-generic="swiss"/>
    </style:style>
    <style:style style:name="ce4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style:font-name="Calibri Light" style:font-name-asian="Calibri Light" style:font-name-complex="Calibri Light" fo:font-size="15pt" style:font-size-asian="15pt" style:font-size-complex="15pt" fo:font-weight="bold" style:font-weight-asian="bold" style:font-weight-complex="bold" style:font-family-generic="swiss"/>
    </style:style>
    <style:style style:name="ce47" style:family="table-cell" style:parent-style-name="Default" style:data-style-name="N0">
      <style:table-cell-properties fo:border="thin solid #000000" fo:background-color="#FFF200"/>
      <style:text-properties fo:font-size="15pt" style:font-size-asian="15pt" style:font-size-complex="15pt"/>
    </style:style>
    <style:style style:name="ce48" style:family="table-cell" style:parent-style-name="Default" style:data-style-name="N0">
      <style:table-cell-properties fo:border="thin solid #000000" fo:background-color="#FFF200"/>
    </style:style>
    <style:style style:name="ce49" style:family="table-cell" style:parent-style-name="Default" style:data-style-name="N0">
      <style:table-cell-properties fo:background-color="#FFF200"/>
    </style:style>
    <style:style style:name="ce50" style:family="table-cell" style:parent-style-name="Default" style:data-style-name="N0">
      <style:table-cell-properties fo:border="thin solid #000000" style:vertical-align="automatic" fo:wrap-option="wrap"/>
    </style:style>
    <style:style style:name="ce51" style:family="table-cell" style:parent-style-name="Default" style:data-style-name="N0">
      <style:table-cell-properties style:vertical-align="automatic" fo:wrap-option="wrap"/>
    </style:style>
    <style:style style:name="ce52" style:family="table-cell" style:parent-style-name="Default" style:data-style-name="N0">
      <style:table-cell-properties fo:border="thin solid #000000" style:vertical-align="automatic" fo:background-color="#FFF200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#FFF200" style:repeat-content="fals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fo:background-color="#FFF200" style:repeat-content="false"/>
      <style:paragraph-properties fo:text-align="center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order="thin solid #000000"/>
      <style:text-properties fo:font-size="13pt" style:font-size-asian="13pt" style:font-size-complex="13pt"/>
    </style:style>
    <style:style style:name="ce57" style:family="table-cell" style:parent-style-name="Default" style:data-style-name="N0">
      <style:table-cell-properties fo:border="thin solid #000080" style:vertical-align="automatic" fo:wrap-option="wrap"/>
    </style:style>
    <style:style style:name="ce58" style:family="table-cell" style:parent-style-name="Default" style:data-style-name="N0">
      <style:table-cell-properties fo:border="thin solid #000000" style:vertical-align="automatic"/>
      <style:text-properties style:font-name="Liberation Sans3" style:font-name-asian="Liberation Sans3" style:font-name-complex="Liberation Sans3"/>
    </style:style>
    <style:style style:name="ce59" style:family="table-cell" style:parent-style-name="Default" style:data-style-name="N0">
      <style:text-properties fo:font-size="13pt" style:font-size-asian="13pt" style:font-size-complex="13pt"/>
    </style:style>
    <style:style style:name="ce60" style:family="table-cell" style:parent-style-name="Default" style:data-style-name="N0">
      <style:table-cell-properties style:vertical-align="automatic"/>
    </style:style>
    <style:style style:name="ce61" style:family="table-cell" style:parent-style-name="Default" style:data-style-name="N0">
      <style:table-cell-properties style:vertical-align="automatic" fo:wrap-option="wrap"/>
      <style:text-properties fo:font-size="13pt" style:font-size-asian="13pt" style:font-size-complex="13pt"/>
    </style:style>
    <style:style style:name="ce62" style:family="table-cell" style:parent-style-name="Default" style:data-style-name="N0">
      <style:table-cell-properties fo:background-color="#BCAED5"/>
    </style:style>
    <style:style style:name="ce63" style:family="table-cell" style:parent-style-name="Default" style:data-style-name="N0">
      <style:text-properties style:font-name="Calibri Light1" style:font-name-asian="Calibri Light1" style:font-name-complex="Calibri Light1" fo:font-size="10pt" style:font-size-asian="10pt" style:font-size-complex="10pt"/>
    </style:style>
    <style:style style:name="ce64" style:family="table-cell" style:parent-style-name="Default" style:data-style-name="N0">
      <style:table-cell-properties style:vertical-align="automatic" fo:wrap-option="wrap" fo:background-color="#65C295"/>
    </style:style>
    <style:style style:name="ce65" style:family="table-cell" style:parent-style-name="Default" style:data-style-name="N0">
      <style:text-properties style:font-name="Calibri Light1" style:font-name-asian="Calibri Light1" style:font-name-complex="Calibri Light1" fo:font-size="15pt" style:font-size-asian="15pt" style:font-size-complex="15pt"/>
    </style:style>
    <style:style style:name="ce66" style:family="table-cell" style:parent-style-name="Default" style:data-style-name="N0">
      <style:table-cell-properties fo:background-color="#65C295"/>
    </style:style>
    <style:style style:name="ce67" style:family="table-cell" style:parent-style-name="Default" style:data-style-name="N0">
      <style:table-cell-properties fo:background-color="#FFE5CA"/>
    </style:style>
    <style:style style:name="ce68" style:family="table-cell" style:parent-style-name="Default" style:data-style-name="N0">
      <style:table-cell-properties fo:border="thin solid #000000" style:vertical-align="automatic" fo:wrap-option="wrap" fo:background-color="#FFF200"/>
      <style:text-properties fo:font-size="15pt" style:font-size-asian="15pt" style:font-size-complex="15pt" fo:font-weight="bold" style:font-weight-asian="bold" style:font-weight-complex="bold"/>
    </style:style>
    <style:style style:name="ce69" style:family="table-cell" style:parent-style-name="Default" style:data-style-name="N0">
      <style:table-cell-properties fo:border="thin solid #000000" style:vertical-align="automatic" fo:wrap-option="wrap"/>
      <style:text-properties fo:font-size="15pt" style:font-size-asian="15pt" style:font-size-complex="15pt" fo:font-weight="bold" style:font-weight-asian="bold" style:font-weight-complex="bold"/>
    </style:style>
    <style:style style:name="ce70" style:family="table-cell" style:parent-style-name="Default" style:data-style-name="N0">
      <style:table-cell-properties fo:border="thin solid #000000" style:vertical-align="automatic" fo:wrap-option="wrap" fo:background-color="#FFFFFF"/>
      <style:text-properties fo:font-size="15pt" style:font-size-asian="15pt" style:font-size-complex="15pt" fo:font-weight="bold" style:font-weight-asian="bold" style:font-weight-complex="bold"/>
    </style:style>
    <style:style style:name="ce71" style:family="table-cell" style:parent-style-name="Default" style:data-style-name="N0">
      <style:table-cell-properties fo:border="thin solid #000000" style:vertical-align="automatic" fo:wrap-option="wrap" fo:background-color="#BEE3D3"/>
    </style:style>
    <style:style style:name="ce72" style:family="table-cell" style:parent-style-name="Default" style:data-style-name="N0">
      <style:table-cell-properties fo:border="thin solid #000000" style:vertical-align="automatic" fo:wrap-option="wrap" fo:background-color="#F7A19A"/>
    </style:style>
    <style:style style:name="ce73" style:family="table-cell" style:parent-style-name="Default" style:data-style-name="N0">
      <style:table-cell-properties fo:border="thin solid #000000"/>
      <style:text-properties fo:font-size="15pt" style:font-size-asian="15pt" style:font-size-complex="15pt" fo:font-weight="bold" style:font-weight-asian="bold" style:font-weight-complex="bold"/>
    </style:style>
    <style:style style:name="ce74" style:family="table-cell" style:parent-style-name="Default" style:data-style-name="N0">
      <style:table-cell-properties fo:border="thin solid #000000" style:vertical-align="automatic" fo:wrap-option="wrap" fo:background-color="#F7A19A"/>
    </style:style>
    <style:style style:name="ce75" style:family="table-cell" style:parent-style-name="Default" style:data-style-name="N0">
      <style:table-cell-properties fo:background-color="#FFFFFF"/>
    </style:style>
    <style:style style:name="ce76" style:family="table-cell" style:parent-style-name="Default" style:data-style-name="N0">
      <style:table-cell-properties fo:border="thin solid #000000" style:vertical-align="middle" fo:background-color="#FFF200" style:repeat-content="false"/>
      <style:paragraph-properties fo:text-align="start" fo:margin-left="0cm"/>
      <style:text-properties fo:font-size="18pt" style:font-size-asian="18pt" style:font-size-complex="18pt"/>
    </style:style>
    <style:style style:name="ce77" style:family="table-cell" style:parent-style-name="Default" style:data-style-name="N0">
      <style:table-cell-properties fo:border="thin solid #000000" style:vertical-align="top" fo:background-color="#FFF200" style:repeat-content="false"/>
      <style:paragraph-properties fo:text-align="start" fo:margin-left="0cm"/>
      <style:text-properties fo:font-size="16pt" style:font-size-asian="16pt" style:font-size-complex="16pt"/>
    </style:style>
    <style:style style:name="ce78" style:family="table-cell" style:parent-style-name="Default" style:data-style-name="N0">
      <style:table-cell-properties fo:border="thin solid #000000" style:vertical-align="top" fo:background-color="#FFF200" style:repeat-content="false"/>
      <style:paragraph-properties fo:text-align="start" fo:margin-left="0cm"/>
      <style:text-properties fo:font-size="15pt" style:font-size-asian="15pt" style:font-size-complex="15pt"/>
    </style:style>
    <style:style style:name="ce7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start" fo:margin-left="0cm"/>
      <style:text-properties style:font-name="Calibri1" style:font-name-asian="Calibri1" style:font-name-complex="Calibri1" fo:font-size="18pt" style:font-size-asian="18pt" style:font-size-complex="18pt"/>
    </style:style>
    <style:style style:name="ce8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#65C295" style:repeat-content="false"/>
      <style:paragraph-properties fo:text-align="start" fo:margin-left="0cm"/>
    </style:style>
    <style:style style:name="ce81" style:family="table-cell" style:parent-style-name="Default" style:data-style-name="N0">
      <style:table-cell-properties style:vertical-align="top" fo:wrap-option="wrap"/>
    </style:style>
    <style:style style:name="ce82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libri1" style:font-name-asian="Calibri1" style:font-name-complex="Calibri1" fo:font-size="18pt" style:font-size-asian="18pt" style:font-size-complex="18pt"/>
    </style:style>
    <style:style style:name="ce83" style:family="table-cell" style:parent-style-name="Default" style:data-style-name="N0">
      <style:table-cell-properties fo:border="thin solid #000000" style:vertical-align="top" fo:wrap-option="wrap" fo:background-color="#65C295" style:repeat-content="false"/>
      <style:paragraph-properties fo:text-align="start" fo:margin-left="0cm"/>
    </style:style>
    <style:style style:name="ce8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fo:border="thin solid #000000" style:vertical-align="top" fo:wrap-option="wrap" fo:background-color="#00B274" style:repeat-content="false"/>
      <style:paragraph-properties fo:text-align="start" fo:margin-left="0cm"/>
    </style:style>
    <style:style style:name="ce86" style:family="table-cell" style:parent-style-name="Default" style:data-style-name="N0">
      <style:table-cell-properties fo:border="thin solid #000000" style:vertical-align="top" fo:wrap-option="wrap" fo:background-color="#F4B084" style:repeat-content="false"/>
      <style:paragraph-properties fo:text-align="start" fo:margin-left="0cm"/>
    </style:style>
    <style:style style:name="ce87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  <style:text-properties fo:color="#FF0000" style:font-name="Calibri1" style:font-name-asian="Calibri1" style:font-name-complex="Calibri1" fo:font-size="18pt" style:font-size-asian="18pt" style:font-size-complex="18pt" fo:font-weight="bold" style:font-weight-asian="bold" style:font-weight-complex="bold"/>
    </style:style>
    <style:style style:name="ce88" style:family="table-cell" style:parent-style-name="Default" style:data-style-name="N0">
      <style:table-cell-properties fo:border="thin solid #000000" style:vertical-align="top" fo:wrap-option="wrap" fo:background-color="#FFFF00" style:repeat-content="false"/>
      <style:paragraph-properties fo:text-align="start" fo:margin-left="0cm"/>
    </style:style>
    <style:style style:name="ce89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  <style:text-properties style:font-name="Calibri1" style:font-name-asian="Calibri1" style:font-name-complex="Calibri1" fo:font-size="18pt" style:font-size-asian="18pt" style:font-size-complex="18pt"/>
    </style:style>
    <style:style style:name="ce90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</style:style>
    <style:style style:name="ce91" style:family="table-cell" style:parent-style-name="Default" style:data-style-name="N0">
      <style:table-cell-properties fo:border="thin solid #000000" style:vertical-align="top" fo:wrap-option="wrap" fo:background-color="#F8CBAD" style:repeat-content="false"/>
      <style:paragraph-properties fo:text-align="start" fo:margin-left="0cm"/>
    </style:style>
    <style:style style:name="ce9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FFFF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Liberation Sans3" style:font-name-asian="Liberation Sans3" style:font-name-complex="Liberation Sans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8.30791666666667cm"/>
    </style:style>
    <style:style style:name="co2" style:family="table-column">
      <style:table-column-properties fo:break-before="auto" style:column-width="3.99520833333333cm"/>
    </style:style>
    <style:style style:name="co3" style:family="table-column">
      <style:table-column-properties fo:break-before="auto" style:column-width="6.40291666666667cm"/>
    </style:style>
    <style:style style:name="co4" style:family="table-column">
      <style:table-column-properties fo:break-before="auto" style:column-width="6.111875cm"/>
    </style:style>
    <style:style style:name="co5" style:family="table-column">
      <style:table-column-properties fo:break-before="auto" style:column-width="5.45041666666667cm"/>
    </style:style>
    <style:style style:name="co6" style:family="table-column">
      <style:table-column-properties fo:break-before="auto" style:column-width="6.16479166666667cm"/>
    </style:style>
    <style:style style:name="co7" style:family="table-column">
      <style:table-column-properties fo:break-before="auto" style:column-width="6.93208333333333cm"/>
    </style:style>
    <style:style style:name="co8" style:family="table-column">
      <style:table-column-properties fo:break-before="auto" style:column-width="2.75166666666667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4.86833333333333cm"/>
    </style:style>
    <style:style style:name="co12" style:family="table-column">
      <style:table-column-properties fo:break-before="auto" style:column-width="9.63083333333333cm"/>
    </style:style>
    <style:style style:name="co13" style:family="table-column">
      <style:table-column-properties fo:break-before="auto" style:column-width="7.99041666666667cm"/>
    </style:style>
    <style:style style:name="co14" style:family="table-column">
      <style:table-column-properties fo:break-before="auto" style:column-width="8.969375cm"/>
    </style:style>
    <style:style style:name="co15" style:family="table-column">
      <style:table-column-properties fo:break-before="auto" style:column-width="10.63625cm"/>
    </style:style>
    <style:style style:name="co16" style:family="table-column">
      <style:table-column-properties fo:break-before="auto" style:column-width="9.68375cm"/>
    </style:style>
    <style:style style:name="co17" style:family="table-column">
      <style:table-column-properties fo:break-before="auto" style:column-width="5.37104166666667cm"/>
    </style:style>
    <style:style style:name="co18" style:family="table-column">
      <style:table-column-properties fo:break-before="auto" style:column-width="5.635625cm"/>
    </style:style>
    <style:style style:name="co19" style:family="table-column">
      <style:table-column-properties fo:break-before="auto" style:column-width="4.78895833333333cm"/>
    </style:style>
    <style:style style:name="co20" style:family="table-column">
      <style:table-column-properties fo:break-before="auto" style:column-width="9.8425cm"/>
    </style:style>
    <style:style style:name="co21" style:family="table-column">
      <style:table-column-properties fo:break-before="auto" style:column-width="7.67291666666667cm"/>
    </style:style>
    <style:style style:name="co22" style:family="table-column">
      <style:table-column-properties fo:break-before="auto" style:column-width="5.84729166666667cm"/>
    </style:style>
    <style:style style:name="co23" style:family="table-column">
      <style:table-column-properties fo:break-before="auto" style:column-width="2.83104166666667cm"/>
    </style:style>
    <style:style style:name="co24" style:family="table-column">
      <style:table-column-properties fo:break-before="auto" style:column-width="3.14854166666667cm"/>
    </style:style>
    <style:style style:name="co25" style:family="table-column">
      <style:table-column-properties fo:break-before="auto" style:column-width="5.000625cm"/>
    </style:style>
    <style:style style:name="co26" style:family="table-column">
      <style:table-column-properties fo:break-before="auto" style:column-width="3.43958333333333cm"/>
    </style:style>
    <style:style style:name="co27" style:family="table-column">
      <style:table-column-properties fo:break-before="auto" style:column-width="9.41916666666667cm"/>
    </style:style>
    <style:style style:name="co28" style:family="table-column">
      <style:table-column-properties fo:break-before="auto" style:column-width="5.90020833333333cm"/>
    </style:style>
    <style:style style:name="co29" style:family="table-column">
      <style:table-column-properties fo:break-before="auto" style:column-width="7.03791666666667cm"/>
    </style:style>
    <style:style style:name="co30" style:family="table-column">
      <style:table-column-properties fo:break-before="auto" style:column-width="8.44020833333333cm"/>
    </style:style>
    <style:style style:name="co31" style:family="table-column">
      <style:table-column-properties fo:break-before="auto" style:column-width="8.20208333333333cm"/>
    </style:style>
    <style:style style:name="co32" style:family="table-column">
      <style:table-column-properties fo:break-before="auto" style:column-width="4.60375cm"/>
    </style:style>
    <style:style style:name="co33" style:family="table-column">
      <style:table-column-properties fo:break-before="auto" style:column-width="6.45583333333333cm"/>
    </style:style>
    <style:style style:name="co34" style:family="table-column">
      <style:table-column-properties fo:break-before="auto" style:column-width="10.3452083333333cm"/>
    </style:style>
    <style:style style:name="co35" style:family="table-column">
      <style:table-column-properties fo:break-before="auto" style:column-width="8.09625cm"/>
    </style:style>
    <style:style style:name="co36" style:family="table-column">
      <style:table-column-properties fo:break-before="auto" style:column-width="4.57729166666667cm"/>
    </style:style>
    <style:style style:name="co37" style:family="table-column">
      <style:table-column-properties fo:break-before="auto" style:column-width="6.0325cm"/>
    </style:style>
    <style:style style:name="co38" style:family="table-column">
      <style:table-column-properties fo:break-before="auto" style:column-width="7.83166666666667cm"/>
    </style:style>
    <style:style style:name="co39" style:family="table-column">
      <style:table-column-properties fo:break-before="auto" style:column-width="7.96395833333333cm"/>
    </style:style>
    <style:style style:name="co40" style:family="table-column">
      <style:table-column-properties fo:break-before="auto" style:column-width="7.62cm"/>
    </style:style>
    <style:style style:name="co41" style:family="table-column">
      <style:table-column-properties fo:break-before="auto" style:column-width="7.09083333333333cm"/>
    </style:style>
    <style:style style:name="co42" style:family="table-column">
      <style:table-column-properties fo:break-before="auto" style:column-width="7.24958333333333cm"/>
    </style:style>
    <style:style style:name="co43" style:family="table-column">
      <style:table-column-properties fo:break-before="auto" style:column-width="10.0277083333333cm"/>
    </style:style>
    <style:style style:name="co44" style:family="table-column">
      <style:table-column-properties fo:break-before="auto" style:column-width="11.4829166666667cm"/>
    </style:style>
    <style:style style:name="co45" style:family="table-column">
      <style:table-column-properties fo:break-before="auto" style:column-width="2.06375cm"/>
    </style:style>
    <style:style style:name="co46" style:family="table-column">
      <style:table-column-properties fo:break-before="auto" style:column-width="5.82083333333333cm"/>
    </style:style>
    <style:style style:name="co47" style:family="table-column">
      <style:table-column-properties fo:break-before="auto" style:column-width="4.07458333333333cm"/>
    </style:style>
    <style:style style:name="co48" style:family="table-column">
      <style:table-column-properties fo:break-before="auto" style:column-width="5.23875cm"/>
    </style:style>
    <style:style style:name="co49" style:family="table-column">
      <style:table-column-properties fo:break-before="auto" style:column-width="8.04333333333333cm"/>
    </style:style>
    <style:style style:name="co50" style:family="table-column">
      <style:table-column-properties fo:break-before="auto" style:column-width="8.06979166666667cm"/>
    </style:style>
    <style:style style:name="co51" style:family="table-column">
      <style:table-column-properties fo:break-before="auto" style:column-width="7.699375cm"/>
    </style:style>
    <style:style style:name="co52" style:family="table-column">
      <style:table-column-properties fo:break-before="auto" style:column-width="7.32895833333333cm"/>
    </style:style>
    <style:style style:name="co53" style:family="table-column">
      <style:table-column-properties fo:break-before="auto" style:column-width="12.1179166666667cm"/>
    </style:style>
    <style:style style:name="ro1" style:family="table-row">
      <style:table-row-properties style:row-height="28.7pt" style:use-optimal-row-height="false" fo:break-before="auto"/>
    </style:style>
    <style:style style:name="ro2" style:family="table-row">
      <style:table-row-properties style:row-height="42.4pt" style:use-optimal-row-height="false" fo:break-before="auto"/>
    </style:style>
    <style:style style:name="ro3" style:family="table-row">
      <style:table-row-properties style:row-height="17.45pt" style:use-optimal-row-height="false" fo:break-before="auto"/>
    </style:style>
    <style:style style:name="ro4" style:family="table-row">
      <style:table-row-properties style:row-height="50.45pt" style:use-optimal-row-height="false" fo:break-before="auto"/>
    </style:style>
    <style:style style:name="ro5" style:family="table-row">
      <style:table-row-properties style:row-height="13.9pt" style:use-optimal-row-height="true" fo:break-before="auto"/>
    </style:style>
    <style:style style:name="ro6" style:family="table-row">
      <style:table-row-properties style:row-height="23.45pt" style:use-optimal-row-height="false" fo:break-before="auto"/>
    </style:style>
    <style:style style:name="ro7" style:family="table-row">
      <style:table-row-properties style:row-height="108.2pt" style:use-optimal-row-height="false" fo:break-before="auto"/>
    </style:style>
    <style:style style:name="ro8" style:family="table-row">
      <style:table-row-properties style:row-height="88.9pt" style:use-optimal-row-height="false" fo:break-before="auto"/>
    </style:style>
    <style:style style:name="ro9" style:family="table-row">
      <style:table-row-properties style:row-height="87.2pt" style:use-optimal-row-height="false" fo:break-before="auto"/>
    </style:style>
    <style:style style:name="ro10" style:family="table-row">
      <style:table-row-properties style:row-height="85.35pt" style:use-optimal-row-height="false" fo:break-before="auto"/>
    </style:style>
    <style:style style:name="ro11" style:family="table-row">
      <style:table-row-properties style:row-height="87.95pt" style:use-optimal-row-height="false" fo:break-before="auto"/>
    </style:style>
    <style:style style:name="ro12" style:family="table-row">
      <style:table-row-properties style:row-height="73.15pt" style:use-optimal-row-height="false" fo:break-before="auto"/>
    </style:style>
    <style:style style:name="ro13" style:family="table-row">
      <style:table-row-properties style:row-height="14.25pt" style:use-optimal-row-height="true" fo:break-before="auto"/>
    </style:style>
    <style:style style:name="ro14" style:family="table-row">
      <style:table-row-properties style:row-height="25.35pt" style:use-optimal-row-height="false" fo:break-before="auto"/>
    </style:style>
    <style:style style:name="ro15" style:family="table-row">
      <style:table-row-properties style:row-height="129.95pt" style:use-optimal-row-height="false" fo:break-before="auto"/>
    </style:style>
    <style:style style:name="ro16" style:family="table-row">
      <style:table-row-properties style:row-height="136.9pt" style:use-optimal-row-height="false" fo:break-before="auto"/>
    </style:style>
    <style:style style:name="ro17" style:family="table-row">
      <style:table-row-properties style:row-height="112.5pt" style:use-optimal-row-height="false" fo:break-before="auto"/>
    </style:style>
    <style:style style:name="ro18" style:family="table-row">
      <style:table-row-properties style:row-height="134.25pt" style:use-optimal-row-height="false" fo:break-before="auto"/>
    </style:style>
    <style:style style:name="ro19" style:family="table-row">
      <style:table-row-properties style:row-height="113.45pt" style:use-optimal-row-height="false" fo:break-before="auto"/>
    </style:style>
    <style:style style:name="ro20" style:family="table-row">
      <style:table-row-properties style:row-height="108.95pt" style:use-optimal-row-height="false" fo:break-before="auto"/>
    </style:style>
    <style:style style:name="ro21" style:family="table-row">
      <style:table-row-properties style:row-height="105.6pt" style:use-optimal-row-height="false" fo:break-before="auto"/>
    </style:style>
    <style:style style:name="ro22" style:family="table-row">
      <style:table-row-properties style:row-height="81.95pt" style:use-optimal-row-height="false" fo:break-before="auto"/>
    </style:style>
    <style:style style:name="ro23" style:family="table-row">
      <style:table-row-properties style:row-height="104.65pt" style:use-optimal-row-height="false" fo:break-before="auto"/>
    </style:style>
    <style:style style:name="ro24" style:family="table-row">
      <style:table-row-properties style:row-height="94.15pt" style:use-optimal-row-height="false" fo:break-before="auto"/>
    </style:style>
    <style:style style:name="ro25" style:family="table-row">
      <style:table-row-properties style:row-height="95.1pt" style:use-optimal-row-height="false" fo:break-before="auto"/>
    </style:style>
    <style:style style:name="ro26" style:family="table-row">
      <style:table-row-properties style:row-height="106.35pt" style:use-optimal-row-height="false" fo:break-before="auto"/>
    </style:style>
    <style:style style:name="ro27" style:family="table-row">
      <style:table-row-properties style:row-height="101.1pt" style:use-optimal-row-height="false" fo:break-before="auto"/>
    </style:style>
    <style:style style:name="ro28" style:family="table-row">
      <style:table-row-properties style:row-height="93.2pt" style:use-optimal-row-height="false" fo:break-before="auto"/>
    </style:style>
    <style:style style:name="ro29" style:family="table-row">
      <style:table-row-properties style:row-height="77.65pt" style:use-optimal-row-height="false" fo:break-before="auto"/>
    </style:style>
    <style:style style:name="ro30" style:family="table-row">
      <style:table-row-properties style:row-height="23.25pt" style:use-optimal-row-height="true" fo:break-before="auto"/>
    </style:style>
    <style:style style:name="ro31" style:family="table-row">
      <style:table-row-properties style:row-height="22.15pt" style:use-optimal-row-height="true" fo:break-before="auto"/>
    </style:style>
    <style:style style:name="ro32" style:family="table-row">
      <style:table-row-properties style:row-height="19.5pt" style:use-optimal-row-height="true" fo:break-before="auto"/>
    </style:style>
    <style:style style:name="ro33" style:family="table-row">
      <style:table-row-properties style:row-height="39pt" style:use-optimal-row-height="true" fo:break-before="auto"/>
    </style:style>
    <style:style style:name="ro34" style:family="table-row">
      <style:table-row-properties style:row-height="20.45pt" style:use-optimal-row-height="false" fo:break-before="auto"/>
    </style:style>
    <style:style style:name="ro35" style:family="table-row">
      <style:table-row-properties style:row-height="190.15pt" style:use-optimal-row-height="false" fo:break-before="auto"/>
    </style:style>
    <style:style style:name="ro36" style:family="table-row">
      <style:table-row-properties style:row-height="118.7pt" style:use-optimal-row-height="false" fo:break-before="auto"/>
    </style:style>
    <style:style style:name="ro37" style:family="table-row">
      <style:table-row-properties style:row-height="127.35pt" style:use-optimal-row-height="false" fo:break-before="auto"/>
    </style:style>
    <style:style style:name="ro38" style:family="table-row">
      <style:table-row-properties style:row-height="139.5pt" style:use-optimal-row-height="false" fo:break-before="auto"/>
    </style:style>
    <style:style style:name="ro39" style:family="table-row">
      <style:table-row-properties style:row-height="15.75pt" style:use-optimal-row-height="true" fo:break-before="auto"/>
    </style:style>
    <style:style style:name="ro40" style:family="table-row">
      <style:table-row-properties style:row-height="37.5pt" style:use-optimal-row-height="false" fo:break-before="auto"/>
    </style:style>
    <style:style style:name="ro41" style:family="table-row">
      <style:table-row-properties style:row-height="74.1pt" style:use-optimal-row-height="false" fo:break-before="auto"/>
    </style:style>
    <style:style style:name="ro42" style:family="table-row">
      <style:table-row-properties style:row-height="61.9pt" style:use-optimal-row-height="false" fo:break-before="auto"/>
    </style:style>
    <style:style style:name="ro43" style:family="table-row">
      <style:table-row-properties style:row-height="59.25pt" style:use-optimal-row-height="false" fo:break-before="auto"/>
    </style:style>
    <style:style style:name="ro44" style:family="table-row">
      <style:table-row-properties style:row-height="65.45pt" style:use-optimal-row-height="false" fo:break-before="auto"/>
    </style:style>
    <style:style style:name="ro45" style:family="table-row">
      <style:table-row-properties style:row-height="75pt" style:use-optimal-row-height="false" fo:break-before="auto"/>
    </style:style>
    <style:style style:name="ro46" style:family="table-row">
      <style:table-row-properties style:row-height="68.85pt" style:use-optimal-row-height="false" fo:break-before="auto"/>
    </style:style>
    <style:style style:name="ro47" style:family="table-row">
      <style:table-row-properties style:row-height="72.4pt" style:use-optimal-row-height="false" fo:break-before="auto"/>
    </style:style>
    <style:style style:name="ro48" style:family="table-row">
      <style:table-row-properties style:row-height="99.4pt" style:use-optimal-row-height="false" fo:break-before="auto"/>
    </style:style>
    <style:style style:name="ro49" style:family="table-row">
      <style:table-row-properties style:row-height="117.6pt" style:use-optimal-row-height="false" fo:break-before="auto"/>
    </style:style>
    <style:style style:name="ro50" style:family="table-row">
      <style:table-row-properties style:row-height="119.45pt" style:use-optimal-row-height="false" fo:break-before="auto"/>
    </style:style>
    <style:style style:name="ro51" style:family="table-row">
      <style:table-row-properties style:row-height="131.65pt" style:use-optimal-row-height="false" fo:break-before="auto"/>
    </style:style>
    <style:style style:name="ro52" style:family="table-row">
      <style:table-row-properties style:row-height="16.5pt" style:use-optimal-row-height="true" fo:break-before="auto"/>
    </style:style>
    <style:style style:name="ro53" style:family="table-row">
      <style:table-row-properties style:row-height="16.15pt" style:use-optimal-row-height="true" fo:break-before="auto"/>
    </style:style>
    <style:style style:name="ro54" style:family="table-row">
      <style:table-row-properties style:row-height="122.85pt" style:use-optimal-row-height="false" fo:break-before="auto"/>
    </style:style>
    <style:style style:name="ro55" style:family="table-row">
      <style:table-row-properties style:row-height="125.45pt" style:use-optimal-row-height="false" fo:break-before="auto"/>
    </style:style>
    <style:style style:name="ro56" style:family="table-row">
      <style:table-row-properties style:row-height="110.65pt" style:use-optimal-row-height="false" fo:break-before="auto"/>
    </style:style>
    <style:style style:name="ro57" style:family="table-row">
      <style:table-row-properties style:row-height="89.85pt" style:use-optimal-row-height="false" fo:break-before="auto"/>
    </style:style>
    <style:style style:name="ro58" style:family="table-row">
      <style:table-row-properties style:row-height="92.45pt" style:use-optimal-row-height="false" fo:break-before="auto"/>
    </style:style>
    <style:style style:name="ro59" style:family="table-row">
      <style:table-row-properties style:row-height="98.45pt" style:use-optimal-row-height="false" fo:break-before="auto"/>
    </style:style>
    <style:style style:name="ro60" style:family="table-row">
      <style:table-row-properties style:row-height="65.85pt" style:use-optimal-row-height="false" fo:break-before="auto"/>
    </style:style>
    <style:style style:name="ro61" style:family="table-row">
      <style:table-row-properties style:row-height="38.85pt" style:use-optimal-row-height="false" fo:break-before="auto"/>
    </style:style>
    <style:style style:name="ro62" style:family="table-row">
      <style:table-row-properties style:row-height="48pt" style:use-optimal-row-height="false" fo:break-before="auto"/>
    </style:style>
    <style:style style:name="ro63" style:family="table-row">
      <style:table-row-properties style:row-height="44.1pt" style:use-optimal-row-height="false" fo:break-before="auto"/>
    </style:style>
    <style:style style:name="ro64" style:family="table-row">
      <style:table-row-properties style:row-height="54pt" style:use-optimal-row-height="false" fo:break-before="auto"/>
    </style:style>
    <style:style style:name="ro65" style:family="table-row">
      <style:table-row-properties style:row-height="145.5pt" style:use-optimal-row-height="false" fo:break-before="auto"/>
    </style:style>
    <style:style style:name="ro66" style:family="table-row">
      <style:table-row-properties style:row-height="143.1pt" style:use-optimal-row-height="false" fo:break-before="auto"/>
    </style:style>
    <style:style style:name="ro67" style:family="table-row">
      <style:table-row-properties style:row-height="35.6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IT_ALL_OPC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2" table:default-cell-style-name="ce1"/>
        <table:table-column table:style-name="co10" table:number-columns-repeated="15364" table:default-cell-style-name="ce1"/>
        <table:table-row table:style-name="ro1">
          <table:table-cell office:value-type="string" table:style-name="ce2">
            <text:p>API Name</text:p>
          </table:table-cell>
          <table:table-cell office:value-type="string" table:style-name="ce2">
            <text:p>MG</text:p>
          </table:table-cell>
          <table:table-cell office:value-type="string" table:style-name="ce2">
            <text:p>ZM</text:p>
          </table:table-cell>
          <table:table-cell office:value-type="string" table:style-name="ce2">
            <text:p>TZ</text:p>
          </table:table-cell>
          <table:table-cell office:value-type="string" table:style-name="ce2">
            <text:p>RW</text:p>
          </table:table-cell>
          <table:table-cell office:value-type="string" table:style-name="ce2">
            <text:p>MW</text:p>
          </table:table-cell>
          <table:table-cell office:value-type="string" table:style-name="ce2">
            <text:p>KE</text:p>
          </table:table-cell>
          <table:table-cell office:value-type="string" table:style-name="ce3">
            <text:p>NG</text:p>
          </table:table-cell>
          <table:table-cell office:value-type="string" table:style-name="ce3">
            <text:p>MG</text:p>
          </table:table-cell>
          <table:table-cell office:value-type="string" table:style-name="ce3">
            <text:p>CG</text:p>
          </table:table-cell>
          <table:table-cell office:value-type="string" table:style-name="ce3">
            <text:p>NE</text:p>
          </table:table-cell>
          <table:table-cell office:value-type="string" table:style-name="ce3">
            <text:p>UG</text:p>
          </table:table-cell>
          <table:table-cell office:value-type="string" table:style-name="ce3">
            <text:p>TD</text:p>
          </table:table-cell>
          <table:table-cell office:value-type="string" table:style-name="ce3">
            <text:p>SC</text:p>
          </table:table-cell>
          <table:table-cell table:number-columns-repeated="16370" table:style-name="ce3"/>
        </table:table-row>
        <table:table-row table:style-name="ro2">
          <table:table-cell office:value-type="string" table:style-name="ce4">
            <text:p>Set Pin</text:p>
          </table:table-cell>
          <table:table-cell table:style-name="ce5"/>
          <table:table-cell table:number-columns-repeated="2" table:style-name="ce6"/>
          <table:table-cell office:value-type="string" table:style-name="ce7">
            <text:p>Policies not open</text:p>
          </table:table-cell>
          <table:table-cell table:number-columns-repeated="2" table:style-name="ce8"/>
          <table:table-cell table:number-columns-repeated="16377" table:style-name="ce1"/>
        </table:table-row>
        <table:table-row table:style-name="ro2">
          <table:table-cell office:value-type="string" table:style-name="ce4">
            <text:p>KYC Request</text:p>
          </table:table-cell>
          <table:table-cell table:style-name="ce4"/>
          <table:table-cell table:number-columns-repeated="2" table:style-name="ce6"/>
          <table:table-cell table:style-name="ce9"/>
          <table:table-cell table:style-name="ce6"/>
          <table:table-cell table:style-name="ce8"/>
          <table:table-cell table:number-columns-repeated="16377" table:style-name="ce1"/>
        </table:table-row>
        <table:table-row table:style-name="ro2">
          <table:table-cell office:value-type="string" table:style-name="ce4">
            <text:p>Change Secret Word</text:p>
          </table:table-cell>
          <table:table-cell table:style-name="ce4"/>
          <table:table-cell table:style-name="ce6"/>
          <table:table-cell table:style-name="ce8"/>
          <table:table-cell table:style-name="ce9"/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string" table:style-name="ce4">
            <text:p>GetSecretWord</text:p>
          </table:table-cell>
          <table:table-cell table:style-name="ce4"/>
          <table:table-cell table:number-columns-repeated="2" table:style-name="ce6"/>
          <table:table-cell table:style-name="ce9"/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string" table:style-name="ce4">
            <text:p>Register Secret Word</text:p>
          </table:table-cell>
          <table:table-cell table:style-name="ce4"/>
          <table:table-cell table:style-name="ce6"/>
          <table:table-cell table:style-name="ce8"/>
          <table:table-cell table:style-name="ce9"/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string" table:style-name="ce4">
            <text:p>Validate Secret Word</text:p>
          </table:table-cell>
          <table:table-cell table:style-name="ce4"/>
          <table:table-cell table:style-name="ce6"/>
          <table:table-cell office:value-type="string" table:style-name="ce8">
            <text:p>AAE - 76 : Working</text:p>
          </table:table-cell>
          <table:table-cell table:style-name="ce9"/>
          <table:table-cell table:style-name="ce8"/>
          <table:table-cell table:style-name="ce6"/>
          <table:table-cell table:number-columns-repeated="16377" table:style-name="ce1"/>
        </table:table-row>
        <table:table-row table:style-name="ro2">
          <table:table-cell office:value-type="string" table:style-name="ce4">
            <text:p>Channel Enquiry</text:p>
          </table:table-cell>
          <table:table-cell table:style-name="ce4"/>
          <table:table-cell table:number-columns-repeated="2" table:style-name="ce6"/>
          <table:table-cell table:style-name="ce9"/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string" table:style-name="ce4">
            <text:p>USSD Push</text:p>
          </table:table-cell>
          <table:table-cell table:style-name="ce4"/>
          <table:table-cell table:style-name="ce8"/>
          <table:table-cell office:value-type="string" table:style-name="ce10">
            <text:p>not getting sucess, &lt;COMMAND&gt;</text:p>
            <text:p>&lt;TYPE&gt;MERCHPAY&lt;/TYPE&gt;</text:p>
            <text:p>&lt;interfaceId&gt;AIRTELIN&lt;/interfaceId&gt;</text:p>
            <text:p>&lt;MSISDN&gt;786670368&lt;/MSISDN&gt;</text:p>
            <text:p>&lt;MSISDN2&gt;680900022&lt;/MSISDN2&gt;</text:p>
            <text:p>&lt;AMOUNT&gt;100&lt;/AMOUNT&gt;</text:p>
            <text:p>&lt;EXTTRID&gt;1234566778&lt;/EXTTRID&gt;</text:p>
            <text:p>&lt;REFERENCE&gt;Testing transaction&lt;/REFERENCE&gt;</text:p>
            <text:p>&lt;BILLERID&gt;12345&lt;/BILLERID&gt;</text:p>
            <text:p>&lt;MEMO&gt;Airtel&lt;/MEMO&gt;</text:p>
            <text:p>&lt;serviceType&gt;MERCHPAY&lt;/serviceType&gt;</text:p>
            <text:p>&lt;USERNAME&gt;AIRTLWBPORTL&lt;/USERNAME&gt;</text:p>
            <text:p>&lt;PASSWORD&gt;eecaa033fdd@5678&lt;/PASSWORD&gt;</text:p>
            <text:p>&lt;/COMMAND&gt; responseL:-=====&lt;COMMAND&gt;</text:p>
            <text:p>&lt;TXNSTATUS&gt;200&lt;/TXNSTATUS&gt;</text:p>
            <text:p>&lt;MESSAGE&gt;.success&lt;/MESSAGE&gt;</text:p>
            <text:p>&lt;EXTRA&gt;$EXTRA&lt;/EXTRA&gt;</text:p>
            <text:p>&lt;TXNID&gt;$TXNID&lt;/TXNID&gt;</text:p>
            <text:p>&lt;/COMMAND&gt;---------------have not checked popup receiveed or not ,,kindly align person to check</text:p>
          </table:table-cell>
          <table:table-cell table:style-name="ce11"/>
          <table:table-cell office:value-type="string" table:style-name="ce12">
            <text:p>Merchant Creation is requested</text:p>
          </table:table-cell>
          <table:table-cell office:value-type="string" table:style-name="ce13">
            <text:p>Call Back api left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4">
            <text:p>Setting Change AM Language</text:p>
          </table:table-cell>
          <table:table-cell table:style-name="ce14"/>
          <table:table-cell table:style-name="ce6"/>
          <table:table-cell office:value-type="string" table:style-name="ce10">
            <text:p>LANG <text:s/>not affecting <text:s/>on response of other apis</text:p>
          </table:table-cell>
          <table:table-cell table:style-name="ce9"/>
          <table:table-cell table:style-name="ce6"/>
          <table:table-cell table:style-name="ce8"/>
          <table:table-cell table:number-columns-repeated="16377" table:style-name="ce1"/>
        </table:table-row>
        <table:table-row table:style-name="ro2">
          <table:table-cell office:value-type="string" table:style-name="ce4">
            <text:p>Send Money-P2P</text:p>
          </table:table-cell>
          <table:table-cell table:style-name="ce4"/>
          <table:table-cell table:style-name="ce6"/>
          <table:table-cell table:style-name="ce8"/>
          <table:table-cell table:style-name="ce9"/>
          <table:table-cell table:number-columns-repeated="2" table:style-name="ce6"/>
          <table:table-cell table:number-columns-repeated="16377" table:style-name="ce1"/>
        </table:table-row>
        <table:table-row table:style-name="ro2">
          <table:table-cell office:value-type="string" table:style-name="ce4">
            <text:p>wallet to bank</text:p>
          </table:table-cell>
          <table:table-cell table:style-name="ce4"/>
          <table:table-cell office:value-type="string" table:style-name="ce12">
            <text:p>Request:-----------&lt;COMMAND&gt;</text:p>
            <text:p>&lt;MSISDN&gt;978981561&lt;/MSISDN&gt;</text:p>
            <text:p>&lt;PAYID&gt;12&lt;/PAYID&gt;</text:p>
            <text:p>&lt;BANKNAME&gt;BARCLAYSBANK&lt;/BANKNAME&gt;</text:p>
            <text:p>&lt;ACCNO2&gt;02121690123&lt;/ACCNO2&gt;</text:p>
            <text:p>&lt;language&gt;en&lt;/language&gt;</text:p>
            <text:p>&lt;LANGUAGE2&gt;1&lt;/LANGUAGE2&gt;</text:p>
            <text:p>&lt;LANGUAGE1&gt;1&lt;/LANGUAGE1&gt;</text:p>
            <text:p>&lt;BANKID&gt;020202020202020&lt;/BANKID&gt;</text:p>
            <text:p>&lt;PIN&gt;1357&lt;/PIN&gt;</text:p>
            <text:p>&lt;PROVIDER2&gt;101&lt;/PROVIDER2&gt;</text:p>
            <text:p>&lt;AMOUNT&gt;500&lt;/AMOUNT&gt;</text:p>
            <text:p>&lt;MSISDN2&gt;978981561&lt;/MSISDN2&gt;</text:p>
            <text:p>&lt;BRANCHCODE&gt;21104&lt;/BRANCHCODE&gt;</text:p>
            <text:p>&lt;BANK_ACC_LINKING&gt;Y&lt;/BANK_ACC_LINKING&gt;</text:p>
            <text:p>&lt;PROVIDER&gt;101&lt;/PROVIDER&gt;</text:p>
            <text:p>&lt;TYPE&gt;CWBREQ&lt;/TYPE&gt;</text:p>
            <text:p>&lt;TRID&gt;979282588201907230039G1321&lt;/TRID&gt;</text:p>
            <text:p>&lt;/COMMAND&gt;&lt;?xml version="1.0"?&gt;Response:----------------</text:p>
            <text:p>&lt;COMMAND&gt;</text:p>
            <text:p>&lt;TYPE&gt;CWBRESP&lt;/TYPE&gt;</text:p>
            <text:p>&lt;TXNID&gt;WB190724.1005.H00010&lt;/TXNID&gt;</text:p>
            <text:p>&lt;TXNSTATUS&gt;300&lt;/TXNSTATUS&gt;</text:p>
            <text:p>&lt;MESSAGE&gt;Dear customer we are currently experiencing intermittent connectivity. Please try again later&lt;/MESSAGE&gt;</text:p>
            <text:p>&lt;/COMMAND&gt;---------------------------------not having bank connectivity</text:p>
          </table:table-cell>
          <table:table-cell office:value-type="string" table:style-name="ce15">
            <text:p>&lt;COMMAND&gt;</text:p>
            <text:p>&lt;MSISDN&gt;786670654&lt;/MSISDN&gt;</text:p>
            <text:p>&lt;PAYID&gt;12&lt;/PAYID&gt;</text:p>
            <text:p>&lt;BANKNAME&gt;CRDB&lt;/BANKNAME&gt;</text:p>
            <text:p>&lt;ACCNO2&gt;01J2536168100&lt;/ACCNO2&gt;</text:p>
            <text:p>&lt;language&gt;1&lt;/language&gt;</text:p>
            <text:p>&lt;LANGUAGE2&gt;1&lt;/LANGUAGE2&gt;</text:p>
            <text:p>&lt;LANGUAGE1&gt;1&lt;/LANGUAGE1&gt;</text:p>
            <text:p>&lt;BANKID&gt;999999999999999&lt;/BANKID&gt;</text:p>
            <text:p>&lt;PIN&gt;1235&lt;/PIN&gt;</text:p>
            <text:p>&lt;PROVIDER2&gt;101&lt;/PROVIDER2&gt;</text:p>
            <text:p>&lt;AMOUNT&gt;5000&lt;/AMOUNT&gt;</text:p>
            <text:p>&lt;MSISDN2&gt;786670654&lt;/MSISDN2&gt;</text:p>
            <text:p>&lt;BRANCHCODE&gt;4428&lt;/BRANCHCODE&gt;</text:p>
            <text:p>&lt;PROVIDER&gt;101&lt;/PROVIDER&gt;</text:p>
            <text:p>&lt;TYPE&gt;CWBREQ&lt;/TYPE&gt;</text:p>
            <text:p>&lt;TRID&gt;5728499063453455454530C9851&lt;/TRID&gt;</text:p>
            <text:p>&lt;INITIATEE_CELLID&gt;8116&lt;/INITIATEE_CELLID&gt;</text:p>
            <text:p>&lt;/COMMAND&gt; Response:---need bank connectivity, &lt;?xml version="1.0"?&gt;</text:p>
            <text:p>&lt;COMMAND&gt;</text:p>
            <text:p>&lt;TYPE&gt;GENERAL&lt;/TYPE&gt;</text:p>
            <text:p>&lt;TXNSTATUS&gt;01035&lt;/TXNSTATUS&gt;</text:p>
            <text:p>&lt;MESSAGE&gt;There is problem in application&lt;/MESSAGE&gt;</text:p>
            <text:p>&lt;/COMMAND&gt; ----need bank connectivity</text:p>
          </table:table-cell>
          <table:table-cell table:style-name="ce9"/>
          <table:table-cell office:value-type="string" table:style-name="ce16">
            <text:p>not having test data- not having merchant Id</text:p>
          </table:table-cell>
          <table:table-cell office:value-type="string" table:style-name="ce17">
            <text:p>NA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4">
            <text:p>Merchant Payment with PIN</text:p>
          </table:table-cell>
          <table:table-cell table:style-name="ce4"/>
          <table:table-cell office:value-type="string" table:style-name="ce9">
            <text:p>see billers for these</text:p>
          </table:table-cell>
          <table:table-cell office:value-type="string" table:style-name="ce9">
            <text:p>see billers for these</text:p>
          </table:table-cell>
          <table:table-cell table:style-name="ce9"/>
          <table:table-cell office:value-type="string" table:style-name="ce9">
            <text:p>see billers for these</text:p>
          </table:table-cell>
          <table:table-cell office:value-type="string" table:style-name="ce9">
            <text:p>see billers for these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Withdraw cash-agent</text:p>
          </table:table-cell>
          <table:table-cell table:style-name="ce4"/>
          <table:table-cell table:style-name="ce6"/>
          <table:table-cell office:value-type="string" table:style-name="ce18">
            <text:p>AAE-112 :working now, agent code:--788937330<text:s text:c="9"/></text:p>
          </table:table-cell>
          <table:table-cell table:style-name="ce9"/>
          <table:table-cell table:style-name="ce6"/>
          <table:table-cell table:style-name="ce8"/>
          <table:table-cell table:number-columns-repeated="16377" table:style-name="ce1"/>
        </table:table-row>
        <table:table-row table:style-name="ro2">
          <table:table-cell office:value-type="string" table:style-name="ce4">
            <text:p>Wallet to other bank</text:p>
          </table:table-cell>
          <table:table-cell table:style-name="ce4"/>
          <table:table-cell office:value-type="string" table:style-name="ce12">
            <text:p>&lt;COMMAND&gt;</text:p>
            <text:p>&lt;MSISDN&gt;973099511&lt;/MSISDN&gt;</text:p>
            <text:p>&lt;PAYID&gt;12&lt;/PAYID&gt;</text:p>
            <text:p>&lt;BANKNAME&gt;BARCLAYSBANK&lt;/BANKNAME&gt;</text:p>
            <text:p>&lt;ACCNO2&gt;02121690123&lt;/ACCNO2&gt;</text:p>
            <text:p>&lt;language&gt;en&lt;/language&gt;</text:p>
            <text:p>&lt;LANGUAGE2&gt;1&lt;/LANGUAGE2&gt;</text:p>
            <text:p>&lt;LANGUAGE1&gt;1&lt;/LANGUAGE1&gt;</text:p>
            <text:p>&lt;BANKID&gt;020202020202020&lt;/BANKID&gt;</text:p>
            <text:p>&lt;PIN&gt;1357&lt;/PIN&gt;</text:p>
            <text:p>&lt;PROVIDER2&gt;101&lt;/PROVIDER2&gt;</text:p>
            <text:p>&lt;AMOUNT&gt;500&lt;/AMOUNT&gt;</text:p>
            <text:p>&lt;MSISDN2&gt;978981561&lt;/MSISDN2&gt;</text:p>
            <text:p>&lt;BRANCHCODE&gt;21104&lt;/BRANCHCODE&gt;</text:p>
            <text:p>&lt;BANK_ACC_LINKING&gt;N&lt;/BANK_ACC_LINKING&gt;</text:p>
            <text:p>&lt;PROVIDER&gt;101&lt;/PROVIDER&gt;</text:p>
            <text:p>&lt;TYPE&gt;CWBREQ&lt;/TYPE&gt;</text:p>
            <text:p>&lt;TRID&gt;979282588201907230039G1321&lt;/TRID&gt;</text:p>
            <text:p>&lt;/COMMAND&gt;</text:p>
          </table:table-cell>
          <table:table-cell office:value-type="string" table:style-name="ce11">
            <text:p>Test data not available</text:p>
          </table:table-cell>
          <table:table-cell table:style-name="ce9"/>
          <table:table-cell office:value-type="string" table:style-name="ce16">
            <text:p>not having test data- not having merchant Id</text:p>
          </table:table-cell>
          <table:table-cell office:value-type="string" table:style-name="ce19">
            <text:p>N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Debit wallet</text:p>
          </table:table-cell>
          <table:table-cell table:style-name="ce4"/>
          <table:table-cell office:value-type="string" table:style-name="ce6">
            <text:p>Test data not available---sample request provided working fine.&lt;COMMAND&gt;</text:p>
            <text:p>&lt;serviceType&gt;MERPAY&lt;/serviceType&gt;</text:p>
            <text:p>&lt;TYPE&gt;PAYBILLREQ&lt;/TYPE&gt;</text:p>
            <text:p>&lt;MSISDN&gt;978981561&lt;/MSISDN&gt;</text:p>
            <text:p>&lt;interfaceId&gt;UGBPP&lt;/interfaceId&gt;</text:p>
            <text:p>&lt;USERNAME&gt;test&lt;/USERNAME&gt;</text:p>
            <text:p>&lt;PASSWORD&gt;test123&lt;/PASSWORD&gt;</text:p>
            <text:p>&lt;PIN&gt;1357&lt;/PIN&gt;</text:p>
            <text:p>&lt;AMOUNT&gt;10&lt;/AMOUNT&gt;</text:p>
            <text:p>&lt;MSISDN2&gt;EWSC&lt;/MSISDN2&gt;</text:p>
            <text:p>&lt;TXNTYPE&gt;MERCHANT&lt;/TXNTYPE&gt;</text:p>
            <text:p>&lt;REFERENCE_NO&gt;47514312&lt;/REFERENCE_NO&gt;</text:p>
            <text:p>&lt;/COMMAND&gt; Response:--------&lt;COMMAND&gt;</text:p>
            <text:p>&lt;TXNSTATUS&gt;200&lt;/TXNSTATUS&gt;</text:p>
            <text:p>&lt;MESSAGE&gt;Txn. ID : MP190724.1335.H00043. Payment to EWSC Account 47514312 of ZMW 10.00 is successful. Your Airtel Money balance is ZMW 2074.00 REFERENCE NO :47514312&lt;/MESSAGE&gt;</text:p>
            <text:p>&lt;EXTRA&gt;$EXTRA&lt;/EXTRA&gt;</text:p>
            <text:p>&lt;TXNID&gt;MP190724.1335.H00043&lt;/TXNID&gt;</text:p>
            <text:p>&lt;/COMMAND&gt;------------Test data not avalaible</text:p>
          </table:table-cell>
          <table:table-cell office:value-type="string" table:style-name="ce16">
            <text:p>working with For YatoshaInc YATOSHAINC</text:p>
            <text:p>For yatosha - Yatosha</text:p>
            <text:p>For AIRTIME – AIRTIME, rest not having data yet</text:p>
          </table:table-cell>
          <table:table-cell table:style-name="ce9"/>
          <table:table-cell office:value-type="string" table:style-name="ce16">
            <text:p>not having test data- not having merchant Id</text:p>
          </table:table-cell>
          <table:table-cell office:value-type="string" table:style-name="ce19">
            <text:p>N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Refund API</text:p>
          </table:table-cell>
          <table:table-cell table:style-name="ce4"/>
          <table:table-cell office:value-type="string" table:style-name="ce8">
            <text:p>now working--<text:span text:style-name="T2">-AAE-67</text:span></text:p>
          </table:table-cell>
          <table:table-cell office:value-type="string" table:style-name="ce8">
            <text:p>AAE-114 : Now Working</text:p>
          </table:table-cell>
          <table:table-cell table:style-name="ce9"/>
          <table:table-cell office:value-type="string" table:style-name="ce12">
            <text:p>&lt;COMMAND&gt;</text:p>
            <text:p>&lt;TXNSTATUS&gt;200&lt;/TXNSTATUS&gt;</text:p>
            <text:p>&lt;MESSAGE&gt;$MESSAGE&lt;/MESSAGE&gt;</text:p>
            <text:p>&lt;EXTRA&gt;$EXTRA&lt;/EXTRA&gt;</text:p>
            <text:p>&lt;TXNID&gt;CO190726.1141.C00004&lt;/TXNID&gt;</text:p>
            <text:p>&lt;BALANCE&gt;$BALANCE&lt;/BALANCE&gt;</text:p>
            <text:p>&lt;/COMMAND&gt;</text:p>
          </table:table-cell>
          <table:table-cell office:value-type="string" table:style-name="ce19">
            <text:p>N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Transaction Fee</text:p>
          </table:table-cell>
          <table:table-cell office:value-type="string" table:style-name="ce20">
            <text:p>&lt;COMMAND&gt;</text:p>
            <text:p>&lt;AMOUNT&gt;1000&lt;/AMOUNT&gt;</text:p>
            <text:p>&lt;MSISDN&gt;332700113&lt;/MSISDN&gt;</text:p>
            <text:p>&lt;PAYID2&gt;12&lt;/PAYID2&gt;</text:p>
            <text:p>&lt;MSISDN2&gt;332700907&lt;/MSISDN2&gt;</text:p>
            <text:p>&lt;PAYID&gt;12&lt;/PAYID&gt;</text:p>
            <text:p>&lt;PROVIDER&gt;101&lt;/PROVIDER&gt;</text:p>
            <text:p>&lt;PROVIDER2&gt;101&lt;/PROVIDER2&gt;</text:p>
            <text:p>&lt;SERVICETYPE&gt;MERCHPAY&lt;/SERVICETYPE&gt;</text:p>
            <text:p>&lt;PAYER_BNK_ID&gt;&lt;/PAYER_BNK_ID&gt;</text:p>
            <text:p>&lt;PAYEE_BNK_ID&gt;&lt;/PAYEE_BNK_ID&gt;</text:p>
            <text:p>&lt;PAYERINS&gt;WALLET&lt;/PAYERINS&gt;</text:p>
            <text:p>&lt;PAYEEINS&gt;WALLET&lt;/PAYEEINS&gt;</text:p>
            <text:p>&lt;TYPE&gt;SRVCHRREQ&lt;/TYPE&gt;</text:p>
            <text:p>&lt;PAYEEGRADE&gt;&lt;/PAYEEGRADE&gt;</text:p>
            <text:p>&lt;/COMMAND&gt; Response:---&lt;?xml version="1.0"?&gt;</text:p>
            <text:p>&lt;COMMAND&gt;</text:p>
            <text:p>&lt;TYPE&gt;GENERAL&lt;/TYPE&gt;</text:p>
            <text:p>&lt;TXNSTATUS&gt;INVALID_XML&lt;/TXNSTATUS&gt;</text:p>
            <text:p>&lt;MESSAGE&gt;Input XML is not recognized by the system.&lt;/MESSAGE&gt;</text:p>
            <text:p>&lt;/COMMAND&gt;</text:p>
          </table:table-cell>
          <table:table-cell table:style-name="ce6"/>
          <table:table-cell table:style-name="ce8"/>
          <table:table-cell table:style-name="ce9"/>
          <table:table-cell table:style-name="ce8"/>
          <table:table-cell table:style-name="ce6"/>
          <table:table-cell table:number-columns-repeated="16377" table:style-name="ce1"/>
        </table:table-row>
        <table:table-row table:style-name="ro2">
          <table:table-cell office:value-type="string" table:style-name="ce4">
            <text:p>Fetch Billers</text:p>
          </table:table-cell>
          <table:table-cell table:style-name="ce4"/>
          <table:table-cell office:value-type="string" table:style-name="ce17">
            <text:p>NA</text:p>
          </table:table-cell>
          <table:table-cell office:value-type="string" table:style-name="ce17">
            <text:p>NA</text:p>
          </table:table-cell>
          <table:table-cell office:value-type="string" table:style-name="ce17">
            <text:p>NA</text:p>
          </table:table-cell>
          <table:table-cell office:value-type="string" table:style-name="ce17">
            <text:p>NA</text:p>
          </table:table-cell>
          <table:table-cell office:value-type="string" table:style-name="ce17">
            <text:p>NA</text:p>
          </table:table-cell>
          <table:table-cell office:value-type="string" table:style-name="ce17">
            <text:p>NA</text:p>
          </table:table-cell>
          <table:table-cell office:value-type="string" table:style-name="ce17">
            <text:p>NA</text:p>
          </table:table-cell>
          <table:table-cell office:value-type="string" table:style-name="ce17">
            <text:p>NA</text:p>
          </table:table-cell>
          <table:table-cell office:value-type="string" table:style-name="ce17">
            <text:p>NA</text:p>
          </table:table-cell>
          <table:table-cell office:value-type="string" table:style-name="ce17">
            <text:p>NA</text:p>
          </table:table-cell>
          <table:table-cell office:value-type="string" table:style-name="ce17">
            <text:p>NA</text:p>
          </table:table-cell>
          <table:table-cell office:value-type="string" table:style-name="ce17">
            <text:p>NA</text:p>
          </table:table-cell>
          <table:table-cell table:style-name="ce21"/>
          <table:table-cell table:number-columns-repeated="16369"/>
        </table:table-row>
        <table:table-row table:style-name="ro2">
          <table:table-cell office:value-type="string" table:style-name="ce4">
            <text:p>Transaction History Details</text:p>
          </table:table-cell>
          <table:table-cell table:style-name="ce4"/>
          <table:table-cell table:style-name="ce8"/>
          <table:table-cell office:value-type="string" table:style-name="ce8">
            <text:p>AAE-110 Now Working</text:p>
          </table:table-cell>
          <table:table-cell table:style-name="ce9"/>
          <table:table-cell table:number-columns-repeated="2" table:style-name="ce8"/>
          <table:table-cell table:number-columns-repeated="16377" table:style-name="ce1"/>
        </table:table-row>
        <table:table-row table:style-name="ro2">
          <table:table-cell office:value-type="string" table:style-name="ce4">
            <text:p>Transcation History email</text:p>
          </table:table-cell>
          <table:table-cell table:style-name="ce4"/>
          <table:table-cell office:value-type="string" table:style-name="ce17">
            <text:p>NA</text:p>
          </table:table-cell>
          <table:table-cell office:value-type="string" table:style-name="ce17">
            <text:p>NA</text:p>
          </table:table-cell>
          <table:table-cell table:style-name="ce9"/>
          <table:table-cell table:number-columns-repeated="2" table:style-name="ce8"/>
          <table:table-cell table:number-columns-repeated="16377" table:style-name="ce1"/>
        </table:table-row>
        <table:table-row table:style-name="ro2">
          <table:table-cell office:value-type="string" table:style-name="ce4">
            <text:p>Last n transaction</text:p>
          </table:table-cell>
          <table:table-cell office:value-type="string" table:style-name="ce22">
            <text:p>&lt;?xml version="1.0"?&gt;</text:p>
            <text:p>&lt;COMMAND&gt;</text:p>
            <text:p>&lt;TYPE&gt;CLTRESP&lt;/TYPE&gt;</text:p>
            <text:p>&lt;TXNID&gt;L5190729.1617.C00001&lt;/TXNID&gt;</text:p>
            <text:p>&lt;TXNSTATUS&gt;200&lt;/TXNSTATUS&gt;</text:p>
            <text:p>&lt;TRID&gt;332700113201907291617C0042&lt;/TRID&gt;</text:p>
            <text:p>&lt;NOOFTXN&gt;2&lt;/NOOFTXN&gt;</text:p>
            <text:p>&lt;DATA&gt;</text:p>
            <text:p>&lt;TXNID&gt;PP190729.1611.C00004&lt;/TXNID&gt;</text:p>
            <text:p>&lt;TXNAMT&gt;500&lt;/TXNAMT&gt;</text:p>
            <text:p>&lt;SERVICE&gt;P2P transfer&lt;/SERVICE&gt;</text:p>
            <text:p>&lt;FROMTO&gt;332700113&lt;/FROMTO&gt;</text:p>
            <text:p>&lt;TXNTYPE&gt;DR&lt;/TXNTYPE&gt;</text:p>
            <text:p>&lt;TXNSTATUS&gt;TS&lt;/TXNSTATUS&gt;</text:p>
            <text:p>&lt;TXNID&gt;TC190729.1555.C00001&lt;/TXNID&gt;</text:p>
            <text:p>&lt;TXNAMT&gt;5000&lt;/TXNAMT&gt;</text:p>
            <text:p>&lt;SERVICE&gt;Transaction Correction&lt;/SERVICE&gt;</text:p>
            <text:p>&lt;FROMTO&gt;332700113&lt;/FROMTO&gt;</text:p>
            <text:p>&lt;TXNTYPE&gt;DR&lt;/TXNTYPE&gt;</text:p>
            <text:p>&lt;TXNSTATUS&gt;TS&lt;/TXNSTATUS&gt;</text:p>
            <text:p>&lt;/DATA&gt;</text:p>
            <text:p>&lt;MESSAGE&gt;1: TXNID: PP190729.1611.C00004TXNAMT: 500SERVICE: P2P transferFROMTO: 332700113TXNTYPE: DRTXNSTATUS: TS</text:p>
            <text:p>2: TXNID: TC190729.1555.C00001TXNAMT: 5000SERVICE: Transaction CorrectionFROMTO: 332700113TXNTYPE: DRTXNSTATUS: TS</text:p>
            <text:p>&lt;/MESSAGE&gt;</text:p>
            <text:p>&lt;IVR-RESPONSE&gt;9992#null|-|500#null|-|5000#&lt;/IVR-RESPONSE&gt;</text:p>
            <text:p>&lt;/COMMAND&gt;</text:p>
          </table:table-cell>
          <table:table-cell table:style-name="ce6"/>
          <table:table-cell table:style-name="ce8"/>
          <table:table-cell table:style-name="ce9"/>
          <table:table-cell table:style-name="ce6"/>
          <table:table-cell table:style-name="ce8"/>
          <table:table-cell table:number-columns-repeated="16377" table:style-name="ce1"/>
        </table:table-row>
        <table:table-row table:style-name="ro2">
          <table:table-cell office:value-type="string" table:style-name="ce4">
            <text:p>BankToWallet</text:p>
          </table:table-cell>
          <table:table-cell table:style-name="ce4"/>
          <table:table-cell office:value-type="string" table:style-name="ce10">
            <text:p>Request:--&lt;COMMAND&gt;</text:p>
            <text:p>&lt;MSISDN&gt;978981561&lt;/MSISDN&gt;</text:p>
            <text:p>&lt;PAYID&gt;12&lt;/PAYID&gt;</text:p>
            <text:p>&lt;BANKNAME&gt;BARCLAYS BANK&lt;/BANKNAME&gt;</text:p>
            <text:p>&lt;language&gt;en&lt;/language&gt;</text:p>
            <text:p>&lt;LANGUAGE2&gt;1&lt;/LANGUAGE2&gt;</text:p>
            <text:p>&lt;PAYID2&gt;12&lt;/PAYID2&gt;</text:p>
            <text:p>&lt;LANGUAGE1&gt;1&lt;/LANGUAGE1&gt;</text:p>
            <text:p>&lt;BANKID&gt;020202020202020&lt;/BANKID&gt;</text:p>
            <text:p>&lt;ACCNO&gt;020202020202020&lt;/ACCNO&gt;</text:p>
            <text:p>&lt;PIN&gt;1357&lt;/PIN&gt;</text:p>
            <text:p>&lt;PROVIDER2&gt;101&lt;/PROVIDER2&gt;</text:p>
            <text:p>&lt;AMOUNT&gt;1500&lt;/AMOUNT&gt;</text:p>
            <text:p>&lt;MSISDN2&gt;978981561&lt;/MSISDN2&gt;</text:p>
            <text:p>&lt;BRANCHCODE&gt;21104&lt;/BRANCHCODE&gt;</text:p>
            <text:p>&lt;BANK_ACC_LINKING&gt;N&lt;/BANK_ACC_LINKING&gt;</text:p>
            <text:p>&lt;PROVIDER&gt;101&lt;/PROVIDER&gt;</text:p>
            <text:p>&lt;TYPE&gt;CBWREQ&lt;/TYPE&gt;</text:p>
            <text:p>&lt;TRID&gt;974136779201907230046G2555&lt;/TRID&gt;</text:p>
            <text:p>&lt;/COMMAND&gt;Response:-----------&lt;?xml version="1.0"?&gt;</text:p>
            <text:p>&lt;COMMAND&gt;</text:p>
            <text:p>&lt;TYPE&gt;CBWRESP&lt;/TYPE&gt;</text:p>
            <text:p>&lt;TXNID&gt;BW190724.1215.H00006&lt;/TXNID&gt;</text:p>
            <text:p>&lt;TXNSTATUS&gt;300&lt;/TXNSTATUS&gt;</text:p>
            <text:p>&lt;MESSAGE&gt;Dear customer we are currently experiencing intermittent connectivity. Please try again later&lt;/MESSAGE&gt;</text:p>
            <text:p>&lt;TXNSTATUSEIG&gt;01&lt;/TXNSTATUSEIG&gt;</text:p>
            <text:p>&lt;DATE&gt;0724121538&lt;/DATE&gt;</text:p>
            <text:p>&lt;TIME&gt;121538&lt;/TIME&gt;</text:p>
            <text:p>&lt;/COMMAND&gt;--not having bank connectivity</text:p>
          </table:table-cell>
          <table:table-cell table:style-name="ce6"/>
          <table:table-cell table:style-name="ce9"/>
          <table:table-cell office:value-type="string" table:style-name="ce23">
            <text:p><text:span text:style-name="T3">Request:-------------&lt;COMMAND&gt;</text:span><text:span text:style-name="T3"/></text:p>
            <text:p><text:span text:style-name="T3">&lt;BRANCHCODE&gt;101622&lt;/BRANCHCODE&gt;</text:span><text:span text:style-name="T3"/></text:p>
            <text:p><text:span text:style-name="T3">&lt;PAYID2&gt;12&lt;/PAYID2&gt;</text:span><text:span text:style-name="T3"/></text:p>
            <text:p><text:span text:style-name="T3">&lt;ACCNO&gt;14416951&lt;/ACCNO&gt;</text:span><text:span text:style-name="T3"/></text:p>
            <text:p><text:span text:style-name="T3">&lt;PAYID&gt;12&lt;/PAYID&gt;</text:span><text:span text:style-name="T3"/></text:p>
            <text:p><text:span text:style-name="T3">&lt;LANGUAGE1&gt;1&lt;/LANGUAGE1&gt;</text:span><text:span text:style-name="T3"/></text:p>
            <text:p><text:span text:style-name="T3">&lt;PIN&gt;1236&lt;/PIN&gt;</text:span><text:span text:style-name="T3"/></text:p>
            <text:p><text:span text:style-name="T3">&lt;LANGUAGE2&gt;1&lt;/LANGUAGE2&gt;</text:span><text:span text:style-name="T3"/></text:p>
            <text:p><text:span text:style-name="T3">&lt;BANKNAME&gt;NBS&lt;/BANKNAME&gt;</text:span><text:span text:style-name="T3"/></text:p>
            <text:p><text:span text:style-name="T3">&lt;TYPE&gt;CBWREQ&lt;/TYPE&gt;</text:span><text:span text:style-name="T3"/></text:p>
            <text:p><text:span text:style-name="T3">&lt;PROVIDER2&gt;101&lt;/PROVIDER2&gt;</text:span><text:span text:style-name="T3"/></text:p>
            <text:p><text:span text:style-name="T3">&lt;BANKID&gt;000265999967558&lt;/BANKID&gt;</text:span><text:span text:style-name="T3"/></text:p>
            <text:p><text:span text:style-name="T3">&lt;AMOUNT&gt;1000&lt;/AMOUNT&gt;</text:span><text:span text:style-name="T3"/></text:p>
            <text:p><text:span text:style-name="T3">&lt;MSISDN2&gt;995213302&lt;/MSISDN2&gt;</text:span><text:span text:style-name="T3"/></text:p>
            <text:p><text:span text:style-name="T3">&lt;language&gt;en&lt;/language&gt;</text:span><text:span text:style-name="T3"/></text:p>
            <text:p><text:span text:style-name="T3">&lt;PROVIDER&gt;101&lt;/PROVIDER&gt;</text:span><text:span text:style-name="T3"/></text:p>
            <text:p><text:span text:style-name="T3">&lt;MSISDN&gt;995213302&lt;/MSISDN&gt;</text:span><text:span text:style-name="T3"/></text:p>
            <text:p><text:span text:style-name="T3">&lt;/COMMAND&gt;</text:span>&lt;?xml version="1.0"?&gt; Response:----------------</text:p>
            <text:p>&lt;COMMAND&gt;</text:p>
            <text:p>&lt;TYPE&gt;CBWRESP&lt;/TYPE&gt;</text:p>
            <text:p>&lt;TXNID&gt;BW190701.1225.C00005&lt;/TXNID&gt;</text:p>
            <text:p>&lt;TXNSTATUS&gt;09989&lt;/TXNSTATUS&gt;</text:p>
            <text:p>&lt;MESSAGE&gt;Transaction is not completed due to some technical problem.Please Try again later&lt;/MESSAGE&gt;</text:p>
            <text:p>&lt;TXNSTATUSEIG&gt;01&lt;/TXNSTATUSEIG&gt;</text:p>
            <text:p>&lt;DATE&gt;0701122517&lt;/DATE&gt;</text:p>
            <text:p>&lt;TIME&gt;122517&lt;/TIME&gt;</text:p>
            <text:p>&lt;/COMMAND&gt;-----------------Note:-------Test Data not available</text:p>
          </table:table-cell>
          <table:table-cell office:value-type="string" table:style-name="ce19">
            <text:p>N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TransactionStatus</text:p>
          </table:table-cell>
          <table:table-cell table:style-name="ce4"/>
          <table:table-cell table:number-columns-repeated="2" table:style-name="ce6"/>
          <table:table-cell table:style-name="ce9"/>
          <table:table-cell table:number-columns-repeated="2" table:style-name="ce8"/>
          <table:table-cell table:number-columns-repeated="16377" table:style-name="ce1"/>
        </table:table-row>
        <table:table-row table:style-name="ro2">
          <table:table-cell office:value-type="string" table:style-name="ce4">
            <text:p>GetAccountDetails</text:p>
          </table:table-cell>
          <table:table-cell table:style-name="ce4"/>
          <table:table-cell table:style-name="ce8"/>
          <table:table-cell table:style-name="ce6"/>
          <table:table-cell table:style-name="ce9"/>
          <table:table-cell table:style-name="ce8"/>
          <table:table-cell table:style-name="ce6"/>
          <table:table-cell table:number-columns-repeated="16377" table:style-name="ce1"/>
        </table:table-row>
        <table:table-row table:style-name="ro2">
          <table:table-cell office:value-type="string" table:style-name="ce4">
            <text:p>GetBankAccountDetails</text:p>
          </table:table-cell>
          <table:table-cell table:style-name="ce4"/>
          <table:table-cell table:number-columns-repeated="2" table:style-name="ce6"/>
          <table:table-cell table:style-name="ce9"/>
          <table:table-cell table:style-name="ce8"/>
          <table:table-cell table:style-name="ce6"/>
          <table:table-cell table:number-columns-repeated="16377" table:style-name="ce1"/>
        </table:table-row>
        <table:table-row table:style-name="ro2">
          <table:table-cell office:value-type="string" table:style-name="ce4">
            <text:p>GetMerchantDetails</text:p>
          </table:table-cell>
          <table:table-cell table:style-name="ce4"/>
          <table:table-cell table:style-name="ce6"/>
          <table:table-cell table:style-name="ce8"/>
          <table:table-cell table:style-name="ce9"/>
          <table:table-cell table:number-columns-repeated="2" table:style-name="ce8"/>
          <table:table-cell table:number-columns-repeated="16377" table:style-name="ce1"/>
        </table:table-row>
        <table:table-row table:style-name="ro2">
          <table:table-cell office:value-type="string" table:style-name="ce4">
            <text:p>GetBankUserDetails</text:p>
          </table:table-cell>
          <table:table-cell table:style-name="ce4"/>
          <table:table-cell table:number-columns-repeated="2" table:style-name="ce6"/>
          <table:table-cell table:style-name="ce9"/>
          <table:table-cell table:style-name="ce8"/>
          <table:table-cell table:style-name="ce6"/>
          <table:table-cell table:number-columns-repeated="16377" table:style-name="ce1"/>
        </table:table-row>
        <table:table-row table:style-name="ro2">
          <table:table-cell office:value-type="string" table:style-name="ce4">
            <text:p>Register Merchant</text:p>
          </table:table-cell>
          <table:table-cell table:style-name="ce4"/>
          <table:table-cell office:value-type="string" table:style-name="ce8">
            <text:p>working now---<text:span text:style-name="T2">AAE-69</text:span></text:p>
          </table:table-cell>
          <table:table-cell office:value-type="string" table:style-name="ce24">
            <text:p>AAE-78: now working</text:p>
          </table:table-cell>
          <table:table-cell table:style-name="ce9"/>
          <table:table-cell table:style-name="ce25"/>
          <table:table-cell office:value-type="string" table:style-name="ce19">
            <text:p>N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P2P Unregistered User</text:p>
          </table:table-cell>
          <table:table-cell table:style-name="ce4"/>
          <table:table-cell table:number-columns-repeated="2" table:style-name="ce8"/>
          <table:table-cell table:style-name="ce9"/>
          <table:table-cell table:style-name="ce6"/>
          <table:table-cell office:value-type="string" table:style-name="ce17">
            <text:p>N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Channel Enquiry</text:p>
          </table:table-cell>
          <table:table-cell table:style-name="ce4"/>
          <table:table-cell table:number-columns-repeated="2" table:style-name="ce6"/>
          <table:table-cell table:style-name="ce9"/>
          <table:table-cell table:style-name="ce8"/>
          <table:table-cell table:style-name="ce6"/>
          <table:table-cell table:number-columns-repeated="16377" table:style-name="ce1"/>
        </table:table-row>
        <table:table-row table:style-name="ro2">
          <table:table-cell office:value-type="string" table:style-name="ce4">
            <text:p>Reset Pin with alternate Number</text:p>
          </table:table-cell>
          <table:table-cell table:style-name="ce4"/>
          <table:table-cell office:value-type="string" table:style-name="ce8">
            <text:p>-<text:span text:style-name="T2">AAE--80 -</text:span><text:s/>working now-- have to set alternate number before this api</text:p>
          </table:table-cell>
          <table:table-cell office:value-type="string" table:style-name="ce8">
            <text:p>AAE -77 :Now Working</text:p>
          </table:table-cell>
          <table:table-cell table:style-name="ce9"/>
          <table:table-cell table:style-name="ce8"/>
          <table:table-cell office:value-type="string" table:style-name="ce19">
            <text:p>NA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">
            <text:p>Reset pin with sms</text:p>
          </table:table-cell>
          <table:table-cell table:style-name="ce4"/>
          <table:table-cell table:number-columns-repeated="2" table:style-name="ce8"/>
          <table:table-cell table:style-name="ce9"/>
          <table:table-cell table:style-name="ce8"/>
          <table:table-cell office:value-type="string" table:style-name="ce19">
            <text:p>NA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Last n transaction Servise based</text:p>
          </table:table-cell>
          <table:table-cell table:style-name="ce4"/>
          <table:table-cell office:value-type="string" table:style-name="ce8">
            <text:p>Working now<text:s/><text:span text:style-name="T2">AAE-65</text:span></text:p>
          </table:table-cell>
          <table:table-cell table:style-name="ce8"/>
          <table:table-cell table:style-name="ce9"/>
          <table:table-cell table:style-name="ce8"/>
          <table:table-cell office:value-type="string" table:style-name="ce17">
            <text:p>NA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Initiate Reversal</text:p>
          </table:table-cell>
          <table:table-cell table:style-name="ce4"/>
          <table:table-cell table:style-name="ce6"/>
          <table:table-cell table:style-name="ce8"/>
          <table:table-cell table:style-name="ce9"/>
          <table:table-cell table:number-columns-repeated="2" table:style-name="ce8"/>
          <table:table-cell table:number-columns-repeated="16377"/>
        </table:table-row>
        <table:table-row table:style-name="ro2">
          <table:table-cell office:value-type="string" table:style-name="ce4">
            <text:p>Approve reversal</text:p>
          </table:table-cell>
          <table:table-cell table:style-name="ce4"/>
          <table:table-cell table:number-columns-repeated="2" table:style-name="ce8"/>
          <table:table-cell table:style-name="ce9"/>
          <table:table-cell table:style-name="ce8"/>
          <table:table-cell office:value-type="string" table:style-name="ce19">
            <text:p>NA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Approve Reversal 2</text:p>
          </table:table-cell>
          <table:table-cell table:style-name="ce4"/>
          <table:table-cell table:number-columns-repeated="2" table:style-name="ce8"/>
          <table:table-cell table:style-name="ce9"/>
          <table:table-cell table:style-name="ce8"/>
          <table:table-cell table:style-name="ce19"/>
          <table:table-cell table:number-columns-repeated="16377"/>
        </table:table-row>
        <table:table-row table:style-name="ro2">
          <table:table-cell office:value-type="string" table:style-name="ce4">
            <text:p>Reject Reversal</text:p>
          </table:table-cell>
          <table:table-cell table:style-name="ce4"/>
          <table:table-cell table:number-columns-repeated="2" table:style-name="ce8"/>
          <table:table-cell table:style-name="ce9"/>
          <table:table-cell table:style-name="ce8"/>
          <table:table-cell office:value-type="string" table:style-name="ce19">
            <text:p>NA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GetP2PTxnInfo</text:p>
          </table:table-cell>
          <table:table-cell table:style-name="ce4"/>
          <table:table-cell table:number-columns-repeated="2" table:style-name="ce8"/>
          <table:table-cell table:style-name="ce9"/>
          <table:table-cell table:number-columns-repeated="2" table:style-name="ce8"/>
          <table:table-cell table:number-columns-repeated="16377"/>
        </table:table-row>
        <table:table-row table:style-name="ro2">
          <table:table-cell office:value-type="string" table:style-name="ce4">
            <text:p>Forex Check</text:p>
          </table:table-cell>
          <table:table-cell table:style-name="ce4"/>
          <table:table-cell office:value-type="string" table:style-name="ce8">
            <text:p>&lt;?xml version="1.0"?&gt;</text:p>
            <text:p>&lt;COMMAND&gt;</text:p>
            <text:p>&lt;TYPE&gt;ICFRESP&lt;/TYPE&gt;</text:p>
            <text:p>&lt;TXNID&gt;XX190724.1212.H00002&lt;/TXNID&gt;</text:p>
            <text:p>&lt;TXNSTATUS&gt;200&lt;/TXNSTATUS&gt;</text:p>
            <text:p>&lt;MESSAGE&gt;Success&lt;/MESSAGE&gt;</text:p>
            <text:p>&lt;TRID&gt;978981561201907241212H0061&lt;/TRID&gt;</text:p>
            <text:p>&lt;FXRATE&gt;244.9968&lt;/FXRATE&gt;</text:p>
            <text:p>&lt;DSTAMOUNT&gt;48,999.00&lt;/DSTAMOUNT&gt;</text:p>
            <text:p>&lt;/COMMAND&gt;</text:p>
          </table:table-cell>
          <table:table-cell table:style-name="ce8"/>
          <table:table-cell table:style-name="ce9"/>
          <table:table-cell table:number-columns-repeated="2" table:style-name="ce8"/>
          <table:table-cell table:number-columns-repeated="16377"/>
        </table:table-row>
        <table:table-row table:style-name="ro2">
          <table:table-cell office:value-type="string" table:style-name="ce4">
            <text:p>Foreign payment</text:p>
          </table:table-cell>
          <table:table-cell table:style-name="ce4"/>
          <table:table-cell office:value-type="string" table:style-name="ce8">
            <text:p>Request:-&lt;COMMAND&gt;</text:p>
            <text:p>&lt;FXRATE&gt;244.9968&lt;/FXRATE&gt;</text:p>
            <text:p>&lt;SOURCECOUNTRYCODE&gt;255&lt;/SOURCECOUNTRYCODE&gt;</text:p>
            <text:p>&lt;REMARKS&gt;455&lt;/REMARKS&gt;</text:p>
            <text:p>&lt;OUTMSISDN&gt;256755665739&lt;/OUTMSISDN&gt;</text:p>
            <text:p>&lt;CELLID&gt;18381&lt;/CELLID&gt;</text:p>
            <text:p>&lt;BPROVIDER&gt;101&lt;/BPROVIDER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RECIEVINGCOUNTRYCODE&gt;256&lt;/RECIEVINGCOUNTRYCODE&gt;</text:p>
            <text:p>&lt;PIN&gt;1357&lt;/PIN&gt;</text:p>
            <text:p>&lt;LANGUAGE2&gt;1&lt;/LANGUAGE2&gt;</text:p>
            <text:p>&lt;FLAG&gt;false&lt;/FLAG&gt;</text:p>
            <text:p>&lt;AMTAFTRCONVERSN&gt;48,999.00&lt;/AMTAFTRCONVERSN&gt;</text:p>
            <text:p>&lt;TYPE&gt;ICMPREQ&lt;/TYPE&gt;</text:p>
            <text:p>&lt;PROVIDER1&gt;101&lt;/PROVIDER1&gt;</text:p>
            <text:p>&lt;PROVIDER2&gt;101&lt;/PROVIDER2&gt;</text:p>
            <text:p>&lt;SNDPROVIDER&gt;101&lt;/SNDPROVIDER&gt;</text:p>
            <text:p>&lt;IMSI&gt;640050637807645&lt;/IMSI&gt;</text:p>
            <text:p>&lt;AMOUNT&gt;200&lt;/AMOUNT&gt;</text:p>
            <text:p>&lt;STORE_FAV_MESSAGE&gt;Y&lt;/STORE_FAV_MESSAGE&gt;</text:p>
            <text:p>&lt;SNDINSTRUMENT&gt;12&lt;/SNDINSTRUMENT&gt;</text:p>
            <text:p>&lt;RECVCNTRY&gt;1&lt;/RECVCNTRY&gt;</text:p>
            <text:p>&lt;SESSION_ID&gt;12345678909876543&lt;/SESSION_ID&gt;</text:p>
            <text:p>&lt;MSISDN2&gt;755665739&lt;/MSISDN2&gt;</text:p>
            <text:p>&lt;language&gt;en&lt;/language&gt;</text:p>
            <text:p>&lt;TRNSOPT&gt;1&lt;/TRNSOPT&gt;</text:p>
            <text:p>&lt;PROVIDER&gt;101&lt;/PROVIDER&gt;</text:p>
            <text:p>&lt;SERVICE_NAME&gt;IMT&lt;/SERVICE_NAME&gt;</text:p>
            <text:p>&lt;RCVPROVIDER&gt;101&lt;/RCVPROVIDER&gt;</text:p>
            <text:p>&lt;AGENT_CODE&gt;20487&lt;/AGENT_CODE&gt;</text:p>
            <text:p>&lt;MSISDN&gt;978981561&lt;/MSISDN&gt;</text:p>
            <text:p>&lt;/COMMAND&gt;Response:---------&lt;?xml version="1.0"?&gt;</text:p>
            <text:p>&lt;COMMAND&gt;</text:p>
            <text:p>&lt;TYPE&gt;CMPRRESP&lt;/TYPE&gt;</text:p>
            <text:p>&lt;TXNID&gt;MP190724.1213.H00003&lt;/TXNID&gt;</text:p>
            <text:p>&lt;TXNSTATUS&gt;200&lt;/TXNSTATUS&gt;</text:p>
            <text:p>&lt;TRID&gt;978981561201907241213H0062&lt;/TRID&gt;</text:p>
            <text:p>&lt;MESSAGE&gt;Txn. ID : MP190724.1213.H00003. Payment to SERENA Account 256755665739 of ZMW 200.00 is successful. Your Airtel Money balance is ZMW 2110.00 REFERENCE NO :256755665739&lt;/MESSAGE&gt;</text:p>
            <text:p>&lt;IVR-RESPONSE&gt;9014_MERCODE#971111111|200.00|0.00|0.00|MP190724.1213.H00003|2110.00#&lt;/IVR-RESPONSE&gt;</text:p>
            <text:p>&lt;/COMMAND&gt;</text:p>
          </table:table-cell>
          <table:table-cell table:style-name="ce8"/>
          <table:table-cell table:style-name="ce9"/>
          <table:table-cell table:style-name="ce8"/>
          <table:table-cell table:style-name="ce6"/>
          <table:table-cell table:number-columns-repeated="16377"/>
        </table:table-row>
        <table:table-row table:style-name="ro2">
          <table:table-cell office:value-type="string" table:style-name="ce4">
            <text:p>Validate Pin</text:p>
          </table:table-cell>
          <table:table-cell table:style-name="ce5"/>
          <table:table-cell table:style-name="ce8"/>
          <table:table-cell office:value-type="string" table:style-name="ce8">
            <text:p>AAE -96 : Now Working</text:p>
          </table:table-cell>
          <table:table-cell table:style-name="ce9"/>
          <table:table-cell table:number-columns-repeated="2" table:style-name="ce8"/>
          <table:table-cell table:number-columns-repeated="16377"/>
        </table:table-row>
        <table:table-row table:style-name="ro2">
          <table:table-cell office:value-type="string" table:style-name="ce4">
            <text:p>change pin</text:p>
          </table:table-cell>
          <table:table-cell table:style-name="ce4"/>
          <table:table-cell table:style-name="ce6"/>
          <table:table-cell table:style-name="ce8"/>
          <table:table-cell table:style-name="ce9"/>
          <table:table-cell table:number-columns-repeated="2" table:style-name="ce6"/>
          <table:table-cell table:number-columns-repeated="16377"/>
        </table:table-row>
        <table:table-row table:style-name="ro2">
          <table:table-cell office:value-type="string" table:style-name="ce4">
            <text:p>Set Alternate Number</text:p>
          </table:table-cell>
          <table:table-cell table:style-name="ce4"/>
          <table:table-cell table:style-name="ce6"/>
          <table:table-cell table:style-name="ce8"/>
          <table:table-cell table:style-name="ce9"/>
          <table:table-cell table:number-columns-repeated="2" table:style-name="ce8"/>
          <table:table-cell table:number-columns-repeated="16377"/>
        </table:table-row>
        <table:table-row table:style-name="ro2">
          <table:table-cell office:value-type="string" table:style-name="ce4">
            <text:p>Check if Secret word</text:p>
          </table:table-cell>
          <table:table-cell table:style-name="ce4"/>
          <table:table-cell office:value-type="string" table:style-name="ce8">
            <text:p>Working Fine<text:span text:style-name="T2">-AAE-63</text:span></text:p>
          </table:table-cell>
          <table:table-cell office:value-type="string" table:style-name="ce8">
            <text:p>AAE-75 : Now Working</text:p>
          </table:table-cell>
          <table:table-cell table:style-name="ce9"/>
          <table:table-cell table:style-name="ce8"/>
          <table:table-cell office:value-type="string" table:style-name="ce17">
            <text:p>NA</text:p>
          </table:table-cell>
          <table:table-cell table:number-columns-repeated="16377"/>
        </table:table-row>
        <table:table-row table:style-name="ro2">
          <table:table-cell office:value-type="string" table:style-name="ce4">
            <text:p>Check if alternate no set</text:p>
          </table:table-cell>
          <table:table-cell table:style-name="ce4"/>
          <table:table-cell office:value-type="string" table:style-name="ce6">
            <text:p>AAE-61</text:p>
          </table:table-cell>
          <table:table-cell table:style-name="ce6"/>
          <table:table-cell table:style-name="ce9"/>
          <table:table-cell table:style-name="ce6"/>
          <table:table-cell table:number-columns-repeated="16378" table:style-name="ce9"/>
        </table:table-row>
        <table:table-row table:style-name="ro2">
          <table:table-cell office:value-type="string" table:style-name="ce1">
            <text:p>Transcation Status new Request</text:p>
          </table:table-cell>
          <table:table-cell table:style-name="ce1"/>
          <table:table-cell table:number-columns-repeated="2" table:style-name="ce26"/>
          <table:table-cell table:style-name="ce1"/>
          <table:table-cell table:number-columns-repeated="2" table:style-name="ce26"/>
          <table:table-cell table:number-columns-repeated="16377"/>
        </table:table-row>
        <table:table-row table:style-name="ro4">
          <table:table-cell table:number-columns-repeated="16384" table:style-name="ce1"/>
        </table:table-row>
        <table:table-row table:number-rows-repeated="63" table:style-name="ro4">
          <table:table-cell table:number-columns-repeated="16384"/>
        </table:table-row>
        <table:table-row table:number-rows-repeated="1048465" table:style-name="ro5">
          <table:table-cell table:number-columns-repeated="16384"/>
        </table:table-row>
      </table:table>
      <table:table table:name="Billers_MW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1" table:default-cell-style-name="ce1"/>
        <table:table-column table:style-name="co10" table:number-columns-repeated="16380" table:default-cell-style-name="ce1"/>
        <table:table-row table:style-name="ro6">
          <table:table-cell office:value-type="string" table:style-name="ce27">
            <text:p>Biller Name</text:p>
          </table:table-cell>
          <table:table-cell office:value-type="string" table:style-name="ce27">
            <text:p>Request</text:p>
          </table:table-cell>
          <table:table-cell office:value-type="string" table:style-name="ce27">
            <text:p>Response</text:p>
          </table:table-cell>
          <table:table-cell table:number-columns-repeated="16381"/>
        </table:table-row>
        <table:table-row table:style-name="ro7">
          <table:table-cell office:value-type="string" table:style-name="ce9">
            <text:p>LWB offline</text:p>
          </table:table-cell>
          <table:table-cell office:value-type="string" table:style-name="ce16">
            <text:p>&lt;COMMAND&gt;</text:p>
            <text:p>&lt;BPROVIDER&gt;101&lt;/BPROVIDER&gt;</text:p>
            <text:p>&lt;REFERENCE_NO&gt;2200798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Y&lt;/STORE_FAV_MESSAGE&gt;</text:p>
            <text:p>&lt;SNDINSTRUMENT&gt;12&lt;/SNDINSTRUMENT&gt;</text:p>
            <text:p>&lt;MSISDN2&gt;999901924&lt;/MSISDN2&gt;</text:p>
            <text:p>&lt;language&gt;en&lt;/language&gt;</text:p>
            <text:p>&lt;PROVIDER&gt;101&lt;/PROVIDER&gt;</text:p>
            <text:p>&lt;SERVICE_NAME&gt;LWB&lt;/SERVICE_NAME&gt;</text:p>
            <text:p>&lt;RCVPROVIDER&gt;101&lt;/RCVPROVIDER&gt;</text:p>
            <text:p>&lt;MSISDN&gt;995213302&lt;/MSISDN&gt;</text:p>
            <text:p>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8.0905.C00008&lt;/TXNID&gt;</text:p>
            <text:p>&lt;TXNSTATUS&gt;200&lt;/TXNSTATUS&gt;</text:p>
            <text:p>&lt;TRID&gt;995213302201907080905C3889&lt;/TRID&gt;</text:p>
            <text:p>&lt;MESSAGE&gt;Dear customer you have paid MK 500.00 to</text:p>
            <text:p>LILONGWE WATER BOARD in reference to 2200798. Bal:MK 773948.14. Trans ID: MP190708.0905.C00008 REFERENCE NO :2200798&lt;/MESSAGE&gt;</text:p>
            <text:p>&lt;IVR-RESPONSE&gt;9014_MERCODE#999901924|500.00|0.00|0.00|MP190708.0905.C00008|773948.14#&lt;/IVR-RESPONSE&gt;</text:p>
            <text:p>&lt;/COMMAND&gt;</text:p>
          </table:table-cell>
          <table:table-cell table:number-columns-repeated="16381"/>
        </table:table-row>
        <table:table-row table:style-name="ro8">
          <table:table-cell office:value-type="string" table:style-name="ce9">
            <text:p>CRWB offline</text:p>
          </table:table-cell>
          <table:table-cell office:value-type="string" table:style-name="ce16">
            <text:p>&lt;COMMAND&gt;</text:p>
            <text:p>&lt;BPROVIDER&gt;101&lt;/BPROVIDER&gt;</text:p>
            <text:p>&lt;REFERENCE_NO&gt;0030420437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600&lt;/AMOUNT&gt;</text:p>
            <text:p>&lt;STORE_FAV_MESSAGE&gt;Y&lt;/STORE_FAV_MESSAGE&gt;</text:p>
            <text:p>&lt;SNDINSTRUMENT&gt;12&lt;/SNDINSTRUMENT&gt;</text:p>
            <text:p>&lt;MSISDN2&gt;999901940&lt;/MSISDN2&gt;</text:p>
            <text:p>&lt;language&gt;en&lt;/language&gt;</text:p>
            <text:p>&lt;PROVIDER&gt;101&lt;/PROVIDER&gt;</text:p>
            <text:p>&lt;SERVICE_NAME&gt;CRWB&lt;/SERVICE_NAME&gt;</text:p>
            <text:p>&lt;RCVPROVIDER&gt;101&lt;/RCVPROVIDER&gt;</text:p>
            <text:p>&lt;MSISDN&gt;995213302&lt;/MSISDN&gt;</text:p>
            <text:p>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8.0922.C00009&lt;/TXNID&gt;</text:p>
            <text:p>&lt;TXNSTATUS&gt;200&lt;/TXNSTATUS&gt;</text:p>
            <text:p>&lt;TRID&gt;995213302201907080922C3907&lt;/TRID&gt;</text:p>
            <text:p>&lt;MESSAGE&gt;Dear customer you have paid MK 600.00 to</text:p>
            <text:p>MALAWI HOUSING in reference to 003042043700. Bal:MK 773348.14. Trans ID: MP190708.0922.C00009 REFERENCE NO :003042043700&lt;/MESSAGE&gt;</text:p>
            <text:p>&lt;IVR-RESPONSE&gt;9014_MERCODE#999901940|600.00|0.00|0.00|MP190708.0922.C00009|773348.14#&lt;/IVR-RESPONSE&gt;</text:p>
            <text:p>&lt;/COMMAND&gt;</text:p>
          </table:table-cell>
          <table:table-cell table:number-columns-repeated="16381"/>
        </table:table-row>
        <table:table-row table:style-name="ro9">
          <table:table-cell office:value-type="string" table:style-name="ce9">
            <text:p>MASM offline</text:p>
          </table:table-cell>
          <table:table-cell office:value-type="string" table:style-name="ce16">
            <text:p>&lt;COMMAND&gt;</text:p>
            <text:p>&lt;BPROVIDER&gt;101&lt;/BPROVIDER&gt;</text:p>
            <text:p>&lt;REFERENCE_NO&gt;18017800601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Y&lt;/STORE_FAV_MESSAGE&gt;</text:p>
            <text:p>&lt;SNDINSTRUMENT&gt;12&lt;/SNDINSTRUMENT&gt;</text:p>
            <text:p>&lt;MSISDN2&gt;997656787&lt;/MSISDN2&gt;</text:p>
            <text:p>&lt;language&gt;en&lt;/language&gt;</text:p>
            <text:p>&lt;PROVIDER&gt;101&lt;/PROVIDER&gt;</text:p>
            <text:p>&lt;SERVICE_NAME&gt;MASM&lt;/SERVICE_NAME&gt;</text:p>
            <text:p>&lt;RCVPROVIDER&gt;101&lt;/RCVPROVIDER&gt;</text:p>
            <text:p>&lt;MSISDN&gt;995213302&lt;/MSISDN&gt;</text:p>
            <text:p>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8.0924.C00010&lt;/TXNID&gt;</text:p>
            <text:p>&lt;TXNSTATUS&gt;200&lt;/TXNSTATUS&gt;</text:p>
            <text:p>&lt;TRID&gt;995213302201907080924C3910&lt;/TRID&gt;</text:p>
            <text:p>&lt;MESSAGE&gt;Dear customer you have paid MK 500.00 to</text:p>
            <text:p>MASM in reference to 18017800601. Bal:MK 772848.14. Trans ID: MP190708.0924.C00010 REFERENCE NO :18017800601&lt;/MESSAGE&gt;</text:p>
            <text:p>&lt;IVR-RESPONSE&gt;9014_MERCODE#997656787|500.00|0.00|0.00|MP190708.0924.C00010|772848.14#&lt;/IVR-RESPONSE&gt;</text:p>
            <text:p>&lt;/COMMAND&gt;</text:p>
          </table:table-cell>
          <table:table-cell table:number-columns-repeated="16381"/>
        </table:table-row>
        <table:table-row table:style-name="ro10">
          <table:table-cell office:value-type="string" table:style-name="ce9">
            <text:p>NRWB offline</text:p>
          </table:table-cell>
          <table:table-cell office:value-type="string" table:style-name="ce16">
            <text:p>&lt;COMMAND&gt;</text:p>
            <text:p>&lt;BPROVIDER&gt;101&lt;/BPROVIDER&gt;</text:p>
            <text:p>&lt;REFERENCE_NO&gt;51030943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Y&lt;/STORE_FAV_MESSAGE&gt;</text:p>
            <text:p>&lt;SNDINSTRUMENT&gt;12&lt;/SNDINSTRUMENT&gt;</text:p>
            <text:p>&lt;MSISDN2&gt;991000106&lt;/MSISDN2&gt;</text:p>
            <text:p>&lt;language&gt;en&lt;/language&gt;</text:p>
            <text:p>&lt;PROVIDER&gt;101&lt;/PROVIDER&gt;</text:p>
            <text:p>&lt;SERVICE_NAME&gt;NRWB&lt;/SERVICE_NAME&gt;</text:p>
            <text:p>&lt;RCVPROVIDER&gt;101&lt;/RCVPROVIDER&gt;</text:p>
            <text:p>&lt;MSISDN&gt;995213302&lt;/MSISDN&gt;</text:p>
            <text:p>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8.0926.C00011&lt;/TXNID&gt;</text:p>
            <text:p>&lt;TXNSTATUS&gt;200&lt;/TXNSTATUS&gt;</text:p>
            <text:p>&lt;TRID&gt;995213302201907080926C3913&lt;/TRID&gt;</text:p>
            <text:p>&lt;MESSAGE&gt;Dear customer you have paid MK 500.00 to</text:p>
            <text:p>MTEGHA in reference to 51030943000. Bal:MK 772348.14. Trans ID: MP190708.0926.C00011 REFERENCE NO :51030943000&lt;/MESSAGE&gt;</text:p>
            <text:p>&lt;IVR-RESPONSE&gt;9014_MERCODE#991000106|500.00|0.00|0.00|MP190708.0926.C00011|772348.14#&lt;/IVR-RESPONSE&gt;</text:p>
            <text:p>&lt;/COMMAND&gt;</text:p>
          </table:table-cell>
          <table:table-cell table:number-columns-repeated="16381"/>
        </table:table-row>
        <table:table-row table:style-name="ro11">
          <table:table-cell office:value-type="string" table:style-name="ce28">
            <text:p>Escom</text:p>
          </table:table-cell>
          <table:table-cell office:value-type="string" table:style-name="ce16">
            <text:p>&lt;COMMAND&gt;</text:p>
            <text:p>&lt;BPROVIDER&gt;101&lt;/BPROVIDER&gt;</text:p>
            <text:p>&lt;REFERENCE_NO&gt;0132977731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N&lt;/STORE_FAV_MESSAGE&gt;</text:p>
            <text:p>&lt;SNDINSTRUMENT&gt;12&lt;/SNDINSTRUMENT&gt;</text:p>
            <text:p>&lt;MSISDN2&gt;999901905&lt;/MSISDN2&gt;</text:p>
            <text:p>&lt;language&gt;en&lt;/language&gt;</text:p>
            <text:p>&lt;PROVIDER&gt;101&lt;/PROVIDER&gt;</text:p>
            <text:p>&lt;SERVICE_NAME&gt;ESCOM&lt;/SERVICE_NAME&gt;</text:p>
            <text:p>&lt;RCVPROVIDER&gt;101&lt;/RCVPROVIDER&gt;</text:p>
            <text:p>&lt;MSISDN&gt;995213302&lt;/MSISDN&gt;</text:p>
            <text:p>&lt;TRID&gt;992597164201907040004D28089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505.C00019&lt;/TXNID&gt;</text:p>
            <text:p>&lt;TXNSTATUS&gt;250&lt;/TXNSTATUS&gt;</text:p>
            <text:p>&lt;TRID&gt;992597164201907040004D28089&lt;/TRID&gt;</text:p>
            <text:p>&lt;MESSAGE&gt;Dear customer. You have initiated the payment of MK 1000.00 to ESCOM in reference to 01329777310. Bal:MK 768312.14. Trans ID: MP190709.1505.C00019 REFERENCE NO :01329777310&lt;/MESSAGE&gt;</text:p>
            <text:p>&lt;IVR-RESPONSE&gt;250##&lt;/IVR-RESPONSE&gt;</text:p>
            <text:p>&lt;/COMMAND&gt;</text:p>
          </table:table-cell>
          <table:table-cell table:number-columns-repeated="16381"/>
        </table:table-row>
        <table:table-row table:style-name="ro12">
          <table:table-cell office:value-type="string" table:style-name="ce9">
            <text:p>BWB</text:p>
          </table:table-cell>
          <table:table-cell office:value-type="string" table:style-name="ce16">
            <text:p>&lt;COMMAND&gt;</text:p>
            <text:p>&lt;BPROVIDER&gt;101&lt;/BPROVIDER&gt;</text:p>
            <text:p>&lt;REFERENCE_NO&gt;0120031071679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Y&lt;/STORE_FAV_MESSAGE&gt;</text:p>
            <text:p>&lt;SNDINSTRUMENT&gt;12&lt;/SNDINSTRUMENT&gt;</text:p>
            <text:p>&lt;MSISDN2&gt;999901961&lt;/MSISDN2&gt;</text:p>
            <text:p>&lt;language&gt;en&lt;/language&gt;</text:p>
            <text:p>&lt;PROVIDER&gt;101&lt;/PROVIDER&gt;</text:p>
            <text:p>&lt;SERVICE_NAME&gt;BWB&lt;/SERVICE_NAME&gt;</text:p>
            <text:p>&lt;RCVPROVIDER&gt;101&lt;/RCVPROVIDER&gt;</text:p>
            <text:p>&lt;MSISDN&gt;995213302&lt;/MSISDN&gt;</text:p>
            <text:p>&lt;TRID&gt;999800170201907040146D29499&lt;/TRID&gt;&lt;/COMMAND&gt;</text:p>
          </table:table-cell>
          <table:table-cell office:value-type="string" table:style-name="ce8">
            <text:p>&lt;?xml version="1.0"?&gt;</text:p>
            <text:p>&lt;COMMAND&gt;</text:p>
            <text:p>&lt;TYPE&gt;CMPRRESP&lt;/TYPE&gt;</text:p>
            <text:p>&lt;TXNID&gt;MP190710.1329.C00002&lt;/TXNID&gt;</text:p>
            <text:p>&lt;TXNSTATUS&gt;250&lt;/TXNSTATUS&gt;</text:p>
            <text:p>&lt;TRID&gt;999800170201907040146D29499&lt;/TRID&gt;</text:p>
            <text:p>&lt;MESSAGE&gt;Dear customer. You have initiated the payment of MK 1000.00 to GOTVNEW in reference to 0120031071679. Bal:MK 747462.14. Trans ID: MP190710.1329.C00002 REFERENCE NO :0120031071679&lt;/MESSAGE&gt;</text:p>
            <text:p>&lt;IVR-RESPONSE&gt;250##&lt;/IVR-RESPONSE&gt;</text:p>
            <text:p>&lt;/COMMAND&gt;</text:p>
          </table:table-cell>
          <table:table-cell table:number-columns-repeated="16381"/>
        </table:table-row>
        <table:table-row table:style-name="ro12">
          <table:table-cell office:value-type="string" table:style-name="ce9">
            <text:p>SRWB</text:p>
          </table:table-cell>
          <table:table-cell office:value-type="string" table:style-name="ce16">
            <text:p>&lt;COMMAND&gt;</text:p>
            <text:p>&lt;BPROVIDER&gt;101&lt;/BPROVIDER&gt;</text:p>
            <text:p>&lt;REFERENCE_NO&gt;37152935534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N&lt;/STORE_FAV_MESSAGE&gt;</text:p>
            <text:p>&lt;SNDINSTRUMENT&gt;12&lt;/SNDINSTRUMENT&gt;</text:p>
            <text:p>&lt;MSISDN2&gt;999901927&lt;/MSISDN2&gt;</text:p>
            <text:p>&lt;language&gt;en&lt;/language&gt;</text:p>
            <text:p>&lt;PROVIDER&gt;101&lt;/PROVIDER&gt;</text:p>
            <text:p>&lt;SERVICE_NAME&gt;SRWB&lt;/SERVICE_NAME&gt;</text:p>
            <text:p>&lt;RCVPROVIDER&gt;101&lt;/RCVPROVIDER&gt;</text:p>
            <text:p>&lt;MSISDN&gt;995213302&lt;/MSISDN&gt;</text:p>
            <text:p>&lt;TRID&gt;991270363201907050940D1909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531.C00028&lt;/TXNID&gt;</text:p>
            <text:p>&lt;TXNSTATUS&gt;200&lt;/TXNSTATUS&gt;</text:p>
            <text:p>&lt;TRID&gt;991270363201907050940D1909&lt;/TRID&gt;</text:p>
            <text:p>&lt;MESSAGE&gt;Dear customer you have paid MK 500.00 to</text:p>
            <text:p>MARTIN in reference to 37152935534. Bal:MK 764762.14. Trans ID: MP190709.1531.C00028 REFERENCE NO :37152935534&lt;/MESSAGE&gt;</text:p>
            <text:p>&lt;IVR-RESPONSE&gt;9014_MERCODE#999901927|500.00|0.00|0.00|MP190709.1531.C00028|764762.14#&lt;/IVR-RESPONSE&gt;</text:p>
            <text:p>&lt;/COMMAND&gt;</text:p>
          </table:table-cell>
          <table:table-cell table:number-columns-repeated="16381"/>
        </table:table-row>
        <table:table-row table:style-name="ro12">
          <table:table-cell office:value-type="string" table:style-name="ce9">
            <text:p>GOTV</text:p>
          </table:table-cell>
          <table:table-cell office:value-type="string" table:style-name="ce16">
            <text:p>&lt;COMMAND&gt;</text:p>
            <text:p>&lt;BPROVIDER&gt;101&lt;/BPROVIDER&gt;</text:p>
            <text:p>&lt;REFERENCE_NO&gt;462264759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850&lt;/AMOUNT&gt;</text:p>
            <text:p>&lt;STORE_FAV_MESSAGE&gt;N&lt;/STORE_FAV_MESSAGE&gt;</text:p>
            <text:p>&lt;SNDINSTRUMENT&gt;12&lt;/SNDINSTRUMENT&gt;</text:p>
            <text:p>&lt;MSISDN2&gt;999901943&lt;/MSISDN2&gt;</text:p>
            <text:p>&lt;language&gt;en&lt;/language&gt;</text:p>
            <text:p>&lt;PROVIDER&gt;101&lt;/PROVIDER&gt;</text:p>
            <text:p>&lt;SERVICE_NAME&gt;GOTV&lt;/SERVICE_NAME&gt;</text:p>
            <text:p>&lt;RCVPROVIDER&gt;101&lt;/RCVPROVIDER&gt;</text:p>
            <text:p>&lt;MSISDN&gt;995213302&lt;/MSISDN&gt;</text:p>
            <text:p>&lt;TRID&gt;991184888201907041648D34843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10.0626.C00042&lt;/TXNID&gt;</text:p>
            <text:p>&lt;TXNSTATUS&gt;250&lt;/TXNSTATUS&gt;</text:p>
            <text:p>&lt;TRID&gt;991184888201907041648D34843&lt;/TRID&gt;</text:p>
            <text:p>&lt;MESSAGE&gt;Dear customer. You have initiated the payment of MK 850.00 to GOTVNEW in reference to 4622647592. Bal:MK 753062.14. Trans ID: MP190710.0626.C00042 REFERENCE NO :4622647592&lt;/MESSAGE&gt;</text:p>
            <text:p>&lt;IVR-RESPONSE&gt;250##&lt;/IVR-RESPONSE&gt;</text:p>
            <text:p>&lt;/COMMAND&gt;</text:p>
          </table:table-cell>
          <table:table-cell table:number-columns-repeated="16381"/>
        </table:table-row>
        <table:table-row table:style-name="ro12">
          <table:table-cell office:value-type="string" table:style-name="ce9">
            <text:p>DSTV</text:p>
          </table:table-cell>
          <table:table-cell office:value-type="string" table:style-name="ce16">
            <text:p>Have not got Request</text:p>
          </table:table-cell>
          <table:table-cell table:style-name="ce9"/>
          <table:table-cell table:number-columns-repeated="16381"/>
        </table:table-row>
        <table:table-row table:style-name="ro12">
          <table:table-cell office:value-type="string" table:style-name="ce9">
            <text:p>KWESE</text:p>
          </table:table-cell>
          <table:table-cell office:value-type="string" table:style-name="ce16">
            <text:p>&lt;COMMAND&gt;</text:p>
            <text:p>&lt;KWESE_PAYMENT_CODE&gt;000101&lt;/KWESE_PAYMENT_CODE&gt;</text:p>
            <text:p>&lt;BPROVIDER&gt;101&lt;/BPROVIDER&gt;</text:p>
            <text:p>&lt;REFERENCE_NO&gt;26500002367&lt;/REFERENCE_NO&gt;</text:p>
            <text:p>&lt;KWESE_VENDOR_API_KEY&gt;26e1bec21a2241686974afd3384f73a6e14ea532dbb0c2e2cea3a135f4e2c3d2&lt;/KWESE_VENDOR_API_KEY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KWESE_CURRENCY&gt;MW&lt;/KWESE_CURRENCY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N&lt;/STORE_FAV_MESSAGE&gt;</text:p>
            <text:p>&lt;SNDINSTRUMENT&gt;12&lt;/SNDINSTRUMENT&gt;</text:p>
            <text:p>&lt;interface_txn_id&gt;900085095788&lt;/interface_txn_id&gt;</text:p>
            <text:p>&lt;MSISDN2&gt;999901037&lt;/MSISDN2&gt;</text:p>
            <text:p>&lt;language&gt;en&lt;/language&gt;</text:p>
            <text:p>&lt;PROVIDER&gt;101&lt;/PROVIDER&gt;</text:p>
            <text:p>&lt;SERVICE_NAME&gt;KWESETV&lt;/SERVICE_NAME&gt;</text:p>
            <text:p>&lt;RCVPROVIDER&gt;101&lt;/RCVPROVIDER&gt;</text:p>
            <text:p>&lt;MSISDN&gt;995213302&lt;/MSISDN&gt;</text:p>
            <text:p>&lt;KWESE_VENDOR_CODE&gt;ARTMWBPPT&lt;/KWESE_VENDOR_CODE&gt;</text:p>
            <text:p>&lt;TRID&gt;995471801201907011945D19574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10.1009.C00045&lt;/TXNID&gt;</text:p>
            <text:p>&lt;TXNSTATUS&gt;250&lt;/TXNSTATUS&gt;</text:p>
            <text:p>&lt;TRID&gt;995471801201907011945D19574&lt;/TRID&gt;</text:p>
            <text:p>&lt;MESSAGE&gt;Dear customer. You have initiated the payment of MK 1000.00 to KWESETV in reference to 26500002367. Bal:MK 751062.14. Trans ID: MP190710.1009.C00045 REFERENCE NO :26500002367&lt;/MESSAGE&gt;</text:p>
            <text:p>&lt;IVR-RESPONSE&gt;250##&lt;/IVR-RESPONSE&gt;</text:p>
            <text:p>&lt;/COMMAND&gt;</text:p>
          </table:table-cell>
          <table:table-cell table:number-columns-repeated="16381"/>
        </table:table-row>
        <table:table-row table:style-name="ro12">
          <table:table-cell office:value-type="string" table:style-name="ce9">
            <text:p>NICO</text:p>
          </table:table-cell>
          <table:table-cell office:value-type="string" table:style-name="ce16">
            <text:p>&lt;COMMAND&gt;</text:p>
            <text:p>&lt;BPROVIDER&gt;101&lt;/BPROVIDER&gt;</text:p>
            <text:p>&lt;REFERENCE_NO&gt;014348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550&lt;/AMOUNT&gt;</text:p>
            <text:p>&lt;SNDINSTRUMENT&gt;12&lt;/SNDINSTRUMENT&gt;</text:p>
            <text:p>&lt;MSISDN2&gt;999901021&lt;/MSISDN2&gt;</text:p>
            <text:p>&lt;language&gt;en&lt;/language&gt;</text:p>
            <text:p>&lt;PROVIDER&gt;101&lt;/PROVIDER&gt;</text:p>
            <text:p>&lt;RCVPROVIDER&gt;101&lt;/RCVPROVIDER&gt;</text:p>
            <text:p>&lt;MSISDN&gt;995213302&lt;/MSISDN&gt;</text:p>
            <text:p>&lt;TRID&gt;997570920201907051341G86508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529.C00027&lt;/TXNID&gt;</text:p>
            <text:p>&lt;TXNSTATUS&gt;200&lt;/TXNSTATUS&gt;</text:p>
            <text:p>&lt;TRID&gt;997570920201907051341G86508&lt;/TRID&gt;</text:p>
            <text:p>&lt;MESSAGE&gt;Dear customer you have paid MK 1550.00 to</text:p>
            <text:p>TEST in reference to 014348. Bal:MK 765262.14. Trans ID: MP190709.1529.C00027 REFERENCE NO :014348&lt;/MESSAGE&gt;</text:p>
            <text:p>&lt;IVR-RESPONSE&gt;9014_MERCODE#999901021|1550.00|0.00|0.00|MP190709.1529.C00027|765262.14#&lt;/IVR-RESPONSE&gt;</text:p>
            <text:p>&lt;/COMMAND&gt;</text:p>
          </table:table-cell>
          <table:table-cell table:number-columns-repeated="16381"/>
        </table:table-row>
        <table:table-row table:style-name="ro12">
          <table:table-cell office:value-type="string" table:style-name="ce9">
            <text:p>UGI</text:p>
          </table:table-cell>
          <table:table-cell office:value-type="string" table:style-name="ce16">
            <text:p>Have not got Request</text:p>
          </table:table-cell>
          <table:table-cell table:style-name="ce9"/>
          <table:table-cell table:number-columns-repeated="16381"/>
        </table:table-row>
        <table:table-row table:style-name="ro12">
          <table:table-cell office:value-type="string" table:style-name="ce9">
            <text:p>SMILE LIFE</text:p>
          </table:table-cell>
          <table:table-cell office:value-type="string" table:style-name="ce16">
            <text:p>&lt;COMMAND&gt;</text:p>
            <text:p>&lt;BPROVIDER&gt;101&lt;/BPROVIDER&gt;</text:p>
            <text:p>&lt;REFERENCE_NO&gt;37152935534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N&lt;/STORE_FAV_MESSAGE&gt;</text:p>
            <text:p>&lt;SNDINSTRUMENT&gt;12&lt;/SNDINSTRUMENT&gt;</text:p>
            <text:p>&lt;MSISDN2&gt;999901906&lt;/MSISDN2&gt;</text:p>
            <text:p>&lt;language&gt;en&lt;/language&gt;</text:p>
            <text:p>&lt;PROVIDER&gt;101&lt;/PROVIDER&gt;</text:p>
            <text:p>&lt;SERVICE_NAME&gt;SRWB&lt;/SERVICE_NAME&gt;</text:p>
            <text:p>&lt;RCVPROVIDER&gt;101&lt;/RCVPROVIDER&gt;</text:p>
            <text:p>&lt;MSISDN&gt;995213302&lt;/MSISDN&gt;</text:p>
            <text:p>&lt;TRID&gt;991270363201907050940D1909&lt;/TRID&gt;</text:p>
            <text:p>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518.C00020&lt;/TXNID&gt;</text:p>
            <text:p>&lt;TXNSTATUS&gt;200&lt;/TXNSTATUS&gt;</text:p>
            <text:p>&lt;TRID&gt;991270363201907050940D1909&lt;/TRID&gt;</text:p>
            <text:p>&lt;MESSAGE&gt;Dear customer you have paid MK 500.00 to</text:p>
            <text:p>SMILE in reference to 37152935534. Bal:MK 767812.14. Trans ID: MP190709.1518.C00020 REFERENCE NO :37152935534&lt;/MESSAGE&gt;</text:p>
            <text:p>&lt;IVR-RESPONSE&gt;9014_MERCODE#999901906|500.00|0.00|0.00|MP190709.1518.C00020|767812.14#&lt;/IVR-RESPONSE&gt;</text:p>
            <text:p>&lt;/COMMAND&gt;</text:p>
          </table:table-cell>
          <table:table-cell table:number-columns-repeated="16381"/>
        </table:table-row>
        <table:table-row table:style-name="ro12">
          <table:table-cell office:value-type="string" table:style-name="ce9">
            <text:p>OLD MUTUAL</text:p>
          </table:table-cell>
          <table:table-cell office:value-type="string" table:style-name="ce16">
            <text:p>Have not got Request</text:p>
          </table:table-cell>
          <table:table-cell table:style-name="ce9"/>
          <table:table-cell table:number-columns-repeated="16381"/>
        </table:table-row>
        <table:table-row table:style-name="ro12">
          <table:table-cell office:value-type="string" table:style-name="ce9">
            <text:p>FINCA</text:p>
          </table:table-cell>
          <table:table-cell office:value-type="string" table:style-name="ce16">
            <text:p>&lt;COMMAND&gt;</text:p>
            <text:p>&lt;BPROVIDER&gt;101&lt;/BPROVIDER&gt;</text:p>
            <text:p>&lt;REFERENCE_NO&gt;37152935534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N&lt;/STORE_FAV_MESSAGE&gt;</text:p>
            <text:p>&lt;SNDINSTRUMENT&gt;12&lt;/SNDINSTRUMENT&gt;</text:p>
            <text:p>&lt;MSISDN2&gt;999901055&lt;/MSISDN2&gt;</text:p>
            <text:p>&lt;language&gt;en&lt;/language&gt;</text:p>
            <text:p>&lt;PROVIDER&gt;101&lt;/PROVIDER&gt;</text:p>
            <text:p>&lt;SERVICE_NAME&gt;SRWB&lt;/SERVICE_NAME&gt;</text:p>
            <text:p>&lt;RCVPROVIDER&gt;101&lt;/RCVPROVIDER&gt;</text:p>
            <text:p>&lt;MSISDN&gt;995213302&lt;/MSISDN&gt;</text:p>
            <text:p>&lt;TRID&gt;991270363201907050940D1909&lt;/TRID&gt;</text:p>
            <text:p>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519.C00021&lt;/TXNID&gt;</text:p>
            <text:p>&lt;TXNSTATUS&gt;200&lt;/TXNSTATUS&gt;</text:p>
            <text:p>&lt;TRID&gt;991270363201907050940D1909&lt;/TRID&gt;</text:p>
            <text:p>&lt;MESSAGE&gt;Dear customer you have paid MK 500.00 to</text:p>
            <text:p>FINCA in reference to 37152935534. Bal:MK 767312.14. Trans ID: MP190709.1519.C00021 REFERENCE NO :37152935534&lt;/MESSAGE&gt;</text:p>
            <text:p>&lt;IVR-RESPONSE&gt;9014_MERCODE#999901055|500.00|0.00|0.00|MP190709.1519.C00021|767312.14#&lt;/IVR-RESPONSE&gt;</text:p>
            <text:p>&lt;/COMMAND&gt;</text:p>
          </table:table-cell>
          <table:table-cell table:number-columns-repeated="16381"/>
        </table:table-row>
        <table:table-row table:style-name="ro12">
          <table:table-cell office:value-type="string" table:style-name="ce9">
            <text:p>FINCOOP</text:p>
          </table:table-cell>
          <table:table-cell office:value-type="string" table:style-name="ce16">
            <text:p>&lt;COMMAND&gt;</text:p>
            <text:p>&lt;BPROVIDER&gt;101&lt;/BPROVIDER&gt;</text:p>
            <text:p>&lt;REFERENCE_NO&gt;37152935534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N&lt;/STORE_FAV_MESSAGE&gt;</text:p>
            <text:p>&lt;SNDINSTRUMENT&gt;12&lt;/SNDINSTRUMENT&gt;</text:p>
            <text:p>&lt;MSISDN2&gt;996100020&lt;/MSISDN2&gt;</text:p>
            <text:p>&lt;language&gt;en&lt;/language&gt;</text:p>
            <text:p>&lt;PROVIDER&gt;101&lt;/PROVIDER&gt;</text:p>
            <text:p>&lt;SERVICE_NAME&gt;SRWB&lt;/SERVICE_NAME&gt;</text:p>
            <text:p>&lt;RCVPROVIDER&gt;101&lt;/RCVPROVIDER&gt;</text:p>
            <text:p>&lt;MSISDN&gt;995213302&lt;/MSISDN&gt;</text:p>
            <text:p>&lt;TRID&gt;991270363201907050940D1909&lt;/TRID&gt;</text:p>
            <text:p>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539.C00033&lt;/TXNID&gt;</text:p>
            <text:p>&lt;TXNSTATUS&gt;200&lt;/TXNSTATUS&gt;</text:p>
            <text:p>&lt;TRID&gt;991270363201907050940D1909&lt;/TRID&gt;</text:p>
            <text:p>&lt;MESSAGE&gt;Dear customer you have paid MK 500.00 to</text:p>
            <text:p>BLESSINGS in reference to 37152935534. Bal:MK 755762.14. Trans ID: MP190709.1539.C00033 REFERENCE NO :37152935534&lt;/MESSAGE&gt;</text:p>
            <text:p>&lt;IVR-RESPONSE&gt;9014_MERCODE#996100020|500.00|0.00|0.00|MP190709.1539.C00033|755762.14#&lt;/IVR-RESPONSE&gt;</text:p>
            <text:p>&lt;/COMMAND&gt;</text:p>
          </table:table-cell>
          <table:table-cell table:number-columns-repeated="16381"/>
        </table:table-row>
        <table:table-row table:style-name="ro12">
          <table:table-cell office:value-type="string" table:style-name="ce9">
            <text:p>GETBUCKS</text:p>
          </table:table-cell>
          <table:table-cell office:value-type="string" table:style-name="ce16">
            <text:p>&lt;COMMAND&gt;</text:p>
            <text:p>&lt;BPROVIDER&gt;101&lt;/BPROVIDER&gt;</text:p>
            <text:p>&lt;REFERENCE_NO&gt;2200798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6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TORE_FAV_MESSAGE&gt;Y&lt;/STORE_FAV_MESSAGE&gt;</text:p>
            <text:p>&lt;SNDINSTRUMENT&gt;12&lt;/SNDINSTRUMENT&gt;</text:p>
            <text:p>&lt;MSISDN2&gt;999901924&lt;/MSISDN2&gt;</text:p>
            <text:p>&lt;language&gt;en&lt;/language&gt;</text:p>
            <text:p>&lt;PROVIDER&gt;101&lt;/PROVIDER&gt;</text:p>
            <text:p>&lt;SERVICE_NAME&gt;LWB&lt;/SERVICE_NAME&gt;</text:p>
            <text:p>&lt;RCVPROVIDER&gt;101&lt;/RCVPROVIDER&gt;</text:p>
            <text:p>&lt;MSISDN&gt;995213302&lt;/MSISDN&gt;</text:p>
            <text:p>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523.C00022&lt;/TXNID&gt;</text:p>
            <text:p>&lt;TXNSTATUS&gt;200&lt;/TXNSTATUS&gt;</text:p>
            <text:p>&lt;TRID&gt;995213302201907091523C0183&lt;/TRID&gt;</text:p>
            <text:p>&lt;MESSAGE&gt;Dear customer you have paid MK 500.00 to</text:p>
            <text:p>LILONGWE WATER BOARD in reference to 2200798. Bal:MK 766812.14. Trans ID: MP190709.1523.C00022 REFERENCE NO :2200798&lt;/MESSAGE&gt;</text:p>
            <text:p>&lt;IVR-RESPONSE&gt;9014_MERCODE#999901924|500.00|0.00|0.00|MP190709.1523.C00022|766812.14#&lt;/IVR-RESPONSE&gt;</text:p>
            <text:p>&lt;/COMMAND&gt;</text:p>
          </table:table-cell>
          <table:table-cell table:number-columns-repeated="16381"/>
        </table:table-row>
        <table:table-row table:style-name="ro12">
          <table:table-cell office:value-type="string" table:style-name="ce9">
            <text:p>BLUE</text:p>
          </table:table-cell>
          <table:table-cell office:value-type="string" table:style-name="ce16">
            <text:p>Have not got Request</text:p>
          </table:table-cell>
          <table:table-cell table:style-name="ce9"/>
          <table:table-cell table:number-columns-repeated="16381"/>
        </table:table-row>
        <table:table-row table:style-name="ro12">
          <table:table-cell office:value-type="string" table:style-name="ce9">
            <text:p>EPIC</text:p>
          </table:table-cell>
          <table:table-cell office:value-type="string" table:style-name="ce16">
            <text:p>Have not got Request</text:p>
          </table:table-cell>
          <table:table-cell table:style-name="ce9"/>
          <table:table-cell table:number-columns-repeated="16381"/>
        </table:table-row>
        <table:table-row table:style-name="ro12">
          <table:table-cell office:value-type="string" table:style-name="ce9">
            <text:p>CARE</text:p>
          </table:table-cell>
          <table:table-cell office:value-type="string" table:style-name="ce16">
            <text:p>Have not got Request</text:p>
          </table:table-cell>
          <table:table-cell table:style-name="ce9"/>
          <table:table-cell table:number-columns-repeated="16381"/>
        </table:table-row>
        <table:table-row table:style-name="ro12">
          <table:table-cell office:value-type="string" table:style-name="ce9">
            <text:p>METROPOLITAN HEALTH</text:p>
          </table:table-cell>
          <table:table-cell office:value-type="string" table:style-name="ce16">
            <text:p>Have not got Request</text:p>
          </table:table-cell>
          <table:table-cell table:style-name="ce9"/>
          <table:table-cell table:number-columns-repeated="16381"/>
        </table:table-row>
        <table:table-row table:number-rows-repeated="1048554" table:style-name="ro13">
          <table:table-cell table:number-columns-repeated="16384"/>
        </table:table-row>
      </table:table>
      <table:table table:name="BILLERS_ZM" table:style-name="ta3">
        <table:table-column table:style-name="co14" table:default-cell-style-name="ce35"/>
        <table:table-column table:style-name="co15" table:default-cell-style-name="ce1"/>
        <table:table-column table:style-name="co16" table:default-cell-style-name="ce1"/>
        <table:table-column table:style-name="co10" table:number-columns-repeated="16381" table:default-cell-style-name="ce1"/>
        <table:table-row table:style-name="ro14">
          <table:table-cell office:value-type="string" table:style-name="ce29">
            <text:p>Zambia Billers</text:p>
          </table:table-cell>
          <table:table-cell office:value-type="string" table:style-name="ce30">
            <text:p>STATUS(with Response)</text:p>
          </table:table-cell>
          <table:table-cell office:value-type="string" table:style-name="ce31">
            <text:p>REQUEST</text:p>
          </table:table-cell>
          <table:table-cell table:number-columns-repeated="16381"/>
        </table:table-row>
        <table:table-row table:style-name="ro15">
          <table:table-cell office:value-type="string" table:style-name="ce32">
            <text:p>Zesco Electricity Payment</text:p>
          </table:table-cell>
          <table:table-cell office:value-type="string" table:style-name="ce10">
            <text:p>&lt;?xml version="1.0"?&gt;</text:p>
            <text:p>&lt;COMMAND&gt;</text:p>
            <text:p>&lt;TYPE&gt;CMPRRESP&lt;/TYPE&gt;</text:p>
            <text:p>&lt;TXNID&gt;MP190729.0833.H00001&lt;/TXNID&gt;</text:p>
            <text:p>&lt;TXNSTATUS&gt;09989&lt;/TXNSTATUS&gt;</text:p>
            <text:p>&lt;TRID&gt;971255490201907290833H0055&lt;/TRID&gt;</text:p>
            <text:p>&lt;MESSAGE&gt;Transaction Failed with TXN Id : MP190729.0833.H00001, Transaction is not completed due to some technical problem.Please Try again later REFERENCE NO :07073344967&lt;/MESSAGE&gt;</text:p>
            <text:p>&lt;IVR-RESPONSE&gt;09989##&lt;/IVR-RESPONSE&gt;</text:p>
            <text:p>&lt;/COMMAND&gt;</text:p>
            <text:p/>
            <text:p/>
          </table:table-cell>
          <table:table-cell office:value-type="string" table:style-name="ce16">
            <text:p>&lt;COMMAND&gt;</text:p>
            <text:p>&lt;AMOUNT&gt;800&lt;/AMOUNT&gt;</text:p>
            <text:p>&lt;BPROVIDER&gt;101&lt;/BPROVIDER&gt;</text:p>
            <text:p>&lt;LANGUAGE2&gt;1&lt;/LANGUAGE2&gt;</text:p>
            <text:p>&lt;MSISDN&gt;971255490&lt;/MSISDN&gt;</text:p>
            <text:p>&lt;NICKNAME&gt;ZESCOPP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07073344967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16">
          <table:table-cell office:value-type="string" table:style-name="ce32">
            <text:p>Vitalite Solar Payments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627.0819.H00011&lt;/TXNID&gt;</text:p>
            <text:p>&lt;TXNSTATUS&gt;200&lt;/TXNSTATUS&gt;</text:p>
            <text:p>&lt;TRID&gt;975031664201906270819H0728&lt;/TRID&gt;</text:p>
            <text:p>&lt;MESSAGE&gt;Txn. ID : MP190627.0819.H00011. Payment to VITALITE Account 123 of ZMW 10.00 is successful. Your Airtel Money balance is ZMW 190.00 REFERENCE NO :123&lt;/MESSAGE&gt;</text:p>
            <text:p>&lt;IVR-RESPONSE&gt;9014_MERCODE#972318235|10.00|0.00|0.00|MP190627.0819.H00011|190.00#&lt;/IVR-RESPONSE&gt;</text:p>
            <text:p>&lt;/COMMAND&gt;</text:p>
          </table:table-cell>
          <table:table-cell office:value-type="string" table:style-name="ce16">
            <text:p>&lt;COMMAND&gt;</text:p>
            <text:p>&lt;AMOUNT&gt;10&lt;/AMOUNT&gt;</text:p>
            <text:p>&lt;BPROVIDER&gt;101&lt;/BPROVIDER&gt;</text:p>
            <text:p>&lt;LANGUAGE2&gt;1&lt;/LANGUAGE2&gt;</text:p>
            <text:p>&lt;MSISDN&gt;975031664&lt;/MSISDN&gt;</text:p>
            <text:p>&lt;NICKNAME&gt;VITALITE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5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123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17">
          <table:table-cell office:value-type="string" table:style-name="ce32">
            <text:p>DSTV</text:p>
          </table:table-cell>
          <table:table-cell office:value-type="string" table:style-name="ce8">
            <text:p>&lt;?xml version="1.0"?&gt;</text:p>
            <text:p>&lt;COMMAND&gt;</text:p>
            <text:p>&lt;TYPE&gt;CMPRRESP&lt;/TYPE&gt;</text:p>
            <text:p>&lt;TXNID&gt;MP190725.1323.H00005&lt;/TXNID&gt;</text:p>
            <text:p>&lt;TXNSTATUS&gt;200&lt;/TXNSTATUS&gt;</text:p>
            <text:p>&lt;TRID&gt;973099495201907251323H0069&lt;/TRID&gt;</text:p>
            <text:p>&lt;MESSAGE&gt;Txn. ID : MP190725.1323.H00005. Payment to DSTV Account 4273577315 of ZMW 10.00 is successful. Your Airtel Money balance is ZMW 93154.00 REFERENCE NO :4273577315&lt;/MESSAGE&gt;</text:p>
            <text:p>&lt;IVR-RESPONSE&gt;9014_MERCODE#889308559|10.00|0.00|0.00|MP190725.1323.H00005|93154.00#&lt;/IVR-RESPONSE&gt;</text:p>
            <text:p>&lt;/COMMAND&gt;</text:p>
          </table:table-cell>
          <table:table-cell office:value-type="string" table:style-name="ce16">
            <text:p>&lt;COMMAND&gt;</text:p>
            <text:p>&lt;AMOUNT&gt;10&lt;/AMOUNT&gt;</text:p>
            <text:p>&lt;BPROVIDER&gt;101&lt;/BPROVIDER&gt;</text:p>
            <text:p>&lt;LANGUAGE2&gt;1&lt;/LANGUAGE2&gt;</text:p>
            <text:p>&lt;MSISDN&gt;973099495&lt;/MSISDN&gt;</text:p>
            <text:p>&lt;NEXT&gt;1&lt;/NEXT&gt;</text:p>
            <text:p>&lt;NICKNAME&gt;DSTV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3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4273577315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18">
          <table:table-cell office:value-type="string" table:style-name="ce32">
            <text:p>Muvi TV</text:p>
          </table:table-cell>
          <table:table-cell office:value-type="string" table:style-name="ce8">
            <text:p>&lt;?xml version="1.0"?&gt;</text:p>
            <text:p>&lt;COMMAND&gt;</text:p>
            <text:p>&lt;TYPE&gt;CMPRRESP&lt;/TYPE&gt;</text:p>
            <text:p>&lt;TXNID&gt;MP190725.0941.H00003&lt;/TXNID&gt;</text:p>
            <text:p>&lt;TXNSTATUS&gt;200&lt;/TXNSTATUS&gt;</text:p>
            <text:p>&lt;TRID&gt;971255490201907250941H0065&lt;/TRID&gt;</text:p>
            <text:p>&lt;MESSAGE&gt;Txn. ID : MP190725.0941.H00003. Payment to MUVITV1 Account 20399166105 of ZMW 100.00 is successful. Your Airtel Money balance is ZMW 564532579.95 REFERENCE NO :20399166105&lt;/MESSAGE&gt;</text:p>
            <text:p>&lt;IVR-RESPONSE&gt;9014_MERCODE#970011223|100.00|0.00|0.00|MP190725.0941.H00003|564532579.95#&lt;/IVR-RESPONSE&gt;</text:p>
            <text:p>&lt;/COMMAND&gt;</text:p>
          </table:table-cell>
          <table:table-cell office:value-type="string" table:style-name="ce16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5031664&lt;/MSISDN&gt;</text:p>
            <text:p>&lt;NEXT&gt;1&lt;/NEXT&gt;</text:p>
            <text:p>&lt;NICKNAME&gt;MUVITV1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5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20399166105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18">
          <table:table-cell office:value-type="string" table:style-name="ce32">
            <text:p>Zuku TV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627.0825.H00017&lt;/TXNID&gt;</text:p>
            <text:p>&lt;TXNSTATUS&gt;200&lt;/TXNSTATUS&gt;</text:p>
            <text:p>&lt;TRID&gt;975031664201906270825H0741&lt;/TRID&gt;</text:p>
            <text:p>&lt;MESSAGE&gt;Txn. ID : MP190627.0825.H00017. Payment to ZUKU Account 900032 of ZMW 100.00 is successful. Your Airtel Money balance is ZMW 89.00 REFERENCE NO :900032&lt;/MESSAGE&gt;</text:p>
            <text:p>&lt;IVR-RESPONSE&gt;9014_MERCODE#979068617|100.00|1.00|0.00|MP190627.0825.H00017|89.00#&lt;/IVR-RESPONSE&gt;</text:p>
            <text:p>&lt;/COMMAND&gt;</text:p>
          </table:table-cell>
          <table:table-cell office:value-type="string" table:style-name="ce9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5031664&lt;/MSISDN&gt;</text:p>
            <text:p>&lt;NEXT&gt;1&lt;/NEXT&gt;</text:p>
            <text:p>&lt;NICKNAME&gt;ZUKU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4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900032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19">
          <table:table-cell office:value-type="string" table:style-name="ce32">
            <text:p>Kwese TV</text:p>
          </table:table-cell>
          <table:table-cell office:value-type="string" table:style-name="ce12">
            <text:p>&lt;?xml version="1.0"?&gt;</text:p>
            <text:p>&lt;COMMAND&gt;</text:p>
            <text:p>&lt;TYPE&gt;CMPRRESP&lt;/TYPE&gt;</text:p>
            <text:p>&lt;TXNID&gt;MP190729.0935.H00010&lt;/TXNID&gt;</text:p>
            <text:p>&lt;TXNSTATUS&gt;250&lt;/TXNSTATUS&gt;</text:p>
            <text:p>&lt;TRID&gt;971255490201907290935H0280&lt;/TRID&gt;</text:p>
            <text:p>&lt;MESSAGE&gt;Trans Id:MP190729.0935.H00010 Payment to KWESE is in progress. Transaction Amt:100.00 ZMW. Your balance is :564525374.95 ZMW REFERENCE NO :09876543&lt;/MESSAGE&gt;</text:p>
            <text:p>&lt;IVR-RESPONSE&gt;250##&lt;/IVR-RESPONSE&gt;</text:p>
            <text:p>&lt;/COMMAND&gt;</text:p>
          </table:table-cell>
          <table:table-cell office:value-type="string" table:style-name="ce9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1255490&lt;/MSISDN&gt;</text:p>
            <text:p>&lt;NEXT&gt;1&lt;/NEXT&gt;</text:p>
            <text:p>&lt;NICKNAME&gt;KWESE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09876543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20">
          <table:table-cell office:value-type="string" table:style-name="ce32">
            <text:p><text:s/>Lusaka Water Prepaid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409.H00017&lt;/TXNID&gt;</text:p>
            <text:p>&lt;TXNSTATUS&gt;200&lt;/TXNSTATUS&gt;</text:p>
            <text:p>&lt;TRID&gt;971255490201907091409H0147&lt;/TRID&gt;</text:p>
            <text:p>&lt;MESSAGE&gt;Txn. ID : MP190709.1409.H00017. Payment to LWSC Account 5057557 of ZMW 100.00 is successful. Your Airtel Money balance is ZMW 564543312.45 REFERENCE NO :5057557&lt;/MESSAGE&gt;</text:p>
            <text:p>&lt;IVR-RESPONSE&gt;9014_MERCODE#979308587|100.00|1.00|0.00|MP190709.1409.H00017|564543312.45#&lt;/IVR-RESPONSE&gt;</text:p>
            <text:p>&lt;/COMMAND&gt;</text:p>
          </table:table-cell>
          <table:table-cell office:value-type="string" table:style-name="ce9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5031664&lt;/MSISDN&gt;</text:p>
            <text:p>&lt;NEXT&gt;1&lt;/NEXT&gt;</text:p>
            <text:p>&lt;NICKNAME&gt;LWSC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5057557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21">
          <table:table-cell office:value-type="string" table:style-name="ce32">
            <text:p>Nkana Water</text:p>
          </table:table-cell>
          <table:table-cell office:value-type="string" table:style-name="ce8">
            <text:p>&lt;?xml version="1.0"?&gt;</text:p>
            <text:p>&lt;COMMAND&gt;</text:p>
            <text:p>&lt;TYPE&gt;CMPRRESP&lt;/TYPE&gt;</text:p>
            <text:p>&lt;TXNID&gt;MP190725.0955.H00003&lt;/TXNID&gt;</text:p>
            <text:p>&lt;TXNSTATUS&gt;200&lt;/TXNSTATUS&gt;</text:p>
            <text:p>&lt;TRID&gt;971255490201907250955H0056&lt;/TRID&gt;</text:p>
            <text:p>&lt;MESSAGE&gt;Txn. ID : MP190725.0955.H00003. Payment to NORTHWEST Account 120019050018 of ZMW 100.00 is successful. Your Airtel Money balance is ZMW 564532379.95 REFERENCE NO :120019050018&lt;/MESSAGE&gt;</text:p>
            <text:p>&lt;IVR-RESPONSE&gt;9014_MERCODE#979986990|100.00|0.00|0.00|MP190725.0955.H00003|564532379.95#&lt;/IVR-RESPONSE&gt;</text:p>
            <text:p>&lt;/COMMAND&gt;</text:p>
          </table:table-cell>
          <table:table-cell office:value-type="string" table:style-name="ce9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1255490&lt;/MSISDN&gt;</text:p>
            <text:p>&lt;NEXT&gt;1&lt;/NEXT&gt;</text:p>
            <text:p>&lt;NICKNAME&gt;NORTHWEST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120019050018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22">
          <table:table-cell office:value-type="string" table:style-name="ce32">
            <text:p>North Western Water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411.H00021&lt;/TXNID&gt;</text:p>
            <text:p>&lt;TXNSTATUS&gt;200&lt;/TXNSTATUS&gt;</text:p>
            <text:p>&lt;TRID&gt;971255490201907091411H0156&lt;/TRID&gt;</text:p>
            <text:p>&lt;MESSAGE&gt;Txn. ID : MP190709.1411.H00021. Payment to NORTHWEST Account MW1539 of ZMW 100.00 is successful. Your Airtel Money balance is ZMW 564543110.45 REFERENCE NO :MW1539&lt;/MESSAGE&gt;</text:p>
            <text:p>&lt;IVR-RESPONSE&gt;9014_MERCODE#979986990|100.00|1.00|0.00|MP190709.1411.H00021|564543110.45#&lt;/IVR-RESPONSE&gt;</text:p>
            <text:p>&lt;/COMMAND&gt;</text:p>
          </table:table-cell>
          <table:table-cell office:value-type="string" table:style-name="ce9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1255490&lt;/MSISDN&gt;</text:p>
            <text:p>&lt;NEXT&gt;1&lt;/NEXT&gt;</text:p>
            <text:p>&lt;NICKNAME&gt;NORTHWEST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MW1539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23">
          <table:table-cell office:value-type="string" table:style-name="ce32">
            <text:p>Eastern Water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412.H00022&lt;/TXNID&gt;</text:p>
            <text:p>&lt;TXNSTATUS&gt;200&lt;/TXNSTATUS&gt;</text:p>
            <text:p>&lt;TRID&gt;971255490201907091412H0162&lt;/TRID&gt;</text:p>
            <text:p>&lt;MESSAGE&gt;Txn. ID : MP190709.1412.H00022. Payment to EWSC Account 545478 of ZMW 100.00 is successful. Your Airtel Money balance is ZMW 564543009.45 REFERENCE NO :545478&lt;/MESSAGE&gt;</text:p>
            <text:p>&lt;IVR-RESPONSE&gt;9014_MERCODE#889000034|100.00|1.00|0.00|MP190709.1412.H00022|564543009.45#&lt;/IVR-RESPONSE&gt;</text:p>
            <text:p>&lt;/COMMAND&gt;</text:p>
          </table:table-cell>
          <table:table-cell office:value-type="string" table:style-name="ce9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1255490&lt;/MSISDN&gt;</text:p>
            <text:p>&lt;NEXT&gt;1&lt;/NEXT&gt;</text:p>
            <text:p>&lt;NICKNAME&gt;EWSC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545478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24">
          <table:table-cell office:value-type="string" table:style-name="ce32">
            <text:p>Kafubu Water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412.H00023&lt;/TXNID&gt;</text:p>
            <text:p>&lt;TXNSTATUS&gt;200&lt;/TXNSTATUS&gt;</text:p>
            <text:p>&lt;TRID&gt;971255490201907091412H0166&lt;/TRID&gt;</text:p>
            <text:p>&lt;MESSAGE&gt;Txn. ID : MP190709.1412.H00023. Payment to KAFUBU Account 213434 of ZMW 870.00 is successful. Your Airtel Money balance is ZMW 564542135.95 REFERENCE NO :213434&lt;/MESSAGE&gt;</text:p>
            <text:p>&lt;IVR-RESPONSE&gt;9014_MERCODE#889000030|870.00|3.50|0.00|MP190709.1412.H00023|564542135.95#&lt;/IVR-RESPONSE&gt;</text:p>
            <text:p>&lt;/COMMAND&gt;</text:p>
          </table:table-cell>
          <table:table-cell office:value-type="string" table:style-name="ce9">
            <text:p/>
            <text:p/>
            <text:p>&lt;COMMAND&gt;</text:p>
            <text:p>&lt;AMOUNT&gt;870&lt;/AMOUNT&gt;</text:p>
            <text:p>&lt;BPROVIDER&gt;101&lt;/BPROVIDER&gt;</text:p>
            <text:p>&lt;CORPORATEID&gt;KAFUBU&lt;/CORPORATEID&gt;</text:p>
            <text:p>&lt;LANGUAGE1&gt;1&lt;/LANGUAGE1&gt;</text:p>
            <text:p>&lt;LANGUAGE2&gt;1&lt;/LANGUAGE2&gt;</text:p>
            <text:p>&lt;MSISDN&gt;975031664&lt;/MSISDN&gt;</text:p>
            <text:p>&lt;NICKMSISDN&gt;889000030&lt;/NICKMSISDN&gt;</text:p>
            <text:p>&lt;NICKNAME&gt;KAFUBU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6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213434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25">
          <table:table-cell office:value-type="string" table:style-name="ce32">
            <text:p>Southern Water</text:p>
          </table:table-cell>
          <table:table-cell office:value-type="string" table:style-name="ce8">
            <text:p>&lt;?xml version="1.0"?&gt;</text:p>
            <text:p>&lt;COMMAND&gt;</text:p>
            <text:p>&lt;TYPE&gt;CMPRRESP&lt;/TYPE&gt;</text:p>
            <text:p>&lt;TXNID&gt;MP190725.0959.H00006&lt;/TXNID&gt;</text:p>
            <text:p>&lt;TXNSTATUS&gt;200&lt;/TXNSTATUS&gt;</text:p>
            <text:p>&lt;TRID&gt;971255490201907250959H0064&lt;/TRID&gt;</text:p>
            <text:p>&lt;MESSAGE&gt;Txn. ID : MP190725.0959.H00006. Payment to SWSC Account 65677567 of ZMW 100.00 is successful. Your Airtel Money balance is ZMW 564532179.95 REFERENCE NO :65677567&lt;/MESSAGE&gt;</text:p>
            <text:p>&lt;IVR-RESPONSE&gt;9014_MERCODE#889000046|100.00|0.00|0.00|MP190725.0959.H00006|564532179.95#&lt;/IVR-RESPONSE&gt;</text:p>
            <text:p>&lt;/COMMAND&gt;</text:p>
          </table:table-cell>
          <table:table-cell office:value-type="string" table:style-name="ce9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1255490&lt;/MSISDN&gt;</text:p>
            <text:p>&lt;NEXT&gt;1&lt;/NEXT&gt;</text:p>
            <text:p>&lt;NICKNAME&gt;SWSC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65677567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20">
          <table:table-cell office:value-type="string" table:style-name="ce32">
            <text:p>ZRA Domestic Tax-getPRN</text:p>
          </table:table-cell>
          <table:table-cell office:value-type="string" table:style-name="ce8">
            <text:p>&lt;?xml version="1.0"?&gt;</text:p>
            <text:p>&lt;COMMAND&gt;</text:p>
            <text:p>&lt;TYPE&gt;ZRAPRNREQ&lt;/TYPE&gt;</text:p>
            <text:p>&lt;TXNSTATUS&gt;200&lt;/TXNSTATUS&gt;</text:p>
            <text:p>&lt;TXNID&gt;XX190725.1609.H00054&lt;/TXNID&gt;</text:p>
            <text:p>&lt;MESSAGE&gt;SUCCESS&lt;/MESSAGE&gt;</text:p>
            <text:p>&lt;AMOUNTTOBEPAID&gt;50&lt;/AMOUNTTOBEPAID&gt;</text:p>
            <text:p>&lt;TIN&gt;1002716823&lt;/TIN&gt;</text:p>
            <text:p>&lt;TRID&gt;1002716823&lt;/TRID&gt;</text:p>
            <text:p>&lt;TAXPAYERNAME&gt;LAPTOP LIMITED&lt;/TAXPAYERNAME&gt;</text:p>
            <text:p>&lt;/COMMAND&gt;</text:p>
          </table:table-cell>
          <table:table-cell office:value-type="string" table:style-name="ce16">
            <text:p>&lt;COMMAND&gt;</text:p>
            <text:p>&lt;SNDINSTRUMENT&gt;12&lt;/SNDINSTRUMENT&gt;</text:p>
            <text:p>&lt;MSISDN&gt;971255490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PAYID2&gt;12&lt;/PAYID2&gt;</text:p>
            <text:p>&lt;PAYID1&gt;12&lt;/PAYID1&gt;</text:p>
            <text:p>&lt;PROVIDER1&gt;101&lt;/PROVIDER1&gt;</text:p>
            <text:p>&lt;PROVIDER2&gt;101&lt;/PROVIDER2&gt;</text:p>
            <text:p>&lt;PREV&gt;8&lt;/PREV&gt;</text:p>
            <text:p>&lt;RCVPROVIDER&gt;101&lt;/RCVPROVIDER&gt;</text:p>
            <text:p>&lt;PROVIDER&gt;101&lt;/PROVIDER&gt;</text:p>
            <text:p>&lt;BPROVIDER&gt;101&lt;/BPROVIDER&gt;</text:p>
            <text:p>&lt;TYPE&gt;ZRAPRNREQ&lt;/TYPE&gt;</text:p>
            <text:p>&lt;REFERENCE_NO&gt;919002143538&lt;/REFERENCE_NO&gt;</text:p>
            <text:p>&lt;/COMMAND&gt;</text:p>
          </table:table-cell>
          <table:table-cell table:number-columns-repeated="16381"/>
        </table:table-row>
        <table:table-row table:style-name="ro20">
          <table:table-cell office:value-type="string" table:style-name="ce32">
            <text:p>ZRA Domestic Tax</text:p>
          </table:table-cell>
          <table:table-cell office:value-type="string" table:style-name="ce8">
            <text:p>&lt;?xml version="1.0"?&gt;</text:p>
            <text:p>&lt;COMMAND&gt;</text:p>
            <text:p>&lt;TYPE&gt;CMPRRESP&lt;/TYPE&gt;</text:p>
            <text:p>&lt;TXNID&gt;MP190725.1617.H00033&lt;/TXNID&gt;</text:p>
            <text:p>&lt;TXNSTATUS&gt;200&lt;/TXNSTATUS&gt;</text:p>
            <text:p>&lt;TRID&gt;978981561201905091125H0122&lt;/TRID&gt;</text:p>
            <text:p>&lt;MESSAGE&gt;Txn. ID : MP190725.1617.H00033. Payment to ZRA Account 919002143538 of ZMW 50.00 is successful. Your Airtel Money balance is ZMW 564526384.95 REFERENCE NO :919002143538&lt;/MESSAGE&gt;</text:p>
            <text:p>&lt;IVR-RESPONSE&gt;9014_MERCODE#978104295|50.00|0.00|0.00|MP190725.1617.H00033|564526384.95#&lt;/IVR-RESPONSE&gt;</text:p>
            <text:p>&lt;/COMMAND&gt;</text:p>
          </table:table-cell>
          <table:table-cell office:value-type="string" table:style-name="ce16">
            <text:p>&lt;COMMAND&gt;</text:p>
            <text:p>&lt;SNDINSTRUMENT&gt;12&lt;/SNDINSTRUMENT&gt;</text:p>
            <text:p>&lt;MSISDN&gt;971255490&lt;/MSISDN&gt;</text:p>
            <text:p>&lt;SNDPROVIDER&gt;101&lt;/SNDPROVIDER&gt;</text:p>
            <text:p>&lt;taxPayerName&gt;LAPTOP LIMITED&lt;/taxPayerName&gt;</text:p>
            <text:p>&lt;language&gt;en&lt;/language&gt;</text:p>
            <text:p>&lt;RCVINSTRUMENT&gt;12&lt;/RCVINSTRUMENT&gt;</text:p>
            <text:p>&lt;LANGUAGE2&gt;1&lt;/LANGUAGE2&gt;</text:p>
            <text:p>&lt;LANGUAGE1&gt;1&lt;/LANGUAGE1&gt;</text:p>
            <text:p>&lt;PROVIDER1&gt;101&lt;/PROVIDER1&gt;</text:p>
            <text:p>&lt;PROVIDER2&gt;101&lt;/PROVIDER2&gt;</text:p>
            <text:p>&lt;AMOUNT&gt;50&lt;/AMOUNT&gt;</text:p>
            <text:p>&lt;tin&gt;1002716823&lt;/tin&gt;</text:p>
            <text:p>&lt;BPROVIDER&gt;101&lt;/BPROVIDER&gt;</text:p>
            <text:p>&lt;TYPE&gt;CMPREQ&lt;/TYPE&gt;</text:p>
            <text:p>&lt;PAYID&gt;12&lt;/PAYID&gt;</text:p>
            <text:p>&lt;PAYID2&gt;12&lt;/PAYID2&gt;</text:p>
            <text:p>&lt;PAYID1&gt;12&lt;/PAYID1&gt;</text:p>
            <text:p>&lt;NICKNAME&gt;ZRA&lt;/NICKNAME&gt;</text:p>
            <text:p>&lt;PIN&gt;1235&lt;/PIN&gt;</text:p>
            <text:p>&lt;RCVPROVIDER&gt;101</text:p>
            <text:p>&lt;/RCVPROVIDER&gt;</text:p>
            <text:p>&lt;PROVIDER&gt;101&lt;/PROVIDER&gt;</text:p>
            <text:p>&lt;REFERENCE_NO&gt;919002143538&lt;/REFERENCE_NO&gt;</text:p>
            <text:p>&lt;TRID&gt;978981561201905091125H0122&lt;/TRID&gt;</text:p>
            <text:p>&lt;/COMMAND&gt;</text:p>
          </table:table-cell>
          <table:table-cell table:number-columns-repeated="16381"/>
        </table:table-row>
        <table:table-row table:style-name="ro26">
          <table:table-cell office:value-type="string" table:style-name="ce32">
            <text:p>FISP</text:p>
          </table:table-cell>
          <table:table-cell office:value-type="string" table:style-name="ce19">
            <text:p>NA</text:p>
          </table:table-cell>
          <table:table-cell office:value-type="string" table:style-name="ce9">
            <text:p>NA</text:p>
          </table:table-cell>
          <table:table-cell table:number-columns-repeated="16381"/>
        </table:table-row>
        <table:table-row table:style-name="ro27">
          <table:table-cell office:value-type="string" table:style-name="ce32">
            <text:p>MLIFE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415.H00027&lt;/TXNID&gt;</text:p>
            <text:p>&lt;TXNSTATUS&gt;200&lt;/TXNSTATUS&gt;</text:p>
            <text:p>&lt;TRID&gt;971255490201907091415H0179&lt;/TRID&gt;</text:p>
            <text:p>&lt;MESSAGE&gt;Txn. ID : MP190709.1415.H00027. Payment to MLIFE Account 456789 of ZMW 100.00 is successful. Your Airtel Money balance is ZMW 564541933.95 REFERENCE NO :456789&lt;/MESSAGE&gt;</text:p>
            <text:p>&lt;IVR-RESPONSE&gt;9014_MERCODE#970099000|100.00|1.00|0.00|MP190709.1415.H00027|564541933.95#&lt;/IVR-RESPONSE&gt;</text:p>
            <text:p>&lt;/COMMAND&gt;</text:p>
          </table:table-cell>
          <table:table-cell office:value-type="string" table:style-name="ce16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5031664&lt;/MSISDN&gt;</text:p>
            <text:p>&lt;NEXT&gt;1&lt;/NEXT&gt;</text:p>
            <text:p>&lt;NICKNAME&gt;MLIFE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978981393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28">
          <table:table-cell office:value-type="string" table:style-name="ce32">
            <text:p><text:s/>Vision Fund</text:p>
          </table:table-cell>
          <table:table-cell office:value-type="string" table:style-name="ce12">
            <text:p>&lt;?xml version="1.0"?&gt;</text:p>
            <text:p>&lt;COMMAND&gt;</text:p>
            <text:p>&lt;TYPE&gt;CMPRRESP&lt;/TYPE&gt;</text:p>
            <text:p>&lt;TXNID&gt;MP190729.0941.H00013&lt;/TXNID&gt;</text:p>
            <text:p>&lt;TXNSTATUS&gt;250&lt;/TXNSTATUS&gt;</text:p>
            <text:p>&lt;TRID&gt;971255490201907290941H0330&lt;/TRID&gt;</text:p>
            <text:p>&lt;MESSAGE&gt;Trans Id:MP190729.0941.H00013 Payment to Vision is in progress. Transaction Amt:100.00 ZMW. Your balance is :564525174.95 ZMW REFERENCE NO :45678&lt;/MESSAGE&gt;</text:p>
            <text:p>&lt;IVR-RESPONSE&gt;250##&lt;/IVR-RESPONSE&gt;</text:p>
            <text:p>&lt;/COMMAND&gt;</text:p>
          </table:table-cell>
          <table:table-cell office:value-type="string" table:style-name="ce9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5031664&lt;/MSISDN&gt;</text:p>
            <text:p>&lt;NEXT&gt;1&lt;/NEXT&gt;</text:p>
            <text:p>&lt;NICKNAME&gt;VFUND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978981393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21">
          <table:table-cell office:value-type="string" table:style-name="ce32">
            <text:p>TopStarTv Payment</text:p>
          </table:table-cell>
          <table:table-cell office:value-type="string" table:style-name="ce10">
            <text:p>&lt;?xml version="1.0"?&gt;</text:p>
            <text:p>&lt;COMMAND&gt;</text:p>
            <text:p>&lt;TYPE&gt;CMPRRESP&lt;/TYPE&gt;</text:p>
            <text:p>&lt;TXNID&gt;MP190729.0938.H00012&lt;/TXNID&gt;</text:p>
            <text:p>&lt;TXNSTATUS&gt;250&lt;/TXNSTATUS&gt;</text:p>
            <text:p>&lt;TRID&gt;971255490201907290938H0309&lt;/TRID&gt;</text:p>
            <text:p>&lt;MESSAGE&gt;Trans Id:MP190729.0938.H00012 Payment to TOPSTAR is in progress. Transaction Amt:100.00 ZMW. Your balance is :564525274.95 ZMW REFERENCE NO :87654&lt;/MESSAGE&gt;</text:p>
            <text:p>&lt;IVR-RESPONSE&gt;250##&lt;/IVR-RESPONSE&gt;</text:p>
            <text:p>&lt;/COMMAND&gt;</text:p>
          </table:table-cell>
          <table:table-cell office:value-type="string" table:style-name="ce9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5031664&lt;/MSISDN&gt;</text:p>
            <text:p>&lt;NEXT&gt;1&lt;/NEXT&gt;</text:p>
            <text:p>&lt;NICKNAME&gt;TOPSTARZM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1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02168166000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26">
          <table:table-cell office:value-type="string" table:style-name="ce33">
            <text:p>GOTV</text:p>
          </table:table-cell>
          <table:table-cell office:value-type="string" table:style-name="ce34">
            <text:p>&lt;?xml version="1.0"?&gt;</text:p>
            <text:p>&lt;COMMAND&gt;</text:p>
            <text:p>&lt;TYPE&gt;CMPRRESP&lt;/TYPE&gt;</text:p>
            <text:p>&lt;TXNID&gt;MP190709.1407.H00011&lt;/TXNID&gt;</text:p>
            <text:p>&lt;TXNSTATUS&gt;01009&lt;/TXNSTATUS&gt;</text:p>
            <text:p>&lt;TRID&gt;971255490201907091407H0125&lt;/TRID&gt;</text:p>
            <text:p>&lt;MESSAGE&gt;Transaction Failed with TXN Id : MP190709.1407.H00011, $MESSAGE REFERENCE NO :1223&lt;/MESSAGE&gt;</text:p>
            <text:p>&lt;IVR-RESPONSE&gt;01009##&lt;/IVR-RESPONSE&gt;</text:p>
            <text:p>&lt;/COMMAND&gt;---------------failing from 3<text:span text:style-name="T4">rd</text:span><text:s/>party system</text:p>
          </table:table-cell>
          <table:table-cell office:value-type="string" table:style-name="ce16">
            <text:p>&lt;COMMAND&gt;</text:p>
            <text:p>&lt;AMOUNT&gt;100&lt;/AMOUNT&gt;</text:p>
            <text:p>&lt;BPROVIDER&gt;101&lt;/BPROVIDER&gt;</text:p>
            <text:p>&lt;LANGUAGE2&gt;1&lt;/LANGUAGE2&gt;</text:p>
            <text:p>&lt;MSISDN&gt;975031664&lt;/MSISDN&gt;</text:p>
            <text:p>&lt;NEXT&gt;1&lt;/NEXT&gt;</text:p>
            <text:p>&lt;NICKNAME&gt;GOTV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2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2022426348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29">
          <table:table-cell office:value-type="string" table:style-name="ce33">
            <text:p>Soche</text:p>
          </table:table-cell>
          <table:table-cell office:value-type="string" table:style-name="ce9">
            <text:p>Have not got Request</text:p>
          </table:table-cell>
          <table:table-cell table:style-name="ce9"/>
          <table:table-cell table:number-columns-repeated="16381"/>
        </table:table-row>
        <table:table-row table:style-name="ro8">
          <table:table-cell office:value-type="string" table:style-name="ce33">
            <text:p>Data</text:p>
          </table:table-cell>
          <table:table-cell office:value-type="string" table:style-name="ce9">
            <text:p>Have not got Request</text:p>
          </table:table-cell>
          <table:table-cell table:style-name="ce9"/>
          <table:table-cell table:number-columns-repeated="16381"/>
        </table:table-row>
        <table:table-row table:style-name="ro12">
          <table:table-cell office:value-type="string" table:style-name="ce32">
            <text:p>Box Office</text:p>
          </table:table-cell>
          <table:table-cell office:value-type="string" table:style-name="ce6">
            <text:p>&lt;?xml version="1.0"?&gt;</text:p>
            <text:p>&lt;COMMAND&gt;</text:p>
            <text:p>&lt;TYPE&gt;CMPRRESP&lt;/TYPE&gt;</text:p>
            <text:p>&lt;TXNID&gt;MP190725.1338.H00003&lt;/TXNID&gt;</text:p>
            <text:p>&lt;TXNSTATUS&gt;200&lt;/TXNSTATUS&gt;</text:p>
            <text:p>&lt;TRID&gt;971255490201907251338H0057&lt;/TRID&gt;</text:p>
            <text:p>&lt;MESSAGE&gt;Txn. ID : MP190725.1338.H00003. Payment to Box office Movie Rental Account BO4273577315 of ZMW 10.00 is successful. Your Airtel Money balance is ZMW 564526449.95 REFERENCE NO :BO4273577315&lt;/MESSAGE&gt;</text:p>
            <text:p>&lt;IVR-RESPONSE&gt;9014_MERCODE#889308559|10.00|0.00|0.00|MP190725.1338.H00003|564526449.95#&lt;/IVR-RESPONSE&gt;</text:p>
            <text:p>&lt;/COMMAND&gt;</text:p>
          </table:table-cell>
          <table:table-cell office:value-type="string" table:style-name="ce16">
            <text:p>&lt;COMMAND&gt;</text:p>
            <text:p>&lt;AMOUNT&gt;10&lt;/AMOUNT&gt;</text:p>
            <text:p>&lt;BPROVIDER&gt;101&lt;/BPROVIDER&gt;</text:p>
            <text:p>&lt;LANGUAGE2&gt;1&lt;/LANGUAGE2&gt;</text:p>
            <text:p>&lt;MSISDN&gt;971255490&lt;/MSISDN&gt;</text:p>
            <text:p>&lt;NEXT&gt;2&lt;/NEXT&gt;</text:p>
            <text:p>&lt;NICKNAME&gt;DSTV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3&lt;/PREV&gt;</text:p>
            <text:p>&lt;LANGUAGE1&gt;1&lt;/LANGUAGE1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BO4273577315&lt;/REFERENCE_NO&gt;</text:p>
            <text:p>&lt;REFERENCE_NO_BOX&gt;BO4273577315&lt;/REFERENCE_NO_BOX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29">
          <table:table-cell office:value-type="string" table:style-name="ce32">
            <text:p>Mulonga Water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418.H00034&lt;/TXNID&gt;</text:p>
            <text:p>&lt;TXNSTATUS&gt;200&lt;/TXNSTATUS&gt;</text:p>
            <text:p>&lt;TRID&gt;971255490201907091418H0202&lt;/TRID&gt;</text:p>
            <text:p>&lt;MESSAGE&gt;Txn. ID : MP190709.1418.H00034. Payment to MWSC Account 897979 of ZMW 100.00 is successful. Your Airtel Money balance is ZMW 564541630.95 REFERENCE NO :897979&lt;/MESSAGE&gt;</text:p>
            <text:p>&lt;IVR-RESPONSE&gt;9014_MERCODE#889000047|100.00|1.00|0.00|MP190709.1418.H00034|564541630.95#&lt;/IVR-RESPONSE&gt;</text:p>
            <text:p>&lt;/COMMAND&gt;</text:p>
          </table:table-cell>
          <table:table-cell office:value-type="string" table:style-name="ce16">
            <text:p>&lt;COMMAND&gt;</text:p>
            <text:p>&lt;AMOUNT&gt;100&lt;/AMOUNT&gt;</text:p>
            <text:p>&lt;BPROVIDER&gt;101&lt;/BPROVIDER&gt;</text:p>
            <text:p>&lt;CORPORATEID&gt;MWSC&lt;/CORPORATEID&gt;</text:p>
            <text:p>&lt;LANGUAGE1&gt;1&lt;/LANGUAGE1&gt;</text:p>
            <text:p>&lt;LANGUAGE2&gt;1&lt;/LANGUAGE2&gt;</text:p>
            <text:p>&lt;MSISDN&gt;975031664&lt;/MSISDN&gt;</text:p>
            <text:p>&lt;NICKMSISDN&gt;889000047&lt;/NICKMSISDN&gt;</text:p>
            <text:p>&lt;NICKNAME&gt;MWSC&lt;/NICKNAME&gt;</text:p>
            <text:p>&lt;PAYID&gt;12&lt;/PAYID&gt;</text:p>
            <text:p>&lt;PAYID1&gt;12&lt;/PAYID1&gt;</text:p>
            <text:p>&lt;PAYID2&gt;12&lt;/PAYID2&gt;</text:p>
            <text:p>&lt;PIN&gt;1235&lt;/PIN&gt;</text:p>
            <text:p>&lt;PREV&gt;6&lt;/PREV&gt;</text:p>
            <text:p>&lt;PROVIDER&gt;101&lt;/PROVIDER&gt;</text:p>
            <text:p>&lt;PROVIDER1&gt;101&lt;/PROVIDER1&gt;</text:p>
            <text:p>&lt;PROVIDER2&gt;101&lt;/PROVIDER2&gt;</text:p>
            <text:p>&lt;RCVINSTRUMENT&gt;12&lt;/RCVINSTRUMENT&gt;</text:p>
            <text:p>&lt;RCVPROVIDER&gt;101&lt;/RCVPROVIDER&gt;</text:p>
            <text:p>&lt;REFERENCE_NO&gt;897979&lt;/REFERENCE_NO&gt;</text:p>
            <text:p>&lt;SNDINSTRUMENT&gt;12&lt;/SNDINSTRUMENT&gt;</text:p>
            <text:p>&lt;SNDPROVIDER&gt;101&lt;/SNDPROVIDER&gt;</text:p>
            <text:p>&lt;language&gt;en&lt;/language&gt;</text:p>
            <text:p>&lt;TYPE&gt;CMPREQ&lt;/TYPE&gt;</text:p>
            <text:p>&lt;/COMMAND&gt;</text:p>
          </table:table-cell>
          <table:table-cell table:number-columns-repeated="16381"/>
        </table:table-row>
        <table:table-row table:style-name="ro30">
          <table:table-cell table:style-name="ce33"/>
          <table:table-cell table:number-columns-repeated="2" table:style-name="ce9"/>
          <table:table-cell table:number-columns-repeated="16381"/>
        </table:table-row>
        <table:table-row table:number-rows-repeated="1048551" table:style-name="ro31">
          <table:table-cell table:number-columns-repeated="16384"/>
        </table:table-row>
      </table:table>
      <table:table table:name="Billers_tz_names" table:style-name="ta2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0" table:number-columns-repeated="16381" table:default-cell-style-name="ce1"/>
        <table:table-row table:style-name="ro32">
          <table:table-cell office:value-type="string" table:style-name="ce36">
            <text:p>Type</text:p>
          </table:table-cell>
          <table:table-cell office:value-type="string" table:style-name="ce37">
            <text:p>Billers Name</text:p>
          </table:table-cell>
          <table:table-cell office:value-type="string" table:style-name="ce38">
            <text:p>REQUEST</text:p>
          </table:table-cell>
          <table:table-cell table:number-columns-repeated="16381"/>
        </table:table-row>
        <table:table-row table:style-name="ro32">
          <table:table-cell table:number-columns-repeated="3" table:style-name="ce39"/>
          <table:table-cell table:number-columns-repeated="16381"/>
        </table:table-row>
        <table:table-row table:style-name="ro32">
          <table:table-cell office:value-type="string" table:style-name="ce40">
            <text:p>1. Choose Business</text:p>
          </table:table-cell>
          <table:table-cell office:value-type="float" office:value="1" table:formula="of:=COUNTA([.#REF!])" table:style-name="ce39">
            <text:p>1</text:p>
          </table:table-cell>
          <table:table-cell table:style-name="ce39"/>
          <table:table-cell table:number-columns-repeated="16381"/>
        </table:table-row>
        <table:table-row table:style-name="ro33">
          <table:table-cell table:style-name="ce39"/>
          <table:table-cell office:value-type="string" table:style-name="ce40">
            <text:p>1. Enter Business Number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1"/>
          <table:table-cell office:value-type="string" table:style-name="ce42">
            <text:p>2 Choose Business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number-columns-repeated="3" table:style-name="ce41"/>
          <table:table-cell table:number-columns-repeated="16381"/>
        </table:table-row>
        <table:table-row table:style-name="ro32">
          <table:table-cell office:value-type="string" table:style-name="ce42">
            <text:p>2. Electricity</text:p>
          </table:table-cell>
          <table:table-cell office:value-type="float" office:value="6" table:formula="of:=COUNTA([.B8:.B13])" table:style-name="ce39">
            <text:p>6</text:p>
          </table:table-cell>
          <table:table-cell table:style-name="ce39"/>
          <table:table-cell table:number-columns-repeated="16381"/>
        </table:table-row>
        <table:table-row table:style-name="ro32">
          <table:table-cell table:style-name="ce41"/>
          <table:table-cell office:value-type="string" table:style-name="ce43">
            <text:p>1 LUKU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1"/>
          <table:table-cell office:value-type="string" table:style-name="ce43">
            <text:p>2. Mobisol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1"/>
          <table:table-cell office:value-type="string" table:style-name="ce43">
            <text:p>3. ZOLA OffGrid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1"/>
          <table:table-cell office:value-type="string" table:style-name="ce43">
            <text:p>4. Greenlight (GCS)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1"/>
          <table:table-cell office:value-type="string" table:style-name="ce43">
            <text:p>5. Solkit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39"/>
          <table:table-cell office:value-type="string" table:style-name="ce43">
            <text:p>6. Lahmeyer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number-columns-repeated="3" table:style-name="ce39"/>
          <table:table-cell table:number-columns-repeated="16381"/>
        </table:table-row>
        <table:table-row table:style-name="ro32">
          <table:table-cell office:value-type="string" table:style-name="ce40">
            <text:p>3. TV Subscriptions</text:p>
          </table:table-cell>
          <table:table-cell office:value-type="float" office:value="8" table:formula="of:=COUNTA([.B16:.B23])" table:style-name="ce39">
            <text:p>8</text:p>
          </table:table-cell>
          <table:table-cell table:style-name="ce39"/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1. DStv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2. AZAM TV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3. STARTIMES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4. DStv BoxOffice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5. SIBUKA MAISHA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6. TANGOTV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7. ZUKU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8. KWESE TV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4"/>
          <table:table-cell table:number-columns-repeated="2" table:style-name="ce41"/>
          <table:table-cell table:number-columns-repeated="16381"/>
        </table:table-row>
        <table:table-row table:style-name="ro32">
          <table:table-cell office:value-type="string" table:style-name="ce40">
            <text:p>4. Airline Transport</text:p>
          </table:table-cell>
          <table:table-cell office:value-type="float" office:value="4" table:formula="of:=COUNTA([.B26:.B29])" table:style-name="ce39">
            <text:p>4</text:p>
          </table:table-cell>
          <table:table-cell table:style-name="ce39"/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1. Fast Jet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2. Precision Air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3. Auric Air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4. Ethiopian Air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number-columns-repeated="3" table:style-name="ce39"/>
          <table:table-cell table:number-columns-repeated="16381"/>
        </table:table-row>
        <table:table-row table:style-name="ro32">
          <table:table-cell office:value-type="string" table:style-name="ce40">
            <text:p>5. Airtel Corporate</text:p>
          </table:table-cell>
          <table:table-cell office:value-type="float" office:value="1" table:formula="of:=COUNTA([.B32:.B32])" table:style-name="ce39">
            <text:p>1</text:p>
          </table:table-cell>
          <table:table-cell table:style-name="ce39"/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1. Post paid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number-columns-repeated="3" table:style-name="ce39"/>
          <table:table-cell table:number-columns-repeated="16381"/>
        </table:table-row>
        <table:table-row table:style-name="ro32">
          <table:table-cell office:value-type="string" table:style-name="ce40">
            <text:p>6. Water Bills</text:p>
          </table:table-cell>
          <table:table-cell office:value-type="float" office:value="1" table:formula="of:=COUNTA([.B35:.B35])" table:style-name="ce39">
            <text:p>1</text:p>
          </table:table-cell>
          <table:table-cell table:style-name="ce39"/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1.Dawasco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number-columns-repeated="3" table:style-name="ce39"/>
          <table:table-cell table:number-columns-repeated="16381"/>
        </table:table-row>
        <table:table-row table:style-name="ro32">
          <table:table-cell office:value-type="string" table:style-name="ce40">
            <text:p>7. Education Services</text:p>
          </table:table-cell>
          <table:table-cell office:value-type="float" office:value="4" table:formula="of:=COUNTA([.B38:.B41])" table:style-name="ce39">
            <text:p>4</text:p>
          </table:table-cell>
          <table:table-cell table:style-name="ce39"/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1. Ada Lipa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2. VETA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3. MULA1 Training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4. HESLB loan Board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number-columns-repeated="3" table:style-name="ce39"/>
          <table:table-cell table:number-columns-repeated="16381"/>
        </table:table-row>
        <table:table-row table:style-name="ro32">
          <table:table-cell office:value-type="string" table:style-name="ce40">
            <text:p>8. Pension</text:p>
          </table:table-cell>
          <table:table-cell office:value-type="float" office:value="4" table:formula="of:=COUNTA([.B44:.B47])" table:style-name="ce39">
            <text:p>4</text:p>
          </table:table-cell>
          <table:table-cell table:style-name="ce39"/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1. PSPF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2. GEPF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3. LAPF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4"/>
          <table:table-cell office:value-type="string" table:style-name="ce43">
            <text:p>4. PPF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39"/>
          <table:table-cell table:number-columns-repeated="2" table:style-name="ce41"/>
          <table:table-cell table:number-columns-repeated="16381"/>
        </table:table-row>
        <table:table-row table:style-name="ro33">
          <table:table-cell office:value-type="string" table:style-name="ce40">
            <text:p>9. Government Payments</text:p>
          </table:table-cell>
          <table:table-cell office:value-type="float" office:value="1" table:formula="of:=COUNTA([.B50])" table:style-name="ce45">
            <text:p>1</text:p>
          </table:table-cell>
          <table:table-cell table:style-name="ce45"/>
          <table:table-cell table:number-columns-repeated="16381"/>
        </table:table-row>
        <table:table-row table:style-name="ro33">
          <table:table-cell table:style-name="ce44"/>
          <table:table-cell office:value-type="string" table:style-name="ce43">
            <text:p>Enter reference number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39"/>
          <table:table-cell table:number-columns-repeated="2" table:style-name="ce41"/>
          <table:table-cell table:number-columns-repeated="16381"/>
        </table:table-row>
        <table:table-row table:style-name="ro32">
          <table:table-cell office:value-type="string" table:style-name="ce43">
            <text:p>10.USVISA</text:p>
          </table:table-cell>
          <table:table-cell table:style-name="ce41"/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39"/>
          <table:table-cell table:number-columns-repeated="2" table:style-name="ce41"/>
          <table:table-cell table:number-columns-repeated="16381"/>
        </table:table-row>
        <table:table-row table:style-name="ro33">
          <table:table-cell office:value-type="string" table:style-name="ce40">
            <text:p>11. Gaming and Betting</text:p>
          </table:table-cell>
          <table:table-cell office:value-type="float" office:value="7" table:formula="of:=COUNTA([.B55:.B61])" table:style-name="ce45">
            <text:p>7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1"/>
          <table:table-cell office:value-type="string" table:style-name="ce46">
            <text:p>1.TATU MZUKA LTD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1"/>
          <table:table-cell office:value-type="string" table:style-name="ce46">
            <text:p>2.BIKO COMPANY LTD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3">
          <table:table-cell table:style-name="ce41"/>
          <table:table-cell office:value-type="string" table:style-name="ce46">
            <text:p>3.MBET GATEWAY GAMING LTD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41"/>
          <table:table-cell office:value-type="string" table:style-name="ce46">
            <text:p>4.MOJABET <text:s/>LIMITED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3">
          <table:table-cell table:style-name="ce41"/>
          <table:table-cell office:value-type="string" table:style-name="ce46">
            <text:p>5.SPORTPESA LTD LIMITEDCOL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3">
          <table:table-cell table:style-name="ce41"/>
          <table:table-cell office:value-type="string" table:style-name="ce46">
            <text:p>6.Mkeka Bet Mkeka bet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style-name="ro32">
          <table:table-cell table:style-name="ce39"/>
          <table:table-cell office:value-type="string" table:style-name="ce43">
            <text:p>7.PIGABET</text:p>
          </table:table-cell>
          <table:table-cell office:value-type="string" table:style-name="ce9">
            <text:p>Have not got Request</text:p>
          </table:table-cell>
          <table:table-cell table:number-columns-repeated="16381"/>
        </table:table-row>
        <table:table-row table:number-rows-repeated="1048515" table:style-name="ro13">
          <table:table-cell table:number-columns-repeated="16384"/>
        </table:table-row>
      </table:table>
      <table:table table:name="Billers_UG" table:style-name="ta2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0" table:number-columns-repeated="16377" table:default-cell-style-name="ce1"/>
        <table:table-row table:style-name="ro34">
          <table:table-cell office:value-type="string" table:style-name="ce47">
            <text:p>Billers Name</text:p>
          </table:table-cell>
          <table:table-cell office:value-type="string" table:style-name="ce48">
            <text:p>REQUEST</text:p>
          </table:table-cell>
          <table:table-cell office:value-type="string" table:style-name="ce48">
            <text:p>DETAILS</text:p>
          </table:table-cell>
          <table:table-cell office:value-type="string" table:style-name="ce49">
            <text:p>RESPONSE</text:p>
          </table:table-cell>
          <table:table-cell table:number-columns-repeated="16380"/>
        </table:table-row>
        <table:table-row table:style-name="ro34">
          <table:table-cell office:value-type="string" table:style-name="ce4">
            <text:p>Intermediate Request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Intermediate RequestUMEME</text:p>
          </table:table-cell>
          <table:table-cell office:value-type="string" table:style-name="ce1">
            <text:p>Billers of uganda are being checked by swagger.</text:p>
          </table:table-cell>
          <table:table-cell table:number-columns-repeated="16382" table:style-name="ce1"/>
        </table:table-row>
        <table:table-row table:style-name="ro34">
          <table:table-cell office:value-type="string" table:style-name="ce4">
            <text:p>Intermediate RequesBUY YAKA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Intermediate RequesUDECL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Intermediate RequesNWSC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intermediate RequesUNEB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Intermediate Request AZAM TV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Intermediate RequestDSTV 1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Intermediate RequestDSTV 2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Intermediate RequestGOTV 1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Intermediate RequestGOTV 2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intermediate RequesSchoolPay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intermediate RequesBridgeSchool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intermediate RequesNSSF Individual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intermediate RequesNSSF Employer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intermediate RequesFlexiPay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intermediate RequesBlueCube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intermediate RequesBankOfAfrica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 Start Times Intermediate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View Card Details Intermediate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change bouquet Intermediate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UMEME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BUY YAKA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UEDCL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NWSC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AZAM TV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DSTV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GOTV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<text:s/>School payment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<text:s/>Bridge School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<text:s/>NSSF Individual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<text:s/>NSSF employer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<text:s text:c="2"/>BETPAWA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<text:s text:c="2"/>EliteBet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<text:s text:c="2"/>Solar MKOPA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<text:s/>Betlion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AbaSystems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BlueCube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Payment Request <text:s text:c="2"/>Felxi PAY</text:p>
          </table:table-cell>
          <table:table-cell table:number-columns-repeated="16383"/>
        </table:table-row>
        <table:table-row table:style-name="ro34">
          <table:table-cell office:value-type="string" table:style-name="ce14">
            <text:p>Payment Request <text:s text:c="2"/>Merchant Under Pegasus agrregator via Other Option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Zesco Electricity Payment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Vitalite Solar Payments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DSTV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Muvi TV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Zuku TV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Kwese TV</text:p>
          </table:table-cell>
          <table:table-cell table:number-columns-repeated="16383"/>
        </table:table-row>
        <table:table-row table:style-name="ro34">
          <table:table-cell office:value-type="string" table:style-name="ce4">
            <text:p><text:s/>Lusaka Water Prepaid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Nkana Water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North Western Water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Eastern Water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Kafubu Water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Southern Water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ZRA Domestic Tax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FISP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MLIFE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<text:s/>Vision Fund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CALCULATE SCAMOUNT</text:p>
          </table:table-cell>
          <table:table-cell table:number-columns-repeated="16383" table:style-name="ce1"/>
        </table:table-row>
        <table:table-row table:style-name="ro34">
          <table:table-cell office:value-type="string" table:style-name="ce4">
            <text:p>Final Request for change bouquet</text:p>
          </table:table-cell>
          <table:table-cell table:number-columns-repeated="16383" table:style-name="ce1"/>
        </table:table-row>
        <table:table-row table:style-name="ro13">
          <table:table-cell office:value-type="string" table:style-name="ce49">
            <text:p>NEW are below:--</text:p>
          </table:table-cell>
          <table:table-cell office:value-type="string" table:style-name="ce49">
            <text:p>Request given by AM</text:p>
          </table:table-cell>
          <table:table-cell office:value-type="string" table:style-name="ce49">
            <text:p>Response Given by AM</text:p>
          </table:table-cell>
          <table:table-cell office:value-type="string" table:style-name="ce1">
            <text:p>Reference numbr</text:p>
          </table:table-cell>
          <table:table-cell office:value-type="string" table:style-name="ce1">
            <text:p>nickname</text:p>
          </table:table-cell>
          <table:table-cell office:value-type="string" table:style-name="ce49">
            <text:p>Request</text:p>
          </table:table-cell>
          <table:table-cell office:value-type="string" table:style-name="ce49">
            <text:p>Response</text:p>
          </table:table-cell>
          <table:table-cell table:number-columns-repeated="16377"/>
        </table:table-row>
        <table:table-row table:style-name="ro13">
          <table:table-cell office:value-type="string" table:style-name="ce50">
            <text:p>KCCA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35">
          <table:table-cell office:value-type="string" table:style-name="ce50">
            <text:p>BetWay</text:p>
          </table:table-cell>
          <table:table-cell office:value-type="string" table:style-name="ce16">
            <text:p>&lt;COMMAND&gt;</text:p>
            <text:p>&lt;BPROVIDER&gt;101&lt;/BPROVIDER&gt;</text:p>
            <text:p>&lt;REFERENCE_NO&gt;&lt;/REFERENCE_NO&gt;</text:p>
            <text:p>&lt;NICKNAME&gt;&lt;/NICKNAME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&lt;/AMOUNT&gt;</text:p>
            <text:p>&lt;SNDINSTRUMENT&gt;12&lt;/SNDINSTRUMENT&gt;</text:p>
            <text:p>&lt;language&gt;en&lt;/language&gt;</text:p>
            <text:p>&lt;PROVIDER&gt;101&lt;/PROVIDER&gt;</text:p>
            <text:p>&lt;RCVPROVIDER&gt;101&lt;/RCVPROVIDER&gt;</text:p>
            <text:p>&lt;MSISDN&gt;&lt;/MSISDN&gt;</text:p>
            <text:p>&lt;BANKID&gt;&lt;/BANKID&gt;</text:p>
            <text:p>&lt;isIntermSMSReqd&gt;Y&lt;/isIntermSMSReqd&gt;</text:p>
            <text:p>&lt;SESSIONID&gt;&lt;/SESSIONID&gt;</text:p>
            <text:p>&lt;/COMMAND&gt;</text:p>
          </table:table-cell>
          <table:table-cell office:value-type="string" table:style-name="ce16">
            <text:p>Note: REFERENC_NO is the betting reference</text:p>
          </table:table-cell>
          <table:table-cell office:value-type="float" office:value="1031339876" table:style-name="ce9">
            <text:p>1031339876</text:p>
          </table:table-cell>
          <table:table-cell office:value-type="float" office:value="3057546" table:style-name="ce1">
            <text:p>3057546</text:p>
          </table:table-cell>
          <table:table-cell office:value-type="string" table:style-name="ce51">
            <text:p>&lt;COMMAND&gt;</text:p>
            <text:p>&lt;BPROVIDER&gt;101&lt;/BPROVIDER&gt;</text:p>
            <text:p>&lt;REFERENCE_NO&gt;1031339876&lt;/REFERENCE_NO&gt;</text:p>
            <text:p>&lt;NICKNAME&gt;3057546&lt;/NICKNAME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357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language&gt;en&lt;/language&gt;</text:p>
            <text:p>&lt;PROVIDER&gt;101&lt;/PROVIDER&gt;</text:p>
            <text:p>&lt;RCVPROVIDER&gt;101&lt;/RCVPROVIDER&gt;</text:p>
            <text:p>&lt;MSISDN&gt;702698414&lt;/MSISDN&gt;</text:p>
            <text:p>&lt;BANKID&gt;&lt;/BANKID&gt;</text:p>
            <text:p>&lt;isIntermSMSReqd&gt;Y&lt;/isIntermSMSReqd&gt;</text:p>
            <text:p>&lt;SESSIONID&gt;1234576987&lt;/SESSIONID&gt;</text:p>
            <text:p>&lt;/COMMAND&gt;</text:p>
          </table:table-cell>
          <table:table-cell office:value-type="string" table:style-name="ce51">
            <text:p>&lt;?xml version="1.0"?&gt;</text:p>
            <text:p>&lt;COMMAND&gt;</text:p>
            <text:p>&lt;TYPE&gt;CMPRRESP&lt;/TYPE&gt;</text:p>
            <text:p>&lt;TXNID&gt;18376003844&lt;/TXNID&gt;</text:p>
            <text:p>&lt;TXNSTATUS&gt;5523&lt;/TXNSTATUS&gt;</text:p>
            <text:p>&lt;TRID&gt;702698414201907241207A1332&lt;/TRID&gt;</text:p>
            <text:p>&lt;BALANCE&gt;NA&lt;/BALANCE&gt;</text:p>
            <text:p>&lt;MESSAGE&gt;Please enter the correct mobile phone number&lt;/MESSAGE&gt;</text:p>
            <text:p>&lt;ALTSTATUS&gt;EIG_300&lt;/ALTSTATUS&gt;</text:p>
            <text:p>&lt;IVR-RESPONSE&gt;5523##&lt;/IVR-RESPONSE&gt;</text:p>
            <text:p>&lt;/COMMAND&gt;</text:p>
          </table:table-cell>
          <table:table-cell table:number-columns-repeated="16377"/>
        </table:table-row>
        <table:table-row table:style-name="ro36">
          <table:table-cell office:value-type="string" table:style-name="ce50">
            <text:p>AbaBet</text:p>
          </table:table-cell>
          <table:table-cell office:value-type="string" table:style-name="ce9">
            <text:p>&lt;COMMAND&gt;</text:p>
            <text:p>&lt;BPROVIDER&gt;101&lt;/BPROVIDER&gt;</text:p>
            <text:p>&lt;REFERENCE_NO&gt;1&lt;/REFERENCE_NO&gt;</text:p>
            <text:p>&lt;NICKNAME&gt;&lt;/NICKNAME&gt;</text:p>
            <text:p>&lt;MSISDN2&gt;&lt;/MSISDN2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&lt;/AMOUNT&gt;</text:p>
            <text:p>&lt;SNDINSTRUMENT&gt;12&lt;/SNDINSTRUMENT&gt;</text:p>
            <text:p>&lt;language&gt;en&lt;/language&gt;</text:p>
            <text:p>&lt;PROVIDER&gt;101&lt;/PROVIDER&gt;</text:p>
            <text:p>&lt;RCVPROVIDER&gt;101&lt;/RCVPROVIDER&gt;</text:p>
            <text:p>&lt;MSISDN&gt;&lt;/MSISDN&gt;</text:p>
            <text:p>&lt;isIntermSMSReqd&gt;Y&lt;/isIntermSMSReqd&gt;</text:p>
            <text:p>&lt;/COMMAND&gt;</text:p>
          </table:table-cell>
          <table:table-cell office:value-type="string" table:style-name="ce16">
            <text:p>Note: REFERENC_NO is the betting reference</text:p>
          </table:table-cell>
          <table:table-cell table:style-name="ce9"/>
          <table:table-cell table:number-columns-repeated="16380" table:style-name="ce1"/>
        </table:table-row>
        <table:table-row table:style-name="ro37">
          <table:table-cell office:value-type="string" table:style-name="ce50">
            <text:p>Betin </text:p>
          </table:table-cell>
          <table:table-cell office:value-type="string" table:style-name="ce9">
            <text:p>&lt;COMMAND&gt;</text:p>
            <text:p>&lt;BPROVIDER&gt;101&lt;/BPROVIDER&gt;</text:p>
            <text:p>&lt;REFERENCE_NO&gt;&lt;/REFERENCE_NO&gt;</text:p>
            <text:p>&lt;NICKNAME&gt;&lt;/NICKNAME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&lt;/AMOUNT&gt;</text:p>
            <text:p>&lt;SNDINSTRUMENT&gt;12&lt;/SNDINSTRUMENT&gt;</text:p>
            <text:p>&lt;language&gt;en&lt;/language&gt;</text:p>
            <text:p>&lt;PROVIDER&gt;101&lt;/PROVIDER&gt;</text:p>
            <text:p>&lt;RCVPROVIDER&gt;101&lt;/RCVPROVIDER&gt;</text:p>
            <text:p>&lt;MSISDN&gt;&lt;/MSISDN&gt;</text:p>
            <text:p>&lt;BANKID&gt;&lt;/BANKID&gt;</text:p>
            <text:p>&lt;isIntermSMSReqd&gt;Y&lt;/isIntermSMSReqd&gt;</text:p>
            <text:p>&lt;SESSIONID&gt;&lt;/SESSIONID&gt;</text:p>
            <text:p>&lt;/COMMAND&gt;</text:p>
          </table:table-cell>
          <table:table-cell office:value-type="string" table:style-name="ce16">
            <text:p>Note: REFERENC_NO is the betting reference</text:p>
          </table:table-cell>
          <table:table-cell table:style-name="ce9"/>
          <table:table-cell table:number-columns-repeated="16380" table:style-name="ce1"/>
        </table:table-row>
        <table:table-row table:style-name="ro13">
          <table:table-cell office:value-type="string" table:style-name="ce50">
            <text:p>MojaBet 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13">
          <table:table-cell office:value-type="string" table:style-name="ce50">
            <text:p>Uganda Cranes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13">
          <table:table-cell office:value-type="string" table:style-name="ce50">
            <text:p>Kabaka's Run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13">
          <table:table-cell office:value-type="string" table:style-name="ce50">
            <text:p>Group Collections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13">
          <table:table-cell office:value-type="string" table:style-name="ce50">
            <text:p>ATM Withdrawal 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38">
          <table:table-cell office:value-type="string" table:style-name="ce50">
            <text:p>Eco Bank, UGAFODE, FINCA, Top Finance Bank, Finance Trust, Housing Finance and KCB, <text:s text:c="37"/>This spi is:--Finance Trust</text:p>
          </table:table-cell>
          <table:table-cell office:value-type="string" table:style-name="ce9">
            <text:p>&lt;COMMAND&gt;</text:p>
            <text:p>&lt;BPROVIDER&gt;101&lt;/BPROVIDER&gt;</text:p>
            <text:p>&lt;REFERENCE_NO&gt;&lt;/REFERENCE_NO&gt;</text:p>
            <text:p>&lt;NICKNAME&gt;&lt;/NICKNAME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&lt;/AMOUNT&gt;</text:p>
            <text:p>&lt;SNDINSTRUMENT&gt;12&lt;/SNDINSTRUMENT&gt;</text:p>
            <text:p>&lt;language&gt;en&lt;/language&gt;</text:p>
            <text:p>&lt;PROVIDER&gt;101&lt;/PROVIDER&gt;</text:p>
            <text:p>&lt;RCVPROVIDER&gt;101&lt;/RCVPROVIDER&gt;</text:p>
            <text:p>&lt;MSISDN&gt;&lt;/MSISDN&gt;</text:p>
            <text:p>&lt;BANKID&gt;&lt;/BANKID&gt;</text:p>
            <text:p>&lt;isIntermSMSReqd&gt;Y&lt;/isIntermSMSReqd&gt;</text:p>
            <text:p>&lt;SESSIONID&gt;&lt;/SESSIONID&gt;</text:p>
            <text:p>&lt;/COMMAND&gt;</text:p>
          </table:table-cell>
          <table:table-cell office:value-type="string" table:style-name="ce16">
            <text:p>Parameters:</text:p>
            <text:p>BANKID:23</text:p>
            <text:p>REFERENCE_NO:ACCOUNT NUMBER</text:p>
          </table:table-cell>
          <table:table-cell table:style-name="ce9"/>
          <table:table-cell table:number-columns-repeated="16380" table:style-name="ce1"/>
        </table:table-row>
        <table:table-row table:style-name="ro38">
          <table:table-cell office:value-type="string" table:style-name="ce50">
            <text:p>Housing Finance Bank Request</text:p>
          </table:table-cell>
          <table:table-cell office:value-type="string" table:style-name="ce16">
            <text:p>&lt;COMMAND&gt;&lt;BPROVIDER&gt;101&lt;/BPROVIDER&gt;&lt;REFERENCE_NO&gt;&lt;/REFERENCE_NO&gt;&lt;NICKNAME&gt;&lt;/NICKNAME&gt;&lt;PAYID1&gt;12&lt;/PAYID1&gt;&lt;PAYID2&gt;12&lt;/PAYID2&gt;&lt;RCVINSTRUMENT&gt;12&lt;/RCVINSTRUMENT&gt;&lt;PAYID&gt;12&lt;/PAYID&gt;&lt;LANGUAGE1&gt;1&lt;/LANGUAGE1&gt;&lt;PIN&gt;&lt;/PIN&gt;&lt;LANGUAGE2&gt;1&lt;/LANGUAGE2&gt;&lt;TYPE&gt;CMPREQ&lt;/TYPE&gt;&lt;PROVIDER1&gt;101&lt;/PROVIDER1&gt;&lt;PROVIDER2&gt;101&lt;/PROVIDER2&gt;&lt;SNDPROVIDER&gt;101&lt;/SNDPROVIDER&gt;&lt;AMOUNT&gt;&lt;/AMOUNT&gt;&lt;SNDINSTRUMENT&gt;12&lt;/SNDINSTRUMENT&gt;&lt;language&gt;en&lt;/language&gt;&lt;PROVIDER&gt;101&lt;/PROVIDER&gt;&lt;RCVPROVIDER&gt;101&lt;/RCVPROVIDER&gt;&lt;MSISDN&gt;&lt;/MSISDN&gt;&lt;BANKID&gt;&lt;/BANKID&gt;&lt;isIntermSMSReqd&gt;Y&lt;/isIntermSMSReqd&gt;&lt;SESSIONID&gt;&lt;/SESSIONID&gt;&lt;/COMMAND&gt;</text:p>
          </table:table-cell>
          <table:table-cell office:value-type="string" table:style-name="ce16">
            <text:p/>
            <text:p>Parameters:</text:p>
            <text:p>BANKID:23</text:p>
            <text:p>REFERENCE_NO:ACCOUNT NUMBER</text:p>
          </table:table-cell>
          <table:table-cell table:style-name="ce9"/>
          <table:table-cell table:number-columns-repeated="16380" table:style-name="ce1"/>
        </table:table-row>
        <table:table-row table:style-name="ro38">
          <table:table-cell office:value-type="string" table:style-name="ce50">
            <text:p>KCB</text:p>
          </table:table-cell>
          <table:table-cell office:value-type="string" table:style-name="ce16">
            <text:p>&lt;COMMAND&gt;&lt;BPROVIDER&gt;101&lt;/BPROVIDER&gt;&lt;REFERENCE_NO&gt;&lt;/REFERENCE_NO&gt;&lt;NICKNAME&gt;&lt;/NICKNAME&gt;&lt;PAYID1&gt;12&lt;/PAYID1&gt;&lt;PAYID2&gt;12&lt;/PAYID2&gt;&lt;RCVINSTRUMENT&gt;12&lt;/RCVINSTRUMENT&gt;&lt;PAYID&gt;12&lt;/PAYID&gt;&lt;LANGUAGE1&gt;1&lt;/LANGUAGE1&gt;&lt;PIN&gt;&lt;/PIN&gt;&lt;LANGUAGE2&gt;1&lt;/LANGUAGE2&gt;&lt;TYPE&gt;CMPREQ&lt;/TYPE&gt;&lt;PROVIDER1&gt;101&lt;/PROVIDER1&gt;&lt;PROVIDER2&gt;101&lt;/PROVIDER2&gt;&lt;SNDPROVIDER&gt;101&lt;/SNDPROVIDER&gt;&lt;AMOUNT&gt;&lt;/AMOUNT&gt;&lt;SNDINSTRUMENT&gt;12&lt;/SNDINSTRUMENT&gt;&lt;language&gt;en&lt;/language&gt;&lt;PROVIDER&gt;101&lt;/PROVIDER&gt;&lt;RCVPROVIDER&gt;101&lt;/RCVPROVIDER&gt;&lt;MSISDN&gt;&lt;/MSISDN&gt;&lt;BANKID&gt;&lt;/BANKID&gt;&lt;isIntermSMSReqd&gt;Y&lt;/isIntermSMSReqd&gt;&lt;SESSIONID&gt;&lt;/SESSIONID&gt;&lt;/COMMAND&gt;</text:p>
          </table:table-cell>
          <table:table-cell office:value-type="string" table:style-name="ce16">
            <text:p>Parameters:</text:p>
            <text:p>BANKID:267c9385da6483925ca83f93a8ba1eb5453d6632bf817f575be1893102de0c38</text:p>
            <text:p>REFERENCE_NO:ACCOUNT NUMBER</text:p>
          </table:table-cell>
          <table:table-cell table:style-name="ce9"/>
          <table:table-cell table:number-columns-repeated="16380" table:style-name="ce1"/>
        </table:table-row>
        <table:table-row table:style-name="ro38">
          <table:table-cell office:value-type="string" table:style-name="ce50">
            <text:p>ECO</text:p>
          </table:table-cell>
          <table:table-cell office:value-type="string" table:style-name="ce16">
            <text:p>&lt;COMMAND&gt;&lt;BPROVIDER&gt;101&lt;/BPROVIDER&gt;&lt;REFERENCE_NO&gt;&lt;/REFERENCE_NO&gt;&lt;NICKNAME&gt;&lt;/NICKNAME&gt;&lt;PAYID1&gt;12&lt;/PAYID1&gt;&lt;PAYID2&gt;12&lt;/PAYID2&gt;&lt;RCVINSTRUMENT&gt;12&lt;/RCVINSTRUMENT&gt;&lt;PAYID&gt;12&lt;/PAYID&gt;&lt;LANGUAGE1&gt;1&lt;/LANGUAGE1&gt;&lt;PIN&gt;&lt;/PIN&gt;&lt;LANGUAGE2&gt;1&lt;/LANGUAGE2&gt;&lt;TYPE&gt;CMPREQ&lt;/TYPE&gt;&lt;PROVIDER1&gt;101&lt;/PROVIDER1&gt;&lt;PROVIDER2&gt;101&lt;/PROVIDER2&gt;&lt;SNDPROVIDER&gt;101&lt;/SNDPROVIDER&gt;&lt;AMOUNT&gt;&lt;/AMOUNT&gt;&lt;SNDINSTRUMENT&gt;12&lt;/SNDINSTRUMENT&gt;&lt;language&gt;en&lt;/language&gt;&lt;PROVIDER&gt;101&lt;/PROVIDER&gt;&lt;RCVPROVIDER&gt;101&lt;/RCVPROVIDER&gt;&lt;MSISDN&gt;&lt;/MSISDN&gt;&lt;BANKID&gt;&lt;/BANKID&gt;&lt;isIntermSMSReqd&gt;Y&lt;/isIntermSMSReqd&gt;&lt;SESSIONID&gt;&lt;/SESSIONID&gt;&lt;/COMMAND&gt;</text:p>
          </table:table-cell>
          <table:table-cell office:value-type="string" table:style-name="ce16">
            <text:p>Parameters:</text:p>
            <text:p>BANKID:75</text:p>
            <text:p>REFERENCE_NO:ACCOUNT NUMBER</text:p>
          </table:table-cell>
          <table:table-cell table:style-name="ce9"/>
          <table:table-cell table:number-columns-repeated="16380" table:style-name="ce1"/>
        </table:table-row>
        <table:table-row table:style-name="ro38">
          <table:table-cell office:value-type="string" table:style-name="ce50">
            <text:p>UGAFODE</text:p>
          </table:table-cell>
          <table:table-cell office:value-type="string" table:style-name="ce16">
            <text:p>&lt;COMMAND&gt;&lt;BPROVIDER&gt;101&lt;/BPROVIDER&gt;&lt;REFERENCE_NO&gt;&lt;/REFERENCE_NO&gt;&lt;NICKNAME&gt;&lt;/NICKNAME&gt;&lt;PAYID1&gt;12&lt;/PAYID1&gt;&lt;PAYID2&gt;12&lt;/PAYID2&gt;&lt;RCVINSTRUMENT&gt;12&lt;/RCVINSTRUMENT&gt;&lt;PAYID&gt;12&lt;/PAYID&gt;&lt;LANGUAGE1&gt;1&lt;/LANGUAGE1&gt;&lt;PIN&gt;&lt;/PIN&gt;&lt;LANGUAGE2&gt;1&lt;/LANGUAGE2&gt;&lt;TYPE&gt;CMPREQ&lt;/TYPE&gt;&lt;PROVIDER1&gt;101&lt;/PROVIDER1&gt;&lt;PROVIDER2&gt;101&lt;/PROVIDER2&gt;&lt;SNDPROVIDER&gt;101&lt;/SNDPROVIDER&gt;&lt;AMOUNT&gt;&lt;/AMOUNT&gt;&lt;SNDINSTRUMENT&gt;12&lt;/SNDINSTRUMENT&gt;&lt;language&gt;en&lt;/language&gt;&lt;PROVIDER&gt;101&lt;/PROVIDER&gt;&lt;RCVPROVIDER&gt;101&lt;/RCVPROVIDER&gt;&lt;MSISDN&gt;&lt;/MSISDN&gt;&lt;BANKID&gt;&lt;/BANKID&gt;&lt;isIntermSMSReqd&gt;Y&lt;/isIntermSMSReqd&gt;&lt;SESSIONID&gt;&lt;/SESSIONID&gt;&lt;/COMMAND&gt;</text:p>
          </table:table-cell>
          <table:table-cell office:value-type="string" table:style-name="ce16">
            <text:p>Parameters:</text:p>
            <text:p>BANKID:UGAFODE</text:p>
            <text:p>REFERENCE_NO:ACCOUNT NUMBER</text:p>
          </table:table-cell>
          <table:table-cell table:style-name="ce9"/>
          <table:table-cell table:number-columns-repeated="16380" table:style-name="ce1"/>
        </table:table-row>
        <table:table-row table:style-name="ro38">
          <table:table-cell office:value-type="string" table:style-name="ce50">
            <text:p>FINCA</text:p>
          </table:table-cell>
          <table:table-cell office:value-type="string" table:style-name="ce16">
            <text:p>&lt;COMMAND&gt;&lt;BPROVIDER&gt;101&lt;/BPROVIDER&gt;&lt;REFERENCE_NO&gt;&lt;/REFERENCE_NO&gt;&lt;NICKNAME&gt;&lt;/NICKNAME&gt;&lt;PAYID1&gt;12&lt;/PAYID1&gt;&lt;PAYID2&gt;12&lt;/PAYID2&gt;&lt;RCVINSTRUMENT&gt;12&lt;/RCVINSTRUMENT&gt;&lt;PAYID&gt;12&lt;/PAYID&gt;&lt;LANGUAGE1&gt;1&lt;/LANGUAGE1&gt;&lt;PIN&gt;&lt;/PIN&gt;&lt;LANGUAGE2&gt;1&lt;/LANGUAGE2&gt;&lt;TYPE&gt;CMPREQ&lt;/TYPE&gt;&lt;PROVIDER1&gt;101&lt;/PROVIDER1&gt;&lt;PROVIDER2&gt;101&lt;/PROVIDER2&gt;&lt;SNDPROVIDER&gt;101&lt;/SNDPROVIDER&gt;&lt;AMOUNT&gt;&lt;/AMOUNT&gt;&lt;SNDINSTRUMENT&gt;12&lt;/SNDINSTRUMENT&gt;&lt;language&gt;en&lt;/language&gt;&lt;PROVIDER&gt;101&lt;/PROVIDER&gt;&lt;RCVPROVIDER&gt;101&lt;/RCVPROVIDER&gt;&lt;MSISDN&gt;&lt;/MSISDN&gt;&lt;BANKID&gt;&lt;/BANKID&gt;&lt;isIntermSMSReqd&gt;Y&lt;/isIntermSMSReqd&gt;&lt;SESSIONID&gt;&lt;/SESSIONID&gt;&lt;/COMMAND&gt;</text:p>
          </table:table-cell>
          <table:table-cell office:value-type="string" table:style-name="ce16">
            <text:p>Parameters:</text:p>
            <text:p>BANKID:230100</text:p>
            <text:p>REFERENCE_NO:ACCOUNT NUMBER</text:p>
          </table:table-cell>
          <table:table-cell table:style-name="ce9"/>
          <table:table-cell table:number-columns-repeated="16380" table:style-name="ce1"/>
        </table:table-row>
        <table:table-row table:style-name="ro38">
          <table:table-cell office:value-type="string" table:style-name="ce50">
            <text:p>TOP FINANCE BANK INTERMEDIATE HIT REQUEST</text:p>
          </table:table-cell>
          <table:table-cell office:value-type="string" table:style-name="ce16">
            <text:p>&lt;COMMAND&gt;&lt;TYPE&gt;HITUGBPP&lt;/TYPE&gt;&lt;SESSIONID&gt;&lt;/SESSIONID&gt;&lt;serviceType&gt;&lt;/serviceType&gt;&lt;interfaceId&gt;&lt;/interfaceId&gt;&lt;REFERENCE_NO&gt;&lt;/REFERENCE_NO&gt;&lt;MSISDN&gt;&lt;/MSISDN&gt;&lt;userData1&gt;&lt;/userData1&gt;&lt;userData2&gt;&lt;/userData2&gt;&lt;userData3&gt;&lt;/userData3&gt;&lt;userData4&gt;&lt;/userData4&gt;&lt;userData5&gt;&lt;/userData5&gt;&lt;userData6&gt;&lt;/userData6&gt;&lt;/COMMAND&gt;</text:p>
          </table:table-cell>
          <table:table-cell office:value-type="string" table:style-name="ce16">
            <text:p>REQUEST PARAMETERS:</text:p>
            <text:p>MSISDN: MSISDN OF CUSTOMER</text:p>
            <text:p>INTERFACEID:TOPFINVAL</text:p>
            <text:p>SERVICETYPE:TOPFINVAL</text:p>
          </table:table-cell>
          <table:table-cell table:style-name="ce9"/>
          <table:table-cell office:value-type="string" table:style-name="ce51">
            <text:p>Response should be:--RESPONSE:</text:p>
            <text:p>EXTRA: CONTAINS ACCOUNT NUMBER OF CUSTOMER</text:p>
          </table:table-cell>
          <table:table-cell table:number-columns-repeated="16379"/>
        </table:table-row>
        <table:table-row table:style-name="ro38">
          <table:table-cell office:value-type="string" table:style-name="ce50">
            <text:p>TOP FINANCE PAYMENT REQUEST:</text:p>
          </table:table-cell>
          <table:table-cell office:value-type="string" table:style-name="ce16">
            <text:p>&lt;COMMAND&gt;&lt;BPROVIDER&gt;101&lt;/BPROVIDER&gt;1&lt;REFERENCE_NO&gt;&lt;/REFERENCE_NO&gt;&lt;NICKNAME&gt;&lt;/NICKNAME&gt;&lt;MSISDN2&gt;&lt;/MSISDN2&gt;&lt;PAYID1&gt;12&lt;/PAYID1&gt;&lt;PAYID2&gt;12&lt;/PAYID2&gt;&lt;RCVINSTRUMENT&gt;12&lt;/RCVINSTRUMENT&gt;&lt;PAYID&gt;12&lt;/PAYID&gt;&lt;LANGUAGE1&gt;1&lt;/LANGUAGE1&gt;&lt;PIN&gt;&lt;/PIN&gt;&lt;LANGUAGE2&gt;1&lt;/LANGUAGE2&gt;&lt;TYPE&gt;CMPREQ&lt;/TYPE&gt;&lt;PROVIDER1&gt;101&lt;/PROVIDER1&gt;&lt;PROVIDER2&gt;101&lt;/PROVIDER2&gt;&lt;SNDPROVIDER&gt;101&lt;/SNDPROVIDER&gt;&lt;AMOUNT&gt;&lt;/AMOUNT&gt;&lt;SNDINSTRUMENT&gt;12&lt;/SNDINSTRUMENT&gt;&lt;language&gt;en&lt;/language&gt;&lt;PROVIDER&gt;101&lt;/PROVIDER&gt;&lt;RCVPROVIDER&gt;101&lt;/RCVPROVIDER&gt;&lt;MSISDN&gt;&lt;/MSISDN&gt;&lt;isIntermSMSReqd&gt;Y&lt;/isIntermSMSReqd&gt;&lt;/COMMAND&gt;</text:p>
          </table:table-cell>
          <table:table-cell office:value-type="string" table:style-name="ce16">
            <text:p>REQUEST PARAMETERS:</text:p>
            <text:p>REFERENCE_NO: ACCOUNT NUMBER OF CUSTOMER RECIEVED IN INTERMEDIATE REQUEST</text:p>
            <text:p/>
          </table:table-cell>
          <table:table-cell table:style-name="ce9"/>
          <table:table-cell table:style-name="ce51"/>
          <table:table-cell table:number-columns-repeated="16379"/>
        </table:table-row>
        <table:table-row table:style-name="ro13">
          <table:table-cell office:value-type="string" table:style-name="ce50">
            <text:p>SACCO – API given to ESB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13">
          <table:table-cell office:value-type="string" table:style-name="ce50">
            <text:p>NSSF – API given to ESB</text:p>
          </table:table-cell>
          <table:table-cell table:number-columns-repeated="3" table:style-name="ce9"/>
          <table:table-cell table:number-columns-repeated="16380" table:style-name="ce1"/>
        </table:table-row>
        <table:table-row table:style-name="ro13">
          <table:table-cell office:value-type="string" table:style-name="ce50">
            <text:p>Wewole </text:p>
          </table:table-cell>
          <table:table-cell table:number-columns-repeated="3" table:style-name="ce9"/>
          <table:table-cell table:number-columns-repeated="16380"/>
        </table:table-row>
        <table:table-row table:style-name="ro13">
          <table:table-cell table:number-columns-repeated="4" table:style-name="ce9"/>
          <table:table-cell table:number-columns-repeated="16380"/>
        </table:table-row>
        <table:table-row table:number-rows-repeated="1048494" table:style-name="ro39">
          <table:table-cell table:number-columns-repeated="16384"/>
        </table:table-row>
      </table:table>
      <table:table table:name="Requests_changed" table:style-name="ta3">
        <table:table-column table:style-name="co27" table:default-cell-style-name="ce59"/>
        <table:table-column table:style-name="co28" table:default-cell-style-name="ce59"/>
        <table:table-column table:style-name="co29" table:default-cell-style-name="ce51"/>
        <table:table-column table:style-name="co30" table:default-cell-style-name="ce5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0" table:number-columns-repeated="16377" table:default-cell-style-name="ce1"/>
        <table:table-row table:style-name="ro40">
          <table:table-cell office:value-type="string" table:style-name="ce52">
            <text:p>API</text:p>
          </table:table-cell>
          <table:table-cell office:value-type="string" table:style-name="ce52">
            <text:p>ZM</text:p>
          </table:table-cell>
          <table:table-cell office:value-type="string" table:style-name="ce53">
            <text:p>MW</text:p>
          </table:table-cell>
          <table:table-cell office:value-type="string" table:style-name="ce53">
            <text:p>TZ</text:p>
          </table:table-cell>
          <table:table-cell office:value-type="string" table:style-name="ce54">
            <text:p>UG</text:p>
          </table:table-cell>
          <table:table-cell office:value-type="string" table:style-name="ce54">
            <text:p>KE</text:p>
          </table:table-cell>
          <table:table-cell office:value-type="string" table:style-name="ce54">
            <text:p>ZM</text:p>
          </table:table-cell>
          <table:table-cell table:number-columns-repeated="16377" table:style-name="ce55"/>
        </table:table-row>
        <table:table-row table:style-name="ro41">
          <table:table-cell office:value-type="string" table:style-name="ce56">
            <text:p>Withdraw cash-agent</text:p>
          </table:table-cell>
          <table:table-cell table:style-name="ce56"/>
          <table:table-cell table:style-name="ce16"/>
          <table:table-cell office:value-type="string" table:style-name="ce16">
            <text:p><text:span text:style-name="T3">&lt;COMMAND&gt;</text:span><text:span text:style-name="T3"/></text:p>
            <text:p><text:span text:style-name="T3">&lt;BPROVIDER&gt;101&lt;/BPROVIDER&gt;</text:span><text:span text:style-name="T3"/></text:p>
            <text:p><text:span text:style-name="T3">&lt;PAYID1&gt;12&lt;/PAYID1&gt;</text:span><text:span text:style-name="T3"/></text:p>
            <text:p><text:span text:style-name="T3">&lt;PAYID2&gt;12&lt;/PAYID2&gt;</text:span><text:span text:style-name="T3"/></text:p>
            <text:p><text:span text:style-name="T3">&lt;RCVINSTRUMENT&gt;12&lt;/RCVINSTRUMENT&gt;</text:span><text:span text:style-name="T3"/></text:p>
            <text:p><text:span text:style-name="T3">&lt;PAYID&gt;12&lt;/PAYID&gt;</text:span><text:span text:style-name="T3"/></text:p>
            <text:p><text:span text:style-name="T3">&lt;LANGUAGE1&gt;1&lt;/LANGUAGE1&gt;</text:span><text:span text:style-name="T3"/></text:p>
            <text:p><text:span text:style-name="T3">&lt;PIN&gt;1357&lt;/PIN&gt;</text:span><text:span text:style-name="T3"/></text:p>
            <text:p><text:span text:style-name="T3">&lt;LANGUAGE2&gt;1&lt;/LANGUAGE2&gt;</text:span><text:span text:style-name="T3"/></text:p>
            <text:p><text:span text:style-name="T3">&lt;TYPE&gt;CCOREQ&lt;/TYPE&gt;</text:span><text:span text:style-name="T3"/></text:p>
            <text:p><text:span text:style-name="T3">&lt;PROVIDER1&gt;101&lt;/PROVIDER1&gt;</text:span><text:span text:style-name="T3"/></text:p>
            <text:p><text:span text:style-name="T3">&lt;PROVIDER2&gt;101&lt;/PROVIDER2&gt;</text:span><text:span text:style-name="T3"/></text:p>
            <text:p><text:span text:style-name="T3">&lt;SNDPROVIDER&gt;101&lt;/SNDPROVIDER&gt;</text:span><text:span text:style-name="T3"/></text:p>
            <text:p><text:span text:style-name="T3">&lt;AMOUNT&gt;1200&lt;/AMOUNT&gt;</text:span><text:span text:style-name="T3"/></text:p>
            <text:p><text:span text:style-name="T3">&lt;SNDINSTRUMENT&gt;12&lt;/SNDINSTRUMENT&gt;</text:span><text:span text:style-name="T3"/></text:p>
            <text:p><text:span text:style-name="T3">&lt;PREVIOUSSTAGE&gt;1&lt;/PREVIOUSSTAGE&gt;</text:span><text:span text:style-name="T3"/></text:p>
            <text:p><text:span text:style-name="T3">&lt;MSISDN2&gt;688074925&lt;/MSISDN2&gt;</text:span><text:span text:style-name="T3"/></text:p>
            <text:p><text:span text:style-name="T3">&lt;language&gt;en&lt;/language&gt;</text:span><text:span text:style-name="T3"/></text:p>
            <text:p><text:span text:style-name="T3">&lt;PROVIDER&gt;101&lt;/PROVIDER&gt;</text:span><text:span text:style-name="T3"/></text:p>
            <text:p><text:span text:style-name="T3">&lt;RCVPROVIDER&gt;101&lt;/RCVPROVIDER&gt;</text:span><text:span text:style-name="T3"/></text:p>
            <text:p><text:span text:style-name="T3">&lt;MSISDN&gt;786670654&lt;/MSISDN&gt;</text:span><text:span text:style-name="T3"/></text:p>
            <text:p><text:span text:style-name="T3">&lt;TRID&gt;786670654201907031037B0018&lt;/TRID&gt;&lt;/COMMAND&gt;</text:span></text:p>
          </table:table-cell>
          <table:table-cell office:value-type="string" table:style-name="ce57">
            <text:p>&lt;COMMAND&gt;</text:p>
            <text:p>&lt;MSISDN&gt;755665739&lt;/MSISDN&gt;</text:p>
            <text:p>&lt;PIN&gt;1111&lt;/PIN&gt;</text:p>
            <text:p>&lt;AMOUNT&gt;1&lt;/AMOUNT&gt;</text:p>
            <text:p>&lt;PAYID&gt;12&lt;/PAYID&gt;</text:p>
            <text:p>&lt;PROVIDER2&gt;101&lt;/PROVIDER2&gt;</text:p>
            <text:p>&lt;PROVIDER&gt;101&lt;/PROVIDER&gt;</text:p>
            <text:p>&lt;IMSI/&gt;</text:p>
            <text:p>&lt;CELLID/&gt;</text:p>
            <text:p>&lt;TYPE&gt;CASHOUTOTP&lt;/TYPE&gt;</text:p>
            <text:p>&lt;PAYID2&gt;12&lt;/PAYID2&gt;</text:p>
            <text:p>&lt;TRID&gt;755665739201812052012A9128&lt;/TRID&gt;</text:p>
            <text:p>&lt;/COMMAND&gt;</text:p>
          </table:table-cell>
          <table:table-cell office:value-type="string" table:style-name="ce9">
            <text:p>Nickname=24194</text:p>
          </table:table-cell>
          <table:table-cell table:number-columns-repeated="16378" table:style-name="ce1"/>
        </table:table-row>
        <table:table-row table:style-name="ro42">
          <table:table-cell office:value-type="string" table:style-name="ce56">
            <text:p>Get merchant details</text:p>
          </table:table-cell>
          <table:table-cell table:style-name="ce56"/>
          <table:table-cell table:style-name="ce16"/>
          <table:table-cell office:value-type="string" table:style-name="ce16">
            <text:p><text:span text:style-name="T3">&lt;COMMAND&gt;</text:span><text:span text:style-name="T3"/></text:p>
            <text:p><text:span text:style-name="T3">&lt;IDTAG&gt;MSISDN&lt;/IDTAG&gt;</text:span><text:span text:style-name="T3"/></text:p>
            <text:p><text:span text:style-name="T3">&lt;PROVIDER&gt;101&lt;/PROVIDER&gt;</text:span><text:span text:style-name="T3"/></text:p>
            <text:p><text:span text:style-name="T3">&lt;IDVALUE&gt;786670654&lt;/IDVALUE&gt;</text:span><text:span text:style-name="T3"/></text:p>
            <text:p><text:span text:style-name="T3">&lt;INFO&gt;DETAILED&lt;/INFO&gt;</text:span><text:span text:style-name="T3"/></text:p>
            <text:p><text:span text:style-name="T3">&lt;TYPE&gt;GETUSR&lt;/TYPE&gt;</text:span><text:span text:style-name="T3"/></text:p>
            <text:p><text:span text:style-name="T3">&lt;/COMMAND&gt;</text:span></text:p>
          </table:table-cell>
          <table:table-cell office:value-type="string" table:style-name="ce16">
            <text:p>&lt;COMMAND&gt;</text:p>
            <text:p>&lt;IDTAG&gt;BOTH&lt;/IDTAG&gt;</text:p>
            <text:p>&lt;PROVIDER&gt;101&lt;/PROVIDER&gt;</text:p>
            <text:p>&lt;IDVALUE&gt;8712796&lt;/IDVALUE&gt;</text:p>
            <text:p>&lt;INFO&gt;DETAILED&lt;/INFO&gt;</text:p>
            <text:p>&lt;TYPE&gt;GETUSR&lt;/TYPE&gt;</text:p>
            <text:p>&lt;/COMMAND&gt;</text:p>
          </table:table-cell>
          <table:table-cell table:number-columns-repeated="16379" table:style-name="ce1"/>
        </table:table-row>
        <table:table-row table:style-name="ro43">
          <table:table-cell office:value-type="string" table:style-name="ce56">
            <text:p>p2p Unregistered user</text:p>
          </table:table-cell>
          <table:table-cell table:style-name="ce56"/>
          <table:table-cell office:value-type="string" table:style-name="ce58">
            <text:p><text:span text:style-name="T3">Request changed:-------------&lt;COMMAND&gt;</text:span><text:span text:style-name="T3"/></text:p>
            <text:p><text:span text:style-name="T3">&lt;SNDINSTRUMENT&gt;12&lt;/SNDINSTRUMENT&gt;</text:span><text:span text:style-name="T3"/></text:p>
            <text:p><text:span text:style-name="T3">&lt;MSISDN&gt;995213302&lt;/MSISDN&gt;</text:span><text:span text:style-name="T3"/></text:p>
            <text:p><text:span text:style-name="T3">&lt;PAYID&gt;12&lt;/PAYID&gt;</text:span><text:span text:style-name="T3"/></text:p>
            <text:p><text:span text:style-name="T3">&lt;SNDPROVIDER&gt;101&lt;/SNDPROVIDER&gt;</text:span><text:span text:style-name="T3"/></text:p>
            <text:p><text:span text:style-name="T3">&lt;language&gt;en&lt;/language&gt;</text:span><text:span text:style-name="T3"/></text:p>
            <text:p><text:span text:style-name="T3">&lt;RCVINSTRUMENT&gt;12&lt;/RCVINSTRUMENT&gt;</text:span><text:span text:style-name="T3"/></text:p>
            <text:p><text:span text:style-name="T3">&lt;LANGUAGE2&gt;1&lt;/LANGUAGE2&gt;</text:span><text:span text:style-name="T3"/></text:p>
            <text:p><text:span text:style-name="T3">&lt;isIntermSMSReqd&gt;Y&lt;/isIntermSMSReqd&gt;1</text:span><text:span text:style-name="T3"/></text:p>
            <text:p><text:span text:style-name="T3">&lt;PAYID2&gt;12&lt;/PAYID2&gt;</text:span><text:span text:style-name="T3"/></text:p>
            <text:p><text:span text:style-name="T3">&lt;LANGUAGE1&gt;1&lt;/LANGUAGE1&gt;</text:span><text:span text:style-name="T3"/></text:p>
            <text:p><text:span text:style-name="T3">&lt;PAYID1&gt;12&lt;/PAYID1&gt;</text:span><text:span text:style-name="T3"/></text:p>
            <text:p><text:span text:style-name="T3">&lt;PROVIDER1&gt;101&lt;/PROVIDER1&gt;</text:span><text:span text:style-name="T3"/></text:p>
            <text:p><text:span text:style-name="T3">&lt;PIN&gt;0007&lt;/PIN&gt;</text:span><text:span text:style-name="T3"/></text:p>
            <text:p><text:span text:style-name="T3">&lt;PROVIDER2&gt;101&lt;/PROVIDER2&gt;</text:span><text:span text:style-name="T3"/></text:p>
            <text:p><text:span text:style-name="T3">&lt;AMOUNT&gt;500&lt;/AMOUNT&gt;</text:span><text:span text:style-name="T3"/></text:p>
            <text:p><text:span text:style-name="T3">&lt;MSISDN2&gt;753662091&lt;/MSISDN2&gt;</text:span><text:span text:style-name="T3"/></text:p>
            <text:p><text:span text:style-name="T3">&lt;RCVPROVIDER&gt;101&lt;/RCVPROVIDER&gt;</text:span><text:span text:style-name="T3"/></text:p>
            <text:p><text:span text:style-name="T3">&lt;PROVIDER&gt;101&lt;/PROVIDER&gt;</text:span><text:span text:style-name="T3"/></text:p>
            <text:p><text:span text:style-name="T3">&lt;BPROVIDER&gt;101&lt;/BPROVIDER&gt;</text:span><text:span text:style-name="T3"/></text:p>
            <text:p><text:span text:style-name="T3">&lt;TYPE&gt;RNMCOREQ&lt;/TYPE&gt;</text:span><text:span text:style-name="T3"/></text:p>
            <text:p><text:span text:style-name="T3">&lt;REFERENCE_NO&gt;8319600213208&lt;/REFERENCE_NO&gt;</text:span><text:span text:style-name="T3"/></text:p>
            <text:p><text:span text:style-name="T3">&lt;TRID&gt;706983147201903010006B57214&lt;/TRID&gt;</text:span><text:span text:style-name="T3"/></text:p>
            <text:p/>
            <text:p><text:span text:style-name="T3">&lt;ATTRIBUTE1&gt;&lt;/ATTRIBUTE1&gt;</text:span><text:span text:style-name="T3"/></text:p>
            <text:p><text:span text:style-name="T3">&lt;ATTRIBUTE2&gt;&lt;/ATTRIBUTE2&gt;</text:span><text:span text:style-name="T3"/></text:p>
            <text:p><text:span text:style-name="T3">&lt;ATTRIBUTE3&gt;&lt;/ATTRIBUTE3&gt;</text:span><text:span text:style-name="T3"/></text:p>
            <text:p><text:span text:style-name="T3">&lt;/COMMAND&gt;</text:span></text:p>
          </table:table-cell>
          <table:table-cell office:value-type="string" table:style-name="ce16">
            <text:p><text:span text:style-name="T3">&lt;COMMAND&gt;</text:span><text:span text:style-name="T3"/></text:p>
            <text:p><text:span text:style-name="T3">&lt;PARENT_STAGEID&gt;d1111&lt;/PARENT_STAGEID&gt;</text:span><text:span text:style-name="T3"/></text:p>
            <text:p><text:span text:style-name="T3">&lt;BPROVIDER&gt;101&lt;/BPROVIDER&gt;</text:span><text:span text:style-name="T3"/></text:p>
            <text:p><text:span text:style-name="T3">&lt;DYNAMIC_OPTION_PREVIOUS_LIST&gt;*&lt;/DYNAMIC_OPTION_PREVIOUS_LIST&gt;</text:span><text:span text:style-name="T3"/></text:p>
            <text:p><text:span text:style-name="T3">&lt;PAYID1&gt;12&lt;/PAYID1&gt;</text:span><text:span text:style-name="T3"/></text:p>
            <text:p><text:span text:style-name="T3">&lt;PAYID2&gt;12&lt;/PAYID2&gt;</text:span><text:span text:style-name="T3"/></text:p>
            <text:p><text:span text:style-name="T3">&lt;RCVINSTRUMENT&gt;12&lt;/RCVINSTRUMENT&gt;</text:span><text:span text:style-name="T3"/></text:p>
            <text:p><text:span text:style-name="T3">&lt;PAYID&gt;12&lt;/PAYID&gt;</text:span><text:span text:style-name="T3"/></text:p>
            <text:p><text:span text:style-name="T3">&lt;LANGUAGE1&gt;1&lt;/LANGUAGE1&gt;</text:span><text:span text:style-name="T3"/></text:p>
            <text:p><text:span text:style-name="T3">&lt;PIN&gt;1357&lt;/PIN&gt;</text:span><text:span text:style-name="T3"/></text:p>
            <text:p><text:span text:style-name="T3">&lt;LANGUAGE2&gt;1&lt;/LANGUAGE2&gt;</text:span><text:span text:style-name="T3"/></text:p>
            <text:p><text:span text:style-name="T3">&lt;TYPE&gt;RNMCOREQ&lt;/TYPE&gt;</text:span><text:span text:style-name="T3"/></text:p>
            <text:p><text:span text:style-name="T3">&lt;PROVIDER1&gt;101&lt;/PROVIDER1&gt;</text:span><text:span text:style-name="T3"/></text:p>
            <text:p><text:span text:style-name="T3">&lt;PROVIDER2&gt;101&lt;/PROVIDER2&gt;</text:span><text:span text:style-name="T3"/></text:p>
            <text:p><text:span text:style-name="T3">&lt;SNDPROVIDER&gt;101&lt;/SNDPROVIDER&gt;</text:span><text:span text:style-name="T3"/></text:p>
            <text:p><text:span text:style-name="T3">&lt;AMOUNT&gt;1200&lt;/AMOUNT&gt;</text:span><text:span text:style-name="T3"/></text:p>
            <text:p><text:span text:style-name="T3">&lt;STORE_FAV_MESSAGE&gt;Y&lt;/STORE_FAV_MESSAGE&gt;</text:span><text:span text:style-name="T3"/></text:p>
            <text:p><text:span text:style-name="T3">&lt;SNDINSTRUMENT&gt;12&lt;/SNDINSTRUMENT&gt;</text:span><text:span text:style-name="T3"/></text:p>
            <text:p><text:span text:style-name="T3">&lt;PREVIOUSSTAGE&gt;1&lt;/PREVIOUSSTAGE&gt;</text:span><text:span text:style-name="T3"/></text:p>
            <text:p><text:span text:style-name="T3">&lt;MSISDN2&gt;876543823&lt;/MSISDN2&gt;</text:span><text:span text:style-name="T3"/></text:p>
            <text:p><text:span text:style-name="T3">&lt;language&gt;en&lt;/language&gt;</text:span><text:span text:style-name="T3"/></text:p>
            <text:p><text:span text:style-name="T3">&lt;PROVIDER&gt;101&lt;/PROVIDER&gt;</text:span><text:span text:style-name="T3"/></text:p>
            <text:p><text:span text:style-name="T3">&lt;SERVICE_NAME&gt;P2P&lt;/SERVICE_NAME&gt;</text:span><text:span text:style-name="T3"/></text:p>
            <text:p><text:span text:style-name="T3">&lt;RCVPROVIDER&gt;101&lt;/RCVPROVIDER&gt;</text:span><text:span text:style-name="T3"/></text:p>
            <text:p><text:span text:style-name="T3">&lt;MSISDN&gt;786670654&lt;/MSISDN&gt;</text:span><text:span text:style-name="T3"/></text:p>
            <text:p><text:span text:style-name="T3">&lt;TRID&gt;786670654201907020851B0143&lt;/TRID&gt;&lt;/COMMAND&gt;</text:span></text:p>
          </table:table-cell>
          <table:table-cell office:value-type="string" table:style-name="ce16">
            <text:p>&lt;COMMAND&gt;</text:p>
            <text:p>&lt;SNDINSTRUMENT&gt;12&lt;/SNDINSTRUMENT&gt;</text:p>
            <text:p>&lt;MSISDN&gt;702698414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1</text:p>
            <text:p>&lt;PAYID2&gt;12&lt;/PAYID2&gt;</text:p>
            <text:p>&lt;LANGUAGE1&gt;1&lt;/LANGUAGE1&gt;</text:p>
            <text:p>&lt;PAYID1&gt;12&lt;/PAYID1&gt;</text:p>
            <text:p>&lt;NICKNAME&gt;100781&lt;/NICKNAME&gt;</text:p>
            <text:p>&lt;PIN&gt;*&lt;/PIN&gt;</text:p>
            <text:p>&lt;PROVIDER1&gt;101&lt;/PROVIDER1&gt;</text:p>
            <text:p>&lt;PROVIDER2&gt;101&lt;/PROVIDER2&gt;</text:p>
            <text:p>&lt;AMOUNT&gt;8319&lt;/AMOUNT&gt;</text:p>
            <text:p>&lt;RCVPROVIDER&gt;101&lt;/RCVPROVIDER&gt;</text:p>
            <text:p>&lt;NSSFTYPE&gt;ind&lt;/NSSFTYPE&gt;</text:p>
            <text:p>&lt;PROVIDER&gt;101&lt;/PROVIDER&gt;</text:p>
            <text:p>&lt;BPROVIDER&gt;101&lt;/BPROVIDER&gt;</text:p>
            <text:p>&lt;TYPE&gt;CMPREQ&lt;/TYPE&gt;</text:p>
            <text:p>&lt;REFERENCE_NO&gt;8319600213208&lt;/REFERENCE_NO&gt;</text:p>
            <text:p>&lt;TRID&gt;702698414201902221727A0452&lt;/TRID&gt;</text:p>
            <text:p>&lt;ATTRIBUTE1&gt;&lt;/ATTRIBUTE1&gt;</text:p>
            <text:p>&lt;ATTRIBUTE2&gt;&lt;/ATTRIBUTE2&gt;</text:p>
            <text:p>&lt;ATTRIBUTE3&gt;&lt;/ATTRIBUTE3&gt;</text:p>
            <text:p>&lt;/COMMAND&gt;</text:p>
            <text:p/>
          </table:table-cell>
          <table:table-cell table:style-name="ce1"/>
          <table:table-cell office:value-type="string" table:style-name="ce51">
            <text:p>&lt;COMMAND&gt;</text:p>
            <text:p>&lt;BPROVIDER&gt;101&lt;/BPROVIDER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RNMCOREQ&lt;/TYPE&gt;</text:p>
            <text:p>&lt;PROVIDER1&gt;101&lt;/PROVIDER1&gt;</text:p>
            <text:p>&lt;PROVIDER2&gt;101&lt;/PROVIDER2&gt;</text:p>
            <text:p>&lt;SNDPROVIDER&gt;101&lt;/SNDPROVIDER&gt;</text:p>
            <text:p>&lt;AMOUNT&gt;30&lt;/AMOUNT&gt;</text:p>
            <text:p>&lt;SNDINSTRUMENT&gt;12&lt;/SNDINSTRUMENT&gt;</text:p>
            <text:p>&lt;PREVIOUSSTAGE&gt;1&lt;/PREVIOUSSTAGE&gt;</text:p>
            <text:p>&lt;MSISDN2&gt;971300300&lt;/MSISDN2&gt;</text:p>
            <text:p>&lt;language&gt;en&lt;/language&gt;</text:p>
            <text:p>&lt;PROVIDER&gt;101&lt;/PROVIDER&gt;</text:p>
            <text:p>&lt;SERVICE_NAME&gt;P2P&lt;/SERVICE_NAME&gt;</text:p>
            <text:p>&lt;RCVPROVIDER&gt;101&lt;/RCVPROVIDER&gt;</text:p>
            <text:p>&lt;MSISDN&gt;975031664&lt;/MSISDN&gt;</text:p>
            <text:p>&lt;TRID&gt;786670123501907020851B0143&lt;/TRID&gt;</text:p>
            <text:p>&lt;/COMMAND&gt;</text:p>
          </table:table-cell>
          <table:table-cell table:number-columns-repeated="16377"/>
        </table:table-row>
        <table:table-row table:style-name="ro44">
          <table:table-cell office:value-type="string" table:style-name="ce56">
            <text:p>GetP2PTxnInfo</text:p>
          </table:table-cell>
          <table:table-cell table:style-name="ce56"/>
          <table:table-cell table:style-name="ce16"/>
          <table:table-cell office:value-type="string" table:style-name="ce16">
            <text:p><text:span text:style-name="T3">&lt;COMMAND&gt;</text:span><text:span text:style-name="T3"/></text:p>
            <text:p><text:span text:style-name="T3">&lt;PROVIDER1&gt;101&lt;/PROVIDER1&gt;</text:span><text:span text:style-name="T3"/></text:p>
            <text:p><text:span text:style-name="T3">&lt;PROVIDER2&gt;101&lt;/PROVIDER2&gt;</text:span><text:span text:style-name="T3"/></text:p>
            <text:p><text:span text:style-name="T3">&lt;SNDPROVIDER&gt;101&lt;/SNDPROVIDER&gt;</text:span><text:span text:style-name="T3"/></text:p>
            <text:p><text:span text:style-name="T3">&lt;BPROVIDER&gt;101&lt;/BPROVIDER&gt;</text:span><text:span text:style-name="T3"/></text:p>
            <text:p><text:span text:style-name="T3">&lt;SNDINSTRUMENT&gt;12&lt;/SNDINSTRUMENT&gt;</text:span><text:span text:style-name="T3"/></text:p>
            <text:p><text:span text:style-name="T3">&lt;PAYID1&gt;12&lt;/PAYID1&gt;</text:span><text:span text:style-name="T3"/></text:p>
            <text:p><text:span text:style-name="T3">&lt;PAYID2&gt;12&lt;/PAYID2&gt;</text:span><text:span text:style-name="T3"/></text:p>
            <text:p><text:span text:style-name="T3">&lt;RCVINSTRUMENT&gt;12&lt;/RCVINSTRUMENT&gt;</text:span><text:span text:style-name="T3"/></text:p>
            <text:p><text:span text:style-name="T3">&lt;PAYID&gt;12&lt;/PAYID&gt;</text:span><text:span text:style-name="T3"/></text:p>
            <text:p><text:span text:style-name="T3">&lt;SUBTYPE&gt;LASTSENDP2PTXN&lt;/SUBTYPE&gt;</text:span><text:span text:style-name="T3"/></text:p>
            <text:p><text:span text:style-name="T3">&lt;PROVIDER&gt;101&lt;/PROVIDER&gt;</text:span><text:span text:style-name="T3"/></text:p>
            <text:p><text:span text:style-name="T3">&lt;TXNID&gt;PP190703.1019.B00004&lt;/TXNID&gt;</text:span><text:span text:style-name="T3"/></text:p>
            <text:p><text:span text:style-name="T3">&lt;language&gt;en&lt;/language&gt;</text:span><text:span text:style-name="T3"/></text:p>
            <text:p><text:span text:style-name="T3">&lt;RCVPROVIDER&gt;101&lt;/RCVPROVIDER&gt;</text:span><text:span text:style-name="T3"/></text:p>
            <text:p><text:span text:style-name="T3">&lt;MSISDN&gt;786670654&lt;/MSISDN&gt;</text:span><text:span text:style-name="T3"/></text:p>
            <text:p><text:span text:style-name="T3">&lt;IS_PIN_VERIFIED&gt;true&lt;/IS_PIN_VERIFIED&gt;</text:span><text:span text:style-name="T3"/></text:p>
            <text:p><text:span text:style-name="T3">&lt;TYPE&gt;CTXNSTREQ&lt;/TYPE&gt;</text:span><text:span text:style-name="T3"/></text:p>
            <text:p><text:span text:style-name="T3">&lt;TRID&gt;345678987654&lt;/TRID&gt;</text:span><text:span text:style-name="T3"/></text:p>
            <text:p><text:span text:style-name="T3">&lt;/COMMAND&gt;</text:span></text:p>
          </table:table-cell>
          <table:table-cell office:value-type="string" table:style-name="ce16">
            <text:p>&lt;COMMAND&gt;</text:p>
            <text:p>&lt;PROVIDER1&gt;101&lt;/PROVIDER1&gt;</text:p>
            <text:p>&lt;PROVIDER2&gt;101&lt;/PROVIDER2&gt;</text:p>
            <text:p>&lt;SNDPROVIDER&gt;101&lt;/SNDPROVIDER&gt;</text:p>
            <text:p>&lt;BPROVIDER&gt;101&lt;/BPROVIDER&gt;</text:p>
            <text:p>&lt;SNDINSTRUMENT&gt;12&lt;/SNDINSTRUMENT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SUBTYPE&gt;LASTSENDP2PTXN&lt;/SUBTYPE&gt;</text:p>
            <text:p>&lt;PROVIDER&gt;101&lt;/PROVIDER&gt;</text:p>
            <text:p>&lt;language&gt;en&lt;/language&gt;</text:p>
            <text:p>&lt;RCVPROVIDER&gt;101&lt;/RCVPROVIDER&gt;</text:p>
            <text:p>&lt;MSISDN&gt;07858491&lt;/MSISDN&gt;</text:p>
            <text:p>&lt;TYPE&gt;REVP2PINFO&lt;/TYPE&gt;</text:p>
            <text:p>&lt;TRID&gt;07858491201807181644C0001&lt;/TRID&gt;</text:p>
            <text:p>&lt;/COMMAND&gt;</text:p>
          </table:table-cell>
          <table:table-cell table:number-columns-repeated="16379" table:style-name="ce1"/>
        </table:table-row>
        <table:table-row table:style-name="ro45">
          <table:table-cell office:value-type="string" table:style-name="ce56">
            <text:p>Validate Pin</text:p>
          </table:table-cell>
          <table:table-cell table:style-name="ce56"/>
          <table:table-cell table:style-name="ce16"/>
          <table:table-cell office:value-type="string" table:style-name="ce16">
            <text:p><text:span text:style-name="T3">&lt;COMMAND&gt;</text:span><text:span text:style-name="T3"/></text:p>
            <text:p><text:span text:style-name="T3">&lt;PROVIDER1&gt;101&lt;/PROVIDER1&gt;</text:span><text:span text:style-name="T3"/></text:p>
            <text:p><text:span text:style-name="T3">&lt;PROVIDER2&gt;101&lt;/PROVIDER2&gt;</text:span><text:span text:style-name="T3"/></text:p>
            <text:p><text:span text:style-name="T3">&lt;SNDPROVIDER&gt;101&lt;/SNDPROVIDER&gt;</text:span><text:span text:style-name="T3"/></text:p>
            <text:p><text:span text:style-name="T3">&lt;BPROVIDER&gt;101&lt;/BPROVIDER&gt;</text:span><text:span text:style-name="T3"/></text:p>
            <text:p><text:span text:style-name="T3">&lt;SNDINSTRUMENT&gt;12&lt;/SNDINSTRUMENT&gt;</text:span><text:span text:style-name="T3"/></text:p>
            <text:p><text:span text:style-name="T3">&lt;PAYID1&gt;12&lt;/PAYID1&gt;</text:span><text:span text:style-name="T3"/></text:p>
            <text:p><text:span text:style-name="T3">&lt;PAYID2&gt;12&lt;/PAYID2&gt;</text:span><text:span text:style-name="T3"/></text:p>
            <text:p><text:span text:style-name="T3">&lt;RCVINSTRUMENT&gt;12&lt;/RCVINSTRUMENT&gt;</text:span><text:span text:style-name="T3"/></text:p>
            <text:p><text:span text:style-name="T3">&lt;PAYID&gt;12&lt;/PAYID&gt;</text:span><text:span text:style-name="T3"/></text:p>
            <text:p><text:span text:style-name="T3">&lt;PIN&gt;1235&lt;/PIN&gt;</text:span><text:span text:style-name="T3"/></text:p>
            <text:p><text:span text:style-name="T3">&lt;language&gt;en&lt;/language&gt;</text:span><text:span text:style-name="T3"/></text:p>
            <text:p><text:span text:style-name="T3">&lt;PROVIDER&gt;101&lt;/PROVIDER&gt;</text:span><text:span text:style-name="T3"/></text:p>
            <text:p><text:span text:style-name="T3">&lt;RCVPROVIDER&gt;101&lt;/RCVPROVIDER&gt;</text:span><text:span text:style-name="T3"/></text:p>
            <text:p><text:span text:style-name="T3">&lt;USERTYPE&gt;SUBSCRIBER&lt;/USERTYPE&gt;</text:span><text:span text:style-name="T3"/></text:p>
            <text:p><text:span text:style-name="T3">&lt;MSISDN&gt;786670685&lt;/MSISDN&gt;</text:span><text:span text:style-name="T3"/></text:p>
            <text:p><text:span text:style-name="T3">&lt;AMOUNT&gt;100&lt;/AMOUNT&gt;</text:span><text:span text:style-name="T3"/></text:p>
            <text:p><text:span text:style-name="T3">&lt;TYPE&gt;VALPINREQ&lt;/TYPE&gt;</text:span><text:span text:style-name="T3"/></text:p>
            <text:p><text:span text:style-name="T3">&lt;TRID&gt;123&lt;/TRID&gt;</text:span><text:span text:style-name="T3"/></text:p>
            <text:p><text:span text:style-name="T3">&lt;/COMMAND&gt;</text:span></text:p>
          </table:table-cell>
          <table:table-cell office:value-type="string" table:style-name="ce16">
            <text:p>&lt;COMMAND&gt;</text:p>
            <text:p>&lt;PROVIDER1&gt;101&lt;/PROVIDER1&gt;</text:p>
            <text:p>&lt;PROVIDER2&gt;101&lt;/PROVIDER2&gt;</text:p>
            <text:p>&lt;SNDPROVIDER&gt;101&lt;/SNDPROVIDER&gt;</text:p>
            <text:p>&lt;BPROVIDER&gt;101&lt;/BPROVIDER&gt;</text:p>
            <text:p>&lt;SNDINSTRUMENT&gt;12&lt;/SNDINSTRUMENT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IN&gt;9999&lt;/PIN&gt;</text:p>
            <text:p>&lt;language&gt;en&lt;/language&gt;</text:p>
            <text:p>&lt;PROVIDER&gt;101&lt;/PROVIDER&gt;</text:p>
            <text:p>&lt;RCVPROVIDER&gt;101&lt;/RCVPROVIDER&gt;</text:p>
            <text:p>&lt;USERTYPE&gt;SUBSCRIBER&lt;/USERTYPE&gt;</text:p>
            <text:p>&lt;MSISDN&gt;753662091&lt;/MSISDN&gt;</text:p>
            <text:p>&lt;AMOUNT&gt;100&lt;/AMOUNT&gt;</text:p>
            <text:p>&lt;TYPE&gt;VLDPINRET&lt;/TYPE&gt;</text:p>
            <text:p>&lt;TRID&gt;123&lt;/TRID&gt;</text:p>
            <text:p>&lt;/COMMAND&gt;</text:p>
            <text:p/>
          </table:table-cell>
          <table:table-cell table:number-columns-repeated="16379" table:style-name="ce1"/>
        </table:table-row>
        <table:table-row table:style-name="ro46">
          <table:table-cell office:value-type="string" table:style-name="ce56">
            <text:p>BankToWallet</text:p>
          </table:table-cell>
          <table:table-cell table:style-name="ce56"/>
          <table:table-cell office:value-type="string" table:style-name="ce16">
            <text:p><text:span text:style-name="T3">&lt;COMMAND&gt;</text:span><text:span text:style-name="T3"/></text:p>
            <text:p><text:span text:style-name="T3">&lt;BRANCHCODE&gt;101622&lt;/BRANCHCODE&gt;</text:span><text:span text:style-name="T3"/></text:p>
            <text:p><text:span text:style-name="T3">&lt;PAYID2&gt;12&lt;/PAYID2&gt;</text:span><text:span text:style-name="T3"/></text:p>
            <text:p><text:span text:style-name="T3">&lt;ACCNO&gt;14416951&lt;/ACCNO&gt;</text:span><text:span text:style-name="T3"/></text:p>
            <text:p><text:span text:style-name="T3">&lt;PAYID&gt;12&lt;/PAYID&gt;</text:span><text:span text:style-name="T3"/></text:p>
            <text:p><text:span text:style-name="T3">&lt;LANGUAGE1&gt;1&lt;/LANGUAGE1&gt;</text:span><text:span text:style-name="T3"/></text:p>
            <text:p><text:span text:style-name="T3">&lt;PIN&gt;1236&lt;/PIN&gt;</text:span><text:span text:style-name="T3"/></text:p>
            <text:p><text:span text:style-name="T3">&lt;LANGUAGE2&gt;1&lt;/LANGUAGE2&gt;</text:span><text:span text:style-name="T3"/></text:p>
            <text:p><text:span text:style-name="T3">&lt;BANKNAME&gt;NBS&lt;/BANKNAME&gt;</text:span><text:span text:style-name="T3"/></text:p>
            <text:p><text:span text:style-name="T3">&lt;TYPE&gt;CBWREQ&lt;/TYPE&gt;</text:span><text:span text:style-name="T3"/></text:p>
            <text:p><text:span text:style-name="T3">&lt;PROVIDER2&gt;101&lt;/PROVIDER2&gt;</text:span><text:span text:style-name="T3"/></text:p>
            <text:p><text:span text:style-name="T3">&lt;BANKID&gt;000265999967558&lt;/BANKID&gt;</text:span><text:span text:style-name="T3"/></text:p>
            <text:p><text:span text:style-name="T3">&lt;AMOUNT&gt;1000&lt;/AMOUNT&gt;</text:span><text:span text:style-name="T3"/></text:p>
            <text:p><text:span text:style-name="T3">&lt;MSISDN2&gt;995213302&lt;/MSISDN2&gt;</text:span><text:span text:style-name="T3"/></text:p>
            <text:p><text:span text:style-name="T3">&lt;language&gt;en&lt;/language&gt;</text:span><text:span text:style-name="T3"/></text:p>
            <text:p><text:span text:style-name="T3">&lt;PROVIDER&gt;101&lt;/PROVIDER&gt;</text:span><text:span text:style-name="T3"/></text:p>
            <text:p><text:span text:style-name="T3">&lt;MSISDN&gt;995213302&lt;/MSISDN&gt;</text:span><text:span text:style-name="T3"/></text:p>
            <text:p><text:span text:style-name="T3">&lt;/COMMAND&gt;</text:span></text:p>
          </table:table-cell>
          <table:table-cell table:style-name="ce16"/>
          <table:table-cell office:value-type="string" table:style-name="ce16">
            <text:p>&lt;COMMAND&gt;</text:p>
            <text:p>&lt;BRANCHCODE&gt;equity&lt;/BRANCHCODE&gt;</text:p>
            <text:p>&lt;PAYID2&gt;12&lt;/PAYID2&gt;</text:p>
            <text:p>&lt;ACCNO&gt;232323232323232&lt;/ACCNO&gt;</text:p>
            <text:p>&lt;PAYID&gt;12&lt;/PAYID&gt;</text:p>
            <text:p>&lt;LANGUAGE1&gt;1&lt;/LANGUAGE1&gt;</text:p>
            <text:p>&lt;PIN&gt;9999&lt;/PIN&gt;</text:p>
            <text:p>&lt;LANGUAGE2&gt;1&lt;/LANGUAGE2&gt;</text:p>
            <text:p>&lt;BANKNAME&gt;equity&lt;/BANKNAME&gt;</text:p>
            <text:p>&lt;TYPE&gt;CBWREQ&lt;/TYPE&gt;</text:p>
            <text:p>&lt;PROVIDER2&gt;101&lt;/PROVIDER2&gt;</text:p>
            <text:p>&lt;BANKID&gt;232323232323232&lt;/BANKID&gt;</text:p>
            <text:p>&lt;AMOUNT&gt;1000&lt;/AMOUNT&gt;</text:p>
            <text:p>&lt;MSISDN2&gt;753662176&lt;/MSISDN2&gt;</text:p>
            <text:p>&lt;language&gt;en&lt;/language&gt;</text:p>
            <text:p>&lt;PROVIDER&gt;101&lt;/PROVIDER&gt;</text:p>
            <text:p>&lt;MSISDN&gt;753662091&lt;/MSISDN&gt;</text:p>
            <text:p>&lt;/COMMAND&gt;</text:p>
          </table:table-cell>
          <table:table-cell table:number-columns-repeated="16379" table:style-name="ce1"/>
        </table:table-row>
        <table:table-row table:style-name="ro47">
          <table:table-cell office:value-type="string" table:style-name="ce59">
            <text:p>Wallet toBank</text:p>
          </table:table-cell>
          <table:table-cell table:style-name="ce59"/>
          <table:table-cell table:style-name="ce51"/>
          <table:table-cell office:value-type="string" table:style-name="ce51">
            <text:p>&lt;COMMAND&gt;</text:p>
            <text:p>&lt;MSISDN&gt;&lt;/MSISDN&gt;</text:p>
            <text:p>&lt;PAYID&gt;12&lt;/PAYID&gt;</text:p>
            <text:p>&lt;BANKNAME&gt;&lt;/BANKNAME&gt;</text:p>
            <text:p>&lt;ACCNO2&gt;0749152701015&lt;/ACCNO2&gt;</text:p>
            <text:p>&lt;language&gt;1&lt;/language&gt;</text:p>
            <text:p>&lt;LANGUAGE2&gt;1&lt;/LANGUAGE2&gt;</text:p>
            <text:p>&lt;LANGUAGE1&gt;1&lt;/LANGUAGE1&gt;</text:p>
            <text:p>&lt;BANKID&gt;&lt;/BANKID&gt;</text:p>
            <text:p>&lt;PIN&gt;*&lt;/PIN&gt;</text:p>
            <text:p>&lt;PROVIDER2&gt;101&lt;/PROVIDER2&gt;</text:p>
            <text:p>&lt;AMOUNT&gt;102&lt;/AMOUNT&gt;</text:p>
            <text:p>&lt;MSISDN2&gt;&lt;/MSISDN2&gt;</text:p>
            <text:p>&lt;BRANCHCODE&gt;&lt;/BRANCHCODE&gt;</text:p>
            <text:p>&lt;PROVIDER&gt;101&lt;/PROVIDER&gt;</text:p>
            <text:p>&lt;TYPE&gt;CWBREQ&lt;/TYPE&gt;</text:p>
            <text:p>&lt;TRID&gt;572849906201905150630C9851&lt;/TRID&gt;</text:p>
            <text:p>&lt;INITIATEE_CELLID&gt;8116&lt;/INITIATEE_CELLID&gt;</text:p>
            <text:p>&lt;/COMMAND&gt;</text:p>
          </table:table-cell>
          <table:table-cell office:value-type="string" table:style-name="ce16">
            <text:p>&lt;COMMAND&gt;</text:p>
            <text:p>&lt;BRANCHCODE&gt;&lt;/BRANCHCODE&gt;</text:p>
            <text:p>&lt;PAYID&gt;12&lt;/PAYID&gt;</text:p>
            <text:p>&lt;LANGUAGE1&gt;1&lt;/LANGUAGE1&gt;</text:p>
            <text:p>&lt;PIN&gt;&lt;/PIN&gt;</text:p>
            <text:p>&lt;LANGUAGE2&gt;1&lt;/LANGUAGE2&gt;</text:p>
            <text:p>&lt;BANKNAME&gt;&lt;/BANKNAME&gt;</text:p>
            <text:p>&lt;TYPE&gt;CWBREQ&lt;/TYPE&gt;</text:p>
            <text:p>&lt;PROVIDER2&gt;101&lt;/PROVIDER2&gt;</text:p>
            <text:p>&lt;BANKID&gt;&lt;/BANKID&gt;</text:p>
            <text:p>&lt;AMOUNT&gt;&lt;/AMOUNT&gt;</text:p>
            <text:p>&lt;ACCNO2&gt;&lt;/ACCNO2&gt;</text:p>
            <text:p>&lt;MSISDN2&gt;&lt;/MSISDN2&gt;</text:p>
            <text:p>&lt;language&gt;en&lt;/language&gt;</text:p>
            <text:p>&lt;PROVIDER&gt;101&lt;/PROVIDER&gt;</text:p>
            <text:p>&lt;MSISDN&gt;&lt;/MSISDN&gt;</text:p>
            <text:p>&lt;SHA1&gt;&lt;/SHA1&gt;</text:p>
            <text:p>&lt;interfaceId&gt;&lt;/interfaceId&gt;</text:p>
            <text:p>&lt;/COMMAND&gt;</text:p>
          </table:table-cell>
          <table:table-cell table:number-columns-repeated="16379" table:style-name="ce1"/>
        </table:table-row>
        <table:table-row table:style-name="ro45">
          <table:table-cell office:value-type="string" table:style-name="ce59">
            <text:p>Initiate reversal</text:p>
          </table:table-cell>
          <table:table-cell table:style-name="ce59"/>
          <table:table-cell office:value-type="string" table:style-name="ce51">
            <text:p>&lt;COMMAND&gt;</text:p>
            <text:p>&lt;SUBTYPE&gt;LASTSENDP2PTXN&lt;/SUBTYPE&gt;</text:p>
            <text:p>&lt;SNDINSTRUMENT&gt;12&lt;/SNDINSTRUMENT&gt;</text:p>
            <text:p>&lt;MSISDN&gt;993440152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PAYID2&gt;12&lt;/PAYID2&gt;</text:p>
            <text:p>&lt;PAYID1&gt;12&lt;/PAYID1&gt;</text:p>
            <text:p>&lt;PROVIDER1&gt;101&lt;/PROVIDER1&gt;</text:p>
            <text:p>&lt;PROVIDER2&gt;101&lt;/PROVIDER2&gt;</text:p>
            <text:p>&lt;RCVPROVIDER&gt;101&lt;/RCVPROVIDER&gt;</text:p>
            <text:p>&lt;PROVIDER&gt;101&lt;/PROVIDER&gt;</text:p>
            <text:p>&lt;BPROVIDER&gt;101&lt;/BPROVIDER&gt;</text:p>
            <text:p>&lt;TYPE&gt;REVP2PINFO&lt;/TYPE&gt;</text:p>
            <text:p>&lt;TRID&gt;785699353201906041339C1904&lt;/TRID&gt;</text:p>
            <text:p>&lt;/COMMAND&gt;</text:p>
          </table:table-cell>
          <table:table-cell table:style-name="ce51"/>
          <table:table-cell office:value-type="string" table:style-name="ce16">
            <text:p>&lt;COMMAND&gt;&lt;TYPE&gt;MERCHPAY&lt;/TYPE&gt;</text:p>
            <text:p>&lt;interfaceId&gt;AIRTELIN&lt;/interfaceId&gt;</text:p>
            <text:p>&lt;MSISDN&gt;702351861&lt;/MSISDN&gt;</text:p>
            <text:p>&lt;MSISDN2&gt;750565839&lt;/MSISDN2&gt;</text:p>
            <text:p>&lt;AMOUNT&gt;1000&lt;/AMOUNT&gt;</text:p>
            <text:p>&lt;PIN&gt;1357&lt;/PIN&gt;</text:p>
            <text:p>&lt;EXTTRID&gt;07026984141550752695&lt;/EXTTRID&gt;</text:p>
            <text:p>&lt;REFERENCE&gt;Testing transaction&lt;/REFERENCE&gt;</text:p>
            <text:p>&lt;serviceType&gt;MERCHPAY&lt;/serviceType&gt;</text:p>
            <text:p>&lt;USERNAME&gt;AIRTLWBPORTL&lt;/USERNAME&gt;</text:p>
            <text:p>&lt;PASSWORD&gt;YUITR6775CDDG77kkjds08jjhDSSASiikdsDFFG&lt;/PASSWORD&gt;</text:p>
            <text:p>&lt;/COMMAND&gt;</text:p>
          </table:table-cell>
          <table:table-cell table:number-columns-repeated="16379" table:style-name="ce1"/>
        </table:table-row>
        <table:table-row table:style-name="ro19">
          <table:table-cell office:value-type="string" table:style-name="ce59">
            <text:p>Approve reversal---1</text:p>
          </table:table-cell>
          <table:table-cell table:style-name="ce59"/>
          <table:table-cell office:value-type="string" table:style-name="ce60">
            <text:p>&lt;COMMAND&gt;</text:p>
            <text:p>&lt;PROVIDER1&gt;101&lt;/PROVIDER1&gt;</text:p>
            <text:p>&lt;PROVIDER2&gt;101&lt;/PROVIDER2&gt;</text:p>
            <text:p>&lt;SNDPROVIDER&gt;101&lt;/SNDPROVIDER&gt;</text:p>
            <text:p>&lt;BPROVIDER&gt;101&lt;/BPROVIDER&gt;</text:p>
            <text:p>&lt;SNDINSTRUMENT&gt;12&lt;/SNDINSTRUMENT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SUBTYPE&gt;APRVP2PREV&lt;/SUBTYPE&gt;</text:p>
            <text:p>&lt;LANGUAGE1&gt;en&lt;/LANGUAGE1&gt;</text:p>
            <text:p>&lt;language&gt;en&lt;/language&gt;</text:p>
            <text:p>&lt;PROVIDER&gt;101&lt;/PROVIDER&gt;</text:p>
            <text:p>&lt;RCVPROVIDER&gt;101&lt;/RCVPROVIDER&gt;</text:p>
            <text:p>&lt;MSISDN&gt;996745323&lt;/MSISDN&gt;</text:p>
            <text:p>&lt;TYPE&gt;REVP2PINFO&lt;/TYPE&gt;</text:p>
            <text:p>&lt;/COMMAND&gt;</text:p>
          </table:table-cell>
          <table:table-cell office:value-type="string" table:style-name="ce51">
            <text:p>&lt;COMMAND&gt;</text:p>
            <text:p>&lt;BPROVIDER&gt;101&lt;/BPROVIDER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SUBTYPE&gt;SELFREVAPRV&lt;/SUBTYPE&gt;</text:p>
            <text:p>&lt;LANGUAGE1&gt;fr&lt;/LANGUAGE1&gt;</text:p>
            <text:p>&lt;PIN&gt;0007&lt;/PIN&gt;</text:p>
            <text:p>&lt;LANGUAGE2&gt;2&lt;/LANGUAGE2&gt;</text:p>
            <text:p>&lt;TYPE&gt;APRVP2PREV&lt;/TYPE&gt;</text:p>
            <text:p>&lt;PROVIDER1&gt;101&lt;/PROVIDER1&gt;</text:p>
            <text:p>&lt;PROVIDER2&gt;101&lt;/PROVIDER2&gt;</text:p>
            <text:p>&lt;SNDPROVIDER&gt;101&lt;/SNDPROVIDER&gt;</text:p>
            <text:p>&lt;SNDINSTRUMENT&gt;12&lt;/SNDINSTRUMENT&gt;</text:p>
            <text:p>&lt;MESSAGE&gt;1. P2P from 04052044 for Amount 119.79FCFA on Aug-16 08:57&lt;/MESSAGE&gt;</text:p>
            <text:p>&lt;PROVIDER&gt;101&lt;/PROVIDER&gt;</text:p>
            <text:p>&lt;language&gt;fr&lt;/language&gt;</text:p>
            <text:p>&lt;RCVPROVIDER&gt;101&lt;/RCVPROVIDER&gt;</text:p>
            <text:p>&lt;MSISDN&gt;786670654&lt;/MSISDN&gt;</text:p>
            <text:p>&lt;TRANSACTION_DATA&gt;1. P2P from 04052044 for Amount 119.79FCFA on Aug-16 08:57_04052044_119.79_FCFA_TC180816.0857.C00002&lt;/TRANSACTION_DATA&gt;</text:p>
            <text:p>&lt;/COMMAND&gt;</text:p>
          </table:table-cell>
          <table:table-cell office:value-type="string" table:style-name="ce16">
            <text:p>&lt;COMMAND&gt;</text:p>
            <text:p>&lt;BPROVIDER&gt;101&lt;/BPROVIDER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SUBTYPE&gt;SELFREVAPRV&lt;/SUBTYPE&gt;</text:p>
            <text:p>&lt;LANGUAGE1&gt;fr&lt;/LANGUAGE1&gt;</text:p>
            <text:p>&lt;PIN&gt;2017&lt;/PIN&gt;</text:p>
            <text:p>&lt;LANGUAGE2&gt;2&lt;/LANGUAGE2&gt;</text:p>
            <text:p>&lt;TYPE&gt;APRVP2PREV&lt;/TYPE&gt;</text:p>
            <text:p>&lt;PROVIDER1&gt;101&lt;/PROVIDER1&gt;</text:p>
            <text:p>&lt;PROVIDER2&gt;101&lt;/PROVIDER2&gt;</text:p>
            <text:p>&lt;SNDPROVIDER&gt;101&lt;/SNDPROVIDER&gt;</text:p>
            <text:p>&lt;SNDINSTRUMENT&gt;12&lt;/SNDINSTRUMENT&gt;</text:p>
            <text:p>&lt;MESSAGE&gt;1. P2P from 04052044 for Amount 119.79FCFA on Aug-16 08:57&lt;/MESSAGE&gt;</text:p>
            <text:p>&lt;PROVIDER&gt;101&lt;/PROVIDER&gt;</text:p>
            <text:p>&lt;language&gt;fr&lt;/language&gt;</text:p>
            <text:p>&lt;RCVPROVIDER&gt;101&lt;/RCVPROVIDER&gt;</text:p>
            <text:p>&lt;MSISDN&gt;07917168&lt;/MSISDN&gt;</text:p>
            <text:p>&lt;TRANSACTION_DATA&gt;1. P2P from 04052044 for Amount 119.79FCFA on Aug-16 08:57_04052044_119.79_FCFA_TC180816.0857.C00002&lt;/TRANSACTION_DATA&gt;</text:p>
            <text:p>&lt;/COMMAND&gt;</text:p>
          </table:table-cell>
          <table:table-cell table:number-columns-repeated="16379" table:style-name="ce1"/>
        </table:table-row>
        <table:table-row table:style-name="ro48">
          <table:table-cell office:value-type="string" table:style-name="ce59">
            <text:p>Approve reversal—2</text:p>
          </table:table-cell>
          <table:table-cell table:style-name="ce59"/>
          <table:table-cell office:value-type="string" table:style-name="ce51">
            <text:p>&lt;COMMAND&gt;</text:p>
            <text:p>&lt;SUBTYPE&gt;SELFREVAPRV&lt;/SUBTYPE&gt;</text:p>
            <text:p>&lt;SNDINSTRUMENT&gt;12&lt;/SNDINSTRUMENT&gt;</text:p>
            <text:p>&lt;MSISDN&gt;973099495&lt;/MSISDN&gt;</text:p>
            <text:p>&lt;PAYID&gt;12&lt;/PAYID&gt;</text:p>
            <text:p>&lt;TRANSACTION_DATA&gt;TC190718.1132.H00002 P2P from 973099511 for Amount 150.00ZMW on Jul-18 11:31&lt;/TRANSACTION_DATA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PAYID2&gt;12&lt;/PAYID2&gt;</text:p>
            <text:p>&lt;LANGUAGE1&gt;en&lt;/LANGUAGE1&gt;</text:p>
            <text:p>&lt;PAYID1&gt;12&lt;/PAYID1&gt;</text:p>
            <text:p>&lt;PIN&gt;1235&lt;/PIN&gt;</text:p>
            <text:p>&lt;PROVIDER1&gt;101&lt;/PROVIDER1&gt;</text:p>
            <text:p>&lt;PROVIDER2&gt;101&lt;/PROVIDER2&gt;</text:p>
            <text:p>&lt;RCVPROVIDER&gt;101&lt;/RCVPROVIDER&gt;</text:p>
            <text:p>&lt;PROVIDER&gt;101&lt;/PROVIDER&gt;</text:p>
            <text:p>&lt;BPROVIDER&gt;101&lt;/BPROVIDER&gt;</text:p>
            <text:p>&lt;TYPE&gt;APRVP2PREV&lt;/TYPE&gt;</text:p>
            <text:p>&lt;TRID&gt;973099511201907181058H0132&lt;/TRID&gt;</text:p>
            <text:p>&lt;/COMMAND&gt;</text:p>
          </table:table-cell>
          <table:table-cell table:style-name="ce51"/>
          <table:table-cell office:value-type="string" table:style-name="ce16">
            <text:p>&lt;COMMAND&gt;</text:p>
            <text:p>&lt;BPROVIDER&gt;101&lt;/BPROVIDER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SUBTYPE&gt;SELFREVAPRV&lt;/SUBTYPE&gt;</text:p>
            <text:p>&lt;LANGUAGE1&gt;fr&lt;/LANGUAGE1&gt;</text:p>
            <text:p>&lt;PIN&gt;2017&lt;/PIN&gt;</text:p>
            <text:p>&lt;LANGUAGE2&gt;2&lt;/LANGUAGE2&gt;</text:p>
            <text:p>&lt;TYPE&gt;APRVP2PREV&lt;/TYPE&gt;</text:p>
            <text:p>&lt;PROVIDER1&gt;101&lt;/PROVIDER1&gt;</text:p>
            <text:p>&lt;PROVIDER2&gt;101&lt;/PROVIDER2&gt;</text:p>
            <text:p>&lt;SNDPROVIDER&gt;101&lt;/SNDPROVIDER&gt;</text:p>
            <text:p>&lt;SNDINSTRUMENT&gt;12&lt;/SNDINSTRUMENT&gt;</text:p>
            <text:p>&lt;MESSAGE&gt;1. P2P from 04052044 for Amount 119.79FCFA on Aug-16 08:57&lt;/MESSAGE&gt;</text:p>
            <text:p>&lt;PROVIDER&gt;101&lt;/PROVIDER&gt;</text:p>
            <text:p>&lt;language&gt;fr&lt;/language&gt;</text:p>
            <text:p>&lt;RCVPROVIDER&gt;101&lt;/RCVPROVIDER&gt;</text:p>
            <text:p>&lt;MSISDN&gt;07917168&lt;/MSISDN&gt;</text:p>
            <text:p>&lt;TRANSACTION_DATA&gt;1. P2P from 04052044 for Amount 119.79FCFA on Aug-16 08:57_04052044_119.79_FCFA_TC180816.0857.C00002&lt;/TRANSACTION_DATA&gt;</text:p>
            <text:p>&lt;/COMMAND&gt;</text:p>
          </table:table-cell>
          <table:table-cell table:number-columns-repeated="16379" table:style-name="ce1"/>
        </table:table-row>
        <table:table-row table:style-name="ro48">
          <table:table-cell office:value-type="string" table:style-name="ce59">
            <text:p>Reject reversal</text:p>
          </table:table-cell>
          <table:table-cell table:style-name="ce59"/>
          <table:table-cell office:value-type="string" table:style-name="ce51">
            <text:p>&lt;COMMAND&gt;</text:p>
            <text:p>&lt;SUBTYPE&gt;SELFREVREJ&lt;/SUBTYPE&gt;</text:p>
            <text:p>&lt;SNDINSTRUMENT&gt;12&lt;/SNDINSTRUMENT&gt;</text:p>
            <text:p>&lt;MSISDN&gt;973099495&lt;/MSISDN&gt;</text:p>
            <text:p>&lt;PAYID&gt;12&lt;/PAYID&gt;</text:p>
            <text:p>&lt;TRANSACTION_DATA&gt;TC190717.0818.H00041 P2P from 973099511 for Amount 150.00ZMW on Jul-17 08:15&lt;/TRANSACTION_DATA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PAYID2&gt;12&lt;/PAYID2&gt;</text:p>
            <text:p>&lt;LANGUAGE1&gt;en&lt;/LANGUAGE1&gt;</text:p>
            <text:p>&lt;PAYID1&gt;12&lt;/PAYID1&gt;</text:p>
            <text:p>&lt;PIN&gt;1235&lt;/PIN&gt;</text:p>
            <text:p>&lt;PROVIDER1&gt;101&lt;/PROVIDER1&gt;</text:p>
            <text:p>&lt;PROVIDER2&gt;101&lt;/PROVIDER2&gt;</text:p>
            <text:p>&lt;RCVPROVIDER&gt;101&lt;/RCVPROVIDER&gt;</text:p>
            <text:p>&lt;PROVIDER&gt;101&lt;/PROVIDER&gt;</text:p>
            <text:p>&lt;BPROVIDER&gt;101&lt;/BPROVIDER&gt;</text:p>
            <text:p>&lt;TYPE&gt;APRVP2PREV&lt;/TYPE&gt;</text:p>
            <text:p>&lt;TRID&gt;973099511201907181058H0132&lt;/TRID&gt;</text:p>
            <text:p>&lt;/COMMAND&gt;</text:p>
          </table:table-cell>
          <table:table-cell table:style-name="ce51"/>
          <table:table-cell table:style-name="ce16"/>
          <table:table-cell table:number-columns-repeated="16379" table:style-name="ce1"/>
        </table:table-row>
        <table:table-row table:style-name="ro48">
          <table:table-cell office:value-type="string" table:style-name="ce59">
            <text:p>Last nTransaction</text:p>
          </table:table-cell>
          <table:table-cell table:style-name="ce59"/>
          <table:table-cell table:style-name="ce51"/>
          <table:table-cell office:value-type="string" table:style-name="ce60">
            <text:p><text:span text:style-name="T3">&lt;COMMAND&gt;</text:span><text:span text:style-name="T3"/></text:p>
            <text:p><text:span text:style-name="T3">&lt;SNDINSTRUMENT&gt;12&lt;/SNDINSTRUMENT&gt;</text:span><text:span text:style-name="T3"/></text:p>
            <text:p><text:span text:style-name="T3">&lt;MSISDN&gt;786670654&lt;/MSISDN&gt;</text:span><text:span text:style-name="T3"/></text:p>
            <text:p><text:span text:style-name="T3">&lt;PIN&gt;1357&lt;/PIN&gt;</text:span><text:span text:style-name="T3"/></text:p>
            <text:p><text:span text:style-name="T3">&lt;PAYID&gt;12&lt;/PAYID&gt;</text:span><text:span text:style-name="T3"/></text:p>
            <text:p><text:span text:style-name="T3">&lt;SNDPROVIDER&gt;101&lt;/SNDPROVIDER&gt;</text:span><text:span text:style-name="T3"/></text:p>
            <text:p><text:span text:style-name="T3">&lt;language&gt;en&lt;/language&gt;</text:span><text:span text:style-name="T3"/></text:p>
            <text:p><text:span text:style-name="T3">&lt;RCVINSTRUMENT&gt;12&lt;/RCVINSTRUMENT&gt;</text:span><text:span text:style-name="T3"/></text:p>
            <text:p><text:span text:style-name="T3">&lt;LANGUAGE2&gt;1&lt;/LANGUAGE2&gt;</text:span><text:span text:style-name="T3"/></text:p>
            <text:p><text:span text:style-name="T3">&lt;PAYID2&gt;12&lt;/PAYID2&gt;</text:span><text:span text:style-name="T3"/></text:p>
            <text:p><text:span text:style-name="T3">&lt;LANGUAGE1&gt;1&lt;/LANGUAGE1&gt;</text:span><text:span text:style-name="T3"/></text:p>
            <text:p><text:span text:style-name="T3">&lt;PAYID1&gt;12&lt;/PAYID1&gt;</text:span><text:span text:style-name="T3"/></text:p>
            <text:p><text:span text:style-name="T3">&lt;PROVIDER1&gt;101&lt;/PROVIDER1&gt;</text:span><text:span text:style-name="T3"/></text:p>
            <text:p><text:span text:style-name="T3">&lt;PROVIDER2&gt;101&lt;/PROVIDER2&gt;</text:span><text:span text:style-name="T3"/></text:p>
            <text:p><text:span text:style-name="T3">&lt;RCVPROVIDER&gt;101&lt;/RCVPROVIDER&gt;</text:span><text:span text:style-name="T3"/></text:p>
            <text:p><text:span text:style-name="T3">&lt;PROVIDER&gt;101&lt;/PROVIDER&gt;</text:span><text:span text:style-name="T3"/></text:p>
            <text:p><text:span text:style-name="T3">&lt;BPROVIDER&gt;101&lt;/BPROVIDER&gt;</text:span><text:span text:style-name="T3"/></text:p>
            <text:p><text:span text:style-name="T3">&lt;TYPE&gt;CLTREQ&lt;/TYPE&gt;</text:span><text:span text:style-name="T3"/></text:p>
            <text:p><text:span text:style-name="T3">&lt;TRID&gt;755665739201901222021A30474&lt;/TRID&gt;</text:span><text:span text:style-name="T3"/></text:p>
            <text:p><text:span text:style-name="T3">&lt;/COMMAND&gt;</text:span></text:p>
          </table:table-cell>
          <table:table-cell office:value-type="string" table:style-name="ce16">
            <text:p>&lt;COMMAND&gt;</text:p>
            <text:p>&lt;SNDINSTRUMENT&gt;12&lt;/SNDINSTRUMENT&gt;</text:p>
            <text:p>&lt;MSISDN&gt;975608847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100229&lt;/NICKNAME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IS_PIN_VERIFIED&gt;True&lt;/IS_PIN_VERIFIED&gt;</text:p>
            <text:p>&lt;REFERENCE_NO /&gt;</text:p>
            <text:p>&lt;TRID&gt;755665739201901222021A30474&lt;/TRID&gt;</text:p>
            <text:p>&lt;/COMMAND&gt;</text:p>
          </table:table-cell>
          <table:table-cell table:number-columns-repeated="16379" table:style-name="ce1"/>
        </table:table-row>
        <table:table-row table:style-name="ro49">
          <table:table-cell office:value-type="string" table:style-name="ce59">
            <text:p>Reset Pin with Alternate Number</text:p>
          </table:table-cell>
          <table:table-cell table:style-name="ce59"/>
          <table:table-cell table:style-name="ce51"/>
          <table:table-cell office:value-type="string" table:style-name="ce60">
            <text:p><text:span text:style-name="T3">&lt;COMMAND&gt;</text:span><text:span text:style-name="T3"/></text:p>
            <text:p><text:span text:style-name="T3">&lt;MSISDN&gt;786670685&lt;/MSISDN&gt;</text:span><text:span text:style-name="T3"/></text:p>
            <text:p><text:span text:style-name="T3">&lt;PAYID&gt;12&lt;/PAYID&gt;</text:span><text:span text:style-name="T3"/></text:p>
            <text:p><text:span text:style-name="T3">&lt;PAYID2&gt;12&lt;/PAYID2&gt;</text:span><text:span text:style-name="T3"/></text:p>
            <text:p><text:span text:style-name="T3">&lt;LANGUAGE1&gt;1&lt;/LANGUAGE1&gt;</text:span><text:span text:style-name="T3"/></text:p>
            <text:p><text:span text:style-name="T3">&lt;PAYMENTTYPE&gt;WALLET&lt;/PAYMENTTYPE&gt;</text:span><text:span text:style-name="T3"/></text:p>
            <text:p><text:span text:style-name="T3">&lt;PIN /&gt;</text:span><text:span text:style-name="T3"/></text:p>
            <text:p><text:span text:style-name="T3">&lt;MSISDN2 /&gt;</text:span><text:span text:style-name="T3"/></text:p>
            <text:p><text:span text:style-name="T3">&lt;AMOUNT /&gt;</text:span><text:span text:style-name="T3"/></text:p>
            <text:p><text:span text:style-name="T3">&lt;PROVIDER2&gt;101&lt;/PROVIDER2&gt;</text:span><text:span text:style-name="T3"/></text:p>
            <text:p><text:span text:style-name="T3">&lt;PROVIDER&gt;101&lt;/PROVIDER&gt;</text:span><text:span text:style-name="T3"/></text:p>
            <text:p><text:span text:style-name="T3">&lt;IMSI /&gt;</text:span><text:span text:style-name="T3"/></text:p>
            <text:p><text:span text:style-name="T3">&lt;CELLID /&gt;</text:span><text:span text:style-name="T3"/></text:p>
            <text:p><text:span text:style-name="T3">&lt;TYPE&gt;RESETPIN&lt;/TYPE&gt;</text:span><text:span text:style-name="T3"/></text:p>
            <text:p><text:span text:style-name="T3">&lt;OTHERMSISDN /&gt;</text:span><text:span text:style-name="T3"/></text:p>
            <text:p><text:span text:style-name="T3">&lt;TRID&gt;755665739201902190958A3647&lt;/TRID&gt;</text:span><text:span text:style-name="T3"/></text:p>
            <text:p><text:span text:style-name="T3">&lt;/COMMAND&gt;</text:span></text:p>
          </table:table-cell>
          <table:table-cell office:value-type="string" table:style-name="ce16">
            <text:p>&lt;COMMAND&gt;</text:p>
            <text:p>&lt;MSISDN&gt;755665739&lt;/MSISDN&gt;</text:p>
            <text:p>&lt;PAYID&gt;12&lt;/PAYID&gt;</text:p>
            <text:p>&lt;PAYID2&gt;12&lt;/PAYID2&gt;</text:p>
            <text:p>&lt;LANGUAGE1&gt;1&lt;/LANGUAGE1&gt;</text:p>
            <text:p>&lt;PAYMENTTYPE&gt;WALLET&lt;/PAYMENTTYPE&gt;</text:p>
            <text:p>&lt;PIN /&gt;</text:p>
            <text:p>&lt;MSISDN2 /&gt;</text:p>
            <text:p>&lt;AMOUNT /&gt;</text:p>
            <text:p>&lt;PROVIDER2&gt;101&lt;/PROVIDER2&gt;</text:p>
            <text:p>&lt;PROVIDER&gt;101&lt;/PROVIDER&gt;</text:p>
            <text:p>&lt;IMSI /&gt;</text:p>
            <text:p>&lt;CELLID /&gt;</text:p>
            <text:p>&lt;TYPE&gt;ALTNUMPIN&lt;/TYPE&gt;</text:p>
            <text:p>&lt;OTHERMSISDN /&gt;</text:p>
            <text:p>&lt;TRID&gt;755665739201902190958A3647&lt;/TRID&gt;</text:p>
            <text:p>&lt;/COMMAND&gt;</text:p>
          </table:table-cell>
          <table:table-cell table:number-columns-repeated="16379" table:style-name="ce1"/>
        </table:table-row>
        <table:table-row table:style-name="ro19">
          <table:table-cell office:value-type="string" table:style-name="ce59">
            <text:p>GETBankDetails</text:p>
          </table:table-cell>
          <table:table-cell table:style-name="ce59"/>
          <table:table-cell office:value-type="string" table:style-name="ce51">
            <text:p>&lt;COMMAND&gt;</text:p>
            <text:p>&lt;PROVIDER&gt;101&lt;/PROVIDER&gt;</text:p>
            <text:p>&lt;IDTAG&gt;MSISDN&lt;/IDTAG&gt;</text:p>
            <text:p>&lt;INFO&gt;Detailed&lt;/INFO&gt;</text:p>
            <text:p>&lt;IDVALUE&gt;995213302&lt;/IDVALUE&gt;</text:p>
            <text:p>&lt;TYPE&gt;GETBANK&lt;/TYPE&gt;</text:p>
            <text:p>&lt;BANKID&gt;000265999967558&lt;/BANKID&gt;</text:p>
            <text:p>&lt;TRID&gt;201907081415H54357&lt;/TRID&gt;</text:p>
            <text:p>&lt;/COMMAND&gt;</text:p>
          </table:table-cell>
          <table:table-cell table:style-name="ce51"/>
          <table:table-cell office:value-type="string" table:style-name="ce9">
            <text:p>&lt;COMMAND&gt;</text:p>
            <text:p>&lt;IDTAG&gt;MSISDN&lt;/IDTAG&gt;</text:p>
            <text:p>&lt;PROVIDER&gt;101&lt;/PROVIDER&gt;</text:p>
            <text:p>&lt;IDVALUE&gt;752601108&lt;/IDVALUE&gt;</text:p>
            <text:p>&lt;INFO&gt;DETAILED&lt;/INFO&gt;</text:p>
            <text:p>&lt;TYPE&gt;GETBANK&lt;/TYPE&gt;</text:p>
            <text:p>&lt;/COMMAND&gt;</text:p>
            <text:p/>
          </table:table-cell>
          <table:table-cell table:number-columns-repeated="16379" table:style-name="ce1"/>
        </table:table-row>
        <table:table-row table:style-name="ro23">
          <table:table-cell office:value-type="string" table:style-name="ce59">
            <text:p>Register Merchant</text:p>
          </table:table-cell>
          <table:table-cell office:value-type="string" table:style-name="ce61">
            <text:p>&lt;COMMAND&gt;</text:p>
            <text:p>&lt;TYPE&gt;CHREGREQ&lt;/TYPE&gt;</text:p>
            <text:p>&lt;APIUSER_ID&gt;GkycChannel&lt;/APIUSER_ID&gt;</text:p>
            <text:p>&lt;APIPASSWORD&gt;baf0d50921be932bab940e6ca0c730a5&lt;/APIPASSWORD&gt;</text:p>
            <text:p>&lt;CATEGORY_CODE&gt;HMER&lt;/CATEGORY_CODE&gt;</text:p>
            <text:p>&lt;GRADE_CODE&gt;HMERA&lt;/GRADE_CODE&gt;</text:p>
            <text:p>&lt;DOB&gt;02111990&lt;/DOB&gt;</text:p>
            <text:p>&lt;MSISDN&gt;975608846&lt;/MSISDN&gt;</text:p>
            <text:p>&lt;ADDRESS1&gt;ADDRESS1&lt;/ADDRESS1&gt;</text:p>
            <text:p>&lt;ADDRESS2&gt;ADDRESS2&lt;/ADDRESS2&gt;</text:p>
            <text:p>&lt;CITY&gt;&lt;/CITY&gt;</text:p>
            <text:p>&lt;STATE&gt;UGANDA&lt;/STATE&gt;</text:p>
            <text:p>&lt;REGION&gt;UGANDA&lt;/REGION&gt;</text:p>
            <text:p>&lt;COUNTRY&gt;UGANDA&lt;/COUNTRY&gt;</text:p>
            <text:p>&lt;FIRST_NAME&gt;anuj&lt;/FIRST_NAME&gt;</text:p>
            <text:p>&lt;LAST_NAME&gt;singh&lt;/LAST_NAME&gt;</text:p>
            <text:p>&lt;ID_NO&gt;10002&lt;/ID_NO&gt;</text:p>
            <text:p>&lt;ID_TYPE&gt;NATIONAL_ID&lt;/ID_TYPE&gt;</text:p>
            <text:p>&lt;REGTYPEID&gt;FULL_KYC&lt;/REGTYPEID&gt;</text:p>
            <text:p>&lt;PARENT_MSISDN&gt;979309300&lt;/PARENT_MSISDN&gt;</text:p>
            <text:p>&lt;TRID&gt;781810609201901281351C0004&lt;/TRID&gt;</text:p>
            <text:p>&lt;/COMMAND&gt;</text:p>
          </table:table-cell>
          <table:table-cell table:number-columns-repeated="2" table:style-name="ce51"/>
          <table:table-cell table:style-name="ce9"/>
          <table:table-cell table:number-columns-repeated="16379" table:style-name="ce1"/>
        </table:table-row>
        <table:table-row table:style-name="ro19">
          <table:table-cell office:value-type="string" table:style-name="ce59">
            <text:p>Transaction History email—NA FOR ALL</text:p>
          </table:table-cell>
          <table:table-cell office:value-type="string" table:style-name="ce61">
            <text:p>&lt;COMMAND&gt;</text:p>
            <text:p>&lt;AMOUNT&gt;800&lt;/AMOUNT&gt;</text:p>
            <text:p>&lt;MSISDN&gt;973099511&lt;/MSISDN&gt;</text:p>
            <text:p>&lt;PROVIDER&gt;101&lt;/PROVIDER&gt;</text:p>
            <text:p>&lt;PAYID2&gt;12&lt;/PAYID2&gt;</text:p>
            <text:p>&lt;MSISDN2&gt;&lt;/MSISDN2&gt;</text:p>
            <text:p>&lt;PAYID&gt;12&lt;/PAYID&gt;</text:p>
            <text:p>&lt;PROVIDER1&gt;101&lt;/PROVIDER1&gt;</text:p>
            <text:p>&lt;PROVIDER2&gt;101&lt;/PROVIDER2&gt;</text:p>
            <text:p>&lt;SNDPROVIDER&gt;101&lt;/SNDPROVIDER&gt;</text:p>
            <text:p>&lt;BPROVIDER&gt;101&lt;/BPROVIDER&gt;1</text:p>
            <text:p>&lt;SNDINSTRUMENT&gt;12&lt;/SNDINSTRUMENT&gt;</text:p>
            <text:p>&lt;PAYMENTTYPE&gt;&lt;/PAYMENTTYPE&gt;</text:p>
            <text:p>&lt;PAYID1&gt;12&lt;/PAYID1&gt;</text:p>
            <text:p>&lt;RCVINSTRUMENT&gt;12&lt;/RCVINSTRUMENT&gt;</text:p>
            <text:p>&lt;language&gt;en&lt;/language&gt;</text:p>
            <text:p>&lt;RCVPROVIDER&gt;101&lt;/RCVPROVIDER&gt;</text:p>
            <text:p>&lt;IS_PIN_VERIFIED&gt;true&lt;/IS_PIN_VERIFIED&gt;</text:p>
            <text:p>&lt;EMAILID&gt;sdfg@fghj.com&lt;/EMAILID&gt;</text:p>
            <text:p>&lt;FROMDATE&gt;24072019&lt;/FROMDATE&gt;</text:p>
            <text:p>&lt;TODATE&gt;26072019&lt;/TODATE&gt;</text:p>
            <text:p>&lt;TYPE&gt;CSEMREQ&lt;/TYPE&gt;</text:p>
            <text:p>&lt;/COMMAND&gt;</text:p>
            <text:p/>
          </table:table-cell>
          <table:table-cell table:number-columns-repeated="2" table:style-name="ce51"/>
          <table:table-cell table:style-name="ce9"/>
          <table:table-cell table:number-columns-repeated="16379"/>
        </table:table-row>
        <table:table-row table:style-name="ro50">
          <table:table-cell office:value-type="string" table:style-name="ce59">
            <text:p>Debit wallet</text:p>
          </table:table-cell>
          <table:table-cell office:value-type="string" table:style-name="ce61">
            <text:p>&lt;COMMAND&gt;</text:p>
            <text:p>&lt;serviceType&gt;MERPAY&lt;/serviceType&gt;</text:p>
            <text:p>&lt;TYPE&gt;PAYBILLREQ&lt;/TYPE&gt;</text:p>
            <text:p>&lt;MSISDN&gt;978981561&lt;/MSISDN&gt;</text:p>
            <text:p>&lt;interfaceId&gt;UGBPP&lt;/interfaceId&gt;</text:p>
            <text:p>&lt;USERNAME&gt;test&lt;/USERNAME&gt;</text:p>
            <text:p>&lt;PASSWORD&gt;test123&lt;/PASSWORD&gt;</text:p>
            <text:p>&lt;PIN&gt;1357&lt;/PIN&gt;</text:p>
            <text:p>&lt;AMOUNT&gt;10&lt;/AMOUNT&gt;</text:p>
            <text:p>&lt;MSISDN2&gt;EWSC&lt;/MSISDN2&gt;</text:p>
            <text:p>&lt;TXNTYPE&gt;MERCHANT&lt;/TXNTYPE&gt;</text:p>
            <text:p>&lt;REFERENCE_NO&gt;47514312&lt;/REFERENCE_NO&gt;</text:p>
            <text:p>&lt;/COMMAND&gt; Response:--------&lt;COMMAND&gt;</text:p>
            <text:p>&lt;TXNSTATUS&gt;200&lt;/TXNSTATUS&gt;</text:p>
            <text:p>&lt;MESSAGE&gt;Txn. ID : MP190724.1335.H00043. Payment to EWSC Account 47514312 of ZMW 10.00 is successful. Your Airtel Money balance is ZMW 2074.00 REFERENCE NO :47514312&lt;/MESSAGE&gt;</text:p>
            <text:p>&lt;EXTRA&gt;$EXTRA&lt;/EXTRA&gt;</text:p>
            <text:p>&lt;TXNID&gt;MP190724.1335.H00043&lt;/TXNID&gt;</text:p>
            <text:p>&lt;/COMMAND&gt;</text:p>
          </table:table-cell>
          <table:table-cell table:number-columns-repeated="2" table:style-name="ce51"/>
          <table:table-cell table:style-name="ce9"/>
          <table:table-cell table:number-columns-repeated="16379"/>
        </table:table-row>
        <table:table-row table:style-name="ro51">
          <table:table-cell office:value-type="string" table:style-name="ce59">
            <text:p>Foreign payment</text:p>
          </table:table-cell>
          <table:table-cell office:value-type="string" table:style-name="ce61">
            <text:p>Type value changed to ICMPREQ:---------&lt;COMMAND&gt;</text:p>
            <text:p>&lt;FXRATE&gt;244.9968&lt;/FXRATE&gt;</text:p>
            <text:p>&lt;SOURCECOUNTRYCODE&gt;255&lt;/SOURCECOUNTRYCODE&gt;</text:p>
            <text:p>&lt;REMARKS&gt;455&lt;/REMARKS&gt;</text:p>
            <text:p>&lt;OUTMSISDN&gt;256755665739&lt;/OUTMSISDN&gt;</text:p>
            <text:p>&lt;CELLID&gt;18381&lt;/CELLID&gt;</text:p>
            <text:p>&lt;BPROVIDER&gt;101&lt;/BPROVIDER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RECIEVINGCOUNTRYCODE&gt;256&lt;/RECIEVINGCOUNTRYCODE&gt;</text:p>
            <text:p>&lt;PIN&gt;1357&lt;/PIN&gt;</text:p>
            <text:p>&lt;LANGUAGE2&gt;1&lt;/LANGUAGE2&gt;</text:p>
            <text:p>&lt;FLAG&gt;false&lt;/FLAG&gt;</text:p>
            <text:p>&lt;AMTAFTRCONVERSN&gt;48,999.00&lt;/AMTAFTRCONVERSN&gt;</text:p>
            <text:p>&lt;TYPE&gt;ICMPREQ&lt;/TYPE&gt;</text:p>
            <text:p>&lt;PROVIDER1&gt;101&lt;/PROVIDER1&gt;</text:p>
            <text:p>&lt;PROVIDER2&gt;101&lt;/PROVIDER2&gt;</text:p>
            <text:p>&lt;SNDPROVIDER&gt;101&lt;/SNDPROVIDER&gt;</text:p>
            <text:p>&lt;IMSI&gt;640050637807645&lt;/IMSI&gt;</text:p>
            <text:p>&lt;AMOUNT&gt;200&lt;/AMOUNT&gt;</text:p>
            <text:p>&lt;STORE_FAV_MESSAGE&gt;Y&lt;/STORE_FAV_MESSAGE&gt;</text:p>
            <text:p>&lt;SNDINSTRUMENT&gt;12&lt;/SNDINSTRUMENT&gt;</text:p>
            <text:p>&lt;RECVCNTRY&gt;1&lt;/RECVCNTRY&gt;</text:p>
            <text:p>&lt;SESSION_ID&gt;12345678909876543&lt;/SESSION_ID&gt;</text:p>
            <text:p>&lt;MSISDN2&gt;755665739&lt;/MSISDN2&gt;</text:p>
            <text:p>&lt;language&gt;en&lt;/language&gt;</text:p>
            <text:p>&lt;TRNSOPT&gt;1&lt;/TRNSOPT&gt;</text:p>
            <text:p>&lt;PROVIDER&gt;101&lt;/PROVIDER&gt;</text:p>
            <text:p>&lt;SERVICE_NAME&gt;IMT&lt;/SERVICE_NAME&gt;</text:p>
            <text:p>&lt;RCVPROVIDER&gt;101&lt;/RCVPROVIDER&gt;</text:p>
            <text:p>&lt;AGENT_CODE&gt;20487&lt;/AGENT_CODE&gt;</text:p>
            <text:p>&lt;MSISDN&gt;978981561&lt;/MSISDN&gt;</text:p>
            <text:p>&lt;/COMMAND&gt;</text:p>
          </table:table-cell>
          <table:table-cell table:number-columns-repeated="2" table:style-name="ce51"/>
          <table:table-cell table:style-name="ce9"/>
          <table:table-cell table:number-columns-repeated="16379"/>
        </table:table-row>
        <table:table-row table:style-name="ro52">
          <table:table-cell table:number-columns-repeated="2" table:style-name="ce59"/>
          <table:table-cell table:number-columns-repeated="2" table:style-name="ce51"/>
          <table:table-cell table:style-name="ce9"/>
          <table:table-cell table:number-columns-repeated="16379"/>
        </table:table-row>
        <table:table-row table:number-rows-repeated="1048556" table:style-name="ro53">
          <table:table-cell table:number-columns-repeated="16384"/>
        </table:table-row>
      </table:table>
      <table:table table:name="Billers_KE" table:style-name="ta2">
        <table:table-column table:style-name="co2" table:default-cell-style-name="ce1"/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9" table:default-cell-style-name="ce1"/>
        <table:table-column table:style-name="co10" table:number-columns-repeated="16379" table:default-cell-style-name="ce1"/>
        <table:table-row table:style-name="ro13">
          <table:table-cell office:value-type="string" table:style-name="ce49">
            <text:p>Biller Name</text:p>
          </table:table-cell>
          <table:table-cell office:value-type="string" table:style-name="ce49">
            <text:p>Request</text:p>
          </table:table-cell>
          <table:table-cell office:value-type="string" table:style-name="ce49">
            <text:p>Response</text:p>
          </table:table-cell>
          <table:table-cell office:value-type="string" table:style-name="ce62">
            <text:p>Nicknames/TillNo</text:p>
          </table:table-cell>
          <table:table-cell office:value-type="string" table:style-name="ce62">
            <text:p>Reference no.</text:p>
          </table:table-cell>
          <table:table-cell table:number-columns-repeated="16379"/>
        </table:table-row>
        <table:table-row table:style-name="ro54">
          <table:table-cell office:value-type="string" table:style-name="ce63">
            <text:p>KPLC</text:p>
          </table:table-cell>
          <table:table-cell office:value-type="string" table:style-name="ce1">
            <text:p><text:span text:style-name="T3">&lt;COMMAND&gt;</text:span><text:span text:style-name="T3"/></text:p>
            <text:p><text:span text:style-name="T3">&lt;SNDINSTRUMENT&gt;12&lt;/SNDINSTRUMENT&gt;</text:span><text:span text:style-name="T3"/></text:p>
            <text:p><text:span text:style-name="T3">&lt;MSISDN&gt;785699353&lt;/MSISDN&gt;</text:span><text:span text:style-name="T3"/></text:p>
            <text:p><text:span text:style-name="T3">&lt;PAYID&gt;12&lt;/PAYID&gt;</text:span><text:span text:style-name="T3"/></text:p>
            <text:p><text:span text:style-name="T3">&lt;SNDPROVIDER&gt;101&lt;/SNDPROVIDER&gt;</text:span><text:span text:style-name="T3"/></text:p>
            <text:p><text:span text:style-name="T3">&lt;language&gt;en&lt;/language&gt;</text:span><text:span text:style-name="T3"/></text:p>
            <text:p><text:span text:style-name="T3">&lt;RCVINSTRUMENT&gt;12&lt;/RCVINSTRUMENT&gt;</text:span><text:span text:style-name="T3"/></text:p>
            <text:p><text:span text:style-name="T3">&lt;LANGUAGE2&gt;1&lt;/LANGUAGE2&gt;</text:span><text:span text:style-name="T3"/></text:p>
            <text:p><text:span text:style-name="T3">&lt;isIntermSMSReqd&gt;Y&lt;/isIntermSMSReqd&gt;</text:span><text:span text:style-name="T3"/></text:p>
            <text:p><text:span text:style-name="T3">&lt;PAYID2&gt;12&lt;/PAYID2&gt;</text:span><text:span text:style-name="T3"/></text:p>
            <text:p><text:span text:style-name="T3">&lt;LANGUAGE1&gt;1&lt;/LANGUAGE1&gt;</text:span><text:span text:style-name="T3"/></text:p>
            <text:p><text:span text:style-name="T3">&lt;PAYID1&gt;12&lt;/PAYID1&gt;</text:span><text:span text:style-name="T3"/></text:p>
            <text:p><text:span text:style-name="T3">&lt;NICKNAME&gt;24264&lt;/NICKNAME&gt;</text:span><text:span text:style-name="T3"/></text:p>
            <text:p><text:span text:style-name="T3">&lt;PIN&gt;1235&lt;/PIN&gt;</text:span><text:span text:style-name="T3"/></text:p>
            <text:p><text:span text:style-name="T3">&lt;PROVIDER1&gt;101&lt;/PROVIDER1&gt;</text:span><text:span text:style-name="T3"/></text:p>
            <text:p><text:span text:style-name="T3">&lt;PROVIDER2&gt;101&lt;/PROVIDER2&gt;</text:span><text:span text:style-name="T3"/></text:p>
            <text:p><text:span text:style-name="T3">&lt;AMOUNT&gt;1000&lt;/AMOUNT&gt;</text:span><text:span text:style-name="T3"/></text:p>
            <text:p><text:span text:style-name="T3">&lt;RCVPROVIDER&gt;101&lt;/RCVPROVIDER&gt;</text:span><text:span text:style-name="T3"/></text:p>
            <text:p><text:span text:style-name="T3">&lt;PROVIDER&gt;101&lt;/PROVIDER&gt;</text:span><text:span text:style-name="T3"/></text:p>
            <text:p><text:span text:style-name="T3">&lt;BPROVIDER&gt;101&lt;/BPROVIDER&gt;</text:span><text:span text:style-name="T3"/></text:p>
            <text:p><text:span text:style-name="T3">&lt;TYPE&gt;CMPREQ&lt;/TYPE&gt;</text:span><text:span text:style-name="T3"/></text:p>
            <text:p><text:span text:style-name="T3">&lt;REFERENCE_NO /&gt;</text:span><text:span text:style-name="T3"/></text:p>
            <text:p><text:span text:style-name="T3">&lt;TRID&gt;755665739201901222021A30474&lt;/TRID&gt;</text:span><text:span text:style-name="T3"/></text:p>
            <text:p><text:span text:style-name="T3">&lt;/COMMAND&gt;</text:span></text:p>
          </table:table-cell>
          <table:table-cell office:value-type="string" table:style-name="ce64">
            <text:p>&lt;?xml version="1.0"?&gt;</text:p>
            <text:p>&lt;COMMAND&gt;</text:p>
            <text:p>&lt;TYPE&gt;CMPRRESP&lt;/TYPE&gt;</text:p>
            <text:p>&lt;TXNID&gt;24506035261&lt;/TXNID&gt;</text:p>
            <text:p>&lt;TXNSTATUS&gt;200&lt;/TXNSTATUS&gt;</text:p>
            <text:p>&lt;TRID&gt;755665739201901222021A30474&lt;/TRID&gt;</text:p>
            <text:p>&lt;MESSAGE&gt;Trans ID 24506035261 Confirmed. Ksh 1,000 paid to KPLC on 09/07/19 at 07:54 AM was successful. New balance Ksh 83,738&lt;/MESSAGE&gt;</text:p>
            <text:p>&lt;IVR-RESPONSE&gt;9014_MERCODE#750000113|1,000|0|0|24506035261|83,738#&lt;/IVR-RESPONSE&gt;</text:p>
            <text:p>&lt;/COMMAND&gt;</text:p>
          </table:table-cell>
          <table:table-cell office:value-type="float" office:value="24264" table:style-name="ce1">
            <text:p>24264</text:p>
          </table:table-cell>
          <table:table-cell table:number-columns-repeated="16380" table:style-name="ce1"/>
        </table:table-row>
        <table:table-row table:style-name="ro55">
          <table:table-cell office:value-type="string" table:style-name="ce1">
            <text:p>DSTV</text:p>
          </table:table-cell>
          <table:table-cell office:value-type="string" table:style-name="ce51"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DSTV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 /&gt;</text:p>
            <text:p>&lt;TRID&gt;755665739201901222021A30474&lt;/TRID&gt;</text:p>
            <text:p>&lt;/COMMAND&gt;</text:p>
          </table:table-cell>
          <table:table-cell office:value-type="string" table:style-name="ce64">
            <text:p>&lt;?xml version="1.0"?&gt;</text:p>
            <text:p>&lt;COMMAND&gt;</text:p>
            <text:p>&lt;TYPE&gt;CMPRRESP&lt;/TYPE&gt;</text:p>
            <text:p>&lt;TXNID&gt;24506035266&lt;/TXNID&gt;</text:p>
            <text:p>&lt;TXNSTATUS&gt;200&lt;/TXNSTATUS&gt;</text:p>
            <text:p>&lt;TRID&gt;755665739201901222021A30474&lt;/TRID&gt;</text:p>
            <text:p>&lt;MESSAGE&gt;Trans ID 24506035266 Confirmed. Ksh 1,000 paid to DSTV on 09/07/19 at 08:15 AM was successful. New balance Ksh 80,738 REFERENCE NO :1031339876&lt;/MESSAGE&gt;</text:p>
            <text:p>&lt;IVR-RESPONSE&gt;9014_MERCODE#750001123|1,000|0|0|24506035266|80,738#&lt;/IVR-RESPONSE&gt;</text:p>
            <text:p>&lt;/COMMAND&gt;</text:p>
          </table:table-cell>
          <table:table-cell office:value-type="string" table:style-name="ce1">
            <text:p>DSTV</text:p>
          </table:table-cell>
          <table:table-cell office:value-type="float" office:value="1031339876" table:style-name="ce1">
            <text:p>1031339876</text:p>
          </table:table-cell>
          <table:table-cell table:number-columns-repeated="16379"/>
        </table:table-row>
        <table:table-row table:style-name="ro15">
          <table:table-cell office:value-type="string" table:style-name="ce1">
            <text:p>Nairobi water</text:p>
          </table:table-cell>
          <table:table-cell office:value-type="string" table:style-name="ce1">
            <text:p/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8273370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 /&gt;</text:p>
            <text:p>&lt;TRID&gt;755665739201901222021A30474&lt;/TRID&gt;</text:p>
            <text:p>&lt;/COMMAND&gt;</text:p>
          </table:table-cell>
          <table:table-cell office:value-type="string" table:style-name="ce64">
            <text:p>&lt;?xml version="1.0"?&gt;</text:p>
            <text:p>&lt;COMMAND&gt;</text:p>
            <text:p>&lt;TYPE&gt;CMPRRESP&lt;/TYPE&gt;</text:p>
            <text:p>&lt;TXNID&gt;24506035264&lt;/TXNID&gt;</text:p>
            <text:p>&lt;TXNSTATUS&gt;200&lt;/TXNSTATUS&gt;</text:p>
            <text:p>&lt;TRID&gt;755665739201901222021A30474&lt;/TRID&gt;</text:p>
            <text:p>&lt;MESSAGE&gt;Trans ID 24506035264 Confirmed. Ksh 1,000 paid to NAIWATER on 09/07/19 at 08:04 AM was successful. New balance Ksh 82,738&lt;/MESSAGE&gt;</text:p>
            <text:p>&lt;IVR-RESPONSE&gt;9014_MERCODE#789900107|1,000|0|0|24506035264|82,738#&lt;/IVR-RESPONSE&gt;</text:p>
            <text:p>&lt;/COMMAND&gt;</text:p>
          </table:table-cell>
          <table:table-cell office:value-type="float" office:value="8273370" table:style-name="ce1">
            <text:p>8273370</text:p>
          </table:table-cell>
          <table:table-cell table:number-columns-repeated="16380" table:style-name="ce1"/>
        </table:table-row>
        <table:table-row table:style-name="ro56">
          <table:table-cell office:value-type="string" table:style-name="ce1">
            <text:p>GOTV</text:p>
          </table:table-cell>
          <table:table-cell office:value-type="string" table:style-name="ce51">
            <text:p/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24291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1031339876&lt;/REFERENCE_NO&gt;</text:p>
            <text:p>&lt;TRID&gt;755665739201901222021A30474&lt;/TRID&gt;</text:p>
            <text:p>&lt;/COMMAND&gt;</text:p>
          </table:table-cell>
          <table:table-cell office:value-type="string" table:style-name="ce64">
            <text:p>&lt;?xml version="1.0"?&gt;</text:p>
            <text:p>&lt;COMMAND&gt;</text:p>
            <text:p>&lt;TYPE&gt;CMPRRESP&lt;/TYPE&gt;</text:p>
            <text:p>&lt;TXNID&gt;24506035272&lt;/TXNID&gt;</text:p>
            <text:p>&lt;TXNSTATUS&gt;200&lt;/TXNSTATUS&gt;</text:p>
            <text:p>&lt;TRID&gt;755665739201901222021A30474&lt;/TRID&gt;</text:p>
            <text:p>&lt;MESSAGE&gt;Trans ID 24506035272 Confirmed. Ksh 1,000 paid to GOTV on 09/07/19 at 10:10 AM was successful. New balance Ksh 78,738 REFERENCE NO :1031339876&lt;/MESSAGE&gt;</text:p>
            <text:p>&lt;IVR-RESPONSE&gt;9014_MERCODE#750001234|1,000|0|0|24506035272|78,738#&lt;/IVR-RESPONSE&gt;</text:p>
            <text:p>&lt;/COMMAND&gt;</text:p>
          </table:table-cell>
          <table:table-cell office:value-type="float" office:value="24291" table:style-name="ce1">
            <text:p>24291</text:p>
          </table:table-cell>
          <table:table-cell office:value-type="float" office:value="1031339876" table:style-name="ce1">
            <text:p>1031339876</text:p>
          </table:table-cell>
          <table:table-cell table:number-columns-repeated="16379"/>
        </table:table-row>
        <table:table-row table:style-name="ro57">
          <table:table-cell office:value-type="string" table:style-name="ce65">
            <text:p>STARTIMES</text:p>
          </table:table-cell>
          <table:table-cell office:value-type="string" table:style-name="ce1"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5452950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1031339876&lt;/REFERENCE_NO&gt;</text:p>
            <text:p>&lt;TRID&gt;755665739201901222021A30474&lt;/TRID&gt;</text:p>
            <text:p>&lt;/COMMAND&gt;</text:p>
          </table:table-cell>
          <table:table-cell office:value-type="string" table:style-name="ce64">
            <text:p>&lt;?xml version="1.0"?&gt;</text:p>
            <text:p>&lt;COMMAND&gt;</text:p>
            <text:p>&lt;TYPE&gt;CMPRRESP&lt;/TYPE&gt;</text:p>
            <text:p>&lt;TXNID&gt;24506035273&lt;/TXNID&gt;</text:p>
            <text:p>&lt;TXNSTATUS&gt;200&lt;/TXNSTATUS&gt;</text:p>
            <text:p>&lt;TRID&gt;755665739201901222021A30474&lt;/TRID&gt;</text:p>
            <text:p>&lt;MESSAGE&gt;Trans ID 24506035273 Confirmed. Ksh 1,000 paid to STARTIMES on 09/07/19 at 10:45 AM was successful. New balance Ksh 77,738 REFERENCE NO :1031339876&lt;/MESSAGE&gt;</text:p>
            <text:p>&lt;IVR-RESPONSE&gt;9014_MERCODE#789400074|1,000|0|0|24506035273|77,738#&lt;/IVR-RESPONSE&gt;</text:p>
            <text:p>&lt;/COMMAND&gt;</text:p>
          </table:table-cell>
          <table:table-cell office:value-type="float" office:value="5452950" table:style-name="ce1">
            <text:p>5452950</text:p>
          </table:table-cell>
          <table:table-cell office:value-type="float" office:value="1031339876" table:style-name="ce1">
            <text:p>1031339876</text:p>
          </table:table-cell>
          <table:table-cell table:number-columns-repeated="16379"/>
        </table:table-row>
        <table:table-row table:style-name="ro37">
          <table:table-cell office:value-type="string" table:style-name="ce1">
            <text:p>ZUKU</text:p>
          </table:table-cell>
          <table:table-cell office:value-type="string" table:style-name="ce1"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2575092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1031339876&lt;/REFERENCE_NO&gt;</text:p>
            <text:p>&lt;TRID&gt;755665739201901222021A30474&lt;/TRID&gt;</text:p>
            <text:p>&lt;/COMMAND&gt;</text:p>
          </table:table-cell>
          <table:table-cell office:value-type="string" table:style-name="ce64">
            <text:p>&lt;?xml version="1.0"?&gt;</text:p>
            <text:p>&lt;COMMAND&gt;</text:p>
            <text:p>&lt;TYPE&gt;CMPRRESP&lt;/TYPE&gt;</text:p>
            <text:p>&lt;TXNID&gt;24506035275&lt;/TXNID&gt;</text:p>
            <text:p>&lt;TXNSTATUS&gt;200&lt;/TXNSTATUS&gt;</text:p>
            <text:p>&lt;TRID&gt;755665739201901222021A30474&lt;/TRID&gt;</text:p>
            <text:p>&lt;MESSAGE&gt;Trans ID 24506035275 Confirmed. Ksh 1,000 paid to ZUKUSAT on 09/07/19 at 11:13 AM was successful. New balance Ksh 76,738 REFERENCE NO :1031339876&lt;/MESSAGE&gt;</text:p>
            <text:p>&lt;IVR-RESPONSE&gt;9014_MERCODE#789900111|1,000|0|0|24506035275|76,738#&lt;/IVR-RESPONSE&gt;</text:p>
            <text:p>&lt;/COMMAND&gt;</text:p>
          </table:table-cell>
          <table:table-cell office:value-type="float" office:value="2575092" table:style-name="ce1">
            <text:p>2575092</text:p>
          </table:table-cell>
          <table:table-cell office:value-type="float" office:value="1031339876" table:style-name="ce1">
            <text:p>1031339876</text:p>
          </table:table-cell>
          <table:table-cell table:number-columns-repeated="16379"/>
        </table:table-row>
        <table:table-row table:style-name="ro22">
          <table:table-cell office:value-type="string" table:style-name="ce1">
            <text:p>HELB</text:p>
          </table:table-cell>
          <table:table-cell office:value-type="string" table:style-name="ce1">
            <text:p/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2369226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1031339876&lt;/REFERENCE_NO&gt;</text:p>
            <text:p>&lt;TRID&gt;755665739201901222021A30474&lt;/TRID&gt;</text:p>
            <text:p>&lt;/COMMAND&gt;</text:p>
          </table:table-cell>
          <table:table-cell office:value-type="string" table:style-name="ce66">
            <text:p>&lt;?xml version="1.0"?&gt;</text:p>
            <text:p>&lt;COMMAND&gt;</text:p>
            <text:p>&lt;TYPE&gt;CMPRRESP&lt;/TYPE&gt;</text:p>
            <text:p>&lt;TXNID&gt;24506035285&lt;/TXNID&gt;</text:p>
            <text:p>&lt;TXNSTATUS&gt;200&lt;/TXNSTATUS&gt;</text:p>
            <text:p>&lt;TRID&gt;755665739201901222021A30474&lt;/TRID&gt;</text:p>
            <text:p>&lt;MESSAGE&gt;Trans ID 24506035285 Confirmed. Ksh 1,000 paid to HELB on 09/07/19 at 01:45 PM was successful. New balance Ksh 75,738 REFERENCE NO :1031339876&lt;/MESSAGE&gt;</text:p>
            <text:p>&lt;IVR-RESPONSE&gt;9014_MERCODE#789900225|1,000|0|0|24506035285|75,738#&lt;/IVR-RESPONSE&gt;</text:p>
            <text:p>&lt;/COMMAND&gt;</text:p>
          </table:table-cell>
          <table:table-cell office:value-type="float" office:value="2369226" table:style-name="ce1">
            <text:p>2369226</text:p>
          </table:table-cell>
          <table:table-cell office:value-type="float" office:value="1031339876" table:style-name="ce1">
            <text:p>1031339876</text:p>
          </table:table-cell>
          <table:table-cell table:number-columns-repeated="16379"/>
        </table:table-row>
        <table:table-row table:style-name="ro58">
          <table:table-cell office:value-type="string" table:style-name="ce63">
            <text:p>ECITIZEN</text:p>
          </table:table-cell>
          <table:table-cell office:value-type="string" table:style-name="ce1"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ECITI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1031339876&lt;/REFERENCE_NO&gt;</text:p>
            <text:p>&lt;TRID&gt;755665739201901222021A30474&lt;/TRID&gt;</text:p>
            <text:p>&lt;/COMMAND&gt;</text:p>
          </table:table-cell>
          <table:table-cell office:value-type="string" table:style-name="ce67">
            <text:p><text:s/>failing at the third party (ECiti system)</text:p>
          </table:table-cell>
          <table:table-cell table:style-name="ce1"/>
          <table:table-cell office:value-type="float" office:value="1031339876" table:style-name="ce1">
            <text:p>1031339876</text:p>
          </table:table-cell>
          <table:table-cell table:number-columns-repeated="16379"/>
        </table:table-row>
        <table:table-row table:style-name="ro8">
          <table:table-cell office:value-type="string" table:style-name="ce63">
            <text:p>SPORTPESA</text:p>
          </table:table-cell>
          <table:table-cell office:value-type="string" table:style-name="ce1">
            <text:p/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SPORTPESA2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1031339876&lt;/REFERENCE_NO&gt;</text:p>
            <text:p>&lt;TRID&gt;755665739201901222021A30474&lt;/TRID&gt;</text:p>
            <text:p>&lt;/COMMAND&gt;</text:p>
          </table:table-cell>
          <table:table-cell office:value-type="string" table:style-name="ce64">
            <text:p>Response:---&lt;?xml version="1.0"?&gt;</text:p>
            <text:p>&lt;COMMAND&gt;</text:p>
            <text:p>&lt;TYPE&gt;CMPRRESP&lt;/TYPE&gt;</text:p>
            <text:p>&lt;TXNID&gt;24506035288&lt;/TXNID&gt;</text:p>
            <text:p>&lt;TXNSTATUS&gt;200&lt;/TXNSTATUS&gt;</text:p>
            <text:p>&lt;TRID&gt;755665739201901222021A30474&lt;/TRID&gt;</text:p>
            <text:p>&lt;MESSAGE&gt;Trans ID 24506035288 Confirmed. Ksh 1,000 paid to SPORTPESA on 09/07/19 at 02:01 PM was successful. New balance Ksh 74,738 REFERENCE NO :1031339876&lt;/MESSAGE&gt;</text:p>
            <text:p>&lt;IVR-RESPONSE&gt;9014_MERCODE#783876482|1,000|0|0|24506035288|74,738#&lt;/IVR-RESPONSE&gt;</text:p>
            <text:p>&lt;/COMMAND&gt;</text:p>
          </table:table-cell>
          <table:table-cell table:style-name="ce1"/>
          <table:table-cell office:value-type="float" office:value="1031339876" table:style-name="ce1">
            <text:p>1031339876</text:p>
          </table:table-cell>
          <table:table-cell table:number-columns-repeated="16379"/>
        </table:table-row>
        <table:table-row table:style-name="ro42">
          <table:table-cell office:value-type="string" table:style-name="ce1">
            <text:p>BETWAY</text:p>
          </table:table-cell>
          <table:table-cell office:value-type="string" table:style-name="ce1">
            <text:p/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3057546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1031339876&lt;/REFERENCE_NO&gt;</text:p>
            <text:p>&lt;TRID&gt;755665739201901222021A30474&lt;/TRID&gt;</text:p>
            <text:p>&lt;/COMMAND&gt;</text:p>
          </table:table-cell>
          <table:table-cell office:value-type="string" table:style-name="ce66">
            <text:p>&lt;?xml version="1.0"?&gt;</text:p>
            <text:p>&lt;COMMAND&gt;</text:p>
            <text:p>&lt;TYPE&gt;CMPRRESP&lt;/TYPE&gt;</text:p>
            <text:p>&lt;TXNID&gt;24506035289&lt;/TXNID&gt;</text:p>
            <text:p>&lt;TXNSTATUS&gt;200&lt;/TXNSTATUS&gt;</text:p>
            <text:p>&lt;TRID&gt;755665739201901222021A30474&lt;/TRID&gt;</text:p>
            <text:p>&lt;MESSAGE&gt;Trans ID 24506035289 Confirmed. Ksh 1,000 paid to BETWAYPAYMENT on 09/07/19 at 02:10 PM was successful. New balance Ksh 73,738 REFERENCE NO :1031339876&lt;/MESSAGE&gt;</text:p>
            <text:p>&lt;IVR-RESPONSE&gt;9014_MERCODE#782800008|1,000|0|0|24506035289|73,738#&lt;/IVR-RESPONSE&gt;</text:p>
            <text:p>&lt;/COMMAND&gt;</text:p>
          </table:table-cell>
          <table:table-cell office:value-type="float" office:value="3057546" table:style-name="ce1">
            <text:p>3057546</text:p>
          </table:table-cell>
          <table:table-cell office:value-type="float" office:value="1031339876" table:style-name="ce1">
            <text:p>1031339876</text:p>
          </table:table-cell>
          <table:table-cell table:number-columns-repeated="16379"/>
        </table:table-row>
        <table:table-row table:style-name="ro41">
          <table:table-cell office:value-type="string" table:style-name="ce63">
            <text:p>BETIN</text:p>
          </table:table-cell>
          <table:table-cell office:value-type="string" table:style-name="ce1">
            <text:p/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9250293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1031339876&lt;/REFERENCE_NO&gt;</text:p>
            <text:p>&lt;TRID&gt;755665739201901222021A30474&lt;/TRID&gt;</text:p>
            <text:p>&lt;/COMMAND&gt;</text:p>
          </table:table-cell>
          <table:table-cell office:value-type="string" table:style-name="ce66">
            <text:p>&lt;?xml version="1.0"?&gt;</text:p>
            <text:p>&lt;COMMAND&gt;</text:p>
            <text:p>&lt;TYPE&gt;CMPRRESP&lt;/TYPE&gt;</text:p>
            <text:p>&lt;TXNID&gt;24506035290&lt;/TXNID&gt;</text:p>
            <text:p>&lt;TXNSTATUS&gt;200&lt;/TXNSTATUS&gt;</text:p>
            <text:p>&lt;TRID&gt;755665739201901222021A30474&lt;/TRID&gt;</text:p>
            <text:p>&lt;MESSAGE&gt;Trans ID 24506035290 Confirmed. Ksh 1,000 paid to BETIN on 09/07/19 at 02:16 PM was successful. New balance Ksh 72,738 REFERENCE NO :1031339876&lt;/MESSAGE&gt;</text:p>
            <text:p>&lt;IVR-RESPONSE&gt;9014_MERCODE#787500055|1,000|0|0|24506035290|72,738#&lt;/IVR-RESPONSE&gt;</text:p>
            <text:p>&lt;/COMMAND&gt;</text:p>
          </table:table-cell>
          <table:table-cell office:value-type="float" office:value="9250293" table:style-name="ce1">
            <text:p>9250293</text:p>
          </table:table-cell>
          <table:table-cell office:value-type="float" office:value="1031339876" table:style-name="ce1">
            <text:p>1031339876</text:p>
          </table:table-cell>
          <table:table-cell table:number-columns-repeated="16379"/>
        </table:table-row>
        <table:table-row table:style-name="ro59">
          <table:table-cell office:value-type="string" table:style-name="ce1">
            <text:p>PostPaid</text:p>
          </table:table-cell>
          <table:table-cell office:value-type="string" table:style-name="ce1">
            <text:p/>
            <text:p>&lt;COMMAND&gt;</text:p>
            <text:p>&lt;SNDINSTRUMENT&gt;12&lt;/SNDINSTRUMENT&gt;</text:p>
            <text:p>&lt;MSISDN&gt;785699353&lt;/MSISDN&gt;</text:p>
            <text:p>&lt;PAYID&gt;12&lt;/PAYID&gt;</text:p>
            <text:p>&lt;SNDPROVIDER&gt;101&lt;/SNDPROVIDER&gt;</text:p>
            <text:p>&lt;language&gt;en&lt;/language&gt;</text:p>
            <text:p>&lt;RCVINSTRUMENT&gt;12&lt;/RCVINSTRUMENT&gt;</text:p>
            <text:p>&lt;LANGUAGE2&gt;1&lt;/LANGUAGE2&gt;</text:p>
            <text:p>&lt;isIntermSMSReqd&gt;Y&lt;/isIntermSMSReqd&gt;</text:p>
            <text:p>&lt;PAYID2&gt;12&lt;/PAYID2&gt;</text:p>
            <text:p>&lt;LANGUAGE1&gt;1&lt;/LANGUAGE1&gt;</text:p>
            <text:p>&lt;PAYID1&gt;12&lt;/PAYID1&gt;</text:p>
            <text:p>&lt;NICKNAME&gt;APOSTPAID&lt;/NICKNAME&gt;</text:p>
            <text:p>&lt;PIN&gt;1235&lt;/PIN&gt;</text:p>
            <text:p>&lt;PROVIDER1&gt;101&lt;/PROVIDER1&gt;</text:p>
            <text:p>&lt;PROVIDER2&gt;101&lt;/PROVIDER2&gt;</text:p>
            <text:p>&lt;AMOUNT&gt;1000&lt;/AMOUNT&gt;</text:p>
            <text:p>&lt;RCVPROVIDER&gt;101&lt;/RCVPROVIDER&gt;</text:p>
            <text:p>&lt;PROVIDER&gt;101&lt;/PROVIDER&gt;</text:p>
            <text:p>&lt;BPROVIDER&gt;101&lt;/BPROVIDER&gt;</text:p>
            <text:p>&lt;TYPE&gt;CMPREQ&lt;/TYPE&gt;</text:p>
            <text:p>&lt;REFERENCE_NO&gt;759189644&lt;/REFERENCE_NO&gt;</text:p>
            <text:p>&lt;TRID&gt;755665739201901222021A30474&lt;/TRID&gt;</text:p>
            <text:p>&lt;/COMMAND&gt;</text:p>
          </table:table-cell>
          <table:table-cell office:value-type="string" table:style-name="ce64">
            <text:p>&lt;?xml version="1.0"?&gt;</text:p>
            <text:p>&lt;COMMAND&gt;</text:p>
            <text:p>&lt;TYPE&gt;CMPRRESP&lt;/TYPE&gt;</text:p>
            <text:p>&lt;TXNID&gt;24506035296&lt;/TXNID&gt;</text:p>
            <text:p>&lt;TXNSTATUS&gt;200&lt;/TXNSTATUS&gt;</text:p>
            <text:p>&lt;TRID&gt;755665739201901222021A30474&lt;/TRID&gt;</text:p>
            <text:p>&lt;MESSAGE&gt;Trans ID 24506035296 Confirmed. Ksh 1,000 paid to POSTPAID on 09/07/19 at 02:59 PM was successful. New balance Ksh 71,738 REFERENCE NO :759189644&lt;/MESSAGE&gt;</text:p>
            <text:p>&lt;IVR-RESPONSE&gt;9014_MERCODE#781231233|1,000|0|0|24506035296|71,738#&lt;/IVR-RESPONSE&gt;</text:p>
            <text:p>&lt;/COMMAND&gt;</text:p>
          </table:table-cell>
          <table:table-cell table:style-name="ce1"/>
          <table:table-cell office:value-type="float" office:value="759189644" table:style-name="ce1">
            <text:p>759189644</text:p>
          </table:table-cell>
          <table:table-cell table:number-columns-repeated="16379"/>
        </table:table-row>
        <table:table-row table:number-rows-repeated="1048563" table:style-name="ro13">
          <table:table-cell table:number-columns-repeated="16384"/>
        </table:table-row>
      </table:table>
      <table:table table:name="TZ_Billers2" table:style-name="ta3">
        <table:table-column table:style-name="co37" table:default-cell-style-name="ce51"/>
        <table:table-column table:style-name="co38" table:default-cell-style-name="ce51"/>
        <table:table-column table:style-name="co39" table:default-cell-style-name="ce51"/>
        <table:table-column table:style-name="co40" table:default-cell-style-name="ce51"/>
        <table:table-column table:style-name="co41" table:default-cell-style-name="ce51"/>
        <table:table-column table:style-name="co9" table:number-columns-repeated="1019" table:default-cell-style-name="ce51"/>
        <table:table-column table:style-name="co10" table:number-columns-repeated="15360" table:default-cell-style-name="ce1"/>
        <table:table-row table:style-name="ro40">
          <table:table-cell office:value-type="string" table:style-name="ce68">
            <text:p>Billers Name</text:p>
          </table:table-cell>
          <table:table-cell office:value-type="string" table:style-name="ce68">
            <text:p>Request</text:p>
          </table:table-cell>
          <table:table-cell office:value-type="string" table:style-name="ce68">
            <text:p>Response</text:p>
          </table:table-cell>
          <table:table-cell office:value-type="string" table:style-name="ce69">
            <text:p>Reason</text:p>
          </table:table-cell>
          <table:table-cell table:style-name="ce70"/>
          <table:table-cell table:number-columns-repeated="16379" table:style-name="ce69"/>
        </table:table-row>
        <table:table-row table:style-name="ro60">
          <table:table-cell office:value-type="string" table:style-name="ce50">
            <text:p>DSTV</text:p>
          </table:table-cell>
          <table:table-cell office:value-type="string" table:style-name="ce16">
            <text:p>&lt;COMMAND&gt;^M</text:p>
            <text:p>&lt;PARENT_STAGEID&gt;g211&lt;/PARENT_STAGEID&gt;</text:p>
            <text:p>&lt;BPROVIDER&gt;101&lt;/BPROVIDER&gt;</text:p>
            <text:p>&lt;DYNAMIC_OPTION_PREVIOUS_LIST&gt;*&lt;/DYNAMIC_OPTION_PREVIOUS_LIST&gt;</text:p>
            <text:p>&lt;REFERENCE_NO&gt;987654321&lt;/REFERENCE_NO&gt;</text:p>
            <text:p>&lt;OTHER_DETAILS&gt;DSTV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8017261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&lt;TRID&gt;786670654201907081819C0014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19.0743.C00051&lt;/TXNID&gt;</text:p>
            <text:p>&lt;TXNSTATUS&gt;200&lt;/TXNSTATUS&gt;</text:p>
            <text:p>&lt;TRID&gt;786670654201907081819C0014&lt;/TRID&gt;</text:p>
            <text:p>&lt;MESSAGE&gt;Txn Id : MP190719.0743.C00051,You have paid 1,000.00Tshs to NMBGePGcoll .Your available Airtel Money balance : 788,009.58Tshs. Your OFFER ! Send Money All Day No Charges.Save upto Tsh 5,000 on transaction fee when you send money Airtel to Airtel. REFERENCE NO :987654321&lt;/MESSAGE&gt;</text:p>
            <text:p>&lt;IVR-RESPONSE&gt;9014_MERCODE#780900111|1,000.00|9.32|0.00|MP190719.0743.C00051|788,009.58#&lt;/IVR-RESPONSE&gt;</text:p>
            <text:p>&lt;/COMMAND&gt;</text:p>
          </table:table-cell>
          <table:table-cell table:style-name="ce16"/>
          <table:table-cell table:number-columns-repeated="1020" table:style-name="ce51"/>
          <table:table-cell table:number-columns-repeated="15360"/>
        </table:table-row>
        <table:table-row table:style-name="ro60">
          <table:table-cell office:value-type="string" table:style-name="ce50">
            <text:p>Azam TV</text:p>
          </table:table-cell>
          <table:table-cell office:value-type="string" table:style-name="ce16">
            <text:p>&lt;COMMAND&gt;</text:p>
            <text:p>&lt;PARENT_STAGEID&gt;g214&lt;/PARENT_STAGEID&gt;</text:p>
            <text:p>&lt;BPROVIDER&gt;101&lt;/BPROVIDER&gt;</text:p>
            <text:p>&lt;DYNAMIC_OPTION_PREVIOUS_LIST&gt;*&lt;/DYNAMIC_OPTION_PREVIOUS_LIST&gt;</text:p>
            <text:p>&lt;REFERENCE_NO&gt;212906438386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100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822C0016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16.1229.H00008&lt;/TXNID&gt;</text:p>
            <text:p>&lt;TXNSTATUS&gt;MERINV&lt;/TXNSTATUS&gt;</text:p>
            <text:p>&lt;TRID&gt;786670654201907081822C0016&lt;/TRID&gt;</text:p>
            <text:p>&lt;MESSAGE&gt;Merchant Code is either blank or invalid REFERENCE NO :987654321&lt;/MESSAGE&gt;</text:p>
            <text:p>&lt;IVR-RESPONSE&gt;MERINV##&lt;/IVR-RESPONSE&gt;</text:p>
            <text:p>&lt;/COMMAND&gt;</text:p>
          </table:table-cell>
          <table:table-cell office:value-type="string" table:style-name="ce16">
            <text:p>Reference no:--212906438386</text:p>
          </table:table-cell>
          <table:table-cell table:number-columns-repeated="1020" table:style-name="ce51"/>
          <table:table-cell table:number-columns-repeated="15360"/>
        </table:table-row>
        <table:table-row table:style-name="ro60">
          <table:table-cell office:value-type="string" table:style-name="ce50">
            <text:p>Start Time</text:p>
          </table:table-cell>
          <table:table-cell office:value-type="string" table:style-name="ce16">
            <text:p>&lt;COMMAND&gt;^M</text:p>
            <text:p>&lt;PARENT_STAGEID&gt;g213&lt;/PARENT_STAGEID&gt;</text:p>
            <text:p>&lt;BPROVIDER&gt;101&lt;/BPROVIDER&gt;</text:p>
            <text:p>&lt;DYNAMIC_OPTION_PREVIOUS_LIST&gt;*&lt;/DYNAMIC_OPTION_PREVIOUS_LIST&gt;</text:p>
            <text:p>&lt;REFERENCE_NO&gt;987654321&lt;/REFERENCE_NO&gt;</text:p>
            <text:p>&lt;OTHER_DETAILS&gt;STARTIMES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9255166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&lt;TRID&gt;786670654201907081824C0018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19.0733.C00031&lt;/TXNID&gt;</text:p>
            <text:p>&lt;TXNSTATUS&gt;200&lt;/TXNSTATUS&gt;</text:p>
            <text:p>&lt;TRID&gt;786670654201907081824C0018&lt;/TRID&gt;</text:p>
            <text:p>&lt;MESSAGE&gt;Txn Id : MP190719.0733.C00031,You have paid 1,000.00Tshs to STAR .Your available Airtel Money balance : 789,220.58Tshs. Your OFFER ! Send Money All Day No Charges.Save upto Tsh 5,000 on transaction fee when you send money Airtel to Airtel. REFERENCE NO :987654321&lt;/MESSAGE&gt;</text:p>
            <text:p>&lt;IVR-RESPONSE&gt;9014_MERCODE#789255166|1,000.00|0.00|0.00|MP190719.0733.C00031|789,220.58#&lt;/IVR-RESPONSE&gt;</text:p>
            <text:p>&lt;/COMMAND&gt;</text:p>
          </table:table-cell>
          <table:table-cell table:style-name="ce16"/>
          <table:table-cell table:number-columns-repeated="1020" table:style-name="ce51"/>
          <table:table-cell table:number-columns-repeated="15360"/>
        </table:table-row>
        <table:table-row table:style-name="ro60">
          <table:table-cell office:value-type="string" table:style-name="ce50">
            <text:p>DSTV BO</text:p>
          </table:table-cell>
          <table:table-cell office:value-type="string" table:style-name="ce16">
            <text:p>&lt;COMMAND&gt;</text:p>
            <text:p>&lt;PARENT_STAGEID&gt;g215&lt;/PARENT_STAGEID&gt;</text:p>
            <text:p>&lt;BPROVIDER&gt;101&lt;/BPROVIDER&gt;</text:p>
            <text:p>&lt;DYNAMIC_OPTION_PREVIOUS_LIST&gt;*&lt;/DYNAMIC_OPTION_PREVIOUS_LIST&gt;</text:p>
            <text:p>&lt;REFERENCE_NO&gt;1123123123&lt;/REFERENCE_NO&gt;</text:p>
            <text:p>&lt;OTHER_DETAILS&gt;DSTVBO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0900313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&lt;TRID&gt;786670654201907081826C0020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26.1006.C00013&lt;/TXNID&gt;</text:p>
            <text:p>&lt;TXNSTATUS&gt;200&lt;/TXNSTATUS&gt;</text:p>
            <text:p>&lt;TRID&gt;786670654201907081826C0020&lt;/TRID&gt;</text:p>
            <text:p>&lt;MESSAGE&gt;Txn Id : MP190726.1006.C00013,You have paid 100.00Tshs to SELCOM .Your available Airtel Money balance : 735,027.88Tshs. Your OFFER ! Send Money All Day No Charges.Save upto Tsh 5,000 on transaction fee when you send money Airtel to Airtel. REFERENCE NO :1123123123&lt;/MESSAGE&gt;</text:p>
            <text:p>&lt;IVR-RESPONSE&gt;9014_MERCODE#780900313|100.00|0.00|0.00|MP190726.1006.C00013|735,027.88#&lt;/IVR-RESPONSE&gt;</text:p>
            <text:p>&lt;/COMMAND&gt;</text:p>
          </table:table-cell>
          <table:table-cell table:style-name="ce16"/>
          <table:table-cell table:number-columns-repeated="1020" table:style-name="ce51"/>
          <table:table-cell table:number-columns-repeated="15360"/>
        </table:table-row>
        <table:table-row table:style-name="ro60">
          <table:table-cell office:value-type="string" table:style-name="ce50">
            <text:p>Sibuka</text:p>
          </table:table-cell>
          <table:table-cell office:value-type="string" table:style-name="ce16">
            <text:p>&lt;COMMAND&gt;</text:p>
            <text:p>&lt;PARENT_STAGEID&gt;g216&lt;/PARENT_STAGEID&gt;</text:p>
            <text:p>&lt;BPROVIDER&gt;101&lt;/BPROVIDER&gt;</text:p>
            <text:p>&lt;DYNAMIC_OPTION_PREVIOUS_LIST&gt;*&lt;/DYNAMIC_OPTION_PREVIOUS_LIST&gt;</text:p>
            <text:p>&lt;REFERENCE_NO&gt;11231212111&lt;/REFERENCE_NO&gt;</text:p>
            <text:p>&lt;OTHER_DETAILS&gt;SIBUKA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680667790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&lt;TRID&gt;786670654201907081828C0023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26.1005.C00011&lt;/TXNID&gt;</text:p>
            <text:p>&lt;TXNSTATUS&gt;200&lt;/TXNSTATUS&gt;</text:p>
            <text:p>&lt;TRID&gt;786670654201907081828C0023&lt;/TRID&gt;</text:p>
            <text:p>&lt;MESSAGE&gt;Txn Id : MP190726.1005.C00011,You have paid 2,000.00Tshs to SIBUKA .Your available Airtel Money balance : 735,127.88Tshs. Your OFFER ! Send Money All Day No Charges.Save upto Tsh 5,000 on transaction fee when you send money Airtel to Airtel. REFERENCE NO :11231212111&lt;/MESSAGE&gt;</text:p>
            <text:p>&lt;IVR-RESPONSE&gt;9014_MERCODE#680667790|2,000.00|0.00|0.00|MP190726.1005.C00011|735,127.88#&lt;/IVR-RESPONSE&gt;</text:p>
            <text:p>&lt;/COMMAND&gt;</text:p>
          </table:table-cell>
          <table:table-cell table:style-name="ce16"/>
          <table:table-cell table:number-columns-repeated="1020" table:style-name="ce51"/>
          <table:table-cell table:number-columns-repeated="15360"/>
        </table:table-row>
        <table:table-row table:style-name="ro60">
          <table:table-cell office:value-type="string" table:style-name="ce50">
            <text:p>Tnago TV</text:p>
          </table:table-cell>
          <table:table-cell office:value-type="string" table:style-name="ce16">
            <text:p>&lt;COMMAND&gt;</text:p>
            <text:p>&lt;PARENT_STAGEID&gt;g217&lt;/PARENT_STAGEID&gt;</text:p>
            <text:p>&lt;BPROVIDER&gt;101&lt;/BPROVIDER&gt;</text:p>
            <text:p>&lt;DYNAMIC_OPTION_PREVIOUS_LIST&gt;*&lt;/DYNAMIC_OPTION_PREVIOUS_LIST&gt;</text:p>
            <text:p>&lt;REFERENCE_NO&gt;112830918230&lt;/REFERENCE_NO&gt;</text:p>
            <text:p>&lt;OTHER_DETAILS&gt;TANGOTV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680000881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&lt;TRID&gt;786670654201907081830C0025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26.1006.C00015&lt;/TXNID&gt;</text:p>
            <text:p>&lt;TXNSTATUS&gt;200&lt;/TXNSTATUS&gt;</text:p>
            <text:p>&lt;TRID&gt;786670654201907081830C0025&lt;/TRID&gt;</text:p>
            <text:p>&lt;MESSAGE&gt;Txn Id : MP190726.1006.C00015,You have paid 200.00Tshs to TANGO .Your available Airtel Money balance : 734,827.88Tshs. Your OFFER ! Send Money All Day No Charges.Save upto Tsh 5,000 on transaction fee when you send money Airtel to Airtel. REFERENCE NO :112830918230&lt;/MESSAGE&gt;</text:p>
            <text:p>&lt;IVR-RESPONSE&gt;9014_MERCODE#680000881|200.00|0.00|0.00|MP190726.1006.C00015|734,827.88#&lt;/IVR-RESPONSE&gt;</text:p>
            <text:p>&lt;/COMMAND&gt;</text:p>
          </table:table-cell>
          <table:table-cell table:style-name="ce16"/>
          <table:table-cell table:number-columns-repeated="1020" table:style-name="ce51"/>
          <table:table-cell table:number-columns-repeated="15360"/>
        </table:table-row>
        <table:table-row table:style-name="ro60">
          <table:table-cell office:value-type="string" table:style-name="ce50">
            <text:p>Zuku TV</text:p>
          </table:table-cell>
          <table:table-cell office:value-type="string" table:style-name="ce16">
            <text:p>&lt;COMMAND&gt;</text:p>
            <text:p>&lt;PARENT_STAGEID&gt;g212&lt;/PARENT_STAGEID&gt;</text:p>
            <text:p>&lt;BPROVIDER&gt;101&lt;/BPROVIDER&gt;</text:p>
            <text:p>&lt;DYNAMIC_OPTION_PREVIOUS_LIST&gt;*&lt;/DYNAMIC_OPTION_PREVIOUS_LIST&gt;</text:p>
            <text:p>&lt;REFERENCE_NO&gt;1111222&lt;/REFERENCE_NO&gt;</text:p>
            <text:p>&lt;OTHER_DETAILS&gt;ZUKU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9255170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&lt;TRID&gt;786670654201907081832C0028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19.0736.C00042&lt;/TXNID&gt;</text:p>
            <text:p>&lt;TXNSTATUS&gt;200&lt;/TXNSTATUS&gt;</text:p>
            <text:p>&lt;TRID&gt;786670654201907081832C0028&lt;/TRID&gt;</text:p>
            <text:p>&lt;MESSAGE&gt;Dear Customer, your transaction Txn Id: MP190719.0736.C00042 is currently being processed. You will receive a confirmation shortly. Save up to Tsh 5,000 on transaction fee when you send money Airtel to Airtel. REFERENCE NO :1111222&lt;/MESSAGE&gt;</text:p>
            <text:p>&lt;/COMMAND&gt;</text:p>
          </table:table-cell>
          <table:table-cell table:style-name="ce16"/>
          <table:table-cell table:number-columns-repeated="1020" table:style-name="ce51"/>
          <table:table-cell table:number-columns-repeated="15360"/>
        </table:table-row>
        <table:table-row table:style-name="ro60">
          <table:table-cell office:value-type="string" table:style-name="ce50">
            <text:p>Luku</text:p>
          </table:table-cell>
          <table:table-cell office:value-type="string" table:style-name="ce16">
            <text:p>&lt;COMMAND&gt;</text:p>
            <text:p>&lt;PARENT_STAGEID&gt;g2911&lt;/PARENT_STAGEID&gt;</text:p>
            <text:p>&lt;BPROVIDER&gt;101&lt;/BPROVIDER&gt;</text:p>
            <text:p>&lt;DYNAMIC_OPTION_PREVIOUS_LIST&gt;*&lt;/DYNAMIC_OPTION_PREVIOUS_LIST&gt;</text:p>
            <text:p>&lt;REFERENCE_NO&gt;37136917690&lt;/REFERENCE_NO&gt;</text:p>
            <text:p>&lt;OTHER_DETAILS&gt;LUKU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0900101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&lt;TRID&gt;786670654201907081834C0030&lt;/TRID&gt;&lt;/COMMAND&gt;</text:p>
          </table:table-cell>
          <table:table-cell office:value-type="string" table:style-name="ce71">
            <text:p>Response for luku tv:---------&lt;?xml version="1.0"?&gt;</text:p>
            <text:p>&lt;COMMAND&gt;</text:p>
            <text:p>&lt;TYPE&gt;CMPRRESP&lt;/TYPE&gt;</text:p>
            <text:p>&lt;TXNID&gt;MP190725.1231.C00015&lt;/TXNID&gt;</text:p>
            <text:p>&lt;TXNSTATUS&gt;200&lt;/TXNSTATUS&gt;</text:p>
            <text:p>&lt;TRID&gt;786670654201907081834C0030&lt;/TRID&gt;</text:p>
            <text:p>&lt;MESSAGE&gt;Dear Customer, your transaction Txn Id: MP190725.1231.C00015 is currently being processed. You will receive a confirmation shortly. Save up to Tsh 5,000 on transaction fee when you send money Airtel to Airtel. REFERENCE NO :37136917690&lt;/MESSAGE&gt;</text:p>
            <text:p>&lt;/COMMAND&gt;</text:p>
          </table:table-cell>
          <table:table-cell office:value-type="string" table:style-name="ce16">
            <text:p>we are wiating confirmation from luku for further process of transaction</text:p>
          </table:table-cell>
          <table:table-cell table:number-columns-repeated="1020" table:style-name="ce51"/>
          <table:table-cell table:number-columns-repeated="15360"/>
        </table:table-row>
        <table:table-row table:style-name="ro60">
          <table:table-cell office:value-type="string" table:style-name="ce50">
            <text:p>Zola</text:p>
          </table:table-cell>
          <table:table-cell office:value-type="string" table:style-name="ce16">
            <text:p>&lt;COMMAND&gt;</text:p>
            <text:p>&lt;PARENT_STAGEID&gt;g29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783339887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835C0032&lt;/TRID&gt;&lt;/COMMAND&gt;</text:p>
            <text:p/>
          </table:table-cell>
          <table:table-cell office:value-type="string" table:style-name="ce72">
            <text:p>&lt;?xml version="1.0"?&gt;</text:p>
            <text:p>&lt;COMMAND&gt;</text:p>
            <text:p>&lt;TYPE&gt;CMPRRESP&lt;/TYPE&gt;</text:p>
            <text:p>&lt;TXNID&gt;MP190716.1317.H00016&lt;/TXNID&gt;</text:p>
            <text:p>&lt;TXNSTATUS&gt;MERINV&lt;/TXNSTATUS&gt;</text:p>
            <text:p>&lt;TRID&gt;786670654201907081835C0032&lt;/TRID&gt;</text:p>
            <text:p>&lt;MESSAGE&gt;Merchant Code is either blank or invalid REFERENCE NO :1000&lt;/MESSAGE&gt;</text:p>
            <text:p>&lt;IVR-RESPONSE&gt;MERINV##&lt;/IVR-RESPONSE&gt;</text:p>
            <text:p>&lt;/COMMAND&gt;</text:p>
          </table:table-cell>
          <table:table-cell office:value-type="string" table:style-name="ce16">
            <text:p>no response</text:p>
          </table:table-cell>
          <table:table-cell table:number-columns-repeated="1020" table:style-name="ce51"/>
          <table:table-cell table:number-columns-repeated="15360"/>
        </table:table-row>
        <table:table-row table:style-name="ro60">
          <table:table-cell office:value-type="string" table:style-name="ce50">
            <text:p>Mobisol</text:p>
          </table:table-cell>
          <table:table-cell office:value-type="string" table:style-name="ce16">
            <text:p>&lt;COMMAND&gt;</text:p>
            <text:p>&lt;PARENT_STAGEID&gt;g293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0222343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837C0034&lt;/TRID&gt;&lt;/COMMAND&gt;</text:p>
          </table:table-cell>
          <table:table-cell office:value-type="string" table:style-name="ce72">
            <text:p>&lt;?xml version="1.0"?&gt;</text:p>
            <text:p>&lt;COMMAND&gt;</text:p>
            <text:p>&lt;TYPE&gt;CMPRRESP&lt;/TYPE&gt;</text:p>
            <text:p>&lt;TXNID&gt;MP190719.0741.C00047&lt;/TXNID&gt;</text:p>
            <text:p>&lt;TXNSTATUS&gt;09999&lt;/TXNSTATUS&gt;</text:p>
            <text:p>&lt;TRID&gt;786670654201907081837C0034&lt;/TRID&gt;</text:p>
            <text:p>&lt;MESSAGE&gt;Transaction Failed with TXN Id : MP190719.0741.C00047, Failure from third party System REFERENCE NO :1000&lt;/MESSAGE&gt;</text:p>
            <text:p>&lt;IVR-RESPONSE&gt;09999##&lt;/IVR-RESPONSE&gt;</text:p>
            <text:p>&lt;/COMMAND&gt;</text:p>
          </table:table-cell>
          <table:table-cell office:value-type="string" table:style-name="ce16">
            <text:p>Failed from 3<text:span text:style-name="T4">rd</text:span><text:s/>party</text:p>
          </table:table-cell>
          <table:table-cell table:number-columns-repeated="1020" table:style-name="ce51"/>
          <table:table-cell table:number-columns-repeated="15360"/>
        </table:table-row>
        <table:table-row table:style-name="ro60">
          <table:table-cell office:value-type="string" table:style-name="ce50">
            <text:p>Sol kit</text:p>
          </table:table-cell>
          <table:table-cell office:value-type="string" table:style-name="ce16">
            <text:p>&lt;COMMAND&gt;</text:p>
            <text:p>&lt;PARENT_STAGEID&gt;g292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0222332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839C0036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26.1034.C00035&lt;/TXNID&gt;</text:p>
            <text:p>&lt;TXNSTATUS&gt;200&lt;/TXNSTATUS&gt;</text:p>
            <text:p>&lt;TRID&gt;786670654201907081839C0036&lt;/TRID&gt;</text:p>
            <text:p>&lt;MESSAGE&gt;Txn Id : MP190726.1034.C00035,You have paid 200.00Tshs to SOLKIT .Your available Airtel Money balance : 733,627.88Tshs. Your OFFER ! Send Money All Day No Charges.Save upto Tsh 5,000 on transaction fee when you send money Airtel to Airtel. REFERENCE NO :1000&lt;/MESSAGE&gt;</text:p>
            <text:p>&lt;IVR-RESPONSE&gt;9014_MERCODE#680222332|200.00|0.00|0.00|MP190726.1034.C00035|733,627.88#&lt;/IVR-RESPONSE&gt;</text:p>
            <text:p>&lt;/COMMAND&gt;</text:p>
          </table:table-cell>
          <table:table-cell table:style-name="ce16"/>
          <table:table-cell table:number-columns-repeated="1020" table:style-name="ce51"/>
          <table:table-cell table:number-columns-repeated="15360"/>
        </table:table-row>
        <table:table-row table:style-name="ro60">
          <table:table-cell office:value-type="string" table:style-name="ce50">
            <text:p>Power Corner.</text:p>
          </table:table-cell>
          <table:table-cell office:value-type="string" table:style-name="ce16">
            <text:p>&lt;COMMAND&gt;</text:p>
            <text:p>&lt;PARENT_STAGEID&gt;g293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0222343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840C0038&lt;/TRID&gt;&lt;/COMMAND&gt;</text:p>
          </table:table-cell>
          <table:table-cell office:value-type="string" table:style-name="ce72">
            <text:p>&lt;?xml version="1.0"?&gt;</text:p>
            <text:p>&lt;COMMAND&gt;</text:p>
            <text:p>&lt;TYPE&gt;CMPRRESP&lt;/TYPE&gt;</text:p>
            <text:p>&lt;TXNID&gt;MP190719.0743.C00052&lt;/TXNID&gt;</text:p>
            <text:p>&lt;TXNSTATUS&gt;09999&lt;/TXNSTATUS&gt;</text:p>
            <text:p>&lt;TRID&gt;786670654201907081840C0038&lt;/TRID&gt;</text:p>
            <text:p>&lt;MESSAGE&gt;Transaction Failed with TXN Id : MP190719.0743.C00052, Failure from third party System REFERENCE NO :1000&lt;/MESSAGE&gt;</text:p>
            <text:p>&lt;IVR-RESPONSE&gt;09999##&lt;/IVR-RESPONSE&gt;</text:p>
            <text:p>&lt;/COMMAND&gt;</text:p>
          </table:table-cell>
          <table:table-cell office:value-type="string" table:style-name="ce16">
            <text:p>Failed from 3<text:span text:style-name="T4">rd</text:span><text:s/>party</text:p>
          </table:table-cell>
          <table:table-cell table:number-columns-repeated="1020" table:style-name="ce51"/>
          <table:table-cell table:number-columns-repeated="15360"/>
        </table:table-row>
        <table:table-row table:style-name="ro60">
          <table:table-cell office:value-type="string" table:style-name="ce50">
            <text:p>EON.</text:p>
          </table:table-cell>
          <table:table-cell office:value-type="string" table:style-name="ce16">
            <text:p>&lt;COMMAND&gt;</text:p>
            <text:p>&lt;PARENT_STAGEID&gt;g295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0666671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841C0040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26.1107.C00048&lt;/TXNID&gt;</text:p>
            <text:p>&lt;TXNSTATUS&gt;200&lt;/TXNSTATUS&gt;</text:p>
            <text:p>&lt;TRID&gt;786670654201907081841C0040&lt;/TRID&gt;</text:p>
            <text:p>&lt;MESSAGE&gt;Txn Id : MP190726.1107.C00048,You have paid 200.00Tshs to EON .Your available Airtel Money balance : 731,427.88Tshs. Your OFFER ! Send Money All Day No Charges.Save upto Tsh 5,000 on transaction fee when you send money Airtel to Airtel. REFERENCE NO :1000&lt;/MESSAGE&gt;</text:p>
            <text:p>&lt;IVR-RESPONSE&gt;9014_MERCODE#680666671|200.00|0.00|0.00|MP190726.1107.C00048|731,427.88#&lt;/IVR-RESPONSE&gt;</text:p>
            <text:p>&lt;/COMMAND&gt;</text:p>
          </table:table-cell>
          <table:table-cell office:value-type="string" table:style-name="ce16">
            <text:p>prob in application</text:p>
          </table:table-cell>
          <table:table-cell table:number-columns-repeated="1020" table:style-name="ce51"/>
          <table:table-cell table:number-columns-repeated="15360"/>
        </table:table-row>
        <table:table-row table:style-name="ro60">
          <table:table-cell office:value-type="string" table:style-name="ce50">
            <text:p>Jumeme</text:p>
          </table:table-cell>
          <table:table-cell office:value-type="string" table:style-name="ce16">
            <text:p>&lt;COMMAND&gt;</text:p>
            <text:p>&lt;PARENT_STAGEID&gt;g298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889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843C0042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19.0745.C00055&lt;/TXNID&gt;</text:p>
            <text:p>&lt;TXNSTATUS&gt;200&lt;/TXNSTATUS&gt;</text:p>
            <text:p>&lt;TRID&gt;786670654201907081843C0042&lt;/TRID&gt;</text:p>
            <text:p>&lt;MESSAGE&gt;Txn Id : MP190719.0745.C00055,You have paid 200.00Tshs to JUMEME RURAL 1000.Your available Airtel Money balance : 787,809.58Tshs. Your OFFER ! Send Money All Day No Charges.Save upto Tsh 5,000 on transaction fee when you send money Airtel to Airtel. REFERENCE NO :1000&lt;/MESSAGE&gt;</text:p>
            <text:p>&lt;IVR-RESPONSE&gt;9014_MERCODE#780900889|200.00|0.00|0.00|MP190719.0745.C00055|787,809.58#&lt;/IVR-RESPONSE&gt;</text:p>
            <text:p>&lt;/COMMAND&gt;</text:p>
          </table:table-cell>
          <table:table-cell table:style-name="ce16"/>
          <table:table-cell table:number-columns-repeated="1020" table:style-name="ce51"/>
          <table:table-cell table:number-columns-repeated="15360"/>
        </table:table-row>
        <table:table-row table:style-name="ro60">
          <table:table-cell office:value-type="string" table:style-name="ce50">
            <text:p>Fast Jet</text:p>
          </table:table-cell>
          <table:table-cell office:value-type="string" table:style-name="ce16">
            <text:p>&lt;COMMAND&gt;^M</text:p>
            <text:p>&lt;PARENT_STAGEID&gt;g24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1896244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844C0043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29.1318.C00050&lt;/TXNID&gt;</text:p>
            <text:p>&lt;TXNSTATUS&gt;200&lt;/TXNSTATUS&gt;</text:p>
            <text:p>&lt;TRID&gt;786670654201907081844C0043&lt;/TRID&gt;</text:p>
            <text:p>&lt;MESSAGE&gt;Txn Id : MP190729.1318.C00050,You have paid 1,000.00Tshs to Fastjet Transaction ID is 900119526755. You have paid 1000 via Pesapal in reference to 1000..Your available Airtel Money balance : 690,054.83Tshs. Your OFFER ! Send Money All Day No Charges.Save upto Tsh 5,000 on transaction fee when you send money Airtel to Airtel. REFERENCE NO :1000&lt;/MESSAGE&gt;</text:p>
            <text:p>&lt;IVR-RESPONSE&gt;9014_MERCODE#681896244|1,000.00|0.00|0.00|MP190729.1318.C00050|690,054.83#&lt;/IVR-RESPONSE&gt;</text:p>
            <text:p>&lt;/COMMAND&gt;</text:p>
          </table:table-cell>
          <table:table-cell office:value-type="string" table:style-name="ce16">
            <text:p>prob in application</text:p>
          </table:table-cell>
          <table:table-cell table:number-columns-repeated="1020" table:style-name="ce51"/>
          <table:table-cell table:number-columns-repeated="15360"/>
        </table:table-row>
        <table:table-row table:style-name="ro60">
          <table:table-cell office:value-type="string" table:style-name="ce50">
            <text:p>Auric Air</text:p>
          </table:table-cell>
          <table:table-cell office:value-type="string" table:style-name="ce16">
            <text:p>&lt;COMMAND&gt;^M</text:p>
            <text:p>&lt;PARENT_STAGEID&gt;g243&lt;/PARENT_STAGEID&gt;</text:p>
            <text:p>&lt;BPROVIDER&gt;101&lt;/BPROVIDER&gt;</text:p>
            <text:p>&lt;DYNAMIC_OPTION_PREVIOUS_LIST&gt;*&lt;/DYNAMIC_OPTION_PREVIOUS_LIST&gt;</text:p>
            <text:p>&lt;REFERENCE_NO&gt;1111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300&lt;/AMOUNT&gt;</text:p>
            <text:p>&lt;SNDINSTRUMENT&gt;12&lt;/SNDINSTRUMENT&gt;</text:p>
            <text:p>&lt;PREVIOUSSTAGE&gt;4&lt;/PREVIOUSSTAGE&gt;</text:p>
            <text:p>&lt;MSISDN2&gt;687086103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847C0044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19.0746.C00060&lt;/TXNID&gt;</text:p>
            <text:p>&lt;TXNSTATUS&gt;200&lt;/TXNSTATUS&gt;</text:p>
            <text:p>&lt;TRID&gt;786670654201907081847C0044&lt;/TRID&gt;</text:p>
            <text:p>&lt;MESSAGE&gt;Txn Id : MP190719.0746.C00060,You have paid 300.00Tshs to AURIC .Your available Airtel Money balance : 787,509.58Tshs. Your OFFER ! Send Money All Day No Charges.Save upto Tsh 5,000 on transaction fee when you send money Airtel to Airtel. REFERENCE NO :1111&lt;/MESSAGE&gt;</text:p>
            <text:p>&lt;IVR-RESPONSE&gt;9014_MERCODE#687086103|300.00|0.00|0.00|MP190719.0746.C00060|787,509.58#&lt;/IVR-RESPONSE&gt;</text:p>
            <text:p>&lt;/COMMAND&gt;</text:p>
          </table:table-cell>
          <table:table-cell table:style-name="ce16"/>
          <table:table-cell table:number-columns-repeated="16380"/>
        </table:table-row>
        <table:table-row table:style-name="ro60">
          <table:table-cell office:value-type="string" table:style-name="ce50">
            <text:p>Ethiopian Airways</text:p>
          </table:table-cell>
          <table:table-cell office:value-type="string" table:style-name="ce16">
            <text:p>&lt;COMMAND&gt;^M</text:p>
            <text:p>&lt;PARENT_STAGEID&gt;g244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8763145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848C0045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19.0747.C00061&lt;/TXNID&gt;</text:p>
            <text:p>&lt;TXNSTATUS&gt;200&lt;/TXNSTATUS&gt;</text:p>
            <text:p>&lt;TRID&gt;786670654201907081848C0045&lt;/TRID&gt;</text:p>
            <text:p>&lt;MESSAGE&gt;Txn Id : MP190719.0747.C00061,You have paid 200.00Tshs to Ethiopian .Your available Airtel Money balance : 787,264.58Tshs. Your OFFER ! Send Money All Day No Charges.Save upto Tsh 5,000 on transaction fee when you send money Airtel to Airtel. REFERENCE NO :1000&lt;/MESSAGE&gt;</text:p>
            <text:p>&lt;IVR-RESPONSE&gt;9014_MERCODE#788763145|200.00|38.14|0.00|MP190719.0747.C00061|787,264.58#&lt;/IVR-RESPONSE&gt;</text:p>
            <text:p>&lt;/COMMAND&gt;</text:p>
          </table:table-cell>
          <table:table-cell table:style-name="ce16"/>
          <table:table-cell table:number-columns-repeated="16380"/>
        </table:table-row>
        <table:table-row table:style-name="ro60">
          <table:table-cell office:value-type="string" table:style-name="ce50">
            <text:p>Corporate.</text:p>
          </table:table-cell>
          <table:table-cell office:value-type="string" table:style-name="ce16">
            <text:p>&lt;COMMAND&gt;^M</text:p>
            <text:p>&lt;PARENT_STAGEID&gt;g25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6889046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852C0046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19.0748.C00062&lt;/TXNID&gt;</text:p>
            <text:p>&lt;TXNSTATUS&gt;200&lt;/TXNSTATUS&gt;</text:p>
            <text:p>&lt;TRID&gt;786670654201907081852C0046&lt;/TRID&gt;</text:p>
            <text:p>&lt;MESSAGE&gt;Txn Id : MP190719.0748.C00062,You have paid 1,000.00Tshs to CORPORATE .Your available Airtel Money balance : 786,264.58Tshs. Your OFFER ! Send Money All Day No Charges.Save upto Tsh 5,000 on transaction fee when you send money Airtel to Airtel. REFERENCE NO :1000&lt;/MESSAGE&gt;</text:p>
            <text:p>&lt;IVR-RESPONSE&gt;9014_MERCODE#786889046|1,000.00|0.00|0.00|MP190719.0748.C00062|786,264.58#&lt;/IVR-RESPONSE&gt;</text:p>
            <text:p>&lt;/COMMAND&gt;</text:p>
          </table:table-cell>
          <table:table-cell table:style-name="ce16"/>
          <table:table-cell table:number-columns-repeated="16380"/>
        </table:table-row>
        <table:table-row table:style-name="ro60">
          <table:table-cell office:value-type="string" table:style-name="ce50">
            <text:p>Dwasco</text:p>
          </table:table-cell>
          <table:table-cell office:value-type="string" table:style-name="ce16">
            <text:p>&lt;COMMAND&gt;</text:p>
            <text:p>&lt;PARENT_STAGEID&gt;g261&lt;/PARENT_STAGEID&gt;</text:p>
            <text:p>&lt;BPROVIDER&gt;101&lt;/BPROVIDER&gt;</text:p>
            <text:p>&lt;DYNAMIC_OPTION_PREVIOUS_LIST&gt;*&lt;/DYNAMIC_OPTION_PREVIOUS_LIST&gt;</text:p>
            <text:p>&lt;REFERENCE_NO&gt;100&lt;/REFERENCE_NO&gt;</text:p>
            <text:p>&lt;OTHER_DETAILS&gt;001001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0900111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&lt;TRID&gt;786670654201907081854C0047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19.0749.C00065&lt;/TXNID&gt;</text:p>
            <text:p>&lt;TXNSTATUS&gt;200&lt;/TXNSTATUS&gt;</text:p>
            <text:p>&lt;TRID&gt;786670654201907081854C0047&lt;/TRID&gt;</text:p>
            <text:p>&lt;MESSAGE&gt;Txn Id : MP190719.0749.C00065,You have paid 1,000.00Tshs to NMBGePGcoll .Your available Airtel Money balance : 785,253.58Tshs. Your OFFER ! Send Money All Day No Charges.Save upto Tsh 5,000 on transaction fee when you send money Airtel to Airtel. REFERENCE NO :100&lt;/MESSAGE&gt;</text:p>
            <text:p>&lt;IVR-RESPONSE&gt;9014_MERCODE#780900111|1,000.00|9.32|0.00|MP190719.0749.C00065|785,253.58#&lt;/IVR-RESPONSE&gt;</text:p>
            <text:p>&lt;/COMMAND&gt;</text:p>
          </table:table-cell>
          <table:table-cell table:style-name="ce16"/>
          <table:table-cell table:number-columns-repeated="16380"/>
        </table:table-row>
        <table:table-row table:style-name="ro60">
          <table:table-cell office:value-type="string" table:style-name="ce50">
            <text:p>Veta.</text:p>
          </table:table-cell>
          <table:table-cell office:value-type="string" table:style-name="ce16">
            <text:p>&lt;COMMAND&gt;</text:p>
            <text:p>&lt;PARENT_STAGEID&gt;g272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787447541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855C0049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19.0720.C00019&lt;/TXNID&gt;</text:p>
            <text:p>&lt;TXNSTATUS&gt;200&lt;/TXNSTATUS&gt;</text:p>
            <text:p>&lt;TRID&gt;786670654201907081855C0049&lt;/TRID&gt;</text:p>
            <text:p>&lt;MESSAGE&gt;Txn Id : MP190719.0720.C00019,You have paid 200.00Tshs to SENGI TOURS .Your available Airtel Money balance : 791,420.58Tshs. Your OFFER ! Send Money All Day No Charges.Save upto Tsh 5,000 on transaction fee when you send money Airtel to Airtel. REFERENCE NO :1000&lt;/MESSAGE&gt;</text:p>
            <text:p>&lt;IVR-RESPONSE&gt;9014_MERCODE#787447541|200.00|0.00|0.00|MP190719.0720.C00019|791,420.58#&lt;/IVR-RESPONSE&gt;</text:p>
            <text:p>&lt;/COMMAND&gt;</text:p>
          </table:table-cell>
          <table:table-cell table:style-name="ce16"/>
          <table:table-cell table:number-columns-repeated="16380"/>
        </table:table-row>
        <table:table-row table:style-name="ro60">
          <table:table-cell office:value-type="string" table:style-name="ce50">
            <text:p>HESLB.</text:p>
          </table:table-cell>
          <table:table-cell office:value-type="string" table:style-name="ce16">
            <text:p>&lt;COMMAND&gt;</text:p>
            <text:p>&lt;PARENT_STAGEID&gt;g27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78219636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856C0050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19.0721.C00020&lt;/TXNID&gt;</text:p>
            <text:p>&lt;TXNSTATUS&gt;200&lt;/TXNSTATUS&gt;</text:p>
            <text:p>&lt;TRID&gt;786670654201907081856C0050&lt;/TRID&gt;</text:p>
            <text:p>&lt;MESSAGE&gt;Txn Id : MP190719.0721.C00020,You have paid 200.00Tshs to HESLB .Your available Airtel Money balance : 791,220.58Tshs. Your OFFER ! Send Money All Day No Charges.Save upto Tsh 5,000 on transaction fee when you send money Airtel to Airtel. REFERENCE NO :1000&lt;/MESSAGE&gt;</text:p>
            <text:p>&lt;IVR-RESPONSE&gt;9014_MERCODE#782196368|200.00|0.00|0.00|MP190719.0721.C00020|791,220.58#&lt;/IVR-RESPONSE&gt;</text:p>
            <text:p>&lt;/COMMAND&gt;</text:p>
          </table:table-cell>
          <table:table-cell table:style-name="ce16"/>
          <table:table-cell table:number-columns-repeated="16380"/>
        </table:table-row>
        <table:table-row table:style-name="ro60">
          <table:table-cell office:value-type="string" table:style-name="ce50">
            <text:p>Smile.</text:p>
          </table:table-cell>
          <table:table-cell office:value-type="string" table:style-name="ce16">
            <text:p>&lt;COMMAND&gt;</text:p>
            <text:p>&lt;PARENT_STAGEID&gt;g23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683788790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900C0053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19.0723.C00021&lt;/TXNID&gt;</text:p>
            <text:p>&lt;TXNSTATUS&gt;200&lt;/TXNSTATUS&gt;</text:p>
            <text:p>&lt;TRID&gt;786670654201907081900C0053&lt;/TRID&gt;</text:p>
            <text:p>&lt;MESSAGE&gt;Txn Id : MP190719.0723.C00021,You have paid 200.00Tshs to SMILE .Your available Airtel Money balance : 791,020.58Tshs. Your OFFER ! Send Money All Day No Charges.Save upto Tsh 5,000 on transaction fee when you send money Airtel to Airtel. REFERENCE NO :1000&lt;/MESSAGE&gt;</text:p>
            <text:p>&lt;IVR-RESPONSE&gt;9014_MERCODE#683788790|200.00|0.00|0.00|MP190719.0723.C00021|791,020.58#&lt;/IVR-RESPONSE&gt;</text:p>
            <text:p>&lt;/COMMAND&gt;</text:p>
          </table:table-cell>
          <table:table-cell table:style-name="ce16"/>
          <table:table-cell table:number-columns-repeated="16380"/>
        </table:table-row>
        <table:table-row table:style-name="ro60">
          <table:table-cell office:value-type="string" table:style-name="ce50">
            <text:p>Vision Fund.</text:p>
          </table:table-cell>
          <table:table-cell office:value-type="string" table:style-name="ce16">
            <text:p>&lt;COMMAND&gt;</text:p>
            <text:p>&lt;PARENT_STAGEID&gt;g30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683791300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902C0054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19.0725.C00023&lt;/TXNID&gt;</text:p>
            <text:p>&lt;TXNSTATUS&gt;200&lt;/TXNSTATUS&gt;</text:p>
            <text:p>&lt;TRID&gt;786670654201907081902C0054&lt;/TRID&gt;</text:p>
            <text:p>&lt;MESSAGE&gt;Txn Id : MP190719.0725.C00023,You have paid 200.00Tshs to VFTColl .Your available Airtel Money balance : 790,820.58Tshs. Your OFFER ! Send Money All Day No Charges.Save upto Tsh 5,000 on transaction fee when you send money Airtel to Airtel. REFERENCE NO :1000&lt;/MESSAGE&gt;</text:p>
            <text:p>&lt;IVR-RESPONSE&gt;9014_MERCODE#683791300|200.00|0.00|0.00|MP190719.0725.C00023|790,820.58#&lt;/IVR-RESPONSE&gt;</text:p>
            <text:p>&lt;/COMMAND&gt;</text:p>
          </table:table-cell>
          <table:table-cell table:style-name="ce16"/>
          <table:table-cell table:number-columns-repeated="16380"/>
        </table:table-row>
        <table:table-row table:style-name="ro60">
          <table:table-cell office:value-type="string" table:style-name="ce50">
            <text:p>Ecard.</text:p>
          </table:table-cell>
          <table:table-cell office:value-type="string" table:style-name="ce16">
            <text:p>&lt;COMMAND&gt;</text:p>
            <text:p>&lt;PARENT_STAGEID&gt;g233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688700770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903C0055&lt;/TRID&gt;&lt;/COMMAND&gt;</text:p>
          </table:table-cell>
          <table:table-cell office:value-type="string" table:style-name="ce18">
            <text:p>&lt;?xml version="1.0"?&gt;</text:p>
            <text:p>&lt;COMMAND&gt;</text:p>
            <text:p>&lt;TYPE&gt;CMPRRESP&lt;/TYPE&gt;</text:p>
            <text:p>&lt;TXNID&gt;MP190719.0726.C00024&lt;/TXNID&gt;</text:p>
            <text:p>&lt;TXNSTATUS&gt;200&lt;/TXNSTATUS&gt;</text:p>
            <text:p>&lt;TRID&gt;786670654201907081903C0055&lt;/TRID&gt;</text:p>
            <text:p>&lt;MESSAGE&gt;Txn Id : MP190719.0726.C00024,You have paid 200.00Tshs to ALLOCSUS .Your available Airtel Money balance : 790,620.58Tshs. Your OFFER ! Send Money All Day No Charges.Save upto Tsh 5,000 on transaction fee when you send money Airtel to Airtel. REFERENCE NO :1000&lt;/MESSAGE&gt;</text:p>
            <text:p>&lt;IVR-RESPONSE&gt;9014_MERCODE#688700770|200.00|0.00|0.00|MP190719.0726.C00024|790,620.58#&lt;/IVR-RESPONSE&gt;</text:p>
            <text:p>&lt;/COMMAND&gt;</text:p>
          </table:table-cell>
          <table:table-cell table:style-name="ce16"/>
          <table:table-cell table:number-columns-repeated="16380"/>
        </table:table-row>
        <table:table-row table:style-name="ro60">
          <table:table-cell office:value-type="string" table:style-name="ce50">
            <text:p>Twiga</text:p>
          </table:table-cell>
          <table:table-cell office:value-type="string" table:style-name="ce16">
            <text:p>&lt;COMMAND&gt;</text:p>
            <text:p>&lt;PARENT_STAGEID&gt;g235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688700770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904C0056&lt;/TRID&gt;&lt;/COMMAND&gt;</text:p>
          </table:table-cell>
          <table:table-cell office:value-type="string" table:style-name="ce8">
            <text:p>&lt;?xml version="1.0"?&gt;</text:p>
            <text:p>&lt;COMMAND&gt;</text:p>
            <text:p>&lt;TYPE&gt;CMPRRESP&lt;/TYPE&gt;</text:p>
            <text:p>&lt;TXNID&gt;MP190719.0727.C00025&lt;/TXNID&gt;</text:p>
            <text:p>&lt;TXNSTATUS&gt;200&lt;/TXNSTATUS&gt;</text:p>
            <text:p>&lt;TRID&gt;786670654201907081904C0056&lt;/TRID&gt;</text:p>
            <text:p>&lt;MESSAGE&gt;Txn Id : MP190719.0727.C00025,You have paid 200.00Tshs to ALLOCSUS .Your available Airtel Money balance : 790,420.58Tshs. Your OFFER ! Send Money All Day No Charges.Save upto Tsh 5,000 on transaction fee when you send money Airtel to Airtel. REFERENCE NO :1000&lt;/MESSAGE&gt;</text:p>
            <text:p>&lt;IVR-RESPONSE&gt;9014_MERCODE#688700770|200.00|0.00|0.00|MP190719.0727.C00025|790,420.58#&lt;/IVR-RESPONSE&gt;</text:p>
            <text:p>&lt;/COMMAND&gt;</text:p>
          </table:table-cell>
          <table:table-cell table:style-name="ce16"/>
          <table:table-cell table:number-columns-repeated="16380"/>
        </table:table-row>
        <table:table-row table:number-rows-repeated="1048550" table:style-name="ro60">
          <table:table-cell table:number-columns-repeated="16384"/>
        </table:table-row>
      </table:table>
      <table:table table:name="TZ_billers" table:style-name="ta2">
        <table:table-column table:style-name="co42" table:default-cell-style-name="ce51"/>
        <table:table-column table:style-name="co43" table:default-cell-style-name="ce51"/>
        <table:table-column table:style-name="co44" table:default-cell-style-name="ce51"/>
        <table:table-column table:style-name="co45" table:default-cell-style-name="ce51"/>
        <table:table-column table:style-name="co46" table:default-cell-style-name="ce51"/>
        <table:table-column table:style-name="co25" table:default-cell-style-name="ce51"/>
        <table:table-column table:style-name="co9" table:number-columns-repeated="1017" table:default-cell-style-name="ce51"/>
        <table:table-column table:style-name="co10" table:default-cell-style-name="ce51"/>
        <table:table-column table:style-name="co10" table:number-columns-repeated="15360" table:default-cell-style-name="ce1"/>
        <table:table-row table:style-name="ro40">
          <table:table-cell office:value-type="string" table:style-name="ce68">
            <text:p>Billers Name</text:p>
          </table:table-cell>
          <table:table-cell office:value-type="string" table:style-name="ce68">
            <text:p>Request</text:p>
          </table:table-cell>
          <table:table-cell office:value-type="string" table:style-name="ce68">
            <text:p>Response</text:p>
          </table:table-cell>
          <table:table-cell table:style-name="ce73"/>
          <table:table-cell office:value-type="string" table:style-name="ce68">
            <text:p>DevelopmentStatus<text:s/><text:span text:style-name="T1">with response check</text:span></text:p>
          </table:table-cell>
          <table:table-cell office:value-type="string" table:style-name="ce68">
            <text:p>Development<text:s/><text:span text:style-name="T1">without response check as they are failing in response</text:span></text:p>
          </table:table-cell>
          <table:table-cell table:number-columns-repeated="16378" table:style-name="ce69"/>
        </table:table-row>
        <table:table-row table:style-name="ro61">
          <table:table-cell office:value-type="string" table:style-name="ce16">
            <text:p>TTCL</text:p>
          </table:table-cell>
          <table:table-cell office:value-type="string" table:style-name="ce16">
            <text:p>&lt;COMMAND&gt;</text:p>
            <text:p>&lt;PARENT_STAGEID&gt;g236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0222344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906C0057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642.C00040&lt;/TXNID&gt;</text:p>
            <text:p>&lt;TXNSTATUS&gt;200&lt;/TXNSTATUS&gt;</text:p>
            <text:p>&lt;TRID&gt;786670654201907081906C0057&lt;/TRID&gt;</text:p>
            <text:p>&lt;MESSAGE&gt;Txn Id : MP190709.1642.C00040,You have paid 1,000.00Tshs to TTCL .Your available Airtel Money balance : 785,137.38Tshs. Your OFFER ! Send Money All Day No Charges.Save upto Tsh 5,000 on transaction fee when you send money Airtel to Airtel. REFERENCE NO :1000&lt;/MESSAGE&gt;</text:p>
            <text:p>&lt;IVR-RESPONSE&gt;9014_MERCODE#680222344|1,000.00|42.37|0.00|MP190709.1642.C00040|785,137.38#&lt;/IVR-RESPONSE&gt;</text:p>
            <text:p>&lt;/COMMAND&gt;</text:p>
          </table:table-cell>
          <table:table-cell table:style-name="ce9"/>
          <table:table-cell office:value-type="string" table:style-name="ce8">
            <text:p>done</text:p>
          </table:table-cell>
          <table:table-cell table:number-columns-repeated="16379" table:style-name="ce16"/>
        </table:table-row>
        <table:table-row table:style-name="ro61">
          <table:table-cell office:value-type="string" table:style-name="ce16">
            <text:p>US Visa</text:p>
          </table:table-cell>
          <table:table-cell office:value-type="string" table:style-name="ce16">
            <text:p>&lt;COMMAND&gt;^M</text:p>
            <text:p>&lt;PARENT_STAGEID&gt;g237&lt;/PARENT_STAGEID&gt;</text:p>
            <text:p>&lt;BPROVIDER&gt;101&lt;/BPROVIDER&gt;</text:p>
            <text:p>&lt;DYNAMIC_OPTION_PREVIOUS_LIST&gt;*&lt;/DYNAMIC_OPTION_PREVIOUS_LIST&gt;</text:p>
            <text:p>&lt;REFERENCE_NO&gt;*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6858111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908C0058&lt;/TRID&gt;&lt;/COMMAND&gt;</text:p>
          </table:table-cell>
          <table:table-cell office:value-type="string" table:style-name="ce74">
            <text:p>&lt;?xml version="1.0"?&gt;</text:p>
            <text:p>&lt;COMMAND&gt;</text:p>
            <text:p>&lt;TYPE&gt;GENERAL&lt;/TYPE&gt;</text:p>
            <text:p>&lt;TXNSTATUS&gt;01035&lt;/TXNSTATUS&gt;</text:p>
            <text:p>&lt;MESSAGE&gt;There is problem in application&lt;/MESSAGE&gt;</text:p>
            <text:p>&lt;/COMMAND&gt;</text:p>
          </table:table-cell>
          <table:table-cell table:style-name="ce9"/>
          <table:table-cell table:style-name="ce16"/>
          <table:table-cell office:value-type="string" table:style-name="ce8">
            <text:p>done</text:p>
          </table:table-cell>
          <table:table-cell table:number-columns-repeated="16378" table:style-name="ce16"/>
        </table:table-row>
        <table:table-row table:style-name="ro61">
          <table:table-cell office:value-type="string" table:style-name="ce16">
            <text:p>KAGA Connections=KAGACONNECT</text:p>
          </table:table-cell>
          <table:table-cell office:value-type="string" table:style-name="ce16">
            <text:p>&lt;COMMAND&gt;</text:p>
            <text:p>&lt;PARENT_STAGEID&gt;g2399&lt;/PARENT_STAGEID&gt;</text:p>
            <text:p>&lt;BPROVIDER&gt;101&lt;/BPROVIDER&gt;</text:p>
            <text:p>&lt;DYNAMIC_OPTION_PREVIOUS_LIST&gt;*&lt;/DYNAMIC_OPTION_PREVIOUS_LIST&gt;</text:p>
            <text:p>&lt;REFERENCE_NO&gt;10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0&lt;/AMOUNT&gt;</text:p>
            <text:p>&lt;SNDINSTRUMENT&gt;12&lt;/SNDINSTRUMENT&gt;</text:p>
            <text:p>&lt;PREVIOUSSTAGE&gt;4&lt;/PREVIOUSSTAGE&gt;</text:p>
            <text:p>&lt;MSISDN2&gt;780900902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910C0059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706.C00044&lt;/TXNID&gt;</text:p>
            <text:p>&lt;TXNSTATUS&gt;200&lt;/TXNSTATUS&gt;</text:p>
            <text:p>&lt;TRID&gt;786670654201907081910C0059&lt;/TRID&gt;</text:p>
            <text:p>&lt;MESSAGE&gt;Txn Id : MP190709.1706.C00044,You have paid 10,000.00Tshs to KAGA CONNECT .Your available Airtel Money balance : 774,737.38Tshs. Your OFFER ! Send Money All Day No Charges.Save upto Tsh 5,000 on transaction fee when you send money Airtel to Airtel. REFERENCE NO :10000&lt;/MESSAGE&gt;</text:p>
            <text:p>&lt;IVR-RESPONSE&gt;9014_MERCODE#780900902|10,000.00|338.98|0.00|MP190709.1706.C00044|774,737.38#&lt;/IVR-RESPONSE&gt;</text:p>
            <text:p>&lt;/COMMAND&gt;</text:p>
          </table:table-cell>
          <table:table-cell table:style-name="ce9"/>
          <table:table-cell office:value-type="string" table:style-name="ce8">
            <text:p>done</text:p>
          </table:table-cell>
          <table:table-cell table:number-columns-repeated="16379" table:style-name="ce16"/>
        </table:table-row>
        <table:table-row table:style-name="ro61">
          <table:table-cell office:value-type="string" table:style-name="ce16">
            <text:p>PSPF</text:p>
          </table:table-cell>
          <table:table-cell office:value-type="string" table:style-name="ce16">
            <text:p>&lt;COMMAND&gt;^M</text:p>
            <text:p>&lt;PARENT_STAGEID&gt;g28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3430080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912C0060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23.1213.C00001&lt;/TXNID&gt;</text:p>
            <text:p>&lt;TXNSTATUS&gt;200&lt;/TXNSTATUS&gt;</text:p>
            <text:p>&lt;TRID&gt;786670654201907081912C0060&lt;/TRID&gt;</text:p>
            <text:p>&lt;MESSAGE&gt;Txn Id : MP190723.1213.C00001,You have paid 1,000.00Tshs to PUBLIC .Your available Airtel Money balance : 1,976,785.00Tshs. Your OFFER ! Send Money All Day No Charges.Save upto Tsh 5,000 on transaction fee when you send money Airtel to Airtel. REFERENCE NO :1000&lt;/MESSAGE&gt;</text:p>
            <text:p>&lt;IVR-RESPONSE&gt;9014_MERCODE#683430080|1,000.00|0.00|0.00|MP190723.1213.C00001|1,976,785.00#&lt;/IVR-RESPONSE&gt;</text:p>
            <text:p>&lt;/COMMAND&gt;</text:p>
          </table:table-cell>
          <table:table-cell table:number-columns-repeated="2" table:style-name="ce16"/>
          <table:table-cell office:value-type="string" table:style-name="ce8">
            <text:p>done</text:p>
          </table:table-cell>
          <table:table-cell table:number-columns-repeated="16378" table:style-name="ce16"/>
        </table:table-row>
        <table:table-row table:style-name="ro61">
          <table:table-cell office:value-type="string" table:style-name="ce16">
            <text:p>GEPF</text:p>
          </table:table-cell>
          <table:table-cell office:value-type="string" table:style-name="ce16">
            <text:p>&lt;COMMAND&gt;^M</text:p>
            <text:p>&lt;PARENT_STAGEID&gt;g28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*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3430080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912C0060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707.C00046&lt;/TXNID&gt;</text:p>
            <text:p>&lt;TXNSTATUS&gt;200&lt;/TXNSTATUS&gt;</text:p>
            <text:p>&lt;TRID&gt;786670654201907081912C0060&lt;/TRID&gt;</text:p>
            <text:p>&lt;MESSAGE&gt;Txn Id : MP190709.1707.C00046,You have paid 1,000.00Tshs to PUBLIC .Your available Airtel Money balance : 773,737.38Tshs. Your OFFER ! Send Money All Day No Charges.Save upto Tsh 5,000 on transaction fee when you send money Airtel to Airtel. REFERENCE NO :1000&lt;/MESSAGE&gt;</text:p>
            <text:p>&lt;IVR-RESPONSE&gt;9014_MERCODE#683430080|1,000.00|0.00|0.00|MP190709.1707.C00046|773,737.38#&lt;/IVR-RESPONSE&gt;</text:p>
            <text:p>&lt;/COMMAND&gt;</text:p>
          </table:table-cell>
          <table:table-cell table:style-name="ce16"/>
          <table:table-cell office:value-type="string" table:style-name="ce8">
            <text:p>done</text:p>
          </table:table-cell>
          <table:table-cell table:number-columns-repeated="16379" table:style-name="ce16"/>
        </table:table-row>
        <table:table-row table:style-name="ro61">
          <table:table-cell office:value-type="string" table:style-name="ce16">
            <text:p>LAPF</text:p>
          </table:table-cell>
          <table:table-cell office:value-type="string" table:style-name="ce16">
            <text:p>&lt;COMMAND&gt;</text:p>
            <text:p>&lt;PARENT_STAGEID&gt;g28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3430080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912C0060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708.C00047&lt;/TXNID&gt;</text:p>
            <text:p>&lt;TXNSTATUS&gt;200&lt;/TXNSTATUS&gt;</text:p>
            <text:p>&lt;TRID&gt;786670654201907081912C0060&lt;/TRID&gt;</text:p>
            <text:p>&lt;MESSAGE&gt;Txn Id : MP190709.1708.C00047,You have paid 1,000.00Tshs to PUBLIC .Your available Airtel Money balance : 772,737.38Tshs. Your OFFER ! Send Money All Day No Charges.Save upto Tsh 5,000 on transaction fee when you send money Airtel to Airtel. REFERENCE NO :1000&lt;/MESSAGE&gt;</text:p>
            <text:p>&lt;IVR-RESPONSE&gt;9014_MERCODE#683430080|1,000.00|0.00|0.00|MP190709.1708.C00047|772,737.38#&lt;/IVR-RESPONSE&gt;</text:p>
            <text:p>&lt;/COMMAND&gt;</text:p>
          </table:table-cell>
          <table:table-cell table:style-name="ce16"/>
          <table:table-cell office:value-type="string" table:style-name="ce8">
            <text:p>done</text:p>
          </table:table-cell>
          <table:table-cell table:number-columns-repeated="16379" table:style-name="ce16"/>
        </table:table-row>
        <table:table-row table:style-name="ro61">
          <table:table-cell office:value-type="string" table:style-name="ce16">
            <text:p>PPF</text:p>
          </table:table-cell>
          <table:table-cell office:value-type="string" table:style-name="ce16">
            <text:p>&lt;COMMAND&gt;^M</text:p>
            <text:p>&lt;PARENT_STAGEID&gt;g28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3430080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81912C0060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23.1215.C00003&lt;/TXNID&gt;</text:p>
            <text:p>&lt;TXNSTATUS&gt;200&lt;/TXNSTATUS&gt;</text:p>
            <text:p>&lt;TRID&gt;786670654201907081912C0060&lt;/TRID&gt;</text:p>
            <text:p>&lt;MESSAGE&gt;Txn Id : MP190723.1215.C00003,You have paid 200.00Tshs to PUBLIC .Your available Airtel Money balance : 1,976,585.00Tshs. Your OFFER ! Send Money All Day No Charges.Save upto Tsh 5,000 on transaction fee when you send money Airtel to Airtel. REFERENCE NO :1000&lt;/MESSAGE&gt;</text:p>
            <text:p>&lt;IVR-RESPONSE&gt;9014_MERCODE#683430080|200.00|0.00|0.00|MP190723.1215.C00003|1,976,585.00#&lt;/IVR-RESPONSE&gt;</text:p>
            <text:p>&lt;/COMMAND&gt;</text:p>
          </table:table-cell>
          <table:table-cell table:style-name="ce16"/>
          <table:table-cell office:value-type="string" table:style-name="ce16">
            <text:p>msisdn2=merchant no.</text:p>
          </table:table-cell>
          <table:table-cell office:value-type="string" table:style-name="ce8">
            <text:p>done</text:p>
          </table:table-cell>
          <table:table-cell table:number-columns-repeated="16378" table:style-name="ce16"/>
        </table:table-row>
        <table:table-row table:style-name="ro61">
          <table:table-cell office:value-type="string" table:style-name="ce16">
            <text:p>Govt Payment</text:p>
          </table:table-cell>
          <table:table-cell office:value-type="string" table:style-name="ce16">
            <text:p>&lt;COMMAND&gt;^M</text:p>
            <text:p>&lt;PARENT_STAGEID&gt;g3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OTHER_DETAILS&gt;001001&lt;/OTHER_DETAILS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TORE_FAV_MESSAGE&gt;Y&lt;/STORE_FAV_MESSAGE&gt;</text:p>
            <text:p>&lt;SNDINSTRUMENT&gt;12&lt;/SNDINSTRUMENT&gt;</text:p>
            <text:p>&lt;PREVIOUSSTAGE&gt;19&lt;/PREVIOUSSTAGE&gt;</text:p>
            <text:p>&lt;MSISDN2&gt;780900111&lt;/MSISDN2&gt;</text:p>
            <text:p>&lt;language&gt;en&lt;/language&gt;</text:p>
            <text:p>&lt;PROVIDER&gt;101&lt;/PROVIDER&gt;</text:p>
            <text:p>&lt;SERVICE_NAME&gt;MERCHPAY&lt;/SERVICE_NAME&gt;</text:p>
            <text:p>&lt;RCVPROVIDER&gt;101&lt;/RCVPROVIDER&gt;</text:p>
            <text:p>&lt;MSISDN&gt;786670654&lt;/MSISDN&gt;</text:p>
            <text:p>&lt;TRID&gt;786670654201907081915C0062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711.C00051&lt;/TXNID&gt;</text:p>
            <text:p>&lt;TXNSTATUS&gt;200&lt;/TXNSTATUS&gt;</text:p>
            <text:p>&lt;TRID&gt;786670654201907081915C0062&lt;/TRID&gt;</text:p>
            <text:p>&lt;MESSAGE&gt;Txn Id : MP190709.1711.C00051,You have paid 1,000.00Tshs to NMBGePGcoll .Your available Airtel Money balance : 770,726.38Tshs. Your OFFER ! Send Money All Day No Charges.Save upto Tsh 5,000 on transaction fee when you send money Airtel to Airtel. REFERENCE NO :1000&lt;/MESSAGE&gt;</text:p>
            <text:p>&lt;IVR-RESPONSE&gt;9014_MERCODE#780900111|1,000.00|9.32|0.00|MP190709.1711.C00051|770,726.38#&lt;/IVR-RESPONSE&gt;</text:p>
            <text:p>&lt;/COMMAND&gt;</text:p>
          </table:table-cell>
          <table:table-cell table:style-name="ce16"/>
          <table:table-cell office:value-type="string" table:style-name="ce8">
            <text:p>done</text:p>
          </table:table-cell>
          <table:table-cell table:number-columns-repeated="16379" table:style-name="ce16"/>
        </table:table-row>
        <table:table-row table:style-name="ro61">
          <table:table-cell office:value-type="string" table:style-name="ce16">
            <text:p>NMB</text:p>
          </table:table-cell>
          <table:table-cell office:value-type="string" table:style-name="ce16">
            <text:p>&lt;COMMAND&gt;</text:p>
            <text:p>&lt;PARENT_STAGEID&gt;d51&lt;/PARENT_STAGEID&gt;</text:p>
            <text:p>&lt;BPROVIDER&gt;101&lt;/BPROVIDER&gt;</text:p>
            <text:p>&lt;DYNAMIC_OPTION_PREVIOUS_LIST&gt;*&lt;/DYNAMIC_OPTION_PREVIOUS_LIST&gt;</text:p>
            <text:p>&lt;REFERENCE_NO&gt;1111111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BNKREQ&lt;/TYPE&gt;</text:p>
            <text:p>&lt;MERCHANT_BANKING&gt;Y&lt;/MERCHANT_BANKING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NDINSTRUMENT&gt;12&lt;/SNDINSTRUMENT&gt;</text:p>
            <text:p>&lt;PREVIOUSSTAGE&gt;3&lt;/PREVIOUSSTAGE&gt;</text:p>
            <text:p>&lt;MSISDN2&gt;68629173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18C0064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BNKREQ&lt;/TYPE&gt;</text:p>
            <text:p>&lt;TXNID&gt;NW190723.1256.B00003&lt;/TXNID&gt;</text:p>
            <text:p>&lt;TXNSTATUS&gt;200&lt;/TXNSTATUS&gt;</text:p>
            <text:p>&lt;TRID&gt;786670654201907090620C0065&lt;/TRID&gt;</text:p>
            <text:p>&lt;MESSAGE&gt;you have sent 1,000.00 Tshs to {payeeMsisdn} () ,Txn Id : NW190723.1256.B00003, your balance is : 773,178.88 Tshs. Airtel Money Branch closer to you across Tanzania! Get all Airtel Services, Cash in or Cash out any amount as per your limit. REFERENCE NO :21111&lt;/MESSAGE&gt;</text:p>
            <text:p>&lt;/COMMAND&gt;</text:p>
          </table:table-cell>
          <table:table-cell table:number-columns-repeated="2" table:style-name="ce16"/>
          <table:table-cell office:value-type="string" table:style-name="ce8">
            <text:p>done</text:p>
          </table:table-cell>
          <table:table-cell table:number-columns-repeated="16378" table:style-name="ce16"/>
        </table:table-row>
        <table:table-row table:style-name="ro62">
          <table:table-cell office:value-type="string" table:style-name="ce16">
            <text:p>CRDB Bank</text:p>
          </table:table-cell>
          <table:table-cell office:value-type="string" table:style-name="ce16">
            <text:p>&lt;COMMAND&gt;</text:p>
            <text:p>&lt;PARENT_STAGEID&gt;d52&lt;/PARENT_STAGEID&gt;</text:p>
            <text:p>&lt;BPROVIDER&gt;101&lt;/BPROVIDER&gt;</text:p>
            <text:p>&lt;DYNAMIC_OPTION_PREVIOUS_LIST&gt;*&lt;/DYNAMIC_OPTION_PREVIOUS_LIST&gt;</text:p>
            <text:p>&lt;REFERENCE_NO&gt;21111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BNKREQ&lt;/TYPE&gt;</text:p>
            <text:p>&lt;MERCHANT_BANKING&gt;Y&lt;/MERCHANT_BANKING&gt;</text:p>
            <text:p>&lt;PROVIDER1&gt;101&lt;/PROVIDER1&gt;</text:p>
            <text:p>&lt;PROVIDER2&gt;101&lt;/PROVIDER2&gt;</text:p>
            <text:p>&lt;SNDPROVIDER&gt;101&lt;/SNDPROVIDER&gt;</text:p>
            <text:p>&lt;AMOUNT&gt;500&lt;/AMOUNT&gt;</text:p>
            <text:p>&lt;SNDINSTRUMENT&gt;12&lt;/SNDINSTRUMENT&gt;</text:p>
            <text:p>&lt;PREVIOUSSTAGE&gt;3&lt;/PREVIOUSSTAGE&gt;</text:p>
            <text:p>&lt;MSISDN2&gt;780900201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20C0065&lt;/TRID&gt;&lt;/COMMAND&gt;</text:p>
          </table:table-cell>
          <table:table-cell office:value-type="string" table:style-name="ce74">
            <text:p>&lt;?xml version="1.0" encoding="UTF-8"?&gt;</text:p>
            <text:p>&lt;COMMAND&gt;</text:p>
            <text:p>&lt;TXNSTATUS&gt;01&lt;/TXNSTATUS&gt;</text:p>
            <text:p>&lt;MESSAGE&gt;Credential are Invalid!!&lt;/MESSAGE&gt;</text:p>
            <text:p>&lt;EXTRA&gt;$EXTRA&lt;/EXTRA&gt;</text:p>
            <text:p>&lt;TXNID&gt;$TXNID&lt;/TXNID&gt;</text:p>
            <text:p>&lt;/COMMAND&gt;</text:p>
          </table:table-cell>
          <table:table-cell office:value-type="string" table:style-name="ce16">
            <text:p>failing from bank</text:p>
          </table:table-cell>
          <table:table-cell table:style-name="ce16"/>
          <table:table-cell office:value-type="string" table:style-name="ce8">
            <text:p>done</text:p>
          </table:table-cell>
          <table:table-cell table:number-columns-repeated="16378" table:style-name="ce16"/>
        </table:table-row>
        <table:table-row table:style-name="ro63">
          <table:table-cell office:value-type="string" table:style-name="ce16">
            <text:p>Benki ya NBC=NBCBANK</text:p>
          </table:table-cell>
          <table:table-cell office:value-type="string" table:style-name="ce16">
            <text:p>&lt;COMMAND&gt;</text:p>
            <text:p>&lt;PROVIDER1&gt;101&lt;/PROVIDER1&gt;</text:p>
            <text:p>&lt;PROVIDER2&gt;101&lt;/PROVIDER2&gt;</text:p>
            <text:p>&lt;PARENT_STAGEID&gt;d538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317329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NBC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27C0066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23.1253.C00002&lt;/TXNID&gt;</text:p>
            <text:p>&lt;TXNSTATUS&gt;200&lt;/TXNSTATUS&gt;</text:p>
            <text:p>&lt;TRID&gt;786670654201907090627C0066&lt;/TRID&gt;</text:p>
            <text:p>&lt;MESSAGE&gt;Txn Id : MP190723.1253.C00002,You have paid 1,000.00Tshs to NBC .Your available Airtel Money balance : 775,678.88Tshs. Your OFFER ! Send Money All Day No Charges.Save upto Tsh 5,000 on transaction fee when you send money Airtel to Airtel. REFERENCE NO :317329&lt;/MESSAGE&gt;</text:p>
            <text:p>&lt;IVR-RESPONSE&gt;9014_MERCODE#680667789|1,000.00|0.00|0.00|MP190723.1253.C00002|775,678.88#&lt;/IVR-RESPONSE&gt;</text:p>
            <text:p>&lt;/COMMAND&gt;</text:p>
          </table:table-cell>
          <table:table-cell table:number-columns-repeated="2" table:style-name="ce16"/>
          <table:table-cell office:value-type="string" table:style-name="ce8">
            <text:p>done</text:p>
          </table:table-cell>
          <table:table-cell table:number-columns-repeated="16378" table:style-name="ce16"/>
        </table:table-row>
        <table:table-row table:style-name="ro63">
          <table:table-cell office:value-type="string" table:style-name="ce16">
            <text:p>Access Bank</text:p>
          </table:table-cell>
          <table:table-cell office:value-type="string" table:style-name="ce16">
            <text:p>&lt;COMMAND&gt;^M</text:p>
            <text:p>&lt;PROVIDER1&gt;101&lt;/PROVIDER1&gt;</text:p>
            <text:p>&lt;PROVIDER2&gt;101&lt;/PROVIDER2&gt;</text:p>
            <text:p>&lt;PARENT_STAGEID&gt;d518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411111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ACCESSBANK&lt;/BANKNAME&gt;</text:p>
            <text:p>&lt;PIN&gt;*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29C0067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718.C00053&lt;/TXNID&gt;</text:p>
            <text:p>&lt;TXNSTATUS&gt;200&lt;/TXNSTATUS&gt;</text:p>
            <text:p>&lt;TRID&gt;786670654201907090629C0067&lt;/TRID&gt;</text:p>
            <text:p>&lt;MESSAGE&gt;Txn Id : MP190709.1718.C00053,You have paid 1,000.00Tshs to ACCESSBANK .Your available Airtel Money balance : 769,326.38Tshs. Your OFFER ! Send Money All Day No Charges.Save upto Tsh 5,000 on transaction fee when you send money Airtel to Airtel. REFERENCE NO :411111&lt;/MESSAGE&gt;</text:p>
            <text:p>&lt;IVR-RESPONSE&gt;9014_MERCODE#780900198|1,000.00|338.98|0.00|MP190709.1718.C00053|769,326.38#&lt;/IVR-RESPONSE&gt;</text:p>
            <text:p>&lt;/COMMAND&gt;</text:p>
          </table:table-cell>
          <table:table-cell table:style-name="ce16"/>
          <table:table-cell office:value-type="string" table:style-name="ce8">
            <text:p>done</text:p>
          </table:table-cell>
          <table:table-cell table:number-columns-repeated="16379" table:style-name="ce16"/>
        </table:table-row>
        <table:table-row table:style-name="ro64">
          <table:table-cell office:value-type="string" table:style-name="ce16">
            <text:p>Tanzania Postal Bank=TZPOSTALBANK</text:p>
          </table:table-cell>
          <table:table-cell office:value-type="string" table:style-name="ce16">
            <text:p>&lt;COMMAND&gt;^M</text:p>
            <text:p>&lt;PROVIDER1&gt;101&lt;/PROVIDER1&gt;</text:p>
            <text:p>&lt;PROVIDER2&gt;101&lt;/PROVIDER2&gt;</text:p>
            <text:p>&lt;PARENT_STAGEID&gt;d513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512121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TZPOSTALBANK&lt;/BANKNAME&gt;</text:p>
            <text:p>&lt;PIN&gt;*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0C0069&lt;/TRID&gt;&lt;/COMMAND&gt;</text:p>
          </table:table-cell>
          <table:table-cell office:value-type="string" table:style-name="ce10">
            <text:p>&lt;?xml version="1.0"?&gt;</text:p>
            <text:p>&lt;COMMAND&gt;</text:p>
            <text:p>&lt;TYPE&gt;CMPRRESP&lt;/TYPE&gt;</text:p>
            <text:p>&lt;TXNID&gt;MP190709.1719.C00055&lt;/TXNID&gt;</text:p>
            <text:p>&lt;TXNSTATUS&gt;09999&lt;/TXNSTATUS&gt;</text:p>
            <text:p>&lt;TRID&gt;786670654201907090630C0069&lt;/TRID&gt;</text:p>
            <text:p>&lt;MESSAGE&gt;Transaction Failed with TXN Id : MP190709.1719.C00055, Failure from third party System REFERENCE NO :512121&lt;/MESSAGE&gt;</text:p>
            <text:p>&lt;IVR-RESPONSE&gt;09999##&lt;/IVR-RESPONSE&gt;</text:p>
            <text:p>&lt;/COMMAND&gt;</text:p>
          </table:table-cell>
          <table:table-cell office:value-type="string" table:style-name="ce16">
            <text:p>test data required:--account number</text:p>
          </table:table-cell>
          <table:table-cell table:style-name="ce16"/>
          <table:table-cell office:value-type="string" table:style-name="ce8">
            <text:p>done</text:p>
          </table:table-cell>
          <table:table-cell table:number-columns-repeated="16378" table:style-name="ce16"/>
        </table:table-row>
        <table:table-row table:style-name="ro63">
          <table:table-cell office:value-type="string" table:style-name="ce16">
            <text:p>Akiba Commercial Bank=COMMBANK</text:p>
          </table:table-cell>
          <table:table-cell office:value-type="string" table:style-name="ce16">
            <text:p>&lt;COMMAND&gt;^M</text:p>
            <text:p>&lt;PROVIDER1&gt;101&lt;/PROVIDER1&gt;</text:p>
            <text:p>&lt;PROVIDER2&gt;101&lt;/PROVIDER2&gt;</text:p>
            <text:p>&lt;PARENT_STAGEID&gt;d516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611111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COMMBANK&lt;/BANKNAME&gt;</text:p>
            <text:p>&lt;PIN&gt;*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2C0071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721.C00057&lt;/TXNID&gt;</text:p>
            <text:p>&lt;TXNSTATUS&gt;200&lt;/TXNSTATUS&gt;</text:p>
            <text:p>&lt;TRID&gt;786670654201907090632C0071&lt;/TRID&gt;</text:p>
            <text:p>&lt;MESSAGE&gt;Txn Id : MP190709.1721.C00057,You have paid 1,000.00Tshs to ACB .Your available Airtel Money balance : 767,926.38Tshs. Your OFFER ! Send Money All Day No Charges.Save upto Tsh 5,000 on transaction fee when you send money Airtel to Airtel. REFERENCE NO :611111&lt;/MESSAGE&gt;</text:p>
            <text:p>&lt;IVR-RESPONSE&gt;9014_MERCODE#780900196|1,000.00|338.98|0.00|MP190709.1721.C00057|767,926.38#&lt;/IVR-RESPONSE&gt;</text:p>
            <text:p>&lt;/COMMAND&gt;</text:p>
          </table:table-cell>
          <table:table-cell table:style-name="ce16"/>
          <table:table-cell office:value-type="string" table:style-name="ce8">
            <text:p>done</text:p>
          </table:table-cell>
          <table:table-cell table:number-columns-repeated="16379" table:style-name="ce16"/>
        </table:table-row>
        <table:table-row table:style-name="ro63">
          <table:table-cell office:value-type="string" table:style-name="ce16">
            <text:p>BARCLAYS BANK</text:p>
          </table:table-cell>
          <table:table-cell office:value-type="string" table:style-name="ce16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BARCLAYS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23.1328.C00003&lt;/TXNID&gt;</text:p>
            <text:p>&lt;TXNSTATUS&gt;200&lt;/TXNSTATUS&gt;</text:p>
            <text:p>&lt;TRID&gt;786670654201907090634C0073&lt;/TRID&gt;</text:p>
            <text:p>&lt;MESSAGE&gt;Txn Id : MP190723.1328.C00003,You have paid 1,000.00Tshs to SELCOM WIRELESS .Your available Airtel Money balance : 772,178.88Tshs. Your OFFER ! Send Money All Day No Charges.Save upto Tsh 5,000 on transaction fee when you send money Airtel to Airtel. REFERENCE NO :712312&lt;/MESSAGE&gt;</text:p>
            <text:p>&lt;IVR-RESPONSE&gt;9014_MERCODE#687086323|1,000.00|0.00|0.00|MP190723.1328.C00003|772,178.88#&lt;/IVR-RESPONSE&gt;</text:p>
            <text:p>&lt;/COMMAND&gt;</text:p>
          </table:table-cell>
          <table:table-cell table:number-columns-repeated="2" table:style-name="ce16"/>
          <table:table-cell office:value-type="string" table:style-name="ce8">
            <text:p>done</text:p>
          </table:table-cell>
          <table:table-cell table:number-columns-repeated="16378" table:style-name="ce16"/>
        </table:table-row>
        <table:table-row table:style-name="ro63">
          <table:table-cell office:value-type="string" table:style-name="ce16">
            <text:p>EximBank</text:p>
          </table:table-cell>
          <table:table-cell office:value-type="string" table:style-name="ce16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EXIM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724.C00060&lt;/TXNID&gt;</text:p>
            <text:p>&lt;TXNSTATUS&gt;200&lt;/TXNSTATUS&gt;</text:p>
            <text:p>&lt;TRID&gt;786670654201907090634C0073&lt;/TRID&gt;</text:p>
            <text:p>&lt;MESSAGE&gt;Txn Id : MP190709.1724.C00060,You have paid 1,000.00Tshs to EXIMBANK .Your available Airtel Money balance : 766,526.38Tshs. Your OFFER ! Send Money All Day No Charges.Save upto Tsh 5,000 on transaction fee when you send money Airtel to Airtel. REFERENCE NO :712312&lt;/MESSAGE&gt;</text:p>
            <text:p>&lt;IVR-RESPONSE&gt;9014_MERCODE#780900197|1,000.00|338.98|0.00|MP190709.1724.C00060|766,526.38#&lt;/IVR-RESPONSE&gt;</text:p>
            <text:p>&lt;/COMMAND&gt;</text:p>
          </table:table-cell>
          <table:table-cell table:style-name="ce16"/>
          <table:table-cell office:value-type="string" table:style-name="ce8">
            <text:p>done</text:p>
          </table:table-cell>
          <table:table-cell table:number-columns-repeated="16379" table:style-name="ce16"/>
        </table:table-row>
        <table:table-row table:style-name="ro63">
          <table:table-cell office:value-type="string" table:style-name="ce16">
            <text:p>Amana Bank</text:p>
          </table:table-cell>
          <table:table-cell office:value-type="string" table:style-name="ce16">
            <text:p>&lt;COMMAND&gt;^M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AMANA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726.C00063&lt;/TXNID&gt;</text:p>
            <text:p>&lt;TXNSTATUS&gt;200&lt;/TXNSTATUS&gt;</text:p>
            <text:p>&lt;TRID&gt;786670654201907090634C0073&lt;/TRID&gt;</text:p>
            <text:p>&lt;MESSAGE&gt;Txn Id : MP190709.1726.C00063,You have paid 1,000.00Tshs to AMANA .Your available Airtel Money balance : 765,126.38Tshs. Your OFFER ! Send Money All Day No Charges.Save upto Tsh 5,000 on transaction fee when you send money Airtel to Airtel. REFERENCE NO :712312&lt;/MESSAGE&gt;</text:p>
            <text:p>&lt;IVR-RESPONSE&gt;9014_MERCODE#780900191|1,000.00|338.98|0.00|MP190709.1726.C00063|765,126.38#&lt;/IVR-RESPONSE&gt;</text:p>
            <text:p>&lt;/COMMAND&gt;</text:p>
          </table:table-cell>
          <table:table-cell table:style-name="ce16"/>
          <table:table-cell office:value-type="string" table:style-name="ce8">
            <text:p>done</text:p>
          </table:table-cell>
          <table:table-cell table:number-columns-repeated="16379" table:style-name="ce16"/>
        </table:table-row>
        <table:table-row table:style-name="ro63">
          <table:table-cell office:value-type="string" table:style-name="ce16">
            <text:p>BOA</text:p>
          </table:table-cell>
          <table:table-cell office:value-type="string" table:style-name="ce16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BOA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23.1414.C00004&lt;/TXNID&gt;</text:p>
            <text:p>&lt;TXNSTATUS&gt;200&lt;/TXNSTATUS&gt;</text:p>
            <text:p>&lt;TRID&gt;786670654201907090634C0073&lt;/TRID&gt;</text:p>
            <text:p>&lt;MESSAGE&gt;Txn Id : MP190723.1414.C00004,You have paid 200.00Tshs to BOA .Your available Airtel Money balance : 766,518.88Tshs. Your OFFER ! Send Money All Day No Charges.Save upto Tsh 5,000 on transaction fee when you send money Airtel to Airtel. REFERENCE NO :712312&lt;/MESSAGE&gt;</text:p>
            <text:p>&lt;IVR-RESPONSE&gt;9014_MERCODE#780900195|200.00|50.85|0.00|MP190723.1414.C00004|766,518.88#&lt;/IVR-RESPONSE&gt;</text:p>
            <text:p>&lt;/COMMAND&gt;</text:p>
          </table:table-cell>
          <table:table-cell table:number-columns-repeated="2" table:style-name="ce16"/>
          <table:table-cell office:value-type="string" table:style-name="ce8">
            <text:p>done</text:p>
          </table:table-cell>
          <table:table-cell table:number-columns-repeated="16378" table:style-name="ce16"/>
        </table:table-row>
        <table:table-row table:style-name="ro63">
          <table:table-cell office:value-type="string" table:style-name="ce16">
            <text:p>DCB Bank</text:p>
          </table:table-cell>
          <table:table-cell office:value-type="string" table:style-name="ce16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DCB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23.1339.C00005&lt;/TXNID&gt;</text:p>
            <text:p>&lt;TXNSTATUS&gt;200&lt;/TXNSTATUS&gt;</text:p>
            <text:p>&lt;TRID&gt;786670654201907090634C0073&lt;/TRID&gt;</text:p>
            <text:p>&lt;MESSAGE&gt;Txn Id : MP190723.1339.C00005,You have paid 1,000.00Tshs to SELCOM WIRELESS .Your available Airtel Money balance : 769,178.88Tshs. Your OFFER ! Send Money All Day No Charges.Save upto Tsh 5,000 on transaction fee when you send money Airtel to Airtel. REFERENCE NO :712312&lt;/MESSAGE&gt;</text:p>
            <text:p>&lt;IVR-RESPONSE&gt;9014_MERCODE#687086351|1,000.00|0.00|0.00|MP190723.1339.C00005|769,178.88#&lt;/IVR-RESPONSE&gt;</text:p>
            <text:p>&lt;/COMMAND&gt;</text:p>
          </table:table-cell>
          <table:table-cell table:number-columns-repeated="2" table:style-name="ce16"/>
          <table:table-cell office:value-type="string" table:style-name="ce8">
            <text:p>done</text:p>
          </table:table-cell>
          <table:table-cell table:number-columns-repeated="16378" table:style-name="ce16"/>
        </table:table-row>
        <table:table-row table:style-name="ro63">
          <table:table-cell office:value-type="string" table:style-name="ce16">
            <text:p>EQUITY Bank</text:p>
          </table:table-cell>
          <table:table-cell office:value-type="string" table:style-name="ce16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EQUITY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23.1340.C00006&lt;/TXNID&gt;</text:p>
            <text:p>&lt;TXNSTATUS&gt;200&lt;/TXNSTATUS&gt;</text:p>
            <text:p>&lt;TRID&gt;786670654201907090634C0073&lt;/TRID&gt;</text:p>
            <text:p>&lt;MESSAGE&gt;Txn Id : MP190723.1340.C00006,You have paid 1,000.00Tshs to SELCOM WIRELESS .Your available Airtel Money balance : 768,178.88Tshs. Your OFFER ! Send Money All Day No Charges.Save upto Tsh 5,000 on transaction fee when you send money Airtel to Airtel. REFERENCE NO :712312&lt;/MESSAGE&gt;</text:p>
            <text:p>&lt;IVR-RESPONSE&gt;9014_MERCODE#687086353|1,000.00|0.00|0.00|MP190723.1340.C00006|768,178.88#&lt;/IVR-RESPONSE&gt;</text:p>
            <text:p>&lt;/COMMAND&gt;</text:p>
          </table:table-cell>
          <table:table-cell table:number-columns-repeated="2" table:style-name="ce16"/>
          <table:table-cell office:value-type="string" table:style-name="ce8">
            <text:p>done</text:p>
          </table:table-cell>
          <table:table-cell table:number-columns-repeated="16378" table:style-name="ce16"/>
        </table:table-row>
        <table:table-row table:style-name="ro63">
          <table:table-cell office:value-type="string" table:style-name="ce16">
            <text:p>Letshego Bank</text:p>
          </table:table-cell>
          <table:table-cell office:value-type="string" table:style-name="ce16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LETSHEGO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24.1051.C00022&lt;/TXNID&gt;</text:p>
            <text:p>&lt;TXNSTATUS&gt;200&lt;/TXNSTATUS&gt;</text:p>
            <text:p>&lt;TRID&gt;786670654201907090634C0073&lt;/TRID&gt;</text:p>
            <text:p>&lt;MESSAGE&gt;Txn Id : MP190724.1051.C00022,You have paid 1,000.00Tshs to ADVANS .Your available Airtel Money balance : 761,827.88Tshs. Your OFFER ! Send Money All Day No Charges.Save upto Tsh 5,000 on transaction fee when you send money Airtel to Airtel. REFERENCE NO :712312&lt;/MESSAGE&gt;</text:p>
            <text:p>&lt;IVR-RESPONSE&gt;9014_MERCODE#780900192|1,000.00|0.00|0.00|MP190724.1051.C00022|761,827.88#&lt;/IVR-RESPONSE&gt;</text:p>
            <text:p>&lt;/COMMAND&gt;</text:p>
          </table:table-cell>
          <table:table-cell table:number-columns-repeated="2" table:style-name="ce16"/>
          <table:table-cell office:value-type="string" table:style-name="ce8">
            <text:p>done</text:p>
          </table:table-cell>
          <table:table-cell table:number-columns-repeated="16378" table:style-name="ce16"/>
        </table:table-row>
        <table:table-row table:style-name="ro63">
          <table:table-cell office:value-type="string" table:style-name="ce16">
            <text:p>Azania Bank</text:p>
          </table:table-cell>
          <table:table-cell office:value-type="string" table:style-name="ce16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AZANIA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24.1050.C00012&lt;/TXNID&gt;</text:p>
            <text:p>&lt;TXNSTATUS&gt;200&lt;/TXNSTATUS&gt;</text:p>
            <text:p>&lt;TRID&gt;786670654201907090634C0073&lt;/TRID&gt;</text:p>
            <text:p>&lt;MESSAGE&gt;Txn Id : MP190724.1050.C00012,You have paid 1,000.00Tshs to AZANIA .Your available Airtel Money balance : 762,827.88Tshs. Your OFFER ! Send Money All Day No Charges.Save upto Tsh 5,000 on transaction fee when you send money Airtel to Airtel. REFERENCE NO :712312&lt;/MESSAGE&gt;</text:p>
            <text:p>&lt;IVR-RESPONSE&gt;9014_MERCODE#780900184|1,000.00|0.00|0.00|MP190724.1050.C00012|762,827.88#&lt;/IVR-RESPONSE&gt;</text:p>
            <text:p>&lt;/COMMAND&gt;</text:p>
          </table:table-cell>
          <table:table-cell table:number-columns-repeated="2" table:style-name="ce16"/>
          <table:table-cell office:value-type="string" table:style-name="ce8">
            <text:p>done</text:p>
          </table:table-cell>
          <table:table-cell table:number-columns-repeated="16378" table:style-name="ce16"/>
        </table:table-row>
        <table:table-row table:style-name="ro63">
          <table:table-cell office:value-type="string" table:style-name="ce16">
            <text:p>Tanzania Women's Bank=TZWOMENSBANK</text:p>
          </table:table-cell>
          <table:table-cell office:value-type="string" table:style-name="ce16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TANZANIAWOMENS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24.1052.C00024&lt;/TXNID&gt;</text:p>
            <text:p>&lt;TXNSTATUS&gt;200&lt;/TXNSTATUS&gt;</text:p>
            <text:p>&lt;TRID&gt;786670654201907090634C0073&lt;/TRID&gt;</text:p>
            <text:p>&lt;MESSAGE&gt;Txn Id : MP190724.1052.C00024,You have paid 1,000.00Tshs to TANZANIAWOMENS .Your available Airtel Money balance : 760,827.88Tshs. Your OFFER ! Send Money All Day No Charges.Save upto Tsh 5,000 on transaction fee when you send money Airtel to Airtel. REFERENCE NO :712312&lt;/MESSAGE&gt;</text:p>
            <text:p>&lt;IVR-RESPONSE&gt;9014_MERCODE#780900785|1,000.00|0.00|0.00|MP190724.1052.C00024|760,827.88#&lt;/IVR-RESPONSE&gt;</text:p>
            <text:p>&lt;/COMMAND&gt;</text:p>
          </table:table-cell>
          <table:table-cell table:number-columns-repeated="2" table:style-name="ce16"/>
          <table:table-cell office:value-type="string" table:style-name="ce8">
            <text:p>done</text:p>
          </table:table-cell>
          <table:table-cell table:number-columns-repeated="16378" table:style-name="ce16"/>
        </table:table-row>
        <table:table-row table:style-name="ro63">
          <table:table-cell office:value-type="string" table:style-name="ce16">
            <text:p>FINCA</text:p>
          </table:table-cell>
          <table:table-cell office:value-type="string" table:style-name="ce16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FINCA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736.C00076&lt;/TXNID&gt;</text:p>
            <text:p>&lt;TXNSTATUS&gt;200&lt;/TXNSTATUS&gt;</text:p>
            <text:p>&lt;TRID&gt;786670654201907090634C0073&lt;/TRID&gt;</text:p>
            <text:p>&lt;MESSAGE&gt;Txn Id : MP190709.1736.C00076,You have paid 1,000.00Tshs to SELCOM WIRELESS .Your available Airtel Money balance : 764,126.38Tshs. Your OFFER ! Send Money All Day No Charges.Save upto Tsh 5,000 on transaction fee when you send money Airtel to Airtel. REFERENCE NO :712312&lt;/MESSAGE&gt;</text:p>
            <text:p>&lt;IVR-RESPONSE&gt;9014_MERCODE#687086823|1,000.00|0.00|0.00|MP190709.1736.C00076|764,126.38#&lt;/IVR-RESPONSE&gt;</text:p>
            <text:p>&lt;/COMMAND&gt;</text:p>
          </table:table-cell>
          <table:table-cell table:style-name="ce16"/>
          <table:table-cell office:value-type="string" table:style-name="ce8">
            <text:p>done</text:p>
          </table:table-cell>
          <table:table-cell table:number-columns-repeated="16379" table:style-name="ce16"/>
        </table:table-row>
        <table:table-row table:style-name="ro63">
          <table:table-cell office:value-type="string" table:style-name="ce16">
            <text:p>STANBIC</text:p>
          </table:table-cell>
          <table:table-cell office:value-type="string" table:style-name="ce16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STANBIC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office:value-type="string" table:style-name="ce25">
            <text:p>&lt;?xml version="1.0"?&gt;</text:p>
            <text:p>&lt;COMMAND&gt;</text:p>
            <text:p>&lt;TYPE&gt;CMPRRESP&lt;/TYPE&gt;</text:p>
            <text:p>&lt;TXNID&gt;MP190709.1737.C00077&lt;/TXNID&gt;</text:p>
            <text:p>&lt;TXNSTATUS&gt;200&lt;/TXNSTATUS&gt;</text:p>
            <text:p>&lt;TRID&gt;786670654201907090634C0073&lt;/TRID&gt;</text:p>
            <text:p>&lt;MESSAGE&gt;Txn Id : MP190709.1737.C00077,You have paid 1,000.00Tshs to SELCOM WIRELESS .Your available Airtel Money balance : 763,126.38Tshs. Your OFFER ! Send Money All Day No Charges.Save upto Tsh 5,000 on transaction fee when you send money Airtel to Airtel. REFERENCE NO :712312&lt;/MESSAGE&gt;</text:p>
            <text:p>&lt;IVR-RESPONSE&gt;9014_MERCODE#687086647|1,000.00|0.00|0.00|MP190709.1737.C00077|763,126.38#&lt;/IVR-RESPONSE&gt;</text:p>
            <text:p>&lt;/COMMAND&gt;</text:p>
          </table:table-cell>
          <table:table-cell table:style-name="ce16"/>
          <table:table-cell office:value-type="string" table:style-name="ce8">
            <text:p>done</text:p>
          </table:table-cell>
          <table:table-cell table:number-columns-repeated="16379" table:style-name="ce16"/>
        </table:table-row>
        <table:table-row table:style-name="ro13">
          <table:table-cell table:number-columns-repeated="16384" table:style-name="ce16"/>
        </table:table-row>
        <table:table-row table:number-rows-repeated="1048549" table:style-name="ro39">
          <table:table-cell table:number-columns-repeated="16384"/>
        </table:table-row>
      </table:table>
      <table:table table:name="TZ_DEBIT_WALLET" table:style-name="ta3">
        <table:table-column table:style-name="co47" table:default-cell-style-name="ce1"/>
        <table:table-column table:style-name="co48" table:default-cell-style-name="ce1"/>
        <table:table-column table:style-name="co15" table:default-cell-style-name="ce1"/>
        <table:table-column table:style-name="co49" table:default-cell-style-name="ce1"/>
        <table:table-column table:style-name="co10" table:number-columns-repeated="16380" table:default-cell-style-name="ce1"/>
        <table:table-row table:style-name="ro13">
          <table:table-cell office:value-type="string" table:style-name="ce48">
            <text:p>API name</text:p>
          </table:table-cell>
          <table:table-cell office:value-type="string" table:style-name="ce48">
            <text:p>biller</text:p>
          </table:table-cell>
          <table:table-cell office:value-type="string" table:style-name="ce48">
            <text:p>request</text:p>
          </table:table-cell>
          <table:table-cell office:value-type="string" table:style-name="ce48">
            <text:p>response</text:p>
          </table:table-cell>
          <table:table-cell table:number-columns-repeated="16380"/>
        </table:table-row>
        <table:table-row table:style-name="ro65">
          <table:table-cell office:value-type="string" table:style-name="ce9">
            <text:p>DEBIT WALLET</text:p>
          </table:table-cell>
          <table:table-cell office:value-type="string" table:style-name="ce9">
            <text:p>AIRTIME</text:p>
          </table:table-cell>
          <table:table-cell office:value-type="string" table:style-name="ce16">
            <text:p>&lt;COMMAND&gt;</text:p>
            <text:p>&lt;serviceType&gt;MERPAY&lt;/serviceType&gt;</text:p>
            <text:p>&lt;TYPE&gt;PAYBILLREQ&lt;/TYPE&gt;</text:p>
            <text:p>&lt;MSISDN&gt;788068993&lt;/MSISDN&gt;</text:p>
            <text:p>&lt;interfaceId&gt;UGBPP&lt;/interfaceId&gt;</text:p>
            <text:p>&lt;USERNAME&gt;test&lt;/USERNAME&gt;</text:p>
            <text:p>&lt;PASSWORD&gt;test123&lt;/PASSWORD&gt;</text:p>
            <text:p>&lt;PIN&gt;1235&lt;/PIN&gt;</text:p>
            <text:p>&lt;AMOUNT&gt;10&lt;/AMOUNT&gt;</text:p>
            <text:p>&lt;MSISDN2&gt;AIRTIME&lt;/MSISDN2&gt;</text:p>
            <text:p>&lt;TXNTYPE&gt;MERCHANT&lt;/TXNTYPE&gt;</text:p>
            <text:p>&lt;/COMMAND&gt;</text:p>
          </table:table-cell>
          <table:table-cell office:value-type="string" table:style-name="ce8">
            <text:p>&lt;COMMAND&gt;</text:p>
            <text:p>&lt;TXNSTATUS&gt;200&lt;/TXNSTATUS&gt;</text:p>
            <text:p>&lt;MESSAGE&gt;Txn Id : MP190725.1538.B00003,You have paid 10.00Tshs to $REFERENCE1 .Your available Airtel Money balance : 1,937,165.00Tshs.</text:p>
            <text:p>Your OFFER ! Send Money All Day No Charges.Save upto Tsh 5,000 on transaction fee when you send money Airtel to Airtel. REFERENCE NO :$REFERENCE1&lt;/MESSAGE&gt;</text:p>
            <text:p>&lt;EXTRA&gt;$EXTRA&lt;/EXTRA&gt;</text:p>
            <text:p>&lt;TXNID&gt;MP190725.1538.B00003&lt;/TXNID&gt;</text:p>
            <text:p>&lt;/COMMAND&gt;</text:p>
          </table:table-cell>
          <table:table-cell table:number-columns-repeated="16380"/>
        </table:table-row>
        <table:table-row table:style-name="ro18">
          <table:table-cell office:value-type="string" table:style-name="ce9">
            <text:p>DEBIT WALLET</text:p>
          </table:table-cell>
          <table:table-cell office:value-type="string" table:style-name="ce9">
            <text:p>Yatosha</text:p>
          </table:table-cell>
          <table:table-cell office:value-type="string" table:style-name="ce9">
            <text:p>&lt;COMMAND&gt;</text:p>
            <text:p>&lt;serviceType&gt;MERPAY&lt;/serviceType&gt;</text:p>
            <text:p>&lt;TYPE&gt;PAYBILLREQ&lt;/TYPE&gt;</text:p>
            <text:p>&lt;MSISDN&gt;788068993&lt;/MSISDN&gt;</text:p>
            <text:p>&lt;interfaceId&gt;UGBPP&lt;/interfaceId&gt;</text:p>
            <text:p>&lt;USERNAME&gt;test&lt;/USERNAME&gt;</text:p>
            <text:p>&lt;PASSWORD&gt;test123&lt;/PASSWORD&gt;</text:p>
            <text:p>&lt;PIN&gt;1235&lt;/PIN&gt;</text:p>
            <text:p>&lt;AMOUNT&gt;10&lt;/AMOUNT&gt;</text:p>
            <text:p>&lt;MSISDN2&gt;Yatosha&lt;/MSISDN2&gt;</text:p>
            <text:p>&lt;TXNTYPE&gt;MERCHANT&lt;/TXNTYPE&gt;</text:p>
            <text:p>&lt;/COMMAND&gt;</text:p>
          </table:table-cell>
          <table:table-cell office:value-type="string" table:style-name="ce8">
            <text:p>&lt;COMMAND&gt;</text:p>
            <text:p>&lt;TXNSTATUS&gt;200&lt;/TXNSTATUS&gt;</text:p>
            <text:p>&lt;MESSAGE&gt;Txn Id : MP190725.1540.B00001,You have paid 10.00Tshs to $REFERENCE1 .Your available Airtel Money balance : 1,937,155.00Tshs.</text:p>
            <text:p>Your OFFER ! Send Money All Day No Charges.Save upto Tsh 5,000 on transaction fee when you send money Airtel to Airtel. REFERENCE NO :$REFERENCE1&lt;/MESSAGE&gt;</text:p>
            <text:p>&lt;EXTRA&gt;$EXTRA&lt;/EXTRA&gt;</text:p>
            <text:p>&lt;TXNID&gt;MP190725.1540.B00001&lt;/TXNID&gt;</text:p>
            <text:p>&lt;/COMMAND&gt;</text:p>
          </table:table-cell>
          <table:table-cell table:number-columns-repeated="16380"/>
        </table:table-row>
        <table:table-row table:style-name="ro66">
          <table:table-cell office:value-type="string" table:style-name="ce9">
            <text:p>DEBIT WALLET</text:p>
          </table:table-cell>
          <table:table-cell office:value-type="string" table:style-name="ce9">
            <text:p>YATOSHAINC</text:p>
          </table:table-cell>
          <table:table-cell office:value-type="string" table:style-name="ce9">
            <text:p>&lt;COMMAND&gt;</text:p>
            <text:p>&lt;serviceType&gt;MERPAY&lt;/serviceType&gt;</text:p>
            <text:p>&lt;TYPE&gt;PAYBILLREQ&lt;/TYPE&gt;</text:p>
            <text:p>&lt;MSISDN&gt;788068993&lt;/MSISDN&gt;</text:p>
            <text:p>&lt;interfaceId&gt;UGBPP&lt;/interfaceId&gt;</text:p>
            <text:p>&lt;USERNAME&gt;test&lt;/USERNAME&gt;</text:p>
            <text:p>&lt;PASSWORD&gt;test123&lt;/PASSWORD&gt;</text:p>
            <text:p>&lt;PIN&gt;1235&lt;/PIN&gt;</text:p>
            <text:p>&lt;AMOUNT&gt;10&lt;/AMOUNT&gt;</text:p>
            <text:p>&lt;MSISDN2&gt;YATOSHAINC&lt;/MSISDN2&gt;</text:p>
            <text:p>&lt;TXNTYPE&gt;MERCHANT&lt;/TXNTYPE&gt;</text:p>
            <text:p>&lt;/COMMAND&gt;</text:p>
          </table:table-cell>
          <table:table-cell office:value-type="string" table:style-name="ce8">
            <text:p>&lt;COMMAND&gt;</text:p>
            <text:p>&lt;TXNSTATUS&gt;200&lt;/TXNSTATUS&gt;</text:p>
            <text:p>&lt;MESSAGE&gt;Txn Id : MP190725.1541.B00004,You have paid 10.00Tshs to $REFERENCE1 .Your available Airtel Money balance : 1,937,145.00Tshs.</text:p>
            <text:p>Your OFFER ! Send Money All Day No Charges.Save upto Tsh 5,000 on transaction fee when you send money Airtel to Airtel. REFERENCE NO :$REFERENCE1&lt;/MESSAGE&gt;</text:p>
            <text:p>&lt;EXTRA&gt;$EXTRA&lt;/EXTRA&gt;</text:p>
            <text:p>&lt;TXNID&gt;MP190725.1541.B00004&lt;/TXNID&gt;</text:p>
            <text:p>&lt;/COMMAND&gt;</text:p>
          </table:table-cell>
          <table:table-cell table:number-columns-repeated="16380"/>
        </table:table-row>
        <table:table-row table:style-name="ro13">
          <table:table-cell table:number-columns-repeated="3" table:style-name="ce1"/>
          <table:table-cell table:style-name="ce75"/>
          <table:table-cell table:number-columns-repeated="16380"/>
        </table:table-row>
        <table:table-row table:number-rows-repeated="1048571" table:style-name="ro13">
          <table:table-cell table:number-columns-repeated="16384"/>
        </table:table-row>
      </table:table>
      <table:table table:name="TZ_BILLERS_3" table:style-name="ta3">
        <table:table-column table:style-name="co50" table:default-cell-style-name="ce92"/>
        <table:table-column table:style-name="co51" table:default-cell-style-name="ce1"/>
        <table:table-column table:style-name="co52" table:default-cell-style-name="ce1"/>
        <table:table-column table:style-name="co53" table:default-cell-style-name="ce1"/>
        <table:table-column table:style-name="co10" table:number-columns-repeated="16380" table:default-cell-style-name="ce1"/>
        <table:table-row table:style-name="ro67">
          <table:table-cell office:value-type="string" table:style-name="ce76">
            <text:p>Billers Name</text:p>
          </table:table-cell>
          <table:table-cell office:value-type="string" table:style-name="ce77">
            <text:p>STATUS(with Response)</text:p>
          </table:table-cell>
          <table:table-cell office:value-type="string" table:style-name="ce78">
            <text:p>REQUEST</text:p>
          </table:table-cell>
          <table:table-cell office:value-type="string" table:style-name="ce49">
            <text:p>REASON OF FAILING</text:p>
          </table:table-cell>
          <table:table-cell table:number-columns-repeated="16380"/>
        </table:table-row>
        <table:table-row table:style-name="ro12">
          <table:table-cell office:value-type="string" table:style-name="ce79">
            <text:p>KCBTZ</text:p>
          </table:table-cell>
          <table:table-cell office:value-type="string" table:style-name="ce80">
            <text:p>&lt;COMMAND&gt;</text:p>
            <text:p>&lt;TYPE&gt;CMPRRESP&lt;/TYPE&gt;</text:p>
            <text:p>&lt;TXNID&gt;MP190712.1047.C00026&lt;/TXNID&gt;</text:p>
            <text:p>&lt;TXNSTATUS&gt;200&lt;/TXNSTATUS&gt;</text:p>
            <text:p>&lt;TRID&gt;786670654201907090634C0073&lt;/TRID&gt;</text:p>
            <text:p>&lt;MESSAGE&gt;Txn Id : MP190712.1047.C00026,You have paid 1,000.00Tshs to SELCOM WIRELESS .Your available Airtel Money balance : 753,221.38Tshs. Your OFFER ! Send Money All Day No Charges.Save upto Tsh 5,000 on transaction fee when you send money Airtel to Airtel. REFERENCE NO :712312&lt;/MESSAGE&gt;</text:p>
            <text:p>&lt;IVR-RESPONSE&gt;9014_MERCODE#687086369|1,000.00|0.00|0.00|MP190712.1047.C00026|753,221.38#&lt;/IVR-RESPONSE&gt;</text:p>
            <text:p>&lt;/COMMAND&gt;</text:p>
            <text:p/>
          </table:table-cell>
          <table:table-cell office:value-type="string" table:style-name="ce81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KCBTZ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</text:p>
            <text:p>&lt;/COMMAND&gt;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82">
            <text:p>MKOMBOZI</text:p>
          </table:table-cell>
          <table:table-cell office:value-type="string" table:style-name="ce83">
            <text:p>&lt;?xml version="1.0"?&gt;</text:p>
            <text:p>&lt;COMMAND&gt;</text:p>
            <text:p>&lt;TYPE&gt;CMPRRESP&lt;/TYPE&gt;</text:p>
            <text:p>&lt;TXNID&gt;MP190710.0856.C00083&lt;/TXNID&gt;</text:p>
            <text:p>&lt;TXNSTATUS&gt;200&lt;/TXNSTATUS&gt;</text:p>
            <text:p>&lt;TRID&gt;786670654201907090634C0073&lt;/TRID&gt;</text:p>
            <text:p>&lt;MESSAGE&gt;Txn Id : MP190710.0856.C00083,You have paid 1,000.00Tshs to SELCOM WIRELESS .Your available Airtel Money balance : 760,076.38Tshs. Your OFFER ! Send Money All Day No Charges.Save upto Tsh 5,000 on transaction fee when you send money Airtel to Airtel. REFERENCE NO :712312&lt;/MESSAGE&gt;</text:p>
            <text:p>&lt;IVR-RESPONSE&gt;9014_MERCODE#687086429|1,000.00|0.00|0.00|MP190710.0856.C00083|760,076.38#&lt;/IVR-RESPONSE&gt;</text:p>
            <text:p>&lt;/COMMAND&gt;</text:p>
          </table:table-cell>
          <table:table-cell office:value-type="string" table:style-name="ce84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KOMBOZI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82">
            <text:p>CBA Bank</text:p>
          </table:table-cell>
          <table:table-cell office:value-type="string" table:style-name="ce83">
            <text:p>&lt;?xml version="1.0"?&gt;</text:p>
            <text:p>&lt;COMMAND&gt;</text:p>
            <text:p>&lt;TYPE&gt;CMPRRESP&lt;/TYPE&gt;</text:p>
            <text:p>&lt;TXNID&gt;MP190726.1252.C00005&lt;/TXNID&gt;</text:p>
            <text:p>&lt;TXNSTATUS&gt;200&lt;/TXNSTATUS&gt;</text:p>
            <text:p>&lt;TRID&gt;786670654201907090634C0073&lt;/TRID&gt;</text:p>
            <text:p>&lt;MESSAGE&gt;Txn Id : MP190726.1252.C00005,You have paid 1,000.00Tshs to CBA .Your available Airtel Money balance : 720,227.88Tshs. Your OFFER ! Send Money All Day No Charges.Save upto Tsh 5,000 on transaction fee when you send money Airtel to Airtel. REFERENCE NO :712312&lt;/MESSAGE&gt;</text:p>
            <text:p>&lt;IVR-RESPONSE&gt;9014_MERCODE#690000015|1,000.00|0.00|0.00|MP190726.1252.C00005|720,227.88#&lt;/IVR-RESPONSE&gt;</text:p>
            <text:p>&lt;/COMMAND&gt;</text:p>
          </table:table-cell>
          <table:table-cell office:value-type="string" table:style-name="ce84">
            <text:p>&lt;COMMAND&gt;</text:p>
            <text:p/>
            <text:p>&lt;PROVIDER1&gt;101&lt;/PROVIDER1&gt;</text:p>
            <text:p/>
            <text:p>&lt;PROVIDER2&gt;101&lt;/PROVIDER2&gt;</text:p>
            <text:p/>
            <text:p>&lt;PARENT_STAGEID&gt;d5343&lt;/PARENT_STAGEID&gt;</text:p>
            <text:p/>
            <text:p>&lt;SNDPROVIDER&gt;101&lt;/SNDPROVIDER&gt;</text:p>
            <text:p/>
            <text:p>&lt;BPROVIDER&gt;101&lt;/BPROVIDER&gt;</text:p>
            <text:p/>
            <text:p>&lt;AMOUNT&gt;1000&lt;/AMOUNT&gt;</text:p>
            <text:p/>
            <text:p>&lt;DYNAMIC_OPTION_PREVIOUS_LIST&gt;*&lt;/DYNAMIC_OPTION_PREVIOUS_LIST&gt;</text:p>
            <text:p/>
            <text:p>&lt;SNDINSTRUMENT&gt;12&lt;/SNDINSTRUMENT&gt;</text:p>
            <text:p/>
            <text:p>&lt;REFERENCE_NO&gt;712312&lt;/REFERENCE_NO&gt;</text:p>
            <text:p/>
            <text:p>&lt;PAYID1&gt;12&lt;/PAYID1&gt;</text:p>
            <text:p/>
            <text:p>&lt;PAYID2&gt;12&lt;/PAYID2&gt;</text:p>
            <text:p/>
            <text:p>&lt;RCVINSTRUMENT&gt;12&lt;/RCVINSTRUMENT&gt;</text:p>
            <text:p/>
            <text:p>&lt;PAYID&gt;12&lt;/PAYID&gt;</text:p>
            <text:p/>
            <text:p>&lt;PREVIOUSSTAGE&gt;0&lt;/PREVIOUSSTAGE&gt;</text:p>
            <text:p/>
            <text:p>&lt;BANKNAME&gt;CBABANK&lt;/BANKNAME&gt;</text:p>
            <text:p/>
            <text:p>&lt;PIN&gt;1235&lt;/PIN&gt;</text:p>
            <text:p/>
            <text:p>&lt;PROVIDER&gt;101&lt;/PROVIDER&gt;</text:p>
            <text:p/>
            <text:p>&lt;language&gt;en&lt;/language&gt;</text:p>
            <text:p/>
            <text:p>&lt;RCVPROVIDER&gt;101&lt;/RCVPROVIDER&gt;</text:p>
            <text:p/>
            <text:p>&lt;MSISDN&gt;786670654&lt;/MSISDN&gt;</text:p>
            <text:p/>
            <text:p>&lt;TYPE&gt;CMPREQ&lt;/TYPE&gt;</text:p>
            <text:p/>
            <text:p>&lt;TRID&gt;786670654201907090634C0073&lt;/TRID&gt;</text:p>
            <text:p/>
            <text:p>&lt;/COMMAND&gt;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82">
            <text:p>Mufindi Bank</text:p>
          </table:table-cell>
          <table:table-cell office:value-type="string" table:style-name="ce83">
            <text:p>&lt;?xml version="1.0"?&gt;</text:p>
            <text:p>&lt;COMMAND&gt;</text:p>
            <text:p>&lt;TYPE&gt;CMPRRESP&lt;/TYPE&gt;</text:p>
            <text:p>&lt;TXNID&gt;MP190729.1002.C00011&lt;/TXNID&gt;</text:p>
            <text:p>&lt;TXNSTATUS&gt;200&lt;/TXNSTATUS&gt;</text:p>
            <text:p>&lt;TRID&gt;786670654201907090634C0073&lt;/TRID&gt;</text:p>
            <text:p>&lt;MESSAGE&gt;Txn Id : MP190729.1002.C00011,You have paid 1,000.00Tshs to MUFINDI .Your available Airtel Money balance : 694,054.83Tshs. Your OFFER ! Send Money All Day No Charges.Save upto Tsh 5,000 on transaction fee when you send money Airtel to Airtel. REFERENCE NO :712312&lt;/MESSAGE&gt;</text:p>
            <text:p>&lt;IVR-RESPONSE&gt;9014_MERCODE#780900186|1,000.00|0.00|0.00|MP190729.1002.C00011|694,054.83#&lt;/IVR-RESPONSE&gt;</text:p>
            <text:p>&lt;/COMMAND&gt;</text:p>
          </table:table-cell>
          <table:table-cell office:value-type="string" table:style-name="ce84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UFINDI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office:value-type="string" table:style-name="ce1">
            <text:p>failing because these billers are not existing in test and are not having test data</text:p>
          </table:table-cell>
          <table:table-cell table:number-columns-repeated="16380"/>
        </table:table-row>
        <table:table-row table:style-name="ro12">
          <table:table-cell office:value-type="string" table:style-name="ce82">
            <text:p>BANCABC</text:p>
          </table:table-cell>
          <table:table-cell office:value-type="string" table:style-name="ce83">
            <text:p>&lt;?xml version="1.0"?&gt;</text:p>
            <text:p>&lt;COMMAND&gt;</text:p>
            <text:p>&lt;TYPE&gt;CMPRRESP&lt;/TYPE&gt;</text:p>
            <text:p>&lt;TXNID&gt;MP190710.0901.C00086&lt;/TXNID&gt;</text:p>
            <text:p>&lt;TXNSTATUS&gt;200&lt;/TXNSTATUS&gt;</text:p>
            <text:p>&lt;TRID&gt;786670654201907090634C0073&lt;/TRID&gt;</text:p>
            <text:p>&lt;MESSAGE&gt;Txn Id : MP190710.0901.C00086,You have paid 1,000.00Tshs to SELCOM WIRELESS .Your available Airtel Money balance : 759,076.38Tshs. Your OFFER ! Send Money All Day No Charges.Save upto Tsh 5,000 on transaction fee when you send money Airtel to Airtel. REFERENCE NO :712312&lt;/MESSAGE&gt;</text:p>
            <text:p>&lt;IVR-RESPONSE&gt;9014_MERCODE#687086294|1,000.00|0.00|0.00|MP190710.0901.C00086|759,076.38#&lt;/IVR-RESPONSE&gt;</text:p>
            <text:p>&lt;/COMMAND&gt;</text:p>
          </table:table-cell>
          <table:table-cell office:value-type="string" table:style-name="ce84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BANCABC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82">
            <text:p>MAENDELEO</text:p>
          </table:table-cell>
          <table:table-cell office:value-type="string" table:style-name="ce83">
            <text:p>&lt;?xml version="1.0"?&gt;</text:p>
            <text:p>&lt;COMMAND&gt;</text:p>
            <text:p>&lt;TYPE&gt;CMPRRESP&lt;/TYPE&gt;</text:p>
            <text:p>&lt;TXNID&gt;MP190710.0902.C00087&lt;/TXNID&gt;</text:p>
            <text:p>&lt;TXNSTATUS&gt;200&lt;/TXNSTATUS&gt;</text:p>
            <text:p>&lt;TRID&gt;786670654201907090634C0073&lt;/TRID&gt;</text:p>
            <text:p>&lt;MESSAGE&gt;Txn Id : MP190710.0902.C00087,You have paid 1,000.00Tshs to SELCOM WIRELESS .Your available Airtel Money balance : 758,076.38Tshs. Your OFFER ! Send Money All Day No Charges.Save upto Tsh 5,000 on transaction fee when you send money Airtel to Airtel. REFERENCE NO :712312&lt;/MESSAGE&gt;</text:p>
            <text:p>&lt;IVR-RESPONSE&gt;9014_MERCODE#687086396|1,000.00|0.00|0.00|MP190710.0902.C00087|758,076.38#&lt;/IVR-RESPONSE&gt;</text:p>
            <text:p>&lt;/COMMAND&gt;</text:p>
          </table:table-cell>
          <table:table-cell office:value-type="string" table:style-name="ce84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AENDELEO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82">
            <text:p>Kilimanjaro Bank</text:p>
          </table:table-cell>
          <table:table-cell office:value-type="string" table:style-name="ce83">
            <text:p>&lt;?xml version="1.0"?&gt;</text:p>
            <text:p>&lt;COMMAND&gt;</text:p>
            <text:p>&lt;TYPE&gt;CMPRRESP&lt;/TYPE&gt;</text:p>
            <text:p>&lt;TXNID&gt;MP190729.1001.C00010&lt;/TXNID&gt;</text:p>
            <text:p>&lt;TXNSTATUS&gt;200&lt;/TXNSTATUS&gt;</text:p>
            <text:p>&lt;TRID&gt;786670654201907090634C0073&lt;/TRID&gt;</text:p>
            <text:p>&lt;MESSAGE&gt;Txn Id : MP190729.1001.C00010,You have paid 1,000.00Tshs to KILIMANJARO .Your available Airtel Money balance : 695,054.83Tshs. Your OFFER ! Send Money All Day No Charges.Save upto Tsh 5,000 on transaction fee when you send money Airtel to Airtel. REFERENCE NO :712312&lt;/MESSAGE&gt;</text:p>
            <text:p>&lt;IVR-RESPONSE&gt;9014_MERCODE#780900183|1,000.00|0.00|0.00|MP190729.1001.C00010|695,054.83#&lt;/IVR-RESPONSE&gt;</text:p>
            <text:p>&lt;/COMMAND&gt;</text:p>
          </table:table-cell>
          <table:table-cell office:value-type="string" table:style-name="ce84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KILIMANJARO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office:value-type="string" table:style-name="ce1">
            <text:p>failing because these billers are not existing in test and are not having test data</text:p>
          </table:table-cell>
          <table:table-cell table:number-columns-repeated="16380"/>
        </table:table-row>
        <table:table-row table:style-name="ro12">
          <table:table-cell office:value-type="string" table:style-name="ce82">
            <text:p>Mwanga Bank</text:p>
          </table:table-cell>
          <table:table-cell office:value-type="string" table:style-name="ce83">
            <text:p>&lt;?xml version="1.0"?&gt;</text:p>
            <text:p>&lt;COMMAND&gt;</text:p>
            <text:p>&lt;TYPE&gt;CMPRRESP&lt;/TYPE&gt;</text:p>
            <text:p>&lt;TXNID&gt;MP190729.1000.C00008&lt;/TXNID&gt;</text:p>
            <text:p>&lt;TXNSTATUS&gt;200&lt;/TXNSTATUS&gt;</text:p>
            <text:p>&lt;TRID&gt;786670654201907090634C0073&lt;/TRID&gt;</text:p>
            <text:p>&lt;MESSAGE&gt;Txn Id : MP190729.1000.C00008,You have paid 1,000.00Tshs to MWANGA .Your available Airtel Money balance : 697,054.83Tshs. Your OFFER ! Send Money All Day No Charges.Save upto Tsh 5,000 on transaction fee when you send money Airtel to Airtel. REFERENCE NO :712312&lt;/MESSAGE&gt;</text:p>
            <text:p>&lt;IVR-RESPONSE&gt;9014_MERCODE#780900194|1,000.00|0.00|0.00|MP190729.1000.C00008|697,054.83#&lt;/IVR-RESPONSE&gt;</text:p>
            <text:p>&lt;/COMMAND&gt;</text:p>
          </table:table-cell>
          <table:table-cell office:value-type="string" table:style-name="ce84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WANGA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office:value-type="string" table:style-name="ce1">
            <text:p>failing because these billers are not existing in test and are not having test data</text:p>
          </table:table-cell>
          <table:table-cell table:number-columns-repeated="16380"/>
        </table:table-row>
        <table:table-row table:style-name="ro12">
          <table:table-cell office:value-type="string" table:style-name="ce82">
            <text:p>Mbinga Comm Bank</text:p>
          </table:table-cell>
          <table:table-cell office:value-type="string" table:style-name="ce83">
            <text:p>&lt;?xml version="1.0"?&gt;</text:p>
            <text:p>&lt;COMMAND&gt;</text:p>
            <text:p>&lt;TYPE&gt;CMPRRESP&lt;/TYPE&gt;</text:p>
            <text:p>&lt;TXNID&gt;MP190729.1001.C00009&lt;/TXNID&gt;</text:p>
            <text:p>&lt;TXNSTATUS&gt;200&lt;/TXNSTATUS&gt;</text:p>
            <text:p>&lt;TRID&gt;786670654201907090634C0073&lt;/TRID&gt;</text:p>
            <text:p>&lt;MESSAGE&gt;Txn Id : MP190729.1001.C00009,You have paid 1,000.00Tshs to MBINGA .Your available Airtel Money balance : 696,054.83Tshs. Your OFFER ! Send Money All Day No Charges.Save upto Tsh 5,000 on transaction fee when you send money Airtel to Airtel. REFERENCE NO :712312&lt;/MESSAGE&gt;</text:p>
            <text:p>&lt;IVR-RESPONSE&gt;9014_MERCODE#780900190|1,000.00|0.00|0.00|MP190729.1001.C00009|696,054.83#&lt;/IVR-RESPONSE&gt;</text:p>
            <text:p>&lt;/COMMAND&gt;</text:p>
          </table:table-cell>
          <table:table-cell office:value-type="string" table:style-name="ce84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BINGA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office:value-type="string" table:style-name="ce1">
            <text:p>failing because these billers are not existing in test and are not having test data</text:p>
          </table:table-cell>
          <table:table-cell table:number-columns-repeated="16380"/>
        </table:table-row>
        <table:table-row table:style-name="ro12">
          <table:table-cell office:value-type="string" table:style-name="ce82">
            <text:p>Uchumi Bank</text:p>
          </table:table-cell>
          <table:table-cell office:value-type="string" table:style-name="ce83">
            <text:p>&lt;?xml version="1.0"?&gt;</text:p>
            <text:p>&lt;COMMAND&gt;</text:p>
            <text:p>&lt;TYPE&gt;CMPRRESP&lt;/TYPE&gt;</text:p>
            <text:p>&lt;TXNID&gt;MP190729.1003.C00012&lt;/TXNID&gt;</text:p>
            <text:p>&lt;TXNSTATUS&gt;200&lt;/TXNSTATUS&gt;</text:p>
            <text:p>&lt;TRID&gt;786670654201907090634C0073&lt;/TRID&gt;</text:p>
            <text:p>&lt;MESSAGE&gt;Txn Id : MP190729.1003.C00012,You have paid 1,000.00Tshs to UCHUMI .Your available Airtel Money balance : 693,054.83Tshs. Your OFFER ! Send Money All Day No Charges.Save upto Tsh 5,000 on transaction fee when you send money Airtel to Airtel. REFERENCE NO :712312&lt;/MESSAGE&gt;</text:p>
            <text:p>&lt;IVR-RESPONSE&gt;9014_MERCODE#780900189|1,000.00|0.00|0.00|MP190729.1003.C00012|693,054.83#&lt;/IVR-RESPONSE&gt;</text:p>
            <text:p>&lt;/COMMAND&gt;</text:p>
          </table:table-cell>
          <table:table-cell office:value-type="string" table:style-name="ce84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UCHUMI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office:value-type="string" table:style-name="ce1">
            <text:p>failing because these billers are not existing in test and are not having test data</text:p>
          </table:table-cell>
          <table:table-cell table:number-columns-repeated="16380"/>
        </table:table-row>
        <table:table-row table:style-name="ro12">
          <table:table-cell office:value-type="string" table:style-name="ce82">
            <text:p>UBA BANK</text:p>
          </table:table-cell>
          <table:table-cell office:value-type="string" table:style-name="ce85">
            <text:p>&lt;?xml version="1.0"?&gt;</text:p>
            <text:p>&lt;COMMAND&gt;</text:p>
            <text:p>&lt;TYPE&gt;CMPRRESP&lt;/TYPE&gt;</text:p>
            <text:p>&lt;TXNID&gt;MP190726.1314.C00022&lt;/TXNID&gt;</text:p>
            <text:p>&lt;TXNSTATUS&gt;200&lt;/TXNSTATUS&gt;</text:p>
            <text:p>&lt;TRID&gt;786670654201907090634C0073&lt;/TRID&gt;</text:p>
            <text:p>&lt;MESSAGE&gt;Txn Id : MP190726.1314.C00022,You have paid 1,000.00Tshs to UBABANK .Your available Airtel Money balance : 709,027.88Tshs. Your OFFER ! Send Money All Day No Charges.Save upto Tsh 5,000 on transaction fee when you send money Airtel to Airtel. REFERENCE NO :712312&lt;/MESSAGE&gt;</text:p>
            <text:p>&lt;IVR-RESPONSE&gt;9014_MERCODE#680222337|1,000.00|0.00|0.00|MP190726.1314.C00022|709,027.88#&lt;/IVR-RESPONSE&gt;</text:p>
            <text:p>&lt;/COMMAND&gt;</text:p>
          </table:table-cell>
          <table:table-cell office:value-type="string" table:style-name="ce84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UBA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82">
            <text:p>ECOBANK</text:p>
          </table:table-cell>
          <table:table-cell office:value-type="string" table:style-name="ce85">
            <text:p>&lt;?xml version="1.0"?&gt;</text:p>
            <text:p>&lt;COMMAND&gt;</text:p>
            <text:p>&lt;TYPE&gt;CMPRRESP&lt;/TYPE&gt;</text:p>
            <text:p>&lt;TXNID&gt;MP190726.1315.C00024&lt;/TXNID&gt;</text:p>
            <text:p>&lt;TXNSTATUS&gt;200&lt;/TXNSTATUS&gt;</text:p>
            <text:p>&lt;TRID&gt;786670654201907090634C0073&lt;/TRID&gt;</text:p>
            <text:p>&lt;MESSAGE&gt;Txn Id : MP190726.1315.C00024,You have paid 1,000.00Tshs to ECOBANK .Your available Airtel Money balance : 708,027.88Tshs. Your OFFER ! Send Money All Day No Charges.Save upto Tsh 5,000 on transaction fee when you send money Airtel to Airtel. REFERENCE NO :712312&lt;/MESSAGE&gt;</text:p>
            <text:p>&lt;IVR-RESPONSE&gt;9014_MERCODE#680222336|1,000.00|0.00|0.00|MP190726.1315.C00024|708,027.88#&lt;/IVR-RESPONSE&gt;</text:p>
            <text:p>&lt;/COMMAND&gt;</text:p>
          </table:table-cell>
          <table:table-cell office:value-type="string" table:style-name="ce84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ECO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82">
            <text:p>YETU Microfinance bank</text:p>
          </table:table-cell>
          <table:table-cell office:value-type="string" table:style-name="ce85">
            <text:p>&lt;?xml version="1.0"?&gt;</text:p>
            <text:p>&lt;COMMAND&gt;</text:p>
            <text:p>&lt;TYPE&gt;CMPRRESP&lt;/TYPE&gt;</text:p>
            <text:p>&lt;TXNID&gt;MP190726.1312.C00017&lt;/TXNID&gt;</text:p>
            <text:p>&lt;TXNSTATUS&gt;200&lt;/TXNSTATUS&gt;</text:p>
            <text:p>&lt;TRID&gt;786670654201907090634C0073&lt;/TRID&gt;</text:p>
            <text:p>&lt;MESSAGE&gt;Txn Id : MP190726.1312.C00017,You have paid 1,000.00Tshs to YETU .Your available Airtel Money balance : 711,027.88Tshs. Your OFFER ! Send Money All Day No Charges.Save upto Tsh 5,000 on transaction fee when you send money Airtel to Airtel. REFERENCE NO :712312&lt;/MESSAGE&gt;</text:p>
            <text:p>&lt;IVR-RESPONSE&gt;9014_MERCODE#680222338|1,000.00|0.00|0.00|MP190726.1312.C00017|711,027.88#&lt;/IVR-RESPONSE&gt;</text:p>
            <text:p>&lt;/COMMAND&gt;</text:p>
          </table:table-cell>
          <table:table-cell office:value-type="string" table:style-name="ce84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YETU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82">
            <text:p>People bank of Zanzibar</text:p>
          </table:table-cell>
          <table:table-cell office:value-type="string" table:style-name="ce85">
            <text:p>&lt;?xml version="1.0"?&gt;</text:p>
            <text:p>&lt;COMMAND&gt;</text:p>
            <text:p>&lt;TYPE&gt;CMPRRESP&lt;/TYPE&gt;</text:p>
            <text:p>&lt;TXNID&gt;MP190726.1256.C00003&lt;/TXNID&gt;</text:p>
            <text:p>&lt;TXNSTATUS&gt;200&lt;/TXNSTATUS&gt;</text:p>
            <text:p>&lt;TRID&gt;786670654201907090634C0073&lt;/TRID&gt;</text:p>
            <text:p>&lt;MESSAGE&gt;Txn Id : MP190726.1256.C00003,You have paid 1,000.00Tshs to ZANZIBAR .Your available Airtel Money balance : 719,027.88Tshs. Your OFFER ! Send Money All Day No Charges.Save upto Tsh 5,000 on transaction fee when you send money Airtel to Airtel. REFERENCE NO :712312&lt;/MESSAGE&gt;</text:p>
            <text:p>&lt;IVR-RESPONSE&gt;9014_MERCODE#780900870|1,000.00|0.00|0.00|MP190726.1256.C00003|719,027.88#&lt;/IVR-RESPONSE&gt;</text:p>
            <text:p>&lt;/COMMAND&gt;</text:p>
          </table:table-cell>
          <table:table-cell office:value-type="string" table:style-name="ce84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ZANZIBAR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82">
            <text:p>DTB Bank</text:p>
          </table:table-cell>
          <table:table-cell office:value-type="string" table:style-name="ce85">
            <text:p>&lt;?xml version="1.0"?&gt;</text:p>
            <text:p>&lt;COMMAND&gt;</text:p>
            <text:p>&lt;TYPE&gt;CMPRRESP&lt;/TYPE&gt;</text:p>
            <text:p>&lt;TXNID&gt;MP190726.1300.C00011&lt;/TXNID&gt;</text:p>
            <text:p>&lt;TXNSTATUS&gt;200&lt;/TXNSTATUS&gt;</text:p>
            <text:p>&lt;TRID&gt;786670654201907090634C0073&lt;/TRID&gt;</text:p>
            <text:p>&lt;MESSAGE&gt;Txn Id : MP190726.1300.C00011,You have paid 1,000.00Tshs to DTB .Your available Airtel Money balance : 714,027.88Tshs. Your OFFER ! Send Money All Day No Charges.Save upto Tsh 5,000 on transaction fee when you send money Airtel to Airtel. REFERENCE NO :712312&lt;/MESSAGE&gt;</text:p>
            <text:p>&lt;IVR-RESPONSE&gt;9014_MERCODE#690000104|1,000.00|0.00|0.00|MP190726.1300.C00011|714,027.88#&lt;/IVR-RESPONSE&gt;</text:p>
            <text:p>&lt;/COMMAND&gt;</text:p>
          </table:table-cell>
          <table:table-cell office:value-type="string" table:style-name="ce84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DTB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82">
            <text:p>Mwalimu Bank</text:p>
          </table:table-cell>
          <table:table-cell office:value-type="string" table:style-name="ce86">
            <text:p>&lt;?xml version="1.0"?&gt;</text:p>
            <text:p>&lt;COMMAND&gt;</text:p>
            <text:p>&lt;TYPE&gt;CMPRRESP&lt;/TYPE&gt;</text:p>
            <text:p>&lt;TXNID&gt;MP190729.1624.C00003&lt;/TXNID&gt;</text:p>
            <text:p>&lt;TXNSTATUS&gt;200&lt;/TXNSTATUS&gt;</text:p>
            <text:p>&lt;TRID&gt;786670654201907090634C0073&lt;/TRID&gt;</text:p>
            <text:p>&lt;MESSAGE&gt;Dear Customer, your transaction Txn Id: MP190729.1624.C00003 is currently being processed. You will receive a confirmation shortly. Save up to Tsh 5,000 on transaction fee when you send money Airtel to Airtel. REFERENCE NO :712312&lt;/MESSAGE&gt;</text:p>
            <text:p>&lt;/COMMAND&gt;</text:p>
          </table:table-cell>
          <table:table-cell office:value-type="string" table:style-name="ce84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MWALIMU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office:value-type="string" table:style-name="ce1">
            <text:p>ambigious response</text:p>
          </table:table-cell>
          <table:table-cell table:number-columns-repeated="16380"/>
        </table:table-row>
        <table:table-row table:style-name="ro12">
          <table:table-cell office:value-type="string" table:style-name="ce82">
            <text:p>I and M Bank</text:p>
          </table:table-cell>
          <table:table-cell office:value-type="string" table:style-name="ce85">
            <text:p>&lt;?xml version="1.0"?&gt;</text:p>
            <text:p>&lt;COMMAND&gt;</text:p>
            <text:p>&lt;TYPE&gt;CMPRRESP&lt;/TYPE&gt;</text:p>
            <text:p>&lt;TXNID&gt;MP190726.1258.C00008&lt;/TXNID&gt;</text:p>
            <text:p>&lt;TXNSTATUS&gt;200&lt;/TXNSTATUS&gt;</text:p>
            <text:p>&lt;TRID&gt;786670654201907090634C0073&lt;/TRID&gt;</text:p>
            <text:p>&lt;MESSAGE&gt;Txn Id : MP190726.1258.C00008,You have paid 1,000.00Tshs to I and M .Your available Airtel Money balance : 715,027.88Tshs. Your OFFER ! Send Money All Day No Charges.Save upto Tsh 5,000 on transaction fee when you send money Airtel to Airtel. REFERENCE NO :712312&lt;/MESSAGE&gt;</text:p>
            <text:p>&lt;IVR-RESPONSE&gt;9014_MERCODE#680667788|1,000.00|0.00|0.00|MP190726.1258.C00008|715,027.88#&lt;/IVR-RESPONSE&gt;</text:p>
            <text:p>&lt;/COMMAND&gt;</text:p>
          </table:table-cell>
          <table:table-cell office:value-type="string" table:style-name="ce84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10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INM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&lt;/TRID&gt;&lt;/COMMAND&gt;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82">
            <text:p>HAKIKA BANK</text:p>
          </table:table-cell>
          <table:table-cell office:value-type="string" table:style-name="ce85">
            <text:p>&lt;?xml version="1.0"?&gt;</text:p>
            <text:p>&lt;COMMAND&gt;</text:p>
            <text:p>&lt;TYPE&gt;CMPRRESP&lt;/TYPE&gt;</text:p>
            <text:p>&lt;TXNID&gt;MP190726.1253.C00001&lt;/TXNID&gt;</text:p>
            <text:p>&lt;TXNSTATUS&gt;200&lt;/TXNSTATUS&gt;</text:p>
            <text:p>&lt;TRID&gt;786670654201907090634C0073&lt;/TRID&gt;</text:p>
            <text:p>&lt;MESSAGE&gt;Txn Id : MP190726.1253.C00001,You have paid 200.00Tshs to HAKIKA .Your available Airtel Money balance : 720,027.88Tshs. Your OFFER ! Send Money All Day No Charges.Save upto Tsh 5,000 on transaction fee when you send money Airtel to Airtel. REFERENCE NO :712312&lt;/MESSAGE&gt;</text:p>
            <text:p>&lt;IVR-RESPONSE&gt;9014_MERCODE#680445511|200.00|0.00|0.00|MP190726.1253.C00001|720,027.88#&lt;/IVR-RESPONSE&gt;</text:p>
            <text:p>&lt;/COMMAND&gt;</text:p>
          </table:table-cell>
          <table:table-cell office:value-type="string" table:style-name="ce84">
            <text:p>&lt;COMMAND&gt;</text:p>
            <text:p>&lt;PROVIDER1&gt;101&lt;/PROVIDER1&gt;</text:p>
            <text:p>&lt;PROVIDER2&gt;101&lt;/PROVIDER2&gt;</text:p>
            <text:p>&lt;PARENT_STAGEID&gt;d5343&lt;/PARENT_STAGEID&gt;</text:p>
            <text:p>&lt;SNDPROVIDER&gt;101&lt;/SNDPROVIDER&gt;</text:p>
            <text:p>&lt;BPROVIDER&gt;101&lt;/BPROVIDER&gt;</text:p>
            <text:p>&lt;AMOUNT&gt;200&lt;/AMOUNT&gt;</text:p>
            <text:p>&lt;DYNAMIC_OPTION_PREVIOUS_LIST&gt;*&lt;/DYNAMIC_OPTION_PREVIOUS_LIST&gt;</text:p>
            <text:p>&lt;SNDINSTRUMENT&gt;12&lt;/SNDINSTRUMENT&gt;</text:p>
            <text:p>&lt;REFERENCE_NO&gt;712312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PREVIOUSSTAGE&gt;0&lt;/PREVIOUSSTAGE&gt;</text:p>
            <text:p>&lt;BANKNAME&gt;HAKIKABANK&lt;/BANKNAME&gt;</text:p>
            <text:p>&lt;PIN&gt;1235&lt;/PIN&gt;</text:p>
            <text:p>&lt;PROVIDER&gt;101&lt;/PROVIDER&gt;</text:p>
            <text:p>&lt;language&gt;en&lt;/language&gt;</text:p>
            <text:p>&lt;RCVPROVIDER&gt;101&lt;/RCVPROVIDER&gt;</text:p>
            <text:p>&lt;MSISDN&gt;786670654&lt;/MSISDN&gt;</text:p>
            <text:p>&lt;TYPE&gt;CMPREQ&lt;/TYPE&gt;</text:p>
            <text:p>&lt;TRID&gt;786670654201907090634C0073</text:p>
            <text:p>&lt;/TRID&gt;</text:p>
            <text:p>&lt;/COMMAND&gt;</text:p>
          </table:table-cell>
          <table:table-cell table:number-columns-repeated="16381" table:style-name="ce1"/>
        </table:table-row>
        <table:table-row table:style-name="ro12">
          <table:table-cell office:value-type="string" table:style-name="ce87">
            <text:p>Betting companies</text:p>
          </table:table-cell>
          <table:table-cell table:number-columns-repeated="2" table:style-name="ce88"/>
          <table:table-cell table:number-columns-repeated="16381" table:style-name="ce1"/>
        </table:table-row>
        <table:table-row table:style-name="ro12">
          <table:table-cell office:value-type="string" table:style-name="ce89">
            <text:p>1.Tatu Mzuka</text:p>
            <text:p/>
          </table:table-cell>
          <table:table-cell office:value-type="string" table:style-name="ce83">
            <text:p>&lt;?xml version="1.0"?&gt;</text:p>
            <text:p>&lt;COMMAND&gt;</text:p>
            <text:p>&lt;TYPE&gt;CMPRRESP&lt;/TYPE&gt;</text:p>
            <text:p>&lt;TXNID&gt;MP190726.1551.C00017&lt;/TXNID&gt;</text:p>
            <text:p>&lt;TXNSTATUS&gt;200&lt;/TXNSTATUS&gt;</text:p>
            <text:p>&lt;TRID&gt;786670654201907090639C0074&lt;/TRID&gt;</text:p>
            <text:p>&lt;MESSAGE&gt;Txn Id : MP190726.1551.C00017,You have paid 1,000.00Tshs to TATUMZUKA COLL Success.Your available Airtel Money balance : 704,084.83Tshs. Your OFFER ! Send Money All Day No Charges.Save upto Tsh 5,000 on transaction fee when you send money Airtel to Airtel. REFERENCE NO :1000&lt;/MESSAGE&gt;</text:p>
            <text:p>&lt;IVR-RESPONSE&gt;9014_MERCODE#780900428|1,000.00|0.00|0.00|MP190726.1551.C00017|704,084.83#&lt;/IVR-RESPONSE&gt;</text:p>
            <text:p>&lt;/COMMAND&gt;</text:p>
          </table:table-cell>
          <table:table-cell office:value-type="string" table:style-name="ce90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42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</table:table-cell>
          <table:table-cell table:number-columns-repeated="16381" table:style-name="ce1"/>
        </table:table-row>
        <table:table-row table:style-name="ro12">
          <table:table-cell office:value-type="string" table:style-name="ce89">
            <text:p/>
            <text:p>2.SportPesa</text:p>
            <text:p/>
          </table:table-cell>
          <table:table-cell office:value-type="string" table:style-name="ce85">
            <text:p>&lt;?xml version="1.0"?&gt;</text:p>
            <text:p>&lt;COMMAND&gt;</text:p>
            <text:p>&lt;TYPE&gt;CMPRRESP&lt;/TYPE&gt;</text:p>
            <text:p>&lt;TXNID&gt;MP190729.1453.C00007&lt;/TXNID&gt;</text:p>
            <text:p>&lt;TXNSTATUS&gt;200&lt;/TXNSTATUS&gt;</text:p>
            <text:p>&lt;TRID&gt;786670654201907090639C0074&lt;/TRID&gt;</text:p>
            <text:p>&lt;MESSAGE&gt;Txn Id : MP190729.1453.C00007,You have paid 1,000.00Tshs to pesa-pesast .Your available Airtel Money balance : 683,581.83Tshs. Your OFFER ! Send Money All Day No Charges.Save upto Tsh 5,000 on transaction fee when you send money Airtel to Airtel. REFERENCE NO :1000&lt;/MESSAGE&gt;</text:p>
            <text:p>&lt;IVR-RESPONSE&gt;9014_MERCODE#680889901|1,000.00|0.00|0.00|MP190729.1453.C00007|683,581.83#&lt;/IVR-RESPONSE&gt;</text:p>
            <text:p>&lt;/COMMAND&gt;</text:p>
          </table:table-cell>
          <table:table-cell office:value-type="string" table:style-name="ce90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680889901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</table:table-cell>
          <table:table-cell table:number-columns-repeated="16381" table:style-name="ce1"/>
        </table:table-row>
        <table:table-row table:style-name="ro12">
          <table:table-cell office:value-type="string" table:style-name="ce89">
            <text:p>3.Biko</text:p>
            <text:p/>
          </table:table-cell>
          <table:table-cell office:value-type="string" table:style-name="ce83">
            <text:p>&lt;?xml version="1.0"?&gt;</text:p>
            <text:p>&lt;COMMAND&gt;</text:p>
            <text:p>&lt;TYPE&gt;CMPRRESP&lt;/TYPE&gt;</text:p>
            <text:p>&lt;TXNID&gt;MP190726.1554.C00019&lt;/TXNID&gt;</text:p>
            <text:p>&lt;TXNSTATUS&gt;200&lt;/TXNSTATUS&gt;</text:p>
            <text:p>&lt;TRID&gt;786670654201907090639C0074&lt;/TRID&gt;</text:p>
            <text:p>&lt;MESSAGE&gt;Txn Id : MP190726.1554.C00019,You have paid 1,000.00Tshs to TATUMZUKA COLL Success.Your available Airtel Money balance : 703,084.83Tshs. Your OFFER ! Send Money All Day No Charges.Save upto Tsh 5,000 on transaction fee when you send money Airtel to Airtel. REFERENCE NO :1000&lt;/MESSAGE&gt;</text:p>
            <text:p>&lt;IVR-RESPONSE&gt;9014_MERCODE#780900428|1,000.00|0.00|0.00|MP190726.1554.C00019|703,084.83#&lt;/IVR-RESPONSE&gt;</text:p>
            <text:p>&lt;/COMMAND&gt;</text:p>
          </table:table-cell>
          <table:table-cell office:value-type="string" table:style-name="ce90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42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</table:table-cell>
          <table:table-cell table:number-columns-repeated="16381" table:style-name="ce1"/>
        </table:table-row>
        <table:table-row table:style-name="ro12">
          <table:table-cell office:value-type="string" table:style-name="ce89">
            <text:p/>
            <text:p>4.MBET</text:p>
          </table:table-cell>
          <table:table-cell office:value-type="string" table:style-name="ce91">
            <text:p>&lt;?xml version="1.0"?&gt;</text:p>
            <text:p>&lt;COMMAND&gt;</text:p>
            <text:p>&lt;TYPE&gt;CMPRRESP&lt;/TYPE&gt;</text:p>
            <text:p>&lt;TXNID&gt;MP190729.1233.C00042&lt;/TXNID&gt;</text:p>
            <text:p>&lt;TXNSTATUS&gt;09999&lt;/TXNSTATUS&gt;</text:p>
            <text:p>&lt;TRID&gt;786670654201907090639C0074&lt;/TRID&gt;</text:p>
            <text:p>&lt;MESSAGE&gt;Transaction Failed with TXN Id : MP190729.1233.C00042, Failure from third party System REFERENCE NO :1000&lt;/MESSAGE&gt;</text:p>
            <text:p>&lt;IVR-RESPONSE&gt;09999##&lt;/IVR-RESPONSE&gt;</text:p>
            <text:p>&lt;/COMMAND&gt;</text:p>
          </table:table-cell>
          <table:table-cell office:value-type="string" table:style-name="ce90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200&lt;/AMOUNT&gt;</text:p>
            <text:p>&lt;SNDINSTRUMENT&gt;12&lt;/SNDINSTRUMENT&gt;</text:p>
            <text:p>&lt;PREVIOUSSTAGE&gt;4&lt;/PREVIOUSSTAGE&gt;</text:p>
            <text:p>&lt;MSISDN2&gt;680222342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</table:table-cell>
          <table:table-cell office:value-type="string" table:style-name="ce1">
            <text:p>no connectivity for test bed</text:p>
          </table:table-cell>
          <table:table-cell table:number-columns-repeated="16380"/>
        </table:table-row>
        <table:table-row table:style-name="ro12">
          <table:table-cell office:value-type="string" table:style-name="ce89">
            <text:p/>
            <text:p>5.Lucky games</text:p>
            <text:p/>
            <text:p/>
          </table:table-cell>
          <table:table-cell office:value-type="string" table:style-name="ce85">
            <text:p>&lt;?xml version="1.0"?&gt;</text:p>
            <text:p>&lt;COMMAND&gt;</text:p>
            <text:p>&lt;TYPE&gt;CMPRRESP&lt;/TYPE&gt;</text:p>
            <text:p>&lt;TXNID&gt;MP190729.1454.C00008&lt;/TXNID&gt;</text:p>
            <text:p>&lt;TXNSTATUS&gt;200&lt;/TXNSTATUS&gt;</text:p>
            <text:p>&lt;TRID&gt;786670654201907090639C0074&lt;/TRID&gt;</text:p>
            <text:p>&lt;MESSAGE&gt;Txn Id : MP190729.1454.C00008,You have paid 1,000.00Tshs to Lucky .Your available Airtel Money balance : 682,581.83Tshs. Your OFFER ! Send Money All Day No Charges.Save upto Tsh 5,000 on transaction fee when you send money Airtel to Airtel. REFERENCE NO :1000&lt;/MESSAGE&gt;</text:p>
            <text:p>&lt;IVR-RESPONSE&gt;9014_MERCODE#780900501|1,000.00|0.00|0.00|MP190729.1454.C00008|682,581.83#&lt;/IVR-RESPONSE&gt;</text:p>
            <text:p>&lt;/COMMAND&gt;</text:p>
          </table:table-cell>
          <table:table-cell office:value-type="string" table:style-name="ce90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501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  <text:p/>
          </table:table-cell>
          <table:table-cell table:number-columns-repeated="16381" table:style-name="ce1"/>
        </table:table-row>
        <table:table-row table:style-name="ro12">
          <table:table-cell office:value-type="string" table:style-name="ce89">
            <text:p/>
            <text:p>6.Mkeka Bet</text:p>
            <text:p/>
          </table:table-cell>
          <table:table-cell office:value-type="string" table:style-name="ce91">
            <text:p>&lt;?xml version="1.0"?&gt;</text:p>
            <text:p>&lt;COMMAND&gt;</text:p>
            <text:p>&lt;TYPE&gt;CMPRRESP&lt;/TYPE&gt;</text:p>
            <text:p>&lt;TXNID&gt;MP190712.1056.C00043&lt;/TXNID&gt;</text:p>
            <text:p>&lt;TXNSTATUS&gt;09999&lt;/TXNSTATUS&gt;</text:p>
            <text:p>&lt;TRID&gt;786670654201907090639C0074&lt;/TRID&gt;</text:p>
            <text:p>&lt;MESSAGE&gt;Transaction Failed with TXN Id : MP190712.1056.C00043, Failure from third party System REFERENCE NO :1000&lt;/MESSAGE&gt;</text:p>
            <text:p>&lt;IVR-RESPONSE&gt;09999##&lt;/IVR-RESPONSE&gt;</text:p>
            <text:p>&lt;/COMMAND&gt;</text:p>
          </table:table-cell>
          <table:table-cell office:value-type="string" table:style-name="ce90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42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  <text:p/>
          </table:table-cell>
          <table:table-cell table:number-columns-repeated="16381" table:style-name="ce1"/>
        </table:table-row>
        <table:table-row table:style-name="ro12">
          <table:table-cell office:value-type="string" table:style-name="ce89">
            <text:p>7.PIGABET</text:p>
            <text:p/>
          </table:table-cell>
          <table:table-cell office:value-type="string" table:style-name="ce83">
            <text:p>&lt;?xml version="1.0"?&gt;</text:p>
            <text:p>&lt;COMMAND&gt;</text:p>
            <text:p>&lt;TYPE&gt;CMPRRESP&lt;/TYPE&gt;</text:p>
            <text:p>&lt;TXNID&gt;MP190726.1545.C00015&lt;/TXNID&gt;</text:p>
            <text:p>&lt;TXNSTATUS&gt;200&lt;/TXNSTATUS&gt;</text:p>
            <text:p>&lt;TRID&gt;786670654201907090639C0074&lt;/TRID&gt;</text:p>
            <text:p>&lt;MESSAGE&gt;Txn Id : MP190726.1545.C00015,You have paid 1,000.00Tshs to TATUMZUKA COLL Success.Your available Airtel Money balance : 705,084.83Tshs. Your OFFER ! Send Money All Day No Charges.Save upto Tsh 5,000 on transaction fee when you send money Airtel to Airtel. REFERENCE NO :1000&lt;/MESSAGE&gt;</text:p>
            <text:p>&lt;IVR-RESPONSE&gt;9014_MERCODE#780900428|1,000.00|0.00|0.00|MP190726.1545.C00015|705,084.83#&lt;/IVR-RESPONSE&gt;</text:p>
            <text:p>&lt;/COMMAND&gt;</text:p>
          </table:table-cell>
          <table:table-cell office:value-type="string" table:style-name="ce90">
            <text:p>&lt;COMMAND&gt;</text:p>
            <text:p>&lt;PARENT_STAGEID&gt;g61&lt;/PARENT_STAGEID&gt;</text:p>
            <text:p>&lt;BPROVIDER&gt;101&lt;/BPROVIDER&gt;</text:p>
            <text:p>&lt;DYNAMIC_OPTION_PREVIOUS_LIST&gt;*&lt;/DYNAMIC_OPTION_PREVIOUS_LIST&gt;</text:p>
            <text:p>&lt;REFERENCE_NO&gt;1000&lt;/REFERENCE_NO&gt;</text:p>
            <text:p>&lt;PAYID1&gt;12&lt;/PAYID1&gt;</text:p>
            <text:p>&lt;PAYID2&gt;12&lt;/PAYID2&gt;</text:p>
            <text:p>&lt;RCVINSTRUMENT&gt;12&lt;/RCVINSTRUMENT&gt;</text:p>
            <text:p>&lt;PAYID&gt;12&lt;/PAYID&gt;</text:p>
            <text:p>&lt;LANGUAGE1&gt;1&lt;/LANGUAGE1&gt;</text:p>
            <text:p>&lt;PIN&gt;1235&lt;/PIN&gt;</text:p>
            <text:p>&lt;LANGUAGE2&gt;1&lt;/LANGUAGE2&gt;</text:p>
            <text:p>&lt;TYPE&gt;CMPREQ&lt;/TYPE&gt;</text:p>
            <text:p>&lt;PROVIDER1&gt;101&lt;/PROVIDER1&gt;</text:p>
            <text:p>&lt;PROVIDER2&gt;101&lt;/PROVIDER2&gt;</text:p>
            <text:p>&lt;SNDPROVIDER&gt;101&lt;/SNDPROVIDER&gt;</text:p>
            <text:p>&lt;AMOUNT&gt;1000&lt;/AMOUNT&gt;</text:p>
            <text:p>&lt;SNDINSTRUMENT&gt;12&lt;/SNDINSTRUMENT&gt;</text:p>
            <text:p>&lt;PREVIOUSSTAGE&gt;4&lt;/PREVIOUSSTAGE&gt;</text:p>
            <text:p>&lt;MSISDN2&gt;780900428&lt;/MSISDN2&gt;</text:p>
            <text:p>&lt;language&gt;en&lt;/language&gt;</text:p>
            <text:p>&lt;PROVIDER&gt;101&lt;/PROVIDER&gt;</text:p>
            <text:p>&lt;RCVPROVIDER&gt;101&lt;/RCVPROVIDER&gt;</text:p>
            <text:p>&lt;MSISDN&gt;786670654&lt;/MSISDN&gt;</text:p>
            <text:p>&lt;TRID&gt;786670654201907090639C0074&lt;/TRID&gt;</text:p>
            <text:p>&lt;/COMMAND&gt;</text:p>
          </table:table-cell>
          <table:table-cell table:number-columns-repeated="16381" table:style-name="ce1"/>
        </table:table-row>
        <table:table-row table:style-name="ro12">
          <table:table-cell table:style-name="ce92"/>
          <table:table-cell table:number-columns-repeated="16383" table:style-name="ce1"/>
        </table:table-row>
        <table:table-row table:number-rows-repeated="1048548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2" svg:font-family="&quot;Liberation Sans2&quot;"/>
    <style:font-face style:name="Arial" svg:font-family="Arial"/>
    <style:font-face style:name="Liberation Sans" svg:font-family="&quot;Liberation Sans&quot;"/>
    <style:font-face style:name="Calibri1" svg:font-family="Calibri1"/>
    <style:font-face style:name="Calibri" svg:font-family="Calibri"/>
    <style:font-face style:name="Calibri Light" svg:font-family="&quot;Calibri Light&quot;"/>
    <style:font-face style:name="Liberation Sans3" svg:font-family="&quot;Liberation Sans3&quot;"/>
    <style:font-face style:name="Calibri Light1" svg:font-family="&quot;Calibri Light1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BuiltIn_Bad" style:family="table-cell" style:data-style-name="N0">
      <style:table-cell-properties style:vertical-align="automatic" fo:background-color="#FF8080"/>
      <style:text-properties fo:color="#FF0000" style:font-name="Liberation Sans2" style:font-name-asian="Liberation Sans2" style:font-name-complex="Liberation Sans2" fo:font-size="10pt" style:font-size-asian="10pt" style:font-size-complex="10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upesh Kumar Pawar</meta:initial-creator>
    <dc:creator>Vikrant Nandan</dc:creator>
    <meta:creation-date>2019-06-19T18:40:25Z</meta:creation-date>
    <dc:date>2019-08-07T06:28:25Z</dc:date>
    <meta:editing-cycles>342</meta:editing-cycles>
    <meta:editing-duration>PT361228S</meta:editing-duration>
    <meta:user-defined meta:name="HCLClassification">null</meta:user-defined>
    <meta:user-defined meta:name="TitusGUID">a76d266c-4f04-4f81-9510-58605069a757</meta:user-defined>
  </office:meta>
</office:document-meta>
</file>